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2.5pt"/>
    </style:style>
    <style:style style:name="co2" style:family="table-column">
      <style:table-column-properties fo:break-before="auto" style:column-width="199.5pt"/>
    </style:style>
    <style:style style:name="co3" style:family="table-column">
      <style:table-column-properties fo:break-before="auto" style:column-width="198.79pt"/>
    </style:style>
    <style:style style:name="co4" style:family="table-column">
      <style:table-column-properties fo:break-before="auto" style:column-width="47.9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6.75pt"/>
    </style:style>
    <style:style style:name="co7" style:family="table-column">
      <style:table-column-properties fo:break-before="auto" style:column-width="74.24pt"/>
    </style:style>
    <style:style style:name="co8" style:family="table-column">
      <style:table-column-properties fo:break-before="auto" style:column-width="129.06pt"/>
    </style:style>
    <style:style style:name="co9" style:family="table-column">
      <style:table-column-properties fo:break-before="auto" style:column-width="52.5pt"/>
    </style:style>
    <style:style style:name="co10" style:family="table-column">
      <style:table-column-properties fo:break-before="auto" style:column-width="49.49pt"/>
    </style:style>
    <style:style style:name="co11" style:family="table-column">
      <style:table-column-properties fo:break-before="auto" style:column-width="61.51pt"/>
    </style:style>
    <style:style style:name="co12" style:family="table-column">
      <style:table-column-properties fo:break-before="auto" style:column-width="75pt"/>
    </style:style>
    <style:style style:name="co13" style:family="table-column">
      <style:table-column-properties fo:break-before="auto" style:column-width="135.01pt"/>
    </style:style>
    <style:style style:name="co14" style:family="table-column">
      <style:table-column-properties fo:break-before="auto" style:column-width="67.49pt"/>
    </style:style>
    <style:style style:name="co15" style:family="table-column">
      <style:table-column-properties fo:break-before="auto" style:column-width="162.79pt"/>
    </style:style>
    <style:style style:name="co16" style:family="table-column">
      <style:table-column-properties fo:break-before="auto" style:column-width="115.51pt"/>
    </style:style>
    <style:style style:name="co17" style:family="table-column">
      <style:table-column-properties fo:break-before="auto" style:column-width="99.01pt"/>
    </style:style>
    <style:style style:name="co18" style:family="table-column">
      <style:table-column-properties fo:break-before="auto" style:column-width="89.26pt"/>
    </style:style>
    <style:style style:name="co19" style:family="table-column">
      <style:table-column-properties fo:break-before="auto" style:column-width="94.51pt"/>
    </style:style>
    <style:style style:name="co20" style:family="table-column">
      <style:table-column-properties fo:break-before="auto" style:column-width="72pt"/>
    </style:style>
    <style:style style:name="co21" style:family="table-column">
      <style:table-column-properties fo:break-before="auto" style:column-width="27.75pt"/>
    </style:style>
    <style:style style:name="co22" style:family="table-column">
      <style:table-column-properties fo:break-before="auto" style:column-width="137.99pt"/>
    </style:style>
    <style:style style:name="co23" style:family="table-column">
      <style:table-column-properties fo:break-before="auto" style:column-width="76.51pt"/>
    </style:style>
    <style:style style:name="co24" style:family="table-column">
      <style:table-column-properties fo:break-before="auto" style:column-width="24.01pt"/>
    </style:style>
    <style:style style:name="co25" style:family="table-column">
      <style:table-column-properties fo:break-before="auto" style:column-width="66.76pt"/>
    </style:style>
    <style:style style:name="co26" style:family="table-column">
      <style:table-column-properties fo:break-before="auto" style:column-width="68.26pt"/>
    </style:style>
    <style:style style:name="co27" style:family="table-column">
      <style:table-column-properties fo:break-before="auto" style:column-width="21pt"/>
    </style:style>
    <style:style style:name="co28" style:family="table-column">
      <style:table-column-properties fo:break-before="auto" style:column-width="80.25pt"/>
    </style:style>
    <style:style style:name="co29" style:family="table-column">
      <style:table-column-properties fo:break-before="auto" style:column-width="54.74pt"/>
    </style:style>
    <style:style style:name="co30" style:family="table-column">
      <style:table-column-properties fo:break-before="auto" style:column-width="57pt"/>
    </style:style>
    <style:style style:name="co31" style:family="table-column">
      <style:table-column-properties fo:break-before="auto" style:column-width="51pt"/>
    </style:style>
    <style:style style:name="co32" style:family="table-column">
      <style:table-column-properties fo:break-before="auto" style:column-width="92.24pt"/>
    </style:style>
    <style:style style:name="co33" style:family="table-column">
      <style:table-column-properties fo:break-before="auto" style:column-width="144.79pt"/>
    </style:style>
    <style:style style:name="co34" style:family="table-column">
      <style:table-column-properties fo:break-before="auto" style:column-width="60.01pt"/>
    </style:style>
    <style:style style:name="co35" style:family="table-column">
      <style:table-column-properties fo:break-before="auto" style:column-width="65.25pt"/>
    </style:style>
    <style:style style:name="co36" style:family="table-column">
      <style:table-column-properties fo:break-before="auto" style:column-width="59.24pt"/>
    </style:style>
    <style:style style:name="co37" style:family="table-column">
      <style:table-column-properties fo:break-before="auto" style:column-width="28.54pt"/>
    </style:style>
    <style:style style:name="co38" style:family="table-column">
      <style:table-column-properties fo:break-before="auto" style:column-width="124.24pt"/>
    </style:style>
    <style:style style:name="co39" style:family="table-column">
      <style:table-column-properties fo:break-before="auto" style:column-width="22.34pt"/>
    </style:style>
    <style:style style:name="co40" style:family="table-column">
      <style:table-column-properties fo:break-before="auto" style:column-width="27.24pt"/>
    </style:style>
    <style:style style:name="co41" style:family="table-column">
      <style:table-column-properties fo:break-before="auto" style:column-width="129.91pt"/>
    </style:style>
    <style:style style:name="co42" style:family="table-column">
      <style:table-column-properties fo:break-before="auto" style:column-width="176.26pt"/>
    </style:style>
    <style:style style:name="co43" style:family="table-column">
      <style:table-column-properties fo:break-before="auto" style:column-width="30.36pt"/>
    </style:style>
    <style:style style:name="co44" style:family="table-column">
      <style:table-column-properties fo:break-before="auto" style:column-width="48.84pt"/>
    </style:style>
    <style:style style:name="co45" style:family="table-column">
      <style:table-column-properties fo:break-before="auto" style:column-width="14.09pt"/>
    </style:style>
    <style:style style:name="co46" style:family="table-column">
      <style:table-column-properties fo:break-before="auto" style:column-width="21.86pt"/>
    </style:style>
    <style:style style:name="co47" style:family="table-column">
      <style:table-column-properties fo:break-before="auto" style:column-width="55.05pt"/>
    </style:style>
    <style:style style:name="co48" style:family="table-column">
      <style:table-column-properties fo:break-before="auto" style:column-width="74.35pt"/>
    </style:style>
    <style:style style:name="co49" style:family="table-column">
      <style:table-column-properties fo:break-before="auto" style:column-width="60.46pt"/>
    </style:style>
    <style:style style:name="co50" style:family="table-column">
      <style:table-column-properties fo:break-before="auto" style:column-width="44.19pt"/>
    </style:style>
    <style:style style:name="co51" style:family="table-column">
      <style:table-column-properties fo:break-before="auto" style:column-width="21.06pt"/>
    </style:style>
    <style:style style:name="co52" style:family="table-column">
      <style:table-column-properties fo:break-before="auto" style:column-width="58.11pt"/>
    </style:style>
    <style:style style:name="co53" style:family="table-column">
      <style:table-column-properties fo:break-before="auto" style:column-width="65.85pt"/>
    </style:style>
    <style:style style:name="co54" style:family="table-column">
      <style:table-column-properties fo:break-before="auto" style:column-width="68.94pt"/>
    </style:style>
    <style:style style:name="co55" style:family="table-column">
      <style:table-column-properties fo:break-before="auto" style:column-width="24.89pt"/>
    </style:style>
    <style:style style:name="co56" style:family="table-column">
      <style:table-column-properties fo:break-before="auto" style:column-width="52.7pt"/>
    </style:style>
    <style:style style:name="co57" style:family="table-column">
      <style:table-column-properties fo:break-before="auto" style:column-width="63.5pt"/>
    </style:style>
    <style:style style:name="co58" style:family="table-column">
      <style:table-column-properties fo:break-before="auto" style:column-width="49.66pt"/>
    </style:style>
    <style:style style:name="co59" style:family="table-column">
      <style:table-column-properties fo:break-before="auto" style:column-width="47.31pt"/>
    </style:style>
    <style:style style:name="co60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MINERALS">
      <style:table-properties table:display="true" style:writing-mode="lr-tb"/>
    </style:style>
    <style:style style:name="ta2" style:family="table" style:master-page-name="CEMDAT07">
      <style:table-properties table:display="true" style:writing-mode="lr-tb"/>
    </style:style>
    <style:style style:name="ta3" style:family="table" style:master-page-name="lothenbach">
      <style:table-properties table:display="true" style:writing-mode="lr-tb"/>
    </style:style>
    <style:style style:name="ta4" style:family="table" style:master-page-name="WORK_5f_logK">
      <style:table-properties table:display="true" style:writing-mode="lr-tb"/>
    </style:style>
    <style:style style:name="ta5" style:family="table" style:master-page-name="blanc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ta7" style:family="table" style:master-page-name="thr_5f_twq_5f_csh_5f_min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 Narrow1" fo:font-size="10pt" fo:font-style="normal" style:text-underline-style="none" fo:font-weight="normal" style:font-size-asian="10pt" style:font-size-complex="10pt"/>
    </style:style>
    <style:style style:name="ce2" style:family="table-cell" style:parent-style-name="Default">
      <style:text-properties style:font-name="Liberation Sans Narrow1" fo:font-size="10pt" style:font-size-asian="10pt" style:font-size-complex="10pt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800000" style:text-line-through-style="none" style:text-line-through-type="none" style:font-name="Liberation Sans Narrow1" fo:font-size="9pt" fo:font-style="normal" style:text-underline-style="none" fo:font-weight="normal" style:font-size-asian="9pt" style:font-size-complex="9pt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 Narrow1" fo:font-size="9pt" fo:font-style="normal" style:text-underline-style="none" fo:font-weight="normal" style:font-size-asian="9pt" style:font-size-complex="9pt"/>
    </style:style>
    <style:style style:name="ce11" style:family="table-cell" style:parent-style-name="Default">
      <style:text-properties style:font-name="Liberation Sans Narrow1" fo:font-size="9pt" style:font-size-asian="9pt" style:font-size-complex="9pt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 Narrow1" fo:font-size="9pt" fo:font-style="normal" style:text-underline-style="none" fo:font-weight="bold" style:font-size-asian="9pt" style:font-weight-asian="bold" style:font-size-complex="9pt" style:font-weight-complex="bold"/>
    </style:style>
    <style:style style:name="ce13" style:family="table-cell" style:parent-style-name="Default">
      <style:text-properties style:font-name="Liberation Sans Narrow1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ext-properties fo:color="#800000" style:font-name="Liberation Sans Narrow1" fo:font-size="9pt" style:font-size-asian="9pt" style:font-size-complex="9pt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800000" style:text-line-through-style="none" style:text-line-through-type="none" style:font-name="Liberation Sans Narrow1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 Narrow1" fo:font-size="10pt" fo:font-style="normal" style:text-underline-style="none" fo:font-weight="normal"/>
    </style:style>
    <style:style style:name="ce20" style:family="table-cell" style:parent-style-name="Default">
      <style:text-properties style:font-name="Liberation Sans Narrow1"/>
    </style:style>
    <style:style style:name="ce18" style:family="table-cell" style:parent-style-name="Default">
      <style:text-properties fo:color="#800000" style:font-name="Liberation Sans Narrow1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 Narrow1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 Narrow1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 Narrow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eeeee"/>
    </style:style>
    <style:style style:name="ce26" style:family="table-cell" style:parent-style-name="Default" style:data-style-name="N100"/>
    <style:style style:name="ce27" style:family="table-cell" style:parent-style-name="Default" style:data-style-name="N100">
      <style:text-properties style:font-name="Liberation Sans Narrow1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MINERALS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53" table:default-cell-style-name="ce2"/>
        <table:table-column table:style-name="co5" table:number-columns-repeated="768" table:default-cell-style-name="ce2"/>
        <table:table-row table:style-name="ro1">
          <table:table-cell table:style-name="ce1" office:value-type="string" calcext:value-type="string">
            <text:p>ettringite-Al</text:p>
          </table:table-cell>
          <table:table-cell table:style-name="ce1" office:value-type="string" calcext:value-type="string">
            <text:p>Ca6Al2(SO4)3(OH)12(H2O)26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tricarboaluminate</text:p>
          </table:table-cell>
          <table:table-cell table:style-name="ce1" office:value-type="string" calcext:value-type="string">
            <text:p>Ca6Al2(CO3)3(OH)12(H2O)26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ettringite-Fe</text:p>
          </table:table-cell>
          <table:table-cell table:style-name="ce1" office:value-type="string" calcext:value-type="string">
            <text:p>Ca6Fe2(SO4)3(OH)12(H2O)26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Thaumasite</text:p>
          </table:table-cell>
          <table:table-cell table:style-name="ce1" office:value-type="string" calcext:value-type="string">
            <text:p>(CaSiO3)2(CaSO4)2(CaCO3)2(H2O)30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3AH6</text:p>
          </table:table-cell>
          <table:table-cell table:style-name="ce1" office:value-type="string" calcext:value-type="string">
            <text:p>(CaO)3(Al2O3)(H2O)6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3AS0.8H4.4</text:p>
          </table:table-cell>
          <table:table-cell table:style-name="ce1" office:value-type="string" calcext:value-type="string">
            <text:p>(CaO)3(Al2O3)(SiO2)8/10(H2O)44/10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3FH6</text:p>
          </table:table-cell>
          <table:table-cell table:style-name="ce1" office:value-type="string" calcext:value-type="string">
            <text:p>(CaO)3(Fe2O3)(H2O)6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4AH13</text:p>
          </table:table-cell>
          <table:table-cell table:style-name="ce1" office:value-type="string" calcext:value-type="string">
            <text:p>(CaO)4(Al2O3)(H2O)13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2AH8</text:p>
          </table:table-cell>
          <table:table-cell table:style-name="ce1" office:value-type="string" calcext:value-type="string">
            <text:p>(CaO)2(Al2O3)(H2O)8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4ASH12</text:p>
          </table:table-cell>
          <table:table-cell table:style-name="ce1" office:value-type="string" calcext:value-type="string">
            <text:p>(CaO)4(Al2O3)(SO3)(H2O)12</text:p>
          </table:table-cell>
          <table:table-cell table:style-name="ce1" office:value-type="string" calcext:value-type="string">
            <text:p>monosulphoaluminate</text:p>
          </table:table-cell>
          <table:table-cell table:style-name="ce1" table:number-columns-repeated="253"/>
          <table:table-cell table:number-columns-repeated="768"/>
        </table:table-row>
        <table:table-row table:style-name="ro1">
          <table:table-cell table:style-name="ce1" office:value-type="string" calcext:value-type="string">
            <text:p>C4ACH11</text:p>
          </table:table-cell>
          <table:table-cell table:style-name="ce1" office:value-type="string" calcext:value-type="string">
            <text:p>(CaO)4(Al2O3)(CO2)(H2O)11</text:p>
          </table:table-cell>
          <table:table-cell table:style-name="ce1" office:value-type="string" calcext:value-type="string">
            <text:p>monocarboaluminate</text:p>
          </table:table-cell>
          <table:table-cell table:style-name="ce1" table:number-columns-repeated="253"/>
          <table:table-cell table:number-columns-repeated="768"/>
        </table:table-row>
        <table:table-row table:style-name="ro1">
          <table:table-cell table:style-name="ce1" office:value-type="string" calcext:value-type="string">
            <text:p>C4AC0.5H12</text:p>
          </table:table-cell>
          <table:table-cell table:style-name="ce1" office:value-type="string" calcext:value-type="string">
            <text:p>(CaO)4(Al2O3)(CO2)1/2(H2O)12</text:p>
          </table:table-cell>
          <table:table-cell table:style-name="ce1" office:value-type="string" calcext:value-type="string">
            <text:p>hemicarboaluminate</text:p>
          </table:table-cell>
          <table:table-cell table:style-name="ce1" table:number-columns-repeated="253"/>
          <table:table-cell table:number-columns-repeated="768"/>
        </table:table-row>
        <table:table-row table:style-name="ro1">
          <table:table-cell table:style-name="ce1" office:value-type="string" calcext:value-type="string">
            <text:p>C2ASH8</text:p>
          </table:table-cell>
          <table:table-cell table:style-name="ce1" office:value-type="string" calcext:value-type="string">
            <text:p>(CaO)2(Al2O3)(SiO2)(H2O)8</text:p>
          </table:table-cell>
          <table:table-cell table:style-name="ce1" office:value-type="string" calcext:value-type="string">
            <text:p>straetlingite</text:p>
          </table:table-cell>
          <table:table-cell table:style-name="ce1" table:number-columns-repeated="253"/>
          <table:table-cell table:number-columns-repeated="768"/>
        </table:table-row>
        <table:table-row table:style-name="ro1">
          <table:table-cell table:style-name="ce1" office:value-type="string" calcext:value-type="string">
            <text:p>C4FH13</text:p>
          </table:table-cell>
          <table:table-cell table:style-name="ce1" office:value-type="string" calcext:value-type="string">
            <text:p>(CaO)4(Fe2O3)(H2O)13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2FH8</text:p>
          </table:table-cell>
          <table:table-cell table:style-name="ce1" office:value-type="string" calcext:value-type="string">
            <text:p>(CaO)2(Fe2O3)(H2O)8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4FSH12</text:p>
          </table:table-cell>
          <table:table-cell table:style-name="ce1" office:value-type="string" calcext:value-type="string">
            <text:p>(CaO)4(Fe2O3)(SO3)(H2O)12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4FCH12</text:p>
          </table:table-cell>
          <table:table-cell table:style-name="ce1" office:value-type="string" calcext:value-type="string">
            <text:p>(CaO)4(Fe2O3)(CO2)(H2O)12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4FC0.5H12</text:p>
          </table:table-cell>
          <table:table-cell table:style-name="ce1" office:value-type="string" calcext:value-type="string">
            <text:p>(CaO)4(Fe2O3)(CO2)1/2(H2O)12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2FSH8</text:p>
          </table:table-cell>
          <table:table-cell table:style-name="ce1" office:value-type="string" calcext:value-type="string">
            <text:p>(CaO)2(Fe2O3)(SiO2)(H2O)8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AH10</text:p>
          </table:table-cell>
          <table:table-cell table:style-name="ce1" office:value-type="string" calcext:value-type="string">
            <text:p>(CaO)(Al2O3)(H2O)10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M4AH10</text:p>
          </table:table-cell>
          <table:table-cell table:style-name="ce1" office:value-type="string" calcext:value-type="string">
            <text:p>(MgO)4(Al2O3)(H2O)10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M4ACH9</text:p>
          </table:table-cell>
          <table:table-cell table:style-name="ce1" office:value-type="string" calcext:value-type="string">
            <text:p>(MgO)4(Al2O3)(CO2)(H2O)9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M4FH10</text:p>
          </table:table-cell>
          <table:table-cell table:style-name="ce1" office:value-type="string" calcext:value-type="string">
            <text:p>(MgO)4(Fe2O3)(H2O)10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1.67SH2.1(jen.)</text:p>
          </table:table-cell>
          <table:table-cell table:style-name="ce1" office:value-type="string" calcext:value-type="string">
            <text:p>(CaO)5/3(SiO2)(H2O)21/10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0.83SH1.3(tob.)</text:p>
          </table:table-cell>
          <table:table-cell table:style-name="ce1" office:value-type="string" calcext:value-type="string">
            <text:p>(CaO)5/6(SiO2)(H2O)13/10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SiO2,am</text:p>
          </table:table-cell>
          <table:table-cell table:style-name="ce1" office:value-type="string" calcext:value-type="string">
            <text:p>SiO2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syngenite</text:p>
          </table:table-cell>
          <table:table-cell table:style-name="ce1" office:value-type="string" calcext:value-type="string">
            <text:p>K2Ca(SO4)2(H2O)6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Al(OH)3_am</text:p>
          </table:table-cell>
          <table:table-cell table:style-name="ce1" office:value-type="string" calcext:value-type="string">
            <text:p>Al(OH)3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Fe(OH)3_mic</text:p>
          </table:table-cell>
          <table:table-cell table:style-name="ce1" office:value-type="string" calcext:value-type="string">
            <text:p>Fe(OH)3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3S</text:p>
          </table:table-cell>
          <table:table-cell table:style-name="ce1" office:value-type="string" calcext:value-type="string">
            <text:p>(CaO)3(SiO2)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2S</text:p>
          </table:table-cell>
          <table:table-cell table:style-name="ce1" office:value-type="string" calcext:value-type="string">
            <text:p>(CaO)2(SiO2)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3A</text:p>
          </table:table-cell>
          <table:table-cell table:style-name="ce1" office:value-type="string" calcext:value-type="string">
            <text:p>(CaO)3(Al2O3)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4AF</text:p>
          </table:table-cell>
          <table:table-cell table:style-name="ce1" office:value-type="string" calcext:value-type="string">
            <text:p>(CaO)4(Al2O3)(Fe2O3)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1" office:value-type="string" calcext:value-type="string">
            <text:p>Gyrolite <text:s text:c="6"/></text:p>
          </table:table-cell>
          <table:table-cell table:style-name="ce1" office:value-type="string" calcext:value-type="string">
            <text:p>(CaO)2(SiO2)3(H2O)5/2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Xonotlite <text:s text:c="5"/></text:p>
          </table:table-cell>
          <table:table-cell table:style-name="ce1" office:value-type="string" calcext:value-type="string">
            <text:p>(CaO)6(SiO2)6(H2O)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Tobermorite-14A</text:p>
          </table:table-cell>
          <table:table-cell table:style-name="ce1" office:value-type="string" calcext:value-type="string">
            <text:p>(CaO)5(SiO2)6(H2O)21/2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Tobermorite-11A</text:p>
          </table:table-cell>
          <table:table-cell table:style-name="ce1" office:value-type="string" calcext:value-type="string">
            <text:p>(CaO)5(SiO2)6(H2O)11/2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Foshagite <text:s text:c="5"/></text:p>
          </table:table-cell>
          <table:table-cell table:style-name="ce1" office:value-type="string" calcext:value-type="string">
            <text:p>(CaO)4(SiO2)3(H2O)3/2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Jennite <text:s text:c="7"/></text:p>
          </table:table-cell>
          <table:table-cell table:style-name="ce1" office:value-type="string" calcext:value-type="string">
            <text:p>(CaO)9(SiO2)6(H2O)11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Afwillite <text:s text:c="5"/></text:p>
          </table:table-cell>
          <table:table-cell table:style-name="ce1" office:value-type="string" calcext:value-type="string">
            <text:p>(CaO)3(SiO2)2(H2O)3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Hillebrandite <text:s/></text:p>
          </table:table-cell>
          <table:table-cell table:style-name="ce1" office:value-type="string" calcext:value-type="string">
            <text:p>(CaO)2(SiO2)(H2O)7/6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SH16</text:p>
          </table:table-cell>
          <table:table-cell table:style-name="ce1" office:value-type="string" calcext:value-type="string">
            <text:p>(CaO)8/5(SiO2)(H2O)258/100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SH12</text:p>
          </table:table-cell>
          <table:table-cell table:style-name="ce1" office:value-type="string" calcext:value-type="string">
            <text:p>(CaO)6/5(SiO2)(H2O)206/100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SH08</text:p>
          </table:table-cell>
          <table:table-cell table:style-name="ce1" office:value-type="string" calcext:value-type="string">
            <text:p>(CaO)4/5(SiO2)(H2O)154/100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Truscottite <text:s text:c="3"/></text:p>
          </table:table-cell>
          <table:table-cell table:style-name="ce1" office:value-type="string" calcext:value-type="string">
            <text:p>(CaO)7(SiO2)12(H2O)3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Okenite <text:s text:c="7"/></text:p>
          </table:table-cell>
          <table:table-cell table:style-name="ce1" office:value-type="string" calcext:value-type="string">
            <text:p>(CaO)(SiO2)2(H2O)3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Okenite2 <text:s text:c="5"/></text:p>
          </table:table-cell>
          <table:table-cell table:style-name="ce1" office:value-type="string" calcext:value-type="string">
            <text:p>(CaO)(SiO2)2(H2O)3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2SH,alpha</text:p>
          </table:table-cell>
          <table:table-cell table:style-name="ce1" office:value-type="string" calcext:value-type="string">
            <text:p>(CaO)2(SiO2)(H2O)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Jaffeite <text:s text:c="6"/></text:p>
          </table:table-cell>
          <table:table-cell table:style-name="ce1" office:value-type="string" calcext:value-type="string">
            <text:p>(CaO)6(SiO2)2(H2O)3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Wollastonite</text:p>
          </table:table-cell>
          <table:table-cell table:style-name="ce1" office:value-type="string" calcext:value-type="string">
            <text:p>(CaO)(SiO2)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Portlandite</text:p>
          </table:table-cell>
          <table:table-cell table:style-name="ce1" office:value-type="string" calcext:value-type="string">
            <text:p>(CaO)(H2O)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Quartz-a</text:p>
          </table:table-cell>
          <table:table-cell table:style-name="ce1" office:value-type="string" calcext:value-type="string">
            <text:p>SiO2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Default" office:value-type="string" calcext:value-type="string">
            <text:p>VATERITE</text:p>
          </table:table-cell>
          <table:table-cell table:style-name="Default" office:value-type="string" calcext:value-type="string">
            <text:p>CaCO3</text:p>
          </table:table-cell>
          <table:table-cell table:style-name="Default" office:value-type="string" calcext:value-type="string">
            <text:p>CA(1)C(1)O(3)</text:p>
          </table:table-cell>
          <table:table-cell table:style-name="ce1" table:number-columns-repeated="255"/>
          <table:table-cell table:number-columns-repeated="766"/>
        </table:table-row>
        <table:table-row table:style-name="ro1" table:number-rows-repeated="65481">
          <table:table-cell table:style-name="ce1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MINERALS.$A$1" table:expression="#REF!"/>
          <table:named-expression table:name="Sheet_Title" table:base-cell-address="$MINERALS.$A$1" table:expression="&quot;MINERALS&quot;"/>
        </table:named-expressions>
      </table:table>
      <table:table table:name="cemdata-07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11"/>
        <table:table-column table:style-name="co6" table:default-cell-style-name="ce11"/>
        <table:table-column table:style-name="co7" table:default-cell-style-name="ce11"/>
        <table:table-column table:style-name="co4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4" table:number-columns-repeated="3" table:default-cell-style-name="ce11"/>
        <table:table-column table:style-name="co9" table:default-cell-style-name="ce11"/>
        <table:table-column table:style-name="co4" table:number-columns-repeated="237" table:default-cell-style-name="ce11"/>
        <table:table-column table:style-name="co5" table:number-columns-repeated="774" table:default-cell-style-name="ce11"/>
        <table:table-row table:style-name="ro1">
          <table:table-cell table:style-name="ce7"/>
          <table:table-cell table:style-name="ce7" office:value-type="string" calcext:value-type="string">
            <text:p>Version 07.3, released 28. September 2013</text:p>
          </table:table-cell>
          <table:table-cell table:style-name="ce7" table:number-columns-repeated="2"/>
          <table:table-cell table:style-name="ce14"/>
          <table:table-cell table:style-name="ce7" table:number-columns-repeated="8"/>
          <table:table-cell table:style-name="ce7" office:value-type="string" calcext:value-type="string">
            <text:p>Cp= A0 + A1*T + A2*T**(-2) + A3*T**(-0.5) </text:p>
          </table:table-cell>
          <table:table-cell table:style-name="ce7" table:number-columns-repeated="236"/>
          <table:table-cell table:style-name="ce14" table:number-columns-repeated="774"/>
        </table:table-row>
        <table:table-row table:style-name="ro1">
          <table:table-cell table:style-name="ce7" table:number-columns-repeated="7"/>
          <table:table-cell table:style-name="ce7" office:value-type="string" calcext:value-type="string">
            <text:p>DfG°</text:p>
          </table:table-cell>
          <table:table-cell table:style-name="ce7" office:value-type="string" calcext:value-type="string">
            <text:p>DfH°</text:p>
          </table:table-cell>
          <table:table-cell table:style-name="ce7" office:value-type="string" calcext:value-type="string">
            <text:p>S°</text:p>
          </table:table-cell>
          <table:table-cell table:style-name="ce7" office:value-type="string" calcext:value-type="string">
            <text:p>V°</text:p>
          </table:table-cell>
          <table:table-cell table:number-columns-repeated="2" table:style-name="ce7" office:value-type="string" calcext:value-type="string">
            <text:p>_</text:p>
          </table:table-cell>
          <table:table-cell table:style-name="ce7" office:value-type="string" calcext:value-type="string">
            <text:p>a0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a2</text:p>
          </table:table-cell>
          <table:table-cell table:style-name="ce7" office:value-type="string" calcext:value-type="string">
            <text:p>a3</text:p>
          </table:table-cell>
          <table:table-cell table:style-name="ce7" table:number-columns-repeated="233"/>
          <table:table-cell table:style-name="ce14" table:number-columns-repeated="774"/>
        </table:table-row>
        <table:table-row table:style-name="ro1"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SOURCE</text:p>
          </table:table-cell>
          <table:table-cell table:style-name="ce10" office:value-type="string" calcext:value-type="string">
            <text:p>SKIP</text:p>
          </table:table-cell>
          <table:table-cell table:style-name="ce10" office:value-type="string" calcext:value-type="string">
            <text:p>SCFORM</text:p>
          </table:table-cell>
          <table:table-cell table:style-name="ce10" office:value-type="string" calcext:value-type="string">
            <text:p>MODEL</text:p>
          </table:table-cell>
          <table:table-cell table:style-name="ce10" office:value-type="string" calcext:value-type="string">
            <text:p>PARAMETERS</text:p>
          </table:table-cell>
          <table:table-cell table:style-name="ce10" table:number-columns-repeated="24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ettringite-Al</text:p>
          </table:table-cell>
          <table:table-cell table:style-name="ce10" office:value-type="string" calcext:value-type="string">
            <text:p>CEMDAT07</text:p>
          </table:table-cell>
          <table:table-cell table:style-name="ce10" office:value-type="float" office:value="-44.9" calcext:value-type="float">
            <text:p>-44.9</text:p>
          </table:table-cell>
          <table:table-cell table:style-name="ce10" office:value-type="string" calcext:value-type="string">
            <text:p>Ca6Al2(SO4)3(OH)12(H2O)26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15205940" calcext:value-type="float">
            <text:p>-15205940</text:p>
          </table:table-cell>
          <table:table-cell table:style-name="ce10" office:value-type="float" office:value="-17535000" calcext:value-type="float">
            <text:p>-17535000</text:p>
          </table:table-cell>
          <table:table-cell table:style-name="ce10" office:value-type="float" office:value="1900" calcext:value-type="float">
            <text:p>1900</text:p>
          </table:table-cell>
          <table:table-cell table:style-name="ce10" office:value-type="float" office:value="70.7" calcext:value-type="float">
            <text:p>70.7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1939" calcext:value-type="float">
            <text:p>1939</text:p>
          </table:table-cell>
          <table:table-cell table:style-name="ce10" office:value-type="float" office:value="0.789" calcext:value-type="float">
            <text:p>0.78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ettringite-Fe</text:p>
          </table:table-cell>
          <table:table-cell table:style-name="ce10" office:value-type="string" calcext:value-type="string">
            <text:p>CEMDAT07</text:p>
          </table:table-cell>
          <table:table-cell table:style-name="ce10" office:value-type="float" office:value="-44" calcext:value-type="float">
            <text:p>-44</text:p>
          </table:table-cell>
          <table:table-cell table:style-name="ce10" office:value-type="string" calcext:value-type="string">
            <text:p>Ca6Fe2(SO4)3(OH)12(H2O)26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14282360" calcext:value-type="float">
            <text:p>-14282360</text:p>
          </table:table-cell>
          <table:table-cell table:style-name="ce10" office:value-type="float" office:value="-16600000" calcext:value-type="float">
            <text:p>-16600000</text:p>
          </table:table-cell>
          <table:table-cell table:style-name="ce10" office:value-type="float" office:value="1937" calcext:value-type="float">
            <text:p>1937</text:p>
          </table:table-cell>
          <table:table-cell table:style-name="ce10" office:value-type="float" office:value="71.7" calcext:value-type="float">
            <text:p>71.7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1922" calcext:value-type="float">
            <text:p>1922</text:p>
          </table:table-cell>
          <table:table-cell table:style-name="ce10" office:value-type="float" office:value="0.855" calcext:value-type="float">
            <text:p>0.855</text:p>
          </table:table-cell>
          <table:table-cell table:style-name="ce10" office:value-type="float" office:value="2020000" calcext:value-type="float">
            <text:p>202000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tricarboaluminate</text:p>
          </table:table-cell>
          <table:table-cell table:style-name="ce10" office:value-type="string" calcext:value-type="string">
            <text:p>CEMDAT07</text:p>
          </table:table-cell>
          <table:table-cell table:style-name="ce10" office:value-type="float" office:value="-46.5" calcext:value-type="float">
            <text:p>-46.5</text:p>
          </table:table-cell>
          <table:table-cell table:style-name="ce10" office:value-type="string" calcext:value-type="string">
            <text:p>Ca6Al2(CO3)3(OH)12(H2O)26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14565640" calcext:value-type="float">
            <text:p>-14565640</text:p>
          </table:table-cell>
          <table:table-cell table:style-name="ce10" office:value-type="float" office:value="-16792000" calcext:value-type="float">
            <text:p>-16792000</text:p>
          </table:table-cell>
          <table:table-cell table:style-name="ce10" office:value-type="float" office:value="1858" calcext:value-type="float">
            <text:p>1858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2042" calcext:value-type="float">
            <text:p>2042</text:p>
          </table:table-cell>
          <table:table-cell table:style-name="ce10" office:value-type="float" office:value="0.559" calcext:value-type="float">
            <text:p>0.559</text:p>
          </table:table-cell>
          <table:table-cell table:style-name="ce10" office:value-type="float" office:value="-7780000" calcext:value-type="float">
            <text:p>-778000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Thaumasite</text:p>
          </table:table-cell>
          <table:table-cell table:style-name="ce10" office:value-type="string" calcext:value-type="string">
            <text:p>CEMDAT07</text:p>
          </table:table-cell>
          <table:table-cell table:style-name="ce10" office:value-type="float" office:value="-49.4" calcext:value-type="float">
            <text:p>-49.4</text:p>
          </table:table-cell>
          <table:table-cell table:style-name="ce10" office:value-type="string" calcext:value-type="string">
            <text:p>(CaSiO3)2(CaSO4)2(CaCO3)2(H2O)30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15128460" calcext:value-type="float">
            <text:p>-15128460</text:p>
          </table:table-cell>
          <table:table-cell table:style-name="ce10" office:value-type="float" office:value="-17373000" calcext:value-type="float">
            <text:p>-17373000</text:p>
          </table:table-cell>
          <table:table-cell table:style-name="ce10" office:value-type="float" office:value="1883" calcext:value-type="float">
            <text:p>1883</text:p>
          </table:table-cell>
          <table:table-cell table:style-name="ce10" office:value-type="float" office:value="66.3" calcext:value-type="float">
            <text:p>66.3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1860" calcext:value-type="float">
            <text:p>1860</text:p>
          </table:table-cell>
          <table:table-cell table:style-name="ce10" office:value-type="float" office:value="0.703" calcext:value-type="float">
            <text:p>0.703</text:p>
          </table:table-cell>
          <table:table-cell table:style-name="ce10" office:value-type="float" office:value="-3940000" calcext:value-type="float">
            <text:p>-3940000</text:p>
          </table:table-cell>
          <table:table-cell table:style-name="ce10" office:value-type="float" office:value="1600" calcext:value-type="float">
            <text:p>1600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C3AH6</text:p>
          </table:table-cell>
          <table:table-cell table:style-name="ce10" office:value-type="string" calcext:value-type="string">
            <text:p>CEMDAT07</text:p>
          </table:table-cell>
          <table:table-cell table:style-name="ce10" office:value-type="float" office:value="-20.84" calcext:value-type="float">
            <text:p>-20.84</text:p>
          </table:table-cell>
          <table:table-cell table:style-name="ce10" office:value-type="string" calcext:value-type="string">
            <text:p>(CaO)3(Al2O3)(H2O)6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5010090" calcext:value-type="float">
            <text:p>-5010090</text:p>
          </table:table-cell>
          <table:table-cell table:style-name="ce10" office:value-type="float" office:value="-5540000" calcext:value-type="float">
            <text:p>-5540000</text:p>
          </table:table-cell>
          <table:table-cell table:style-name="ce10" office:value-type="float" office:value="419" calcext:value-type="float">
            <text:p>41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292" calcext:value-type="float">
            <text:p>292</text:p>
          </table:table-cell>
          <table:table-cell table:style-name="ce10" office:value-type="float" office:value="0.561" calcext:value-type="float">
            <text:p>0.56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C3FH6</text:p>
          </table:table-cell>
          <table:table-cell table:style-name="ce10" office:value-type="string" calcext:value-type="string">
            <text:p>CEMDAT07</text:p>
          </table:table-cell>
          <table:table-cell table:style-name="ce10" office:value-type="float" office:value="-25.16" calcext:value-type="float">
            <text:p>-25.16</text:p>
          </table:table-cell>
          <table:table-cell table:style-name="ce10" office:value-type="string" calcext:value-type="string">
            <text:p>(CaO)3(Fe2O3)(H2O)6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4116290" calcext:value-type="float">
            <text:p>-4116290</text:p>
          </table:table-cell>
          <table:table-cell table:style-name="ce10" office:value-type="float" office:value="-4640000" calcext:value-type="float">
            <text:p>-4640000</text:p>
          </table:table-cell>
          <table:table-cell table:style-name="ce10" office:value-type="float" office:value="439" calcext:value-type="float">
            <text:p>439</text:p>
          </table:table-cell>
          <table:table-cell table:style-name="ce10" office:value-type="float" office:value="15.5" calcext:value-type="float">
            <text:p>15.5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0.627" calcext:value-type="float">
            <text:p>0.627</text:p>
          </table:table-cell>
          <table:table-cell table:style-name="ce10" office:value-type="float" office:value="2020000" calcext:value-type="float">
            <text:p>202000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C3AS0.8H4.4</text:p>
          </table:table-cell>
          <table:table-cell table:style-name="ce10" office:value-type="string" calcext:value-type="string">
            <text:p>CEMDAT07</text:p>
          </table:table-cell>
          <table:table-cell table:style-name="ce10" office:value-type="float" office:value="-29.87" calcext:value-type="float">
            <text:p>-29.87</text:p>
          </table:table-cell>
          <table:table-cell table:style-name="ce10" office:value-type="string" calcext:value-type="string">
            <text:p>(CaO)3(Al2O3)(SiO2)8/10(H2O)44/10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5368010" calcext:value-type="float">
            <text:p>-5368010</text:p>
          </table:table-cell>
          <table:table-cell table:style-name="ce10" office:value-type="float" office:value="-5855000" calcext:value-type="float">
            <text:p>-5855000</text:p>
          </table:table-cell>
          <table:table-cell table:style-name="ce10" office:value-type="float" office:value="369" calcext:value-type="float">
            <text:p>369</text:p>
          </table:table-cell>
          <table:table-cell table:style-name="ce10" office:value-type="float" office:value="14.3" calcext:value-type="float">
            <text:p>14.3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0.631" calcext:value-type="float">
            <text:p>0.631</text:p>
          </table:table-cell>
          <table:table-cell table:style-name="ce10" office:value-type="float" office:value="-1950000" calcext:value-type="float">
            <text:p>-1950000</text:p>
          </table:table-cell>
          <table:table-cell table:style-name="ce10" office:value-type="float" office:value="2560" calcext:value-type="float">
            <text:p>2560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C2AH8</text:p>
          </table:table-cell>
          <table:table-cell table:style-name="ce10" office:value-type="string" calcext:value-type="string">
            <text:p>CEMDAT07</text:p>
          </table:table-cell>
          <table:table-cell table:style-name="ce10" office:value-type="float" office:value="-13.56" calcext:value-type="float">
            <text:p>-13.56</text:p>
          </table:table-cell>
          <table:table-cell table:style-name="ce10" office:value-type="string" calcext:value-type="string">
            <text:p>(CaO)2(Al2O3)(H2O)8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4812760" calcext:value-type="float">
            <text:p>-4812760</text:p>
          </table:table-cell>
          <table:table-cell table:style-name="ce10" office:value-type="float" office:value="-5433000" calcext:value-type="float">
            <text:p>-5433000</text:p>
          </table:table-cell>
          <table:table-cell table:style-name="ce10" office:value-type="float" office:value="440" calcext:value-type="float">
            <text:p>440</text:p>
          </table:table-cell>
          <table:table-cell table:style-name="ce10" office:value-type="float" office:value="18.4" calcext:value-type="float">
            <text:p>18.4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392" calcext:value-type="float">
            <text:p>392</text:p>
          </table:table-cell>
          <table:table-cell table:style-name="ce10" office:value-type="float" office:value="0.714" calcext:value-type="float">
            <text:p>0.7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800" calcext:value-type="float">
            <text:p>-800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C2FH8</text:p>
          </table:table-cell>
          <table:table-cell table:style-name="ce10" office:value-type="string" calcext:value-type="string">
            <text:p>CEMDAT07</text:p>
          </table:table-cell>
          <table:table-cell table:style-name="ce10" office:value-type="float" office:value="-17.6" calcext:value-type="float">
            <text:p>-17.6</text:p>
          </table:table-cell>
          <table:table-cell table:style-name="ce10" office:value-type="string" calcext:value-type="string">
            <text:p>(CaO)2(Fe2O3)(H2O)8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3917380" calcext:value-type="float">
            <text:p>-3917380</text:p>
          </table:table-cell>
          <table:table-cell table:style-name="ce10" office:value-type="float" office:value="-4526000" calcext:value-type="float">
            <text:p>-4526000</text:p>
          </table:table-cell>
          <table:table-cell table:style-name="ce10" office:value-type="float" office:value="476" calcext:value-type="float">
            <text:p>476</text:p>
          </table:table-cell>
          <table:table-cell table:style-name="ce10" office:value-type="float" office:value="19.4" calcext:value-type="float">
            <text:p>19.4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375" calcext:value-type="float">
            <text:p>375</text:p>
          </table:table-cell>
          <table:table-cell table:style-name="ce10" office:value-type="float" office:value="0.78" calcext:value-type="float">
            <text:p>0.78</text:p>
          </table:table-cell>
          <table:table-cell table:style-name="ce10" office:value-type="float" office:value="2020000" calcext:value-type="float">
            <text:p>2020000</text:p>
          </table:table-cell>
          <table:table-cell table:style-name="ce10" office:value-type="float" office:value="-800" calcext:value-type="float">
            <text:p>-800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C4AS_H12</text:p>
          </table:table-cell>
          <table:table-cell table:style-name="ce10" office:value-type="string" calcext:value-type="string">
            <text:p>CEMDAT07</text:p>
          </table:table-cell>
          <table:table-cell table:style-name="ce10" office:value-type="float" office:value="-29.26" calcext:value-type="float">
            <text:p>-29.26</text:p>
          </table:table-cell>
          <table:table-cell table:style-name="ce10" office:value-type="string" calcext:value-type="string">
            <text:p>(CaO)4(Al2O3)(SO3)(H2O)12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7778500" calcext:value-type="float">
            <text:p>-7778500</text:p>
          </table:table-cell>
          <table:table-cell table:style-name="ce10" office:value-type="float" office:value="-8750000" calcext:value-type="float">
            <text:p>-8750000</text:p>
          </table:table-cell>
          <table:table-cell table:style-name="ce10" office:value-type="float" office:value="821" calcext:value-type="float">
            <text:p>821</text:p>
          </table:table-cell>
          <table:table-cell table:style-name="ce10" office:value-type="float" office:value="30.9" calcext:value-type="float">
            <text:p>30.9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594" calcext:value-type="float">
            <text:p>594</text:p>
          </table:table-cell>
          <table:table-cell table:style-name="ce10" office:value-type="float" office:value="1.168" calcext:value-type="float">
            <text:p>1.16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C4FS_H12</text:p>
          </table:table-cell>
          <table:table-cell table:style-name="ce10" office:value-type="string" calcext:value-type="string">
            <text:p>CEMDAT07</text:p>
          </table:table-cell>
          <table:table-cell table:style-name="ce10" office:value-type="float" office:value="-33.2" calcext:value-type="float">
            <text:p>-33.2</text:p>
          </table:table-cell>
          <table:table-cell table:style-name="ce10" office:value-type="string" calcext:value-type="string">
            <text:p>(CaO)4(Fe2O3)(SO3)(H2O)12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6882550" calcext:value-type="float">
            <text:p>-6882550</text:p>
          </table:table-cell>
          <table:table-cell table:style-name="ce10" office:value-type="float" office:value="-7843000" calcext:value-type="float">
            <text:p>-7843000</text:p>
          </table:table-cell>
          <table:table-cell table:style-name="ce10" office:value-type="float" office:value="858" calcext:value-type="float">
            <text:p>858</text:p>
          </table:table-cell>
          <table:table-cell table:style-name="ce10" office:value-type="float" office:value="32.2" calcext:value-type="float">
            <text:p>32.2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577" calcext:value-type="float">
            <text:p>577</text:p>
          </table:table-cell>
          <table:table-cell table:style-name="ce10" office:value-type="float" office:value="1.234" calcext:value-type="float">
            <text:p>1.234</text:p>
          </table:table-cell>
          <table:table-cell table:style-name="ce10" office:value-type="float" office:value="2020000" calcext:value-type="float">
            <text:p>202000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C4AC_H11</text:p>
          </table:table-cell>
          <table:table-cell table:style-name="ce10" office:value-type="string" calcext:value-type="string">
            <text:p>CEMDAT07</text:p>
          </table:table-cell>
          <table:table-cell table:style-name="ce10" office:value-type="float" office:value="-31.47" calcext:value-type="float">
            <text:p>-31.47</text:p>
          </table:table-cell>
          <table:table-cell table:style-name="ce10" office:value-type="string" calcext:value-type="string">
            <text:p>(CaO)4(Al2O3)(CO2)(H2O)11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7337460" calcext:value-type="float">
            <text:p>-7337460</text:p>
          </table:table-cell>
          <table:table-cell table:style-name="ce10" office:value-type="float" office:value="-8250000" calcext:value-type="float">
            <text:p>-8250000</text:p>
          </table:table-cell>
          <table:table-cell table:style-name="ce10" office:value-type="float" office:value="657" calcext:value-type="float">
            <text:p>657</text:p>
          </table:table-cell>
          <table:table-cell table:style-name="ce10" office:value-type="float" office:value="26.2" calcext:value-type="float">
            <text:p>26.2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618" calcext:value-type="float">
            <text:p>618</text:p>
          </table:table-cell>
          <table:table-cell table:style-name="ce10" office:value-type="float" office:value="0.982" calcext:value-type="float">
            <text:p>0.982</text:p>
          </table:table-cell>
          <table:table-cell table:style-name="ce10" office:value-type="float" office:value="-2590000" calcext:value-type="float">
            <text:p>-259000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C4AC_0.5H12</text:p>
          </table:table-cell>
          <table:table-cell table:style-name="ce10" office:value-type="string" calcext:value-type="string">
            <text:p>CEMDAT07</text:p>
          </table:table-cell>
          <table:table-cell table:style-name="ce10" office:value-type="float" office:value="-29.13" calcext:value-type="float">
            <text:p>-29.13</text:p>
          </table:table-cell>
          <table:table-cell table:style-name="ce10" office:value-type="string" calcext:value-type="string">
            <text:p>(CaO)4(Al2O3)(CO2)1/2(H2O)12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7335970" calcext:value-type="float">
            <text:p>-7335970</text:p>
          </table:table-cell>
          <table:table-cell table:style-name="ce10" office:value-type="float" office:value="-8270000" calcext:value-type="float">
            <text:p>-8270000</text:p>
          </table:table-cell>
          <table:table-cell table:style-name="ce10" office:value-type="float" office:value="713" calcext:value-type="float">
            <text:p>713</text:p>
          </table:table-cell>
          <table:table-cell table:style-name="ce10" office:value-type="float" office:value="28.5" calcext:value-type="float">
            <text:p>28.5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664" calcext:value-type="float">
            <text:p>664</text:p>
          </table:table-cell>
          <table:table-cell table:style-name="ce10" office:value-type="float" office:value="1.014" calcext:value-type="float">
            <text:p>1.014</text:p>
          </table:table-cell>
          <table:table-cell table:style-name="ce10" office:value-type="float" office:value="-1300000" calcext:value-type="float">
            <text:p>-1300000</text:p>
          </table:table-cell>
          <table:table-cell table:style-name="ce10" office:value-type="float" office:value="-800" calcext:value-type="float">
            <text:p>-800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C4AH13</text:p>
          </table:table-cell>
          <table:table-cell table:style-name="ce10" office:value-type="string" calcext:value-type="string">
            <text:p>CEMDAT07</text:p>
          </table:table-cell>
          <table:table-cell table:style-name="ce10" office:value-type="float" office:value="-25.4" calcext:value-type="float">
            <text:p>-25.4</text:p>
          </table:table-cell>
          <table:table-cell table:style-name="ce10" office:value-type="string" calcext:value-type="string">
            <text:p>(CaO)4(Al2O3)(H2O)13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7326560" calcext:value-type="float">
            <text:p>-7326560</text:p>
          </table:table-cell>
          <table:table-cell table:style-name="ce10" office:value-type="float" office:value="-8302000" calcext:value-type="float">
            <text:p>-8302000</text:p>
          </table:table-cell>
          <table:table-cell table:style-name="ce10" office:value-type="float" office:value="700" calcext:value-type="float">
            <text:p>700</text:p>
          </table:table-cell>
          <table:table-cell table:style-name="ce10" office:value-type="float" office:value="27.4" calcext:value-type="float">
            <text:p>27.4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711" calcext:value-type="float">
            <text:p>711</text:p>
          </table:table-cell>
          <table:table-cell table:style-name="ce10" office:value-type="float" office:value="1.047" calcext:value-type="float">
            <text:p>1.04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600" calcext:value-type="float">
            <text:p>-1600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C4FH13</text:p>
          </table:table-cell>
          <table:table-cell table:style-name="ce10" office:value-type="string" calcext:value-type="string">
            <text:p>CEMDAT07</text:p>
          </table:table-cell>
          <table:table-cell table:style-name="ce10" office:value-type="float" office:value="-29.4" calcext:value-type="float">
            <text:p>-29.4</text:p>
          </table:table-cell>
          <table:table-cell table:style-name="ce10" office:value-type="string" calcext:value-type="string">
            <text:p>(CaO)4(Fe2O3)(H2O)13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6430940" calcext:value-type="float">
            <text:p>-6430940</text:p>
          </table:table-cell>
          <table:table-cell table:style-name="ce10" office:value-type="float" office:value="-7395000" calcext:value-type="float">
            <text:p>-7395000</text:p>
          </table:table-cell>
          <table:table-cell table:style-name="ce10" office:value-type="float" office:value="737" calcext:value-type="float">
            <text:p>737</text:p>
          </table:table-cell>
          <table:table-cell table:style-name="ce10" office:value-type="float" office:value="28.6" calcext:value-type="float">
            <text:p>28.6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694" calcext:value-type="float">
            <text:p>694</text:p>
          </table:table-cell>
          <table:table-cell table:style-name="ce10" office:value-type="float" office:value="1.113" calcext:value-type="float">
            <text:p>1.113</text:p>
          </table:table-cell>
          <table:table-cell table:style-name="ce10" office:value-type="float" office:value="2020000" calcext:value-type="float">
            <text:p>2020000</text:p>
          </table:table-cell>
          <table:table-cell table:style-name="ce10" office:value-type="float" office:value="-1600" calcext:value-type="float">
            <text:p>-1600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C4FC_H12</text:p>
          </table:table-cell>
          <table:table-cell table:style-name="ce10" office:value-type="string" calcext:value-type="string">
            <text:p>CEMDAT07</text:p>
          </table:table-cell>
          <table:table-cell table:style-name="ce10" office:value-type="float" office:value="-35.5" calcext:value-type="float">
            <text:p>-35.5</text:p>
          </table:table-cell>
          <table:table-cell table:style-name="ce10" office:value-type="string" calcext:value-type="string">
            <text:p>(CaO)4(Fe2O3)(CO2)(H2O)12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6679200" calcext:value-type="float">
            <text:p>-6679200</text:p>
          </table:table-cell>
          <table:table-cell table:style-name="ce10" office:value-type="float" office:value="-7637000" calcext:value-type="float">
            <text:p>-7637000</text:p>
          </table:table-cell>
          <table:table-cell table:style-name="ce10" office:value-type="float" office:value="737" calcext:value-type="float">
            <text:p>737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612" calcext:value-type="float">
            <text:p>612</text:p>
          </table:table-cell>
          <table:table-cell table:style-name="ce10" office:value-type="float" office:value="1.157" calcext:value-type="float">
            <text:p>1.157</text:p>
          </table:table-cell>
          <table:table-cell table:style-name="ce10" office:value-type="float" office:value="-573000" calcext:value-type="float">
            <text:p>-57300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C4FC_0.5H12</text:p>
          </table:table-cell>
          <table:table-cell table:style-name="ce10" office:value-type="string" calcext:value-type="string">
            <text:p>CEMDAT07</text:p>
          </table:table-cell>
          <table:table-cell table:style-name="ce10" office:value-type="float" office:value="-33.1" calcext:value-type="float">
            <text:p>-33.1</text:p>
          </table:table-cell>
          <table:table-cell table:style-name="ce10" office:value-type="string" calcext:value-type="string">
            <text:p>(CaO)4(Fe2O3)(CO2)1/2(H2O)12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6440190" calcext:value-type="float">
            <text:p>-6440190</text:p>
          </table:table-cell>
          <table:table-cell table:style-name="ce10" office:value-type="float" office:value="-7363000" calcext:value-type="float">
            <text:p>-7363000</text:p>
          </table:table-cell>
          <table:table-cell table:style-name="ce10" office:value-type="float" office:value="749" calcext:value-type="float">
            <text:p>749</text:p>
          </table:table-cell>
          <table:table-cell table:style-name="ce10" office:value-type="float" office:value="29.6" calcext:value-type="float">
            <text:p>29.6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648" calcext:value-type="float">
            <text:p>648</text:p>
          </table:table-cell>
          <table:table-cell table:style-name="ce10" office:value-type="float" office:value="1.08" calcext:value-type="float">
            <text:p>1.08</text:p>
          </table:table-cell>
          <table:table-cell table:style-name="ce10" office:value-type="float" office:value="724000" calcext:value-type="float">
            <text:p>724000</text:p>
          </table:table-cell>
          <table:table-cell table:style-name="ce10" office:value-type="float" office:value="-800" calcext:value-type="float">
            <text:p>-800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C2ASH8</text:p>
          </table:table-cell>
          <table:table-cell table:style-name="ce10" office:value-type="string" calcext:value-type="string">
            <text:p>CEMDAT07</text:p>
          </table:table-cell>
          <table:table-cell table:style-name="ce10" office:value-type="float" office:value="-19.7" calcext:value-type="float">
            <text:p>-19.7</text:p>
          </table:table-cell>
          <table:table-cell table:style-name="ce10" office:value-type="string" calcext:value-type="string">
            <text:p>(CaO)2(Al2O3)(SiO2)(H2O)8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5705150" calcext:value-type="float">
            <text:p>-5705150</text:p>
          </table:table-cell>
          <table:table-cell table:style-name="ce10" office:value-type="float" office:value="-6360000" calcext:value-type="float">
            <text:p>-6360000</text:p>
          </table:table-cell>
          <table:table-cell table:style-name="ce10" office:value-type="float" office:value="546" calcext:value-type="float">
            <text:p>546</text:p>
          </table:table-cell>
          <table:table-cell table:style-name="ce10" office:value-type="float" office:value="21.6" calcext:value-type="float">
            <text:p>21.6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438" calcext:value-type="float">
            <text:p>438</text:p>
          </table:table-cell>
          <table:table-cell table:style-name="ce10" office:value-type="float" office:value="0.749" calcext:value-type="float">
            <text:p>0.749</text:p>
          </table:table-cell>
          <table:table-cell table:style-name="ce10" office:value-type="float" office:value="-1130000" calcext:value-type="float">
            <text:p>-1130000</text:p>
          </table:table-cell>
          <table:table-cell table:style-name="ce10" office:value-type="float" office:value="-800" calcext:value-type="float">
            <text:p>-800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C2FSH8</text:p>
          </table:table-cell>
          <table:table-cell table:style-name="ce10" office:value-type="string" calcext:value-type="string">
            <text:p>CEMDAT07</text:p>
          </table:table-cell>
          <table:table-cell table:style-name="ce10" office:value-type="float" office:value="-23.7" calcext:value-type="float">
            <text:p>-23.7</text:p>
          </table:table-cell>
          <table:table-cell table:style-name="ce10" office:value-type="string" calcext:value-type="string">
            <text:p>(CaO)2(Fe2O3)(SiO2)(H2O)8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4809530" calcext:value-type="float">
            <text:p>-4809530</text:p>
          </table:table-cell>
          <table:table-cell table:style-name="ce10" office:value-type="float" office:value="-5453000" calcext:value-type="float">
            <text:p>-5453000</text:p>
          </table:table-cell>
          <table:table-cell table:style-name="ce10" office:value-type="float" office:value="583" calcext:value-type="float">
            <text:p>583</text:p>
          </table:table-cell>
          <table:table-cell table:style-name="ce10" office:value-type="float" office:value="22.7" calcext:value-type="float">
            <text:p>22.7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422" calcext:value-type="float">
            <text:p>422</text:p>
          </table:table-cell>
          <table:table-cell table:style-name="ce10" office:value-type="float" office:value="0.815" calcext:value-type="float">
            <text:p>0.815</text:p>
          </table:table-cell>
          <table:table-cell table:style-name="ce10" office:value-type="float" office:value="891000" calcext:value-type="float">
            <text:p>891000</text:p>
          </table:table-cell>
          <table:table-cell table:style-name="ce10" office:value-type="float" office:value="-800" calcext:value-type="float">
            <text:p>-800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CAH10</text:p>
          </table:table-cell>
          <table:table-cell table:style-name="ce10" office:value-type="string" calcext:value-type="string">
            <text:p>CEMDAT07</text:p>
          </table:table-cell>
          <table:table-cell table:style-name="ce10" office:value-type="float" office:value="-7.5" calcext:value-type="float">
            <text:p>-7.5</text:p>
          </table:table-cell>
          <table:table-cell table:style-name="ce10" office:value-type="string" calcext:value-type="string">
            <text:p>(CaO)(Al2O3)(H2O)10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4622390" calcext:value-type="float">
            <text:p>-4622390</text:p>
          </table:table-cell>
          <table:table-cell table:style-name="ce10" office:value-type="float" office:value="-5320000" calcext:value-type="float">
            <text:p>-5320000</text:p>
          </table:table-cell>
          <table:table-cell table:style-name="ce10" office:value-type="float" office:value="501" calcext:value-type="float">
            <text:p>501</text:p>
          </table:table-cell>
          <table:table-cell table:style-name="ce10" office:value-type="float" office:value="19.4" calcext:value-type="float">
            <text:p>19.4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151" calcext:value-type="float">
            <text:p>151</text:p>
          </table:table-cell>
          <table:table-cell table:style-name="ce10" office:value-type="float" office:value="1.113" calcext:value-type="float">
            <text:p>1.1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200" calcext:value-type="float">
            <text:p>3200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4AH10</text:p>
          </table:table-cell>
          <table:table-cell table:style-name="ce10" office:value-type="string" calcext:value-type="string">
            <text:p>CEMDAT07</text:p>
          </table:table-cell>
          <table:table-cell table:style-name="ce10" office:value-type="float" office:value="-56.02" calcext:value-type="float">
            <text:p>-56.02</text:p>
          </table:table-cell>
          <table:table-cell table:style-name="ce10" office:value-type="string" calcext:value-type="string">
            <text:p>(MgO)4(Al2O3)(H2O)10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6394560" calcext:value-type="float">
            <text:p>-6394560</text:p>
          </table:table-cell>
          <table:table-cell table:style-name="ce10" office:value-type="float" office:value="-7196000" calcext:value-type="float">
            <text:p>-7196000</text:p>
          </table:table-cell>
          <table:table-cell table:style-name="ce10" office:value-type="float" office:value="549" calcext:value-type="float">
            <text:p>54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-364" calcext:value-type="float">
            <text:p>-364</text:p>
          </table:table-cell>
          <table:table-cell table:style-name="ce10" office:value-type="float" office:value="4.21" calcext:value-type="float">
            <text:p>4.21</text:p>
          </table:table-cell>
          <table:table-cell table:style-name="ce10" office:value-type="float" office:value="3750000" calcext:value-type="float">
            <text:p>3750000</text:p>
          </table:table-cell>
          <table:table-cell table:style-name="ce10" office:value-type="float" office:value="629" calcext:value-type="float">
            <text:p>629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4A_C_H9</text:p>
          </table:table-cell>
          <table:table-cell table:style-name="ce10" office:value-type="string" calcext:value-type="string">
            <text:p>CEMDAT07</text:p>
          </table:table-cell>
          <table:table-cell table:style-name="ce10" office:value-type="float" office:value="-51.14" calcext:value-type="float">
            <text:p>-51.14</text:p>
          </table:table-cell>
          <table:table-cell table:style-name="ce10" office:value-type="string" calcext:value-type="string">
            <text:p>(MgO)4(Al2O3)(CO2)(H2O)9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6580150" calcext:value-type="float">
            <text:p>-6580150</text:p>
          </table:table-cell>
          <table:table-cell table:style-name="ce10" office:value-type="float" office:value="-7374000" calcext:value-type="float">
            <text:p>-7374000</text:p>
          </table:table-cell>
          <table:table-cell table:style-name="ce10" office:value-type="float" office:value="551" calcext:value-type="float">
            <text:p>55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-382" calcext:value-type="float">
            <text:p>-382</text:p>
          </table:table-cell>
          <table:table-cell table:style-name="ce10" office:value-type="float" office:value="4.24" calcext:value-type="float">
            <text:p>4.24</text:p>
          </table:table-cell>
          <table:table-cell table:style-name="ce10" office:value-type="float" office:value="4320000" calcext:value-type="float">
            <text:p>4320000</text:p>
          </table:table-cell>
          <table:table-cell table:style-name="ce10" office:value-type="float" office:value="629" calcext:value-type="float">
            <text:p>629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4FH10</text:p>
          </table:table-cell>
          <table:table-cell table:style-name="ce10" office:value-type="string" calcext:value-type="string">
            <text:p>CEMDAT07</text:p>
          </table:table-cell>
          <table:table-cell table:style-name="ce10" office:value-type="float" office:value="-60" calcext:value-type="float">
            <text:p>-60</text:p>
          </table:table-cell>
          <table:table-cell table:style-name="ce10" office:value-type="string" calcext:value-type="string">
            <text:p>(MgO)4(Fe2O3)(H2O)10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5498840" calcext:value-type="float">
            <text:p>-5498840</text:p>
          </table:table-cell>
          <table:table-cell table:style-name="ce10" office:value-type="float" office:value="-6289000" calcext:value-type="float">
            <text:p>-6289000</text:p>
          </table:table-cell>
          <table:table-cell table:style-name="ce10" office:value-type="float" office:value="586" calcext:value-type="float">
            <text:p>586</text:p>
          </table:table-cell>
          <table:table-cell table:style-name="ce10" office:value-type="float" office:value="23.2" calcext:value-type="float">
            <text:p>23.2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-381" calcext:value-type="float">
            <text:p>-381</text:p>
          </table:table-cell>
          <table:table-cell table:style-name="ce10" office:value-type="float" office:value="4.27" calcext:value-type="float">
            <text:p>4.27</text:p>
          </table:table-cell>
          <table:table-cell table:style-name="ce10" office:value-type="float" office:value="5780000" calcext:value-type="float">
            <text:p>5780000</text:p>
          </table:table-cell>
          <table:table-cell table:style-name="ce10" office:value-type="float" office:value="629" calcext:value-type="float">
            <text:p>629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CSH_JENNNITE</text:p>
          </table:table-cell>
          <table:table-cell table:style-name="ce10" office:value-type="string" calcext:value-type="string">
            <text:p>CEMDAT07</text:p>
          </table:table-cell>
          <table:table-cell table:style-name="ce10" office:value-type="float" office:value="-13.17" calcext:value-type="float">
            <text:p>-13.17</text:p>
          </table:table-cell>
          <table:table-cell table:style-name="ce10" office:value-type="string" calcext:value-type="string">
            <text:p>(CaO)5/3(SiO2)(H2O)21/10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2480810" calcext:value-type="float">
            <text:p>-2480810</text:p>
          </table:table-cell>
          <table:table-cell table:style-name="ce10" office:value-type="float" office:value="-2723000" calcext:value-type="float">
            <text:p>-2723000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-3070000" calcext:value-type="float">
            <text:p>-307000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CSH_TOBER</text:p>
          </table:table-cell>
          <table:table-cell table:style-name="ce10" office:value-type="string" calcext:value-type="string">
            <text:p>CEMDAT07</text:p>
          </table:table-cell>
          <table:table-cell table:style-name="ce10" office:value-type="float" office:value="-8" calcext:value-type="float">
            <text:p>-8</text:p>
          </table:table-cell>
          <table:table-cell table:style-name="ce10" office:value-type="string" calcext:value-type="string">
            <text:p>(CaO)5/6(SiO2)(H2O)13/10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1744360" calcext:value-type="float">
            <text:p>-1744360</text:p>
          </table:table-cell>
          <table:table-cell table:style-name="ce10" office:value-type="float" office:value="-1916000" calcext:value-type="float">
            <text:p>-191600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5.9" calcext:value-type="float">
            <text:p>5.9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0.16" calcext:value-type="float">
            <text:p>0.1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SiO2,am</text:p>
          </table:table-cell>
          <table:table-cell table:style-name="ce10" office:value-type="string" calcext:value-type="string">
            <text:p>CEMDAT07</text:p>
          </table:table-cell>
          <table:table-cell table:style-name="ce10" office:value-type="float" office:value="1.476" calcext:value-type="float">
            <text:p>1.476</text:p>
          </table:table-cell>
          <table:table-cell table:style-name="ce10" office:value-type="string" calcext:value-type="string">
            <text:p>SiO2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848900" calcext:value-type="float">
            <text:p>-848900</text:p>
          </table:table-cell>
          <table:table-cell table:style-name="ce10" office:value-type="float" office:value="-903000" calcext:value-type="float">
            <text:p>-90300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0.034" calcext:value-type="float">
            <text:p>0.034</text:p>
          </table:table-cell>
          <table:table-cell table:style-name="ce10" office:value-type="float" office:value="-1130000" calcext:value-type="float">
            <text:p>-113000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syngenite</text:p>
          </table:table-cell>
          <table:table-cell table:style-name="ce10" office:value-type="string" calcext:value-type="string">
            <text:p>CEMDAT07</text:p>
          </table:table-cell>
          <table:table-cell table:style-name="ce10" office:value-type="float" office:value="-7.2" calcext:value-type="float">
            <text:p>-7.2</text:p>
          </table:table-cell>
          <table:table-cell table:style-name="ce10" office:value-type="string" calcext:value-type="string">
            <text:p>K2Ca(SO4)2(H2O)6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2884910" calcext:value-type="float">
            <text:p>-2884910</text:p>
          </table:table-cell>
          <table:table-cell table:style-name="ce10" office:value-type="float" office:value="-3172000" calcext:value-type="float">
            <text:p>-3172000</text:p>
          </table:table-cell>
          <table:table-cell table:style-name="ce10" office:value-type="float" office:value="326" calcext:value-type="float">
            <text:p>326</text:p>
          </table:table-cell>
          <table:table-cell table:style-name="ce10" office:value-type="float" office:value="12.8" calcext:value-type="float">
            <text:p>12.8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201" calcext:value-type="float">
            <text:p>201</text:p>
          </table:table-cell>
          <table:table-cell table:style-name="ce10" office:value-type="float" office:value="0.308" calcext:value-type="float">
            <text:p>0.308</text:p>
          </table:table-cell>
          <table:table-cell table:style-name="ce10" office:value-type="float" office:value="-1780000" calcext:value-type="float">
            <text:p>-178000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Al(OH)3_am</text:p>
          </table:table-cell>
          <table:table-cell table:style-name="ce10" office:value-type="string" calcext:value-type="string">
            <text:p>CEMDAT07</text:p>
          </table:table-cell>
          <table:table-cell table:style-name="ce10" office:value-type="float" office:value="0.24" calcext:value-type="float">
            <text:p>0.24</text:p>
          </table:table-cell>
          <table:table-cell table:style-name="ce10" office:value-type="string" calcext:value-type="string">
            <text:p>Al(OH)3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1143210" calcext:value-type="float">
            <text:p>-1143210</text:p>
          </table:table-cell>
          <table:table-cell table:style-name="ce10" office:value-type="float" office:value="-1281000" calcext:value-type="float">
            <text:p>-1281000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3.2" calcext:value-type="float">
            <text:p>3.2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0.191" calcext:value-type="float">
            <text:p>0.19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Fe(OH)3_mic</text:p>
          </table:table-cell>
          <table:table-cell table:style-name="ce10" office:value-type="string" calcext:value-type="string">
            <text:p>CEMDAT07</text:p>
          </table:table-cell>
          <table:table-cell table:style-name="ce10" office:value-type="float" office:value="-4.6" calcext:value-type="float">
            <text:p>-4.6</text:p>
          </table:table-cell>
          <table:table-cell table:style-name="ce10" office:value-type="string" calcext:value-type="string">
            <text:p>Fe(OH)3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711610" calcext:value-type="float">
            <text:p>-711610</text:p>
          </table:table-cell>
          <table:table-cell table:style-name="ce10" office:value-type="float" office:value="-844000" calcext:value-type="float">
            <text:p>-844000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.052" calcext:value-type="float">
            <text:p>0.05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C3S</text:p>
          </table:table-cell>
          <table:table-cell table:style-name="ce10" office:value-type="string" calcext:value-type="string">
            <text:p>CEMDAT07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(CaO)3(SiO2)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2784330" calcext:value-type="float">
            <text:p>-2784330</text:p>
          </table:table-cell>
          <table:table-cell table:style-name="ce10" office:value-type="float" office:value="-2931000" calcext:value-type="float">
            <text:p>-2931000</text:p>
          </table:table-cell>
          <table:table-cell table:style-name="ce10" office:value-type="float" office:value="169" calcext:value-type="float">
            <text:p>169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209" calcext:value-type="float">
            <text:p>209</text:p>
          </table:table-cell>
          <table:table-cell table:style-name="ce10" office:value-type="float" office:value="0.036" calcext:value-type="float">
            <text:p>0.036</text:p>
          </table:table-cell>
          <table:table-cell table:style-name="ce10" office:value-type="float" office:value="-4250000" calcext:value-type="float">
            <text:p>-425000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C2S</text:p>
          </table:table-cell>
          <table:table-cell table:style-name="ce10" office:value-type="string" calcext:value-type="string">
            <text:p>CEMDAT07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(CaO)2(SiO2)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2193210" calcext:value-type="float">
            <text:p>-2193210</text:p>
          </table:table-cell>
          <table:table-cell table:style-name="ce10" office:value-type="float" office:value="-2308000" calcext:value-type="float">
            <text:p>-2308000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5.2" calcext:value-type="float">
            <text:p>5.2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0.037" calcext:value-type="float">
            <text:p>0.037</text:p>
          </table:table-cell>
          <table:table-cell table:style-name="ce10" office:value-type="float" office:value="-3030000" calcext:value-type="float">
            <text:p>-303000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C3A</text:p>
          </table:table-cell>
          <table:table-cell table:style-name="ce10" office:value-type="string" calcext:value-type="string">
            <text:p>CEMDAT07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(CaO)3(Al2O3)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3382350" calcext:value-type="float">
            <text:p>-3382350</text:p>
          </table:table-cell>
          <table:table-cell table:style-name="ce10" office:value-type="float" office:value="-3561000" calcext:value-type="float">
            <text:p>-3561000</text:p>
          </table:table-cell>
          <table:table-cell table:style-name="ce10" office:value-type="float" office:value="205" calcext:value-type="float">
            <text:p>205</text:p>
          </table:table-cell>
          <table:table-cell table:style-name="ce10" office:value-type="float" office:value="8.9" calcext:value-type="float">
            <text:p>8.9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261" calcext:value-type="float">
            <text:p>261</text:p>
          </table:table-cell>
          <table:table-cell table:style-name="ce10" office:value-type="float" office:value="0.019" calcext:value-type="float">
            <text:p>0.019</text:p>
          </table:table-cell>
          <table:table-cell table:style-name="ce10" office:value-type="float" office:value="-5060000" calcext:value-type="float">
            <text:p>-506000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C4AF</text:p>
          </table:table-cell>
          <table:table-cell table:style-name="ce10" office:value-type="string" calcext:value-type="string">
            <text:p>CEMDAT07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(CaO)4(Al2O3)(Fe2O3)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4786500" calcext:value-type="float">
            <text:p>-4786500</text:p>
          </table:table-cell>
          <table:table-cell table:style-name="ce10" office:value-type="float" office:value="-5080000" calcext:value-type="float">
            <text:p>-5080000</text:p>
          </table:table-cell>
          <table:table-cell table:style-name="ce10" office:value-type="float" office:value="326" calcext:value-type="float">
            <text:p>326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374" calcext:value-type="float">
            <text:p>374</text:p>
          </table:table-cell>
          <table:table-cell table:style-name="ce10" office:value-type="float" office:value="0.073" calcext:value-type="float">
            <text:p>0.07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Gypsum</text:p>
          </table:table-cell>
          <table:table-cell table:style-name="ce10" office:value-type="string" calcext:value-type="string">
            <text:p>LOTH2008</text:p>
          </table:table-cell>
          <table:table-cell table:style-name="ce10" office:value-type="float" office:value="-4.58" calcext:value-type="float">
            <text:p>-4.58</text:p>
          </table:table-cell>
          <table:table-cell table:style-name="ce10" office:value-type="string" calcext:value-type="string">
            <text:p>CaSO4(H2O)2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1797760" calcext:value-type="float">
            <text:p>-1797760</text:p>
          </table:table-cell>
          <table:table-cell table:style-name="ce10" office:value-type="float" office:value="-2023000" calcext:value-type="float">
            <text:p>-2023000</text:p>
          </table:table-cell>
          <table:table-cell table:style-name="ce10" office:value-type="float" office:value="194" calcext:value-type="float">
            <text:p>194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0.318" calcext:value-type="float">
            <text:p>0.31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Anhydrite</text:p>
          </table:table-cell>
          <table:table-cell table:style-name="ce10" office:value-type="string" calcext:value-type="string">
            <text:p>LOTH2008</text:p>
          </table:table-cell>
          <table:table-cell table:style-name="ce10" office:value-type="float" office:value="-4.36" calcext:value-type="float">
            <text:p>-4.36</text:p>
          </table:table-cell>
          <table:table-cell table:style-name="ce10" office:value-type="string" calcext:value-type="string">
            <text:p>CaSO4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1322120" calcext:value-type="float">
            <text:p>-1322120</text:p>
          </table:table-cell>
          <table:table-cell table:style-name="ce10" office:value-type="float" office:value="-1435000" calcext:value-type="float">
            <text:p>-1435000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0.099" calcext:value-type="float">
            <text:p>0.09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2" office:value-type="string" calcext:value-type="string">
            <text:p>Calcite</text:p>
          </table:table-cell>
          <table:table-cell table:style-name="ce12" office:value-type="string" calcext:value-type="string">
            <text:p>LOTH2008</text:p>
          </table:table-cell>
          <table:table-cell table:style-name="ce10" office:value-type="float" office:value="-8.48" calcext:value-type="float">
            <text:p>-8.48</text:p>
          </table:table-cell>
          <table:table-cell table:style-name="ce10" office:value-type="string" calcext:value-type="string">
            <text:p>CaCO3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2" office:value-type="float" office:value="-1129180" calcext:value-type="float">
            <text:p>-1129180</text:p>
          </table:table-cell>
          <table:table-cell table:style-name="ce12" office:value-type="float" office:value="-1207000" calcext:value-type="float">
            <text:p>-1207000</text:p>
          </table:table-cell>
          <table:table-cell table:style-name="ce12" office:value-type="float" office:value="93" calcext:value-type="float">
            <text:p>93</text:p>
          </table:table-cell>
          <table:table-cell table:style-name="ce12" office:value-type="float" office:value="3.7" calcext:value-type="float">
            <text:p>3.7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0.022" calcext:value-type="float">
            <text:p>0.022</text:p>
          </table:table-cell>
          <table:table-cell table:style-name="ce10" office:value-type="float" office:value="-2590000" calcext:value-type="float">
            <text:p>-259000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office:value-type="string" calcext:value-type="string">
            <text:p>MIN</text:p>
          </table:table-cell>
          <table:table-cell table:style-name="ce13" office:value-type="string" calcext:value-type="string">
            <text:p>Brucite</text:p>
          </table:table-cell>
          <table:table-cell table:style-name="ce13" office:value-type="string" calcext:value-type="string">
            <text:p>LOTH2008</text:p>
          </table:table-cell>
          <table:table-cell office:value-type="float" office:value="-11.16" calcext:value-type="float">
            <text:p>-11.16</text:p>
          </table:table-cell>
          <table:table-cell office:value-type="string" calcext:value-type="string">
            <text:p>Mg(OH)2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table:style-name="ce13" office:value-type="float" office:value="-832230" calcext:value-type="float">
            <text:p>-832230</text:p>
          </table:table-cell>
          <table:table-cell table:style-name="ce13" office:value-type="float" office:value="-923000" calcext:value-type="float">
            <text:p>-923000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2.5" calcext:value-type="float">
            <text:p>2.5</text:p>
          </table:table-cell>
          <table:table-cell table:style-name="ce10"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101" calcext:value-type="float">
            <text:p>101</text:p>
          </table:table-cell>
          <table:table-cell office:value-type="float" office:value="0.017" calcext:value-type="float">
            <text:p>0.017</text:p>
          </table:table-cell>
          <table:table-cell office:value-type="float" office:value="-2560000" calcext:value-type="float">
            <text:p>-2560000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portlandite</text:p>
          </table:table-cell>
          <table:table-cell table:style-name="ce10" office:value-type="string" calcext:value-type="string">
            <text:p>LOTH2008</text:p>
          </table:table-cell>
          <table:table-cell table:style-name="ce10" office:value-type="float" office:value="-5.2" calcext:value-type="float">
            <text:p>-5.2</text:p>
          </table:table-cell>
          <table:table-cell table:style-name="ce10" office:value-type="string" calcext:value-type="string">
            <text:p>Ca(OH)2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float" office:value="-897010" calcext:value-type="float">
            <text:p>-897010</text:p>
          </table:table-cell>
          <table:table-cell table:style-name="ce10" office:value-type="float" office:value="-985000" calcext:value-type="float">
            <text:p>-985000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-0.022" calcext:value-type="float">
            <text:p>-0.022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float" office:value="-1600" calcext:value-type="float">
            <text:p>-1600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 table:style-name="ce10" table:number-columns-repeated="250"/>
          <table:table-cell table:number-columns-repeated="774"/>
        </table:table-row>
        <table:table-row table:style-name="ro1">
          <table:table-cell table:style-name="ce12" office:value-type="string" calcext:value-type="string">
            <text:p>Comparison</text:p>
          </table:table-cell>
          <table:table-cell table:style-name="ce10" table:number-columns-repeated="249"/>
          <table:table-cell table:number-columns-repeated="774"/>
        </table:table-row>
        <table:table-row table:style-name="ro1">
          <table:table-cell office:value-type="string" calcext:value-type="string">
            <text:p>MIN</text:p>
          </table:table-cell>
          <table:table-cell table:style-name="ce13" office:value-type="string" calcext:value-type="string">
            <text:p>Calcite</text:p>
          </table:table-cell>
          <table:table-cell table:style-name="ce13" office:value-type="string" calcext:value-type="string">
            <text:p>Zimmer-201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aCO3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table:style-name="ce13" office:value-type="float" office:value="-1129600" calcext:value-type="float">
            <text:p>-1129600</text:p>
          </table:table-cell>
          <table:table-cell table:style-name="ce13" office:value-type="float" office:value="-1207880" calcext:value-type="float">
            <text:p>-1207880</text:p>
          </table:table-cell>
          <table:table-cell table:style-name="ce13" office:value-type="float" office:value="92.5" calcext:value-type="float">
            <text:p>92.5</text:p>
          </table:table-cell>
          <table:table-cell table:style-name="ce13" office:value-type="float" office:value="3.689" calcext:value-type="float">
            <text:p>3.689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MIN</text:p>
          </table:table-cell>
          <table:table-cell table:style-name="ce12" office:value-type="string" calcext:value-type="string">
            <text:p>Calcite</text:p>
          </table:table-cell>
          <table:table-cell table:style-name="ce12" office:value-type="string" calcext:value-type="string">
            <text:p>LOTH2008</text:p>
          </table:table-cell>
          <table:table-cell table:style-name="ce10" office:value-type="float" office:value="-8.48" calcext:value-type="float">
            <text:p>-8.48</text:p>
          </table:table-cell>
          <table:table-cell table:style-name="ce10" office:value-type="string" calcext:value-type="string">
            <text:p>CaCO3</text:p>
          </table:table-cell>
          <table:table-cell table:style-name="ce10" office:value-type="string" calcext:value-type="string">
            <text:p>THERIAK</text:p>
          </table:table-cell>
          <table:table-cell table:style-name="ce10" office:value-type="string" calcext:value-type="string">
            <text:p>ST</text:p>
          </table:table-cell>
          <table:table-cell table:style-name="ce12" office:value-type="float" office:value="-1129180" calcext:value-type="float">
            <text:p>-1129180</text:p>
          </table:table-cell>
          <table:table-cell table:style-name="ce12" office:value-type="float" office:value="-1207000" calcext:value-type="float">
            <text:p>-1207000</text:p>
          </table:table-cell>
          <table:table-cell table:style-name="ce12" office:value-type="float" office:value="93" calcext:value-type="float">
            <text:p>93</text:p>
          </table:table-cell>
          <table:table-cell table:style-name="ce12" office:value-type="float" office:value="3.7" calcext:value-type="float">
            <text:p>3.7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0.022" calcext:value-type="float">
            <text:p>0.022</text:p>
          </table:table-cell>
          <table:table-cell table:style-name="ce10" office:value-type="float" office:value="-2590000" calcext:value-type="float">
            <text:p>-259000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33"/>
          <table:table-cell table:number-columns-repeated="774"/>
        </table:table-row>
        <table:table-row table:style-name="ro1">
          <table:table-cell/>
          <table:table-cell table:style-name="ce13" table:number-columns-repeated="2"/>
          <table:table-cell table:number-columns-repeated="4"/>
          <table:table-cell table:style-name="ce13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table:style-name="ce13" office:value-type="string" calcext:value-type="string">
            <text:p>Brucite</text:p>
          </table:table-cell>
          <table:table-cell table:style-name="ce13" office:value-type="string" calcext:value-type="string">
            <text:p>Zimmer-2016</text:p>
          </table:table-cell>
          <table:table-cell table:style-name="ce10" office:value-type="string" calcext:value-type="string">
            <text:p>_</text:p>
          </table:table-cell>
          <table:table-cell office:value-type="string" calcext:value-type="string">
            <text:p>Mg(OH)2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table:style-name="ce13" office:value-type="float" office:value="-834620" calcext:value-type="float">
            <text:p>-834620</text:p>
          </table:table-cell>
          <table:table-cell table:style-name="ce13" office:value-type="float" office:value="-925650" calcext:value-type="float">
            <text:p>-925650</text:p>
          </table:table-cell>
          <table:table-cell table:style-name="ce13" office:value-type="float" office:value="63.2" calcext:value-type="float">
            <text:p>63.2</text:p>
          </table:table-cell>
          <table:table-cell table:style-name="ce13" office:value-type="float" office:value="2.463" calcext:value-type="float">
            <text:p>2.463</text:p>
          </table:table-cell>
          <table:table-cell table:style-name="ce10" table:number-columns-repeated="239"/>
          <table:table-cell table:number-columns-repeated="774"/>
        </table:table-row>
        <table:table-row table:style-name="ro1">
          <table:table-cell office:value-type="string" calcext:value-type="string">
            <text:p>MIN</text:p>
          </table:table-cell>
          <table:table-cell table:style-name="ce13" office:value-type="string" calcext:value-type="string">
            <text:p>Brucite</text:p>
          </table:table-cell>
          <table:table-cell table:style-name="ce13" office:value-type="string" calcext:value-type="string">
            <text:p>LOTH2008</text:p>
          </table:table-cell>
          <table:table-cell office:value-type="float" office:value="-11.16" calcext:value-type="float">
            <text:p>-11.16</text:p>
          </table:table-cell>
          <table:table-cell office:value-type="string" calcext:value-type="string">
            <text:p>Mg(OH)2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table:style-name="ce13" office:value-type="float" office:value="-832230" calcext:value-type="float">
            <text:p>-832230</text:p>
          </table:table-cell>
          <table:table-cell table:style-name="ce13" office:value-type="float" office:value="-923000" calcext:value-type="float">
            <text:p>-923000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2.5" calcext:value-type="float">
            <text:p>2.5</text:p>
          </table:table-cell>
          <table:table-cell table:style-name="ce10"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101" calcext:value-type="float">
            <text:p>101</text:p>
          </table:table-cell>
          <table:table-cell office:value-type="float" office:value="0.017" calcext:value-type="float">
            <text:p>0.017</text:p>
          </table:table-cell>
          <table:table-cell office:value-type="float" office:value="-2560000" calcext:value-type="float">
            <text:p>-2560000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number-rows-repeated="65490">
          <table:table-cell table:style-name="ce10" table:number-columns-repeated="250"/>
          <table:table-cell table:number-columns-repeated="774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cemdata-07'.$A$1" table:expression="#REF!"/>
          <table:named-expression table:name="Sheet_Title" table:base-cell-address="$'cemdata-07'.$A$1" table:expression="&quot;CEMDAT07&quot;"/>
        </table:named-expressions>
      </table:table>
      <table:table table:name="lothenbach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20"/>
        <table:table-column table:style-name="co12" table:default-cell-style-name="ce20"/>
        <table:table-column table:style-name="co4" table:number-columns-repeated="2" table:default-cell-style-name="ce20"/>
        <table:table-column table:style-name="co13" table:default-cell-style-name="ce20"/>
        <table:table-column table:style-name="co14" table:default-cell-style-name="ce20"/>
        <table:table-column table:style-name="co4" table:default-cell-style-name="ce20"/>
        <table:table-column table:style-name="co11" table:number-columns-repeated="2" table:default-cell-style-name="ce20"/>
        <table:table-column table:style-name="co4" table:number-columns-repeated="10" table:default-cell-style-name="ce20"/>
        <table:table-column table:style-name="co15" table:default-cell-style-name="ce20"/>
        <table:table-column table:style-name="co4" table:number-columns-repeated="236" table:default-cell-style-name="ce20"/>
        <table:table-column table:style-name="co5" table:number-columns-repeated="768" table:default-cell-style-name="ce20"/>
        <table:table-row table:style-name="ro1">
          <table:table-cell table:style-name="ce15" office:value-type="string" calcext:value-type="string">
            <text:p>Lothenbach_2008_CCR_Thermodynamic modelling of the effect of temperature on the hydration and porosity of Portland cement.pdf</text:p>
          </table:table-cell>
          <table:table-cell table:style-name="ce15" table:number-columns-repeated="255"/>
          <table:table-cell table:style-name="ce18" table:number-columns-repeated="768"/>
        </table:table-row>
        <table:table-row table:style-name="ro1">
          <table:table-cell table:style-name="ce15" office:value-type="string" calcext:value-type="string">
            <text:p>Cp= A0 + A1*T + A2*T**(-2) + A3*T**(-0.5) </text:p>
          </table:table-cell>
          <table:table-cell table:style-name="ce15" table:number-columns-repeated="255"/>
          <table:table-cell table:style-name="ce18" table:number-columns-repeated="768"/>
        </table:table-row>
        <table:table-row table:style-name="ro1">
          <table:table-cell table:style-name="ce15" table:number-columns-repeated="13"/>
          <table:table-cell table:style-name="ce15" office:value-type="string" calcext:value-type="string">
            <text:p>K1</text:p>
          </table:table-cell>
          <table:table-cell table:style-name="ce15" office:value-type="string" calcext:value-type="string">
            <text:p>K2</text:p>
          </table:table-cell>
          <table:table-cell table:style-name="ce15" office:value-type="string" calcext:value-type="string">
            <text:p>K3</text:p>
          </table:table-cell>
          <table:table-cell table:style-name="ce15" office:value-type="string" calcext:value-type="string">
            <text:p>K4</text:p>
          </table:table-cell>
          <table:table-cell table:style-name="ce15" table:number-columns-repeated="239"/>
          <table:table-cell table:style-name="ce18" table:number-columns-repeated="768"/>
        </table:table-row>
        <table:table-row table:style-name="ro1">
          <table:table-cell table:style-name="ce15" office:value-type="string" calcext:value-type="string">
            <text:p>!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SOURCE</text:p>
          </table:table-cell>
          <table:table-cell table:style-name="ce15" office:value-type="string" calcext:value-type="string">
            <text:p>logK</text:p>
          </table:table-cell>
          <table:table-cell table:number-columns-repeated="2" table:style-name="ce15" office:value-type="string" calcext:value-type="string">
            <text:p>_</text:p>
          </table:table-cell>
          <table:table-cell table:style-name="ce15" office:value-type="string" calcext:value-type="string">
            <text:p>ST</text:p>
          </table:table-cell>
          <table:table-cell table:style-name="ce15" office:value-type="string" calcext:value-type="string">
            <text:p>DG_J/mole</text:p>
          </table:table-cell>
          <table:table-cell table:style-name="ce15" office:value-type="string" calcext:value-type="string">
            <text:p>DH_J/mole</text:p>
          </table:table-cell>
          <table:table-cell table:style-name="ce15" office:value-type="string" calcext:value-type="string">
            <text:p>S_J/K/mole</text:p>
          </table:table-cell>
          <table:table-cell table:style-name="ce15" office:value-type="string" calcext:value-type="string">
            <text:p>V_J/bar</text:p>
          </table:table-cell>
          <table:table-cell table:style-name="ce15" office:value-type="string" calcext:value-type="string">
            <text:p>void</text:p>
          </table:table-cell>
          <table:table-cell table:style-name="ce15" office:value-type="string" calcext:value-type="string">
            <text:p>C3</text:p>
          </table:table-cell>
          <table:table-cell table:style-name="ce15" office:value-type="string" calcext:value-type="string">
            <text:p>a0</text:p>
          </table:table-cell>
          <table:table-cell table:style-name="ce15" office:value-type="string" calcext:value-type="string">
            <text:p>a1</text:p>
          </table:table-cell>
          <table:table-cell table:style-name="ce15" office:value-type="string" calcext:value-type="string">
            <text:p>a2</text:p>
          </table:table-cell>
          <table:table-cell table:style-name="ce15" office:value-type="string" calcext:value-type="string">
            <text:p>a3</text:p>
          </table:table-cell>
          <table:table-cell table:style-name="ce15" table:number-columns-repeated="239"/>
          <table:table-cell table:style-name="ce18" table:number-columns-repeated="768"/>
        </table:table-row>
        <table:table-row table:style-name="ro1"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SOURCE</text:p>
          </table:table-cell>
          <table:table-cell table:style-name="ce19" office:value-type="string" calcext:value-type="string">
            <text:p>SKIP</text:p>
          </table:table-cell>
          <table:table-cell table:style-name="ce19" office:value-type="string" calcext:value-type="string">
            <text:p>SCFORM</text:p>
          </table:table-cell>
          <table:table-cell table:style-name="ce19" office:value-type="string" calcext:value-type="string">
            <text:p>MODEL</text:p>
          </table:table-cell>
          <table:table-cell table:style-name="ce19" office:value-type="string" calcext:value-type="string">
            <text:p>PARAMETERS</text:p>
          </table:table-cell>
          <table:table-cell table:style-name="ce19" table:number-columns-repeated="249"/>
          <table:table-cell table:number-columns-repeated="768"/>
        </table:table-row>
        <table:table-row table:style-name="ro1">
          <table:table-cell table:style-name="ce19" table:number-columns-repeated="256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ettringite-Al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44.9" calcext:value-type="float">
            <text:p>-44.9</text:p>
          </table:table-cell>
          <table:table-cell table:style-name="ce19" office:value-type="string" calcext:value-type="string">
            <text:p>Ca6Al2(SO4)3(OH)12(H2O)26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5205940" calcext:value-type="float">
            <text:p>-15205940</text:p>
          </table:table-cell>
          <table:table-cell table:style-name="ce19" office:value-type="float" office:value="-17535000" calcext:value-type="float">
            <text:p>-17535000</text:p>
          </table:table-cell>
          <table:table-cell table:style-name="ce19" office:value-type="float" office:value="1900" calcext:value-type="float">
            <text:p>1900</text:p>
          </table:table-cell>
          <table:table-cell table:style-name="ce19" office:value-type="float" office:value="70.7" calcext:value-type="float">
            <text:p>70.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1939" calcext:value-type="float">
            <text:p>1939</text:p>
          </table:table-cell>
          <table:table-cell table:style-name="ce19" office:value-type="float" office:value="0.789" calcext:value-type="float">
            <text:p>0.789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ricarboaluminate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46.5" calcext:value-type="float">
            <text:p>-46.5</text:p>
          </table:table-cell>
          <table:table-cell table:style-name="ce19" office:value-type="string" calcext:value-type="string">
            <text:p>Ca6Al2(CO3)3(OH)12(H2O)26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4565640" calcext:value-type="float">
            <text:p>-14565640</text:p>
          </table:table-cell>
          <table:table-cell table:style-name="ce19" office:value-type="float" office:value="-16792000" calcext:value-type="float">
            <text:p>-16792000</text:p>
          </table:table-cell>
          <table:table-cell table:style-name="ce19" office:value-type="float" office:value="1858" calcext:value-type="float">
            <text:p>1858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2042" calcext:value-type="float">
            <text:p>2042</text:p>
          </table:table-cell>
          <table:table-cell table:style-name="ce19" office:value-type="float" office:value="0.559" calcext:value-type="float">
            <text:p>0.559</text:p>
          </table:table-cell>
          <table:table-cell table:style-name="ce19" office:value-type="float" office:value="-7780000" calcext:value-type="float">
            <text:p>-778000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ettringite-Fe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44" calcext:value-type="float">
            <text:p>-44</text:p>
          </table:table-cell>
          <table:table-cell table:style-name="ce19" office:value-type="string" calcext:value-type="string">
            <text:p>Ca6Fe2(SO4)3(OH)12(H2O)26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4282360" calcext:value-type="float">
            <text:p>-14282360</text:p>
          </table:table-cell>
          <table:table-cell table:style-name="ce19" office:value-type="float" office:value="-16600000" calcext:value-type="float">
            <text:p>-16600000</text:p>
          </table:table-cell>
          <table:table-cell table:style-name="ce19" office:value-type="float" office:value="1937" calcext:value-type="float">
            <text:p>1937</text:p>
          </table:table-cell>
          <table:table-cell table:style-name="ce19" office:value-type="float" office:value="71.7" calcext:value-type="float">
            <text:p>71.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1922" calcext:value-type="float">
            <text:p>1922</text:p>
          </table:table-cell>
          <table:table-cell table:style-name="ce19" office:value-type="float" office:value="0.855" calcext:value-type="float">
            <text:p>0.855</text:p>
          </table:table-cell>
          <table:table-cell table:style-name="ce19" office:value-type="float" office:value="2020000" calcext:value-type="float">
            <text:p>202000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3AH6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20.84" calcext:value-type="float">
            <text:p>-20.84</text:p>
          </table:table-cell>
          <table:table-cell table:style-name="ce19" office:value-type="string" calcext:value-type="string">
            <text:p>(CaO)3(Al2O3)(H2O)6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5010090" calcext:value-type="float">
            <text:p>-5010090</text:p>
          </table:table-cell>
          <table:table-cell table:style-name="ce19" office:value-type="float" office:value="-5540000" calcext:value-type="float">
            <text:p>-5540000</text:p>
          </table:table-cell>
          <table:table-cell table:style-name="ce19" office:value-type="float" office:value="419" calcext:value-type="float">
            <text:p>419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292" calcext:value-type="float">
            <text:p>292</text:p>
          </table:table-cell>
          <table:table-cell table:style-name="ce19" office:value-type="float" office:value="0.561" calcext:value-type="float">
            <text:p>0.56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3AS0.8H4.4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29.87" calcext:value-type="float">
            <text:p>-29.87</text:p>
          </table:table-cell>
          <table:table-cell table:style-name="ce19" office:value-type="string" calcext:value-type="string">
            <text:p>(CaO)3(Al2O3)(SiO2)8/10(H2O)44/10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5368010" calcext:value-type="float">
            <text:p>-5368010</text:p>
          </table:table-cell>
          <table:table-cell table:style-name="ce19" office:value-type="float" office:value="-5855000" calcext:value-type="float">
            <text:p>-5855000</text:p>
          </table:table-cell>
          <table:table-cell table:style-name="ce19" office:value-type="float" office:value="369" calcext:value-type="float">
            <text:p>369</text:p>
          </table:table-cell>
          <table:table-cell table:style-name="ce19" office:value-type="float" office:value="14.3" calcext:value-type="float">
            <text:p>14.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109" calcext:value-type="float">
            <text:p>109</text:p>
          </table:table-cell>
          <table:table-cell table:style-name="ce19" office:value-type="float" office:value="0.631" calcext:value-type="float">
            <text:p>0.631</text:p>
          </table:table-cell>
          <table:table-cell table:style-name="ce19" office:value-type="float" office:value="-1950000" calcext:value-type="float">
            <text:p>-1950000</text:p>
          </table:table-cell>
          <table:table-cell table:style-name="ce19" office:value-type="float" office:value="2560" calcext:value-type="float">
            <text:p>256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3FH6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25.16" calcext:value-type="float">
            <text:p>-25.16</text:p>
          </table:table-cell>
          <table:table-cell table:style-name="ce19" office:value-type="string" calcext:value-type="string">
            <text:p>(CaO)3(Fe2O3)(H2O)6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4116290" calcext:value-type="float">
            <text:p>-4116290</text:p>
          </table:table-cell>
          <table:table-cell table:style-name="ce19" office:value-type="float" office:value="-4640000" calcext:value-type="float">
            <text:p>-4640000</text:p>
          </table:table-cell>
          <table:table-cell table:style-name="ce19" office:value-type="float" office:value="439" calcext:value-type="float">
            <text:p>439</text:p>
          </table:table-cell>
          <table:table-cell table:style-name="ce19" office:value-type="float" office:value="15.5" calcext:value-type="float">
            <text:p>15.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275" calcext:value-type="float">
            <text:p>275</text:p>
          </table:table-cell>
          <table:table-cell table:style-name="ce19" office:value-type="float" office:value="0.627" calcext:value-type="float">
            <text:p>0.627</text:p>
          </table:table-cell>
          <table:table-cell table:style-name="ce19" office:value-type="float" office:value="2020000" calcext:value-type="float">
            <text:p>202000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4AH13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25.4" calcext:value-type="float">
            <text:p>-25.4</text:p>
          </table:table-cell>
          <table:table-cell table:style-name="ce19" office:value-type="string" calcext:value-type="string">
            <text:p>(CaO)4(Al2O3)(H2O)1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7326560" calcext:value-type="float">
            <text:p>-7326560</text:p>
          </table:table-cell>
          <table:table-cell table:style-name="ce19" office:value-type="float" office:value="-8302000" calcext:value-type="float">
            <text:p>-8302000</text:p>
          </table:table-cell>
          <table:table-cell table:style-name="ce19" office:value-type="float" office:value="700" calcext:value-type="float">
            <text:p>700</text:p>
          </table:table-cell>
          <table:table-cell table:style-name="ce19" office:value-type="float" office:value="27.4" calcext:value-type="float">
            <text:p>27.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711" calcext:value-type="float">
            <text:p>711</text:p>
          </table:table-cell>
          <table:table-cell table:style-name="ce19" office:value-type="float" office:value="1.047" calcext:value-type="float">
            <text:p>1.047</text:p>
          </table:table-cell>
          <table:table-cell table:style-name="ce19" office:value-type="float" office:value="-1600" calcext:value-type="float">
            <text:p>-160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2AH8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13.56" calcext:value-type="float">
            <text:p>-13.56</text:p>
          </table:table-cell>
          <table:table-cell table:style-name="ce19" office:value-type="string" calcext:value-type="string">
            <text:p>(CaO)2(Al2O3)(H2O)8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4812760" calcext:value-type="float">
            <text:p>-4812760</text:p>
          </table:table-cell>
          <table:table-cell table:style-name="ce19" office:value-type="float" office:value="-5433000" calcext:value-type="float">
            <text:p>-5433000</text:p>
          </table:table-cell>
          <table:table-cell table:style-name="ce19" office:value-type="float" office:value="440" calcext:value-type="float">
            <text:p>440</text:p>
          </table:table-cell>
          <table:table-cell table:style-name="ce19" office:value-type="float" office:value="18.4" calcext:value-type="float">
            <text:p>18.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392" calcext:value-type="float">
            <text:p>392</text:p>
          </table:table-cell>
          <table:table-cell table:style-name="ce19" office:value-type="float" office:value="0.714" calcext:value-type="float">
            <text:p>0.714</text:p>
          </table:table-cell>
          <table:table-cell table:style-name="ce19" office:value-type="float" office:value="-800" calcext:value-type="float">
            <text:p>-80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4ASH12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29.26" calcext:value-type="float">
            <text:p>-29.26</text:p>
          </table:table-cell>
          <table:table-cell table:style-name="ce19" office:value-type="string" calcext:value-type="string">
            <text:p>(CaO)4(Al2O3)(SO3)(H2O)1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7778500" calcext:value-type="float">
            <text:p>-7778500</text:p>
          </table:table-cell>
          <table:table-cell table:style-name="ce19" office:value-type="float" office:value="-8750000" calcext:value-type="float">
            <text:p>-8750000</text:p>
          </table:table-cell>
          <table:table-cell table:style-name="ce19" office:value-type="float" office:value="821" calcext:value-type="float">
            <text:p>821</text:p>
          </table:table-cell>
          <table:table-cell table:style-name="ce19" office:value-type="float" office:value="30.9" calcext:value-type="float">
            <text:p>30.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594" calcext:value-type="float">
            <text:p>594</text:p>
          </table:table-cell>
          <table:table-cell table:style-name="ce19" office:value-type="float" office:value="1.168" calcext:value-type="float">
            <text:p>1.168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4ACH11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31.47" calcext:value-type="float">
            <text:p>-31.47</text:p>
          </table:table-cell>
          <table:table-cell table:style-name="ce19" office:value-type="string" calcext:value-type="string">
            <text:p>(CaO)4(Al2O3)(CO2)(H2O)11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7337460" calcext:value-type="float">
            <text:p>-7337460</text:p>
          </table:table-cell>
          <table:table-cell table:style-name="ce19" office:value-type="float" office:value="-8250000" calcext:value-type="float">
            <text:p>-8250000</text:p>
          </table:table-cell>
          <table:table-cell table:style-name="ce19" office:value-type="float" office:value="657" calcext:value-type="float">
            <text:p>657</text:p>
          </table:table-cell>
          <table:table-cell table:style-name="ce19" office:value-type="float" office:value="26.2" calcext:value-type="float">
            <text:p>26.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618" calcext:value-type="float">
            <text:p>618</text:p>
          </table:table-cell>
          <table:table-cell table:style-name="ce19" office:value-type="float" office:value="0.982" calcext:value-type="float">
            <text:p>0.982</text:p>
          </table:table-cell>
          <table:table-cell table:style-name="ce19" office:value-type="float" office:value="-2590000" calcext:value-type="float">
            <text:p>-259000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4AC0.5H12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29.13" calcext:value-type="float">
            <text:p>-29.13</text:p>
          </table:table-cell>
          <table:table-cell table:style-name="ce19" office:value-type="string" calcext:value-type="string">
            <text:p>(CaO)4(Al2O3)(CO2)1/2(H2O)1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7335970" calcext:value-type="float">
            <text:p>-7335970</text:p>
          </table:table-cell>
          <table:table-cell table:style-name="ce19" office:value-type="float" office:value="-8270000" calcext:value-type="float">
            <text:p>-8270000</text:p>
          </table:table-cell>
          <table:table-cell table:style-name="ce19" office:value-type="float" office:value="713" calcext:value-type="float">
            <text:p>713</text:p>
          </table:table-cell>
          <table:table-cell table:style-name="ce19" office:value-type="float" office:value="28.5" calcext:value-type="float">
            <text:p>28.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664" calcext:value-type="float">
            <text:p>664</text:p>
          </table:table-cell>
          <table:table-cell table:style-name="ce19" office:value-type="float" office:value="1.014" calcext:value-type="float">
            <text:p>1.014</text:p>
          </table:table-cell>
          <table:table-cell table:style-name="ce19" office:value-type="float" office:value="-1300000" calcext:value-type="float">
            <text:p>-1300000</text:p>
          </table:table-cell>
          <table:table-cell table:style-name="ce19" office:value-type="float" office:value="-800" calcext:value-type="float">
            <text:p>-80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2ASH8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19.7" calcext:value-type="float">
            <text:p>-19.7</text:p>
          </table:table-cell>
          <table:table-cell table:style-name="ce19" office:value-type="string" calcext:value-type="string">
            <text:p>(CaO)2(Al2O3)(SiO2)(H2O)8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5705150" calcext:value-type="float">
            <text:p>-5705150</text:p>
          </table:table-cell>
          <table:table-cell table:style-name="ce19" office:value-type="float" office:value="-6360000" calcext:value-type="float">
            <text:p>-6360000</text:p>
          </table:table-cell>
          <table:table-cell table:style-name="ce19" office:value-type="float" office:value="546" calcext:value-type="float">
            <text:p>546</text:p>
          </table:table-cell>
          <table:table-cell table:style-name="ce19" office:value-type="float" office:value="21.6" calcext:value-type="float">
            <text:p>21.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438" calcext:value-type="float">
            <text:p>438</text:p>
          </table:table-cell>
          <table:table-cell table:style-name="ce19" office:value-type="float" office:value="0.749" calcext:value-type="float">
            <text:p>0.749</text:p>
          </table:table-cell>
          <table:table-cell table:style-name="ce19" office:value-type="float" office:value="-1130000" calcext:value-type="float">
            <text:p>-1130000</text:p>
          </table:table-cell>
          <table:table-cell table:style-name="ce19" office:value-type="float" office:value="-800" calcext:value-type="float">
            <text:p>-80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4FH13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29.4" calcext:value-type="float">
            <text:p>-29.4</text:p>
          </table:table-cell>
          <table:table-cell table:style-name="ce19" office:value-type="string" calcext:value-type="string">
            <text:p>(CaO)4(Fe2O3)(H2O)1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6430940" calcext:value-type="float">
            <text:p>-6430940</text:p>
          </table:table-cell>
          <table:table-cell table:style-name="ce19" office:value-type="float" office:value="-7395000" calcext:value-type="float">
            <text:p>-7395000</text:p>
          </table:table-cell>
          <table:table-cell table:style-name="ce19" office:value-type="float" office:value="737" calcext:value-type="float">
            <text:p>737</text:p>
          </table:table-cell>
          <table:table-cell table:style-name="ce19" office:value-type="float" office:value="28.6" calcext:value-type="float">
            <text:p>28.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694" calcext:value-type="float">
            <text:p>694</text:p>
          </table:table-cell>
          <table:table-cell table:style-name="ce19" office:value-type="float" office:value="1.113" calcext:value-type="float">
            <text:p>1.113</text:p>
          </table:table-cell>
          <table:table-cell table:style-name="ce19" office:value-type="float" office:value="2020000" calcext:value-type="float">
            <text:p>2020000</text:p>
          </table:table-cell>
          <table:table-cell table:style-name="ce19" office:value-type="float" office:value="-1600" calcext:value-type="float">
            <text:p>-160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2FH8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17.6" calcext:value-type="float">
            <text:p>-17.6</text:p>
          </table:table-cell>
          <table:table-cell table:style-name="ce19" office:value-type="string" calcext:value-type="string">
            <text:p>(CaO)2(Fe2O3)(H2O)8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3917380" calcext:value-type="float">
            <text:p>-3917380</text:p>
          </table:table-cell>
          <table:table-cell table:style-name="ce19" office:value-type="float" office:value="-4526000" calcext:value-type="float">
            <text:p>-4526000</text:p>
          </table:table-cell>
          <table:table-cell table:style-name="ce19" office:value-type="float" office:value="476" calcext:value-type="float">
            <text:p>476</text:p>
          </table:table-cell>
          <table:table-cell table:style-name="ce19" office:value-type="float" office:value="19.4" calcext:value-type="float">
            <text:p>19.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375" calcext:value-type="float">
            <text:p>375</text:p>
          </table:table-cell>
          <table:table-cell table:style-name="ce19" office:value-type="float" office:value="0.78" calcext:value-type="float">
            <text:p>0.78</text:p>
          </table:table-cell>
          <table:table-cell table:style-name="ce19" office:value-type="float" office:value="2020000" calcext:value-type="float">
            <text:p>2020000</text:p>
          </table:table-cell>
          <table:table-cell table:style-name="ce19" office:value-type="float" office:value="-800" calcext:value-type="float">
            <text:p>-80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4FSH12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33.2" calcext:value-type="float">
            <text:p>-33.2</text:p>
          </table:table-cell>
          <table:table-cell table:style-name="ce19" office:value-type="string" calcext:value-type="string">
            <text:p>(CaO)4(Fe2O3)(SO3)(H2O)1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6882550" calcext:value-type="float">
            <text:p>-6882550</text:p>
          </table:table-cell>
          <table:table-cell table:style-name="ce19" office:value-type="float" office:value="-7843000" calcext:value-type="float">
            <text:p>-7843000</text:p>
          </table:table-cell>
          <table:table-cell table:style-name="ce19" office:value-type="float" office:value="858" calcext:value-type="float">
            <text:p>858</text:p>
          </table:table-cell>
          <table:table-cell table:style-name="ce19" office:value-type="float" office:value="32.2" calcext:value-type="float">
            <text:p>32.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577" calcext:value-type="float">
            <text:p>577</text:p>
          </table:table-cell>
          <table:table-cell table:style-name="ce19" office:value-type="float" office:value="1.234" calcext:value-type="float">
            <text:p>1.234</text:p>
          </table:table-cell>
          <table:table-cell table:style-name="ce19" office:value-type="float" office:value="2020000" calcext:value-type="float">
            <text:p>202000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4FCH12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35.5" calcext:value-type="float">
            <text:p>-35.5</text:p>
          </table:table-cell>
          <table:table-cell table:style-name="ce19" office:value-type="string" calcext:value-type="string">
            <text:p>(CaO)4(Fe2O3)(CO2)(H2O)1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6679200" calcext:value-type="float">
            <text:p>-6679200</text:p>
          </table:table-cell>
          <table:table-cell table:style-name="ce19" office:value-type="float" office:value="-7637000" calcext:value-type="float">
            <text:p>-7637000</text:p>
          </table:table-cell>
          <table:table-cell table:style-name="ce19" office:value-type="float" office:value="737" calcext:value-type="float">
            <text:p>737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612" calcext:value-type="float">
            <text:p>612</text:p>
          </table:table-cell>
          <table:table-cell table:style-name="ce19" office:value-type="float" office:value="1.157" calcext:value-type="float">
            <text:p>1.157</text:p>
          </table:table-cell>
          <table:table-cell table:style-name="ce19" office:value-type="float" office:value="-573000" calcext:value-type="float">
            <text:p>-57300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4FC0.5H12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33.1" calcext:value-type="float">
            <text:p>-33.1</text:p>
          </table:table-cell>
          <table:table-cell table:style-name="ce19" office:value-type="string" calcext:value-type="string">
            <text:p>(CaO)4(Fe2O3)(CO2)1/2(H2O)1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6440190" calcext:value-type="float">
            <text:p>-6440190</text:p>
          </table:table-cell>
          <table:table-cell table:style-name="ce19" office:value-type="float" office:value="-7363000" calcext:value-type="float">
            <text:p>-7363000</text:p>
          </table:table-cell>
          <table:table-cell table:style-name="ce19" office:value-type="float" office:value="749" calcext:value-type="float">
            <text:p>749</text:p>
          </table:table-cell>
          <table:table-cell table:style-name="ce19" office:value-type="float" office:value="29.6" calcext:value-type="float">
            <text:p>29.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648" calcext:value-type="float">
            <text:p>648</text:p>
          </table:table-cell>
          <table:table-cell table:style-name="ce19" office:value-type="float" office:value="1.08" calcext:value-type="float">
            <text:p>1.08</text:p>
          </table:table-cell>
          <table:table-cell table:style-name="ce19" office:value-type="float" office:value="724000" calcext:value-type="float">
            <text:p>724000</text:p>
          </table:table-cell>
          <table:table-cell table:style-name="ce19" office:value-type="float" office:value="-800" calcext:value-type="float">
            <text:p>-80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2FSH8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23.7" calcext:value-type="float">
            <text:p>-23.7</text:p>
          </table:table-cell>
          <table:table-cell table:style-name="ce19" office:value-type="string" calcext:value-type="string">
            <text:p>(CaO)2(Fe2O3)(SiO2)(H2O)8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4809530" calcext:value-type="float">
            <text:p>-4809530</text:p>
          </table:table-cell>
          <table:table-cell table:style-name="ce19" office:value-type="float" office:value="-5453000" calcext:value-type="float">
            <text:p>-5453000</text:p>
          </table:table-cell>
          <table:table-cell table:style-name="ce19" office:value-type="float" office:value="583" calcext:value-type="float">
            <text:p>583</text:p>
          </table:table-cell>
          <table:table-cell table:style-name="ce19" office:value-type="float" office:value="22.7" calcext:value-type="float">
            <text:p>22.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422" calcext:value-type="float">
            <text:p>422</text:p>
          </table:table-cell>
          <table:table-cell table:style-name="ce19" office:value-type="float" office:value="0.815" calcext:value-type="float">
            <text:p>0.815</text:p>
          </table:table-cell>
          <table:table-cell table:style-name="ce19" office:value-type="float" office:value="891000" calcext:value-type="float">
            <text:p>891000</text:p>
          </table:table-cell>
          <table:table-cell table:style-name="ce19" office:value-type="float" office:value="-800" calcext:value-type="float">
            <text:p>-80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M4AH10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56.02" calcext:value-type="float">
            <text:p>-56.02</text:p>
          </table:table-cell>
          <table:table-cell table:style-name="ce19" office:value-type="string" calcext:value-type="string">
            <text:p>(MgO)4(Al2O3)(H2O)10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6394560" calcext:value-type="float">
            <text:p>-6394560</text:p>
          </table:table-cell>
          <table:table-cell table:style-name="ce19" office:value-type="float" office:value="-7196000" calcext:value-type="float">
            <text:p>-7196000</text:p>
          </table:table-cell>
          <table:table-cell table:style-name="ce19" office:value-type="float" office:value="549" calcext:value-type="float">
            <text:p>549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-364" calcext:value-type="float">
            <text:p>-364</text:p>
          </table:table-cell>
          <table:table-cell table:style-name="ce19" office:value-type="float" office:value="4.21" calcext:value-type="float">
            <text:p>4.21</text:p>
          </table:table-cell>
          <table:table-cell table:style-name="ce19" office:value-type="float" office:value="3750000" calcext:value-type="float">
            <text:p>3750000</text:p>
          </table:table-cell>
          <table:table-cell table:style-name="ce19" office:value-type="float" office:value="629" calcext:value-type="float">
            <text:p>629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M4AcH9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51.14" calcext:value-type="float">
            <text:p>-51.14</text:p>
          </table:table-cell>
          <table:table-cell table:style-name="ce19" office:value-type="string" calcext:value-type="string">
            <text:p>(MgO)4(Al2O3)(CO2)(H2O)9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6580150" calcext:value-type="float">
            <text:p>-6580150</text:p>
          </table:table-cell>
          <table:table-cell table:style-name="ce19" office:value-type="float" office:value="-7374000" calcext:value-type="float">
            <text:p>-7374000</text:p>
          </table:table-cell>
          <table:table-cell table:style-name="ce19" office:value-type="float" office:value="551" calcext:value-type="float">
            <text:p>55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-382" calcext:value-type="float">
            <text:p>-382</text:p>
          </table:table-cell>
          <table:table-cell table:style-name="ce19" office:value-type="float" office:value="4.24" calcext:value-type="float">
            <text:p>4.24</text:p>
          </table:table-cell>
          <table:table-cell table:style-name="ce19" office:value-type="float" office:value="4320000" calcext:value-type="float">
            <text:p>4320000</text:p>
          </table:table-cell>
          <table:table-cell table:style-name="ce19" office:value-type="float" office:value="629" calcext:value-type="float">
            <text:p>629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M4FH10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60" calcext:value-type="float">
            <text:p>-60</text:p>
          </table:table-cell>
          <table:table-cell table:style-name="ce19" office:value-type="string" calcext:value-type="string">
            <text:p>(MgO)4(Fe2O3)(H2O)10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5498840" calcext:value-type="float">
            <text:p>-5498840</text:p>
          </table:table-cell>
          <table:table-cell table:style-name="ce19" office:value-type="float" office:value="-6289000" calcext:value-type="float">
            <text:p>-6289000</text:p>
          </table:table-cell>
          <table:table-cell table:style-name="ce19" office:value-type="float" office:value="586" calcext:value-type="float">
            <text:p>586</text:p>
          </table:table-cell>
          <table:table-cell table:style-name="ce19" office:value-type="float" office:value="23.2" calcext:value-type="float">
            <text:p>23.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-381" calcext:value-type="float">
            <text:p>-381</text:p>
          </table:table-cell>
          <table:table-cell table:style-name="ce19" office:value-type="float" office:value="4.27" calcext:value-type="float">
            <text:p>4.27</text:p>
          </table:table-cell>
          <table:table-cell table:style-name="ce19" office:value-type="float" office:value="5780000" calcext:value-type="float">
            <text:p>5780000</text:p>
          </table:table-cell>
          <table:table-cell table:style-name="ce19" office:value-type="float" office:value="629" calcext:value-type="float">
            <text:p>629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SH_JEN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13.17" calcext:value-type="float">
            <text:p>-13.17</text:p>
          </table:table-cell>
          <table:table-cell table:style-name="ce19" office:value-type="string" calcext:value-type="string">
            <text:p>(CaO)5/3(SiO2)(H2O)21/10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480810" calcext:value-type="float">
            <text:p>-2480810</text:p>
          </table:table-cell>
          <table:table-cell table:style-name="ce19" office:value-type="float" office:value="-2723000" calcext:value-type="float">
            <text:p>-2723000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7.8" calcext:value-type="float">
            <text:p>7.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0.12" calcext:value-type="float">
            <text:p>0.12</text:p>
          </table:table-cell>
          <table:table-cell table:style-name="ce19" office:value-type="float" office:value="-3070000" calcext:value-type="float">
            <text:p>-307000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SH_TOB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8" calcext:value-type="float">
            <text:p>-8</text:p>
          </table:table-cell>
          <table:table-cell table:style-name="ce19" office:value-type="string" calcext:value-type="string">
            <text:p>(CaO)5/6(SiO2)(H2O)13/10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744360" calcext:value-type="float">
            <text:p>-1744360</text:p>
          </table:table-cell>
          <table:table-cell table:style-name="ce19" office:value-type="float" office:value="-1916000" calcext:value-type="float">
            <text:p>-1916000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5.9" calcext:value-type="float">
            <text:p>5.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0.16" calcext:value-type="float">
            <text:p>0.16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portlandite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5.2" calcext:value-type="float">
            <text:p>-5.2</text:p>
          </table:table-cell>
          <table:table-cell table:style-name="ce19" office:value-type="string" calcext:value-type="string">
            <text:p>Ca(OH)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897010" calcext:value-type="float">
            <text:p>-897010</text:p>
          </table:table-cell>
          <table:table-cell table:style-name="ce19" office:value-type="float" office:value="-985000" calcext:value-type="float">
            <text:p>-985000</text:p>
          </table:table-cell>
          <table:table-cell table:style-name="ce19" office:value-type="float" office:value="83" calcext:value-type="float">
            <text:p>83</text:p>
          </table:table-cell>
          <table:table-cell table:style-name="ce19" office:value-type="float" office:value="3.3" calcext:value-type="float">
            <text:p>3.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187" calcext:value-type="float">
            <text:p>187</text:p>
          </table:table-cell>
          <table:table-cell table:style-name="ce19" office:value-type="float" office:value="-0.022" calcext:value-type="float">
            <text:p>-0.02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600" calcext:value-type="float">
            <text:p>-160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SiO2,am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1.476" calcext:value-type="float">
            <text:p>1.476</text:p>
          </table:table-cell>
          <table:table-cell table:style-name="ce19" office:value-type="string" calcext:value-type="string">
            <text:p>SiO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848900" calcext:value-type="float">
            <text:p>-848900</text:p>
          </table:table-cell>
          <table:table-cell table:style-name="ce19" office:value-type="float" office:value="-903000" calcext:value-type="float">
            <text:p>-903000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2.9" calcext:value-type="float">
            <text:p>2.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0.034" calcext:value-type="float">
            <text:p>0.034</text:p>
          </table:table-cell>
          <table:table-cell table:style-name="ce19" office:value-type="float" office:value="1130000" calcext:value-type="float">
            <text:p>113000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H2O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14" calcext:value-type="float">
            <text:p>-14</text:p>
          </table:table-cell>
          <table:table-cell table:style-name="ce19" office:value-type="string" calcext:value-type="string">
            <text:p>H2O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37180" calcext:value-type="float">
            <text:p>-237180</text:p>
          </table:table-cell>
          <table:table-cell table:style-name="ce19" office:value-type="float" office:value="-286000" calcext:value-type="float">
            <text:p>-286000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1.8" calcext:value-type="float">
            <text:p>1.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75" calcext:value-type="float">
            <text:p>75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Gypsum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4.58" calcext:value-type="float">
            <text:p>-4.58</text:p>
          </table:table-cell>
          <table:table-cell table:style-name="ce19" office:value-type="string" calcext:value-type="string">
            <text:p>CaSO4(H2O)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797760" calcext:value-type="float">
            <text:p>-1797760</text:p>
          </table:table-cell>
          <table:table-cell table:style-name="ce19" office:value-type="float" office:value="-2023000" calcext:value-type="float">
            <text:p>-2023000</text:p>
          </table:table-cell>
          <table:table-cell table:style-name="ce19" office:value-type="float" office:value="194" calcext:value-type="float">
            <text:p>194</text:p>
          </table:table-cell>
          <table:table-cell table:style-name="ce19" office:value-type="float" office:value="7.5" calcext:value-type="float">
            <text:p>7.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91" calcext:value-type="float">
            <text:p>91</text:p>
          </table:table-cell>
          <table:table-cell table:style-name="ce19" office:value-type="float" office:value="0.318" calcext:value-type="float">
            <text:p>0.318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Anhydrite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4.36" calcext:value-type="float">
            <text:p>-4.36</text:p>
          </table:table-cell>
          <table:table-cell table:style-name="ce19" office:value-type="string" calcext:value-type="string">
            <text:p>CaSO4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322120" calcext:value-type="float">
            <text:p>-1322120</text:p>
          </table:table-cell>
          <table:table-cell table:style-name="ce19" office:value-type="float" office:value="-1435000" calcext:value-type="float">
            <text:p>-1435000</text:p>
          </table:table-cell>
          <table:table-cell table:style-name="ce19" office:value-type="float" office:value="107" calcext:value-type="float">
            <text:p>107</text:p>
          </table:table-cell>
          <table:table-cell table:style-name="ce19" office:value-type="float" office:value="4.6" calcext:value-type="float">
            <text:p>4.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0.099" calcext:value-type="float">
            <text:p>0.099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alcite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8.48" calcext:value-type="float">
            <text:p>-8.48</text:p>
          </table:table-cell>
          <table:table-cell table:style-name="ce19" office:value-type="string" calcext:value-type="string">
            <text:p>CaCO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129180" calcext:value-type="float">
            <text:p>-1129180</text:p>
          </table:table-cell>
          <table:table-cell table:style-name="ce19" office:value-type="float" office:value="-1207000" calcext:value-type="float">
            <text:p>-1207000</text:p>
          </table:table-cell>
          <table:table-cell table:style-name="ce19" office:value-type="float" office:value="93" calcext:value-type="float">
            <text:p>93</text:p>
          </table:table-cell>
          <table:table-cell table:style-name="ce19" office:value-type="float" office:value="3.7" calcext:value-type="float">
            <text:p>3.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105" calcext:value-type="float">
            <text:p>105</text:p>
          </table:table-cell>
          <table:table-cell table:style-name="ce19" office:value-type="float" office:value="0.022" calcext:value-type="float">
            <text:p>0.022</text:p>
          </table:table-cell>
          <table:table-cell table:style-name="ce19" office:value-type="float" office:value="-2590000" calcext:value-type="float">
            <text:p>-259000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Brucite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11.16" calcext:value-type="float">
            <text:p>-11.16</text:p>
          </table:table-cell>
          <table:table-cell table:style-name="ce19" office:value-type="string" calcext:value-type="string">
            <text:p>Mg(OH)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832230" calcext:value-type="float">
            <text:p>-832230</text:p>
          </table:table-cell>
          <table:table-cell table:style-name="ce19" office:value-type="float" office:value="-923000" calcext:value-type="float">
            <text:p>-923000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2.5" calcext:value-type="float">
            <text:p>2.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101" calcext:value-type="float">
            <text:p>101</text:p>
          </table:table-cell>
          <table:table-cell table:style-name="ce19" office:value-type="float" office:value="0.017" calcext:value-type="float">
            <text:p>0.017</text:p>
          </table:table-cell>
          <table:table-cell table:style-name="ce19" office:value-type="float" office:value="-2560000" calcext:value-type="float">
            <text:p>-256000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Al(OH)3_am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0.24" calcext:value-type="float">
            <text:p>0.24</text:p>
          </table:table-cell>
          <table:table-cell table:style-name="ce19" office:value-type="string" calcext:value-type="string">
            <text:p>Al(OH)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143210" calcext:value-type="float">
            <text:p>-1143210</text:p>
          </table:table-cell>
          <table:table-cell table:style-name="ce19" office:value-type="float" office:value="-1281000" calcext:value-type="float">
            <text:p>-1281000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3.2" calcext:value-type="float">
            <text:p>3.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0.191" calcext:value-type="float">
            <text:p>0.19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Al2O3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1.64" calcext:value-type="float">
            <text:p>1.64</text:p>
          </table:table-cell>
          <table:table-cell table:style-name="ce19" office:value-type="string" calcext:value-type="string">
            <text:p>Al2O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568260" calcext:value-type="float">
            <text:p>-1568260</text:p>
          </table:table-cell>
          <table:table-cell table:style-name="ce19" office:value-type="float" office:value="-1662000" calcext:value-type="float">
            <text:p>-1662000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2.6" calcext:value-type="float">
            <text:p>2.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115" calcext:value-type="float">
            <text:p>115</text:p>
          </table:table-cell>
          <table:table-cell table:style-name="ce19" office:value-type="float" office:value="0.012" calcext:value-type="float">
            <text:p>0.012</text:p>
          </table:table-cell>
          <table:table-cell table:style-name="ce19" office:value-type="float" office:value="-3510000" calcext:value-type="float">
            <text:p>-351000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Fe(OH)3_mic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4.6" calcext:value-type="float">
            <text:p>-4.6</text:p>
          </table:table-cell>
          <table:table-cell table:style-name="ce19" office:value-type="string" calcext:value-type="string">
            <text:p>Fe(OH)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711610" calcext:value-type="float">
            <text:p>-711610</text:p>
          </table:table-cell>
          <table:table-cell table:style-name="ce19" office:value-type="float" office:value="-844000" calcext:value-type="float">
            <text:p>-844000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3.4" calcext:value-type="float">
            <text:p>3.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0.052" calcext:value-type="float">
            <text:p>0.052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Fe2O3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14.08" calcext:value-type="float">
            <text:p>-14.08</text:p>
          </table:table-cell>
          <table:table-cell table:style-name="ce19" office:value-type="string" calcext:value-type="string">
            <text:p>Fe2O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739530" calcext:value-type="float">
            <text:p>-739530</text:p>
          </table:table-cell>
          <table:table-cell table:style-name="ce19" office:value-type="float" office:value="-821000" calcext:value-type="float">
            <text:p>-821000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98" calcext:value-type="float">
            <text:p>98</text:p>
          </table:table-cell>
          <table:table-cell table:style-name="ce19" office:value-type="float" office:value="0.078" calcext:value-type="float">
            <text:p>0.078</text:p>
          </table:table-cell>
          <table:table-cell table:style-name="ce19" office:value-type="float" office:value="-1490000" calcext:value-type="float">
            <text:p>-149000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3S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2784.33" calcext:value-type="float">
            <text:p>-2784.33</text:p>
          </table:table-cell>
          <table:table-cell table:style-name="ce19" office:value-type="string" calcext:value-type="string">
            <text:p>(CaO)3(SiO2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931000" calcext:value-type="float">
            <text:p>-2931000</text:p>
          </table:table-cell>
          <table:table-cell table:style-name="ce19" office:value-type="float" office:value="169000" calcext:value-type="float">
            <text:p>169000</text:p>
          </table:table-cell>
          <table:table-cell table:style-name="ce19" office:value-type="float" office:value="209" calcext:value-type="float">
            <text:p>209</text:p>
          </table:table-cell>
          <table:table-cell table:style-name="ce19" office:value-type="float" office:value="7.3" calcext:value-type="float">
            <text:p>7.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0.036" calcext:value-type="float">
            <text:p>0.036</text:p>
          </table:table-cell>
          <table:table-cell table:style-name="ce19" office:value-type="float" office:value="-4250000" calcext:value-type="float">
            <text:p>-425000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2S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2193.21" calcext:value-type="float">
            <text:p>-2193.21</text:p>
          </table:table-cell>
          <table:table-cell table:style-name="ce19" office:value-type="string" calcext:value-type="string">
            <text:p>(CaO)2(SiO2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308000" calcext:value-type="float">
            <text:p>-2308000</text:p>
          </table:table-cell>
          <table:table-cell table:style-name="ce19" office:value-type="float" office:value="128000" calcext:value-type="float">
            <text:p>128000</text:p>
          </table:table-cell>
          <table:table-cell table:style-name="ce19" office:value-type="float" office:value="152" calcext:value-type="float">
            <text:p>152</text:p>
          </table:table-cell>
          <table:table-cell table:style-name="ce19" office:value-type="float" office:value="5.2" calcext:value-type="float">
            <text:p>5.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0.037" calcext:value-type="float">
            <text:p>0.037</text:p>
          </table:table-cell>
          <table:table-cell table:style-name="ce19" office:value-type="float" office:value="-3030000" calcext:value-type="float">
            <text:p>-303000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3A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3382.35" calcext:value-type="float">
            <text:p>-3382.35</text:p>
          </table:table-cell>
          <table:table-cell table:style-name="ce19" office:value-type="string" calcext:value-type="string">
            <text:p>(CaO)3(Al2O3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3561000" calcext:value-type="float">
            <text:p>-3561000</text:p>
          </table:table-cell>
          <table:table-cell table:style-name="ce19" office:value-type="float" office:value="205000" calcext:value-type="float">
            <text:p>205000</text:p>
          </table:table-cell>
          <table:table-cell table:style-name="ce19" office:value-type="float" office:value="261" calcext:value-type="float">
            <text:p>261</text:p>
          </table:table-cell>
          <table:table-cell table:style-name="ce19" office:value-type="float" office:value="8.9" calcext:value-type="float">
            <text:p>8.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0.019" calcext:value-type="float">
            <text:p>0.019</text:p>
          </table:table-cell>
          <table:table-cell table:style-name="ce19" office:value-type="float" office:value="-5060000" calcext:value-type="float">
            <text:p>-506000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4AF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4786.5" calcext:value-type="float">
            <text:p>-4786.5</text:p>
          </table:table-cell>
          <table:table-cell table:style-name="ce19" office:value-type="string" calcext:value-type="string">
            <text:p>(CaO)4(Al2O3)(Fe2O3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5080000" calcext:value-type="float">
            <text:p>-5080000</text:p>
          </table:table-cell>
          <table:table-cell table:style-name="ce19" office:value-type="float" office:value="326000" calcext:value-type="float">
            <text:p>326000</text:p>
          </table:table-cell>
          <table:table-cell table:style-name="ce19" office:value-type="float" office:value="374" calcext:value-type="float">
            <text:p>374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0.073" calcext:value-type="float">
            <text:p>0.073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 table:number-rows-repeated="65493">
          <table:table-cell table:style-name="ce19" table:number-columns-repeated="256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lothenbach.$A$1" table:expression="#REF!"/>
          <table:named-expression table:name="Sheet_Title" table:base-cell-address="$lothenbach.$A$1" table:expression="&quot;lothenbach&quot;"/>
        </table:named-expressions>
      </table:table>
      <table:table table:name="WORK_logK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number-columns-repeated="2" table:default-cell-style-name="ce20"/>
        <table:table-column table:style-name="co16" table:default-cell-style-name="ce20"/>
        <table:table-column table:style-name="co4" table:number-columns-repeated="3" table:default-cell-style-name="ce20"/>
        <table:table-column table:style-name="co17" table:default-cell-style-name="ce20"/>
        <table:table-column table:style-name="co4" table:number-columns-repeated="8" table:default-cell-style-name="ce20"/>
        <table:table-column table:style-name="co18" table:default-cell-style-name="ce20"/>
        <table:table-column table:style-name="co4" table:number-columns-repeated="240" table:default-cell-style-name="ce20"/>
        <table:table-column table:style-name="co5" table:number-columns-repeated="768" table:default-cell-style-name="ce20"/>
        <table:table-row table:style-name="ro1">
          <table:table-cell table:style-name="ce5" office:value-type="string" calcext:value-type="string">
            <text:p>NAME</text:p>
          </table:table-cell>
          <table:table-cell table:style-name="ce3"/>
          <table:table-cell table:style-name="ce5" office:value-type="string" calcext:value-type="string">
            <text:p>SCFORM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PARAMETERS</text:p>
          </table:table-cell>
          <table:table-cell table:style-name="ce3" table:number-columns-repeated="251"/>
          <table:table-cell table:number-columns-repeated="768"/>
        </table:table-row>
        <table:table-row table:style-name="ro1">
          <table:table-cell table:style-name="ce3" office:value-type="string" calcext:value-type="string">
            <text:p>Afwillite <text:s text:c="5"/></text:p>
          </table:table-cell>
          <table:table-cell table:style-name="ce3"/>
          <table:table-cell table:style-name="ce3" office:value-type="string" calcext:value-type="string">
            <text:p>(CaO)3(SiO2)2(H2O)3</text:p>
          </table:table-cell>
          <table:table-cell table:style-name="ce3" office:value-type="string" calcext:value-type="string">
            <text:p>BLANC</text:p>
          </table:table-cell>
          <table:table-cell table:style-name="ce5" office:value-type="float" office:value="-49.42" calcext:value-type="float">
            <text:p>-49.42</text:p>
          </table:table-cell>
          <table:table-cell table:style-name="ce3"/>
          <table:table-cell table:style-name="ce3" office:value-type="string" calcext:value-type="string">
            <text:p>Afwillite</text:p>
          </table:table-cell>
          <table:table-cell table:style-name="ce3" office:value-type="string" calcext:value-type="string">
            <text:p>Ca3Si2O4(OH)6</text:p>
          </table:table-cell>
          <table:table-cell table:style-name="ce3" office:value-type="string" calcext:value-type="string">
            <text:p>CTDP</text:p>
          </table:table-cell>
          <table:table-cell table:style-name="ce3" office:value-type="float" office:value="-65.99163" calcext:value-type="float">
            <text:p>-65.99163</text:p>
          </table:table-cell>
          <table:table-cell table:style-name="ce5" office:value-type="float" office:value="-60.53235" calcext:value-type="float">
            <text:p>-60.53235</text:p>
          </table:table-cell>
          <table:table-cell table:style-name="ce3" office:value-type="float" office:value="-55.91757" calcext:value-type="float">
            <text:p>-55.91757</text:p>
          </table:table-cell>
          <table:table-cell table:style-name="ce3" office:value-type="float" office:value="-51.96554" calcext:value-type="float">
            <text:p>-51.96554</text:p>
          </table:table-cell>
          <table:table-cell table:style-name="ce3" office:value-type="float" office:value="-48.54307" calcext:value-type="float">
            <text:p>-48.54307</text:p>
          </table:table-cell>
          <table:table-cell table:style-name="ce3"/>
          <table:table-cell table:number-columns-repeated="2" table:style-name="ce5" office:value-type="string" calcext:value-type="string">
            <text:p>.NAM</text:p>
          </table:table-cell>
          <table:table-cell table:style-name="ce5" office:value-type="string" calcext:value-type="string">
            <text:p>H2O </text:p>
          </table:table-cell>
          <table:table-cell table:style-name="ce5" office:value-type="string" calcext:value-type="string">
            <text:p>CAO</text:p>
          </table:table-cell>
          <table:table-cell table:style-name="ce5" office:value-type="string" calcext:value-type="string">
            <text:p>SIO2</text:p>
          </table:table-cell>
          <table:table-cell table:style-name="ce3" table:number-columns-repeated="236"/>
          <table:table-cell table:number-columns-repeated="768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Cristobalite,alpha</text:p>
          </table:table-cell>
          <table:table-cell table:style-name="ce3" office:value-type="string" calcext:value-type="string">
            <text:p>SiO2</text:p>
          </table:table-cell>
          <table:table-cell table:style-name="ce3" office:value-type="string" calcext:value-type="string">
            <text:p>CTDP</text:p>
          </table:table-cell>
          <table:table-cell table:style-name="ce3" office:value-type="float" office:value="3.45738" calcext:value-type="float">
            <text:p>3.45738</text:p>
          </table:table-cell>
          <table:table-cell table:style-name="ce3" office:value-type="float" office:value="3.18738" calcext:value-type="float">
            <text:p>3.18738</text:p>
          </table:table-cell>
          <table:table-cell table:style-name="ce3" office:value-type="float" office:value="2.95914" calcext:value-type="float">
            <text:p>2.95914</text:p>
          </table:table-cell>
          <table:table-cell table:style-name="ce3" office:value-type="float" office:value="2.76368" calcext:value-type="float">
            <text:p>2.76368</text:p>
          </table:table-cell>
          <table:table-cell table:style-name="ce3" office:value-type="float" office:value="2.59441" calcext:value-type="float">
            <text:p>2.59441</text:p>
          </table:table-cell>
          <table:table-cell table:style-name="ce3"/>
          <table:table-cell table:style-name="ce5" office:value-type="string" calcext:value-type="string">
            <text:p>Gyrolite <text:s text:c="6"/></text:p>
          </table:table-cell>
          <table:table-cell table:style-name="ce5" office:value-type="string" calcext:value-type="string">
            <text:p>Gyr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number-columns-repeated="236"/>
          <table:table-cell table:number-columns-repeated="768"/>
        </table:table-row>
        <table:table-row table:style-name="ro1">
          <table:table-cell table:style-name="ce3" office:value-type="string" calcext:value-type="string">
            <text:p>C–S–H0.8 <text:s text:c="6"/></text:p>
          </table:table-cell>
          <table:table-cell table:style-name="ce3"/>
          <table:table-cell table:style-name="ce3" office:value-type="string" calcext:value-type="string">
            <text:p>(CaO)4/5(SiO2)(H2O)3/2</text:p>
          </table:table-cell>
          <table:table-cell table:style-name="ce3" office:value-type="string" calcext:value-type="string">
            <text:p>BLANC</text:p>
          </table:table-cell>
          <table:table-cell table:style-name="ce3" office:value-type="float" office:value="-11.05" calcext:value-type="float">
            <text:p>-11.05</text:p>
          </table:table-cell>
          <table:table-cell table:style-name="ce3" table:number-columns-repeated="10"/>
          <table:table-cell table:style-name="ce5" office:value-type="string" calcext:value-type="string">
            <text:p>Xonotlite <text:s text:c="5"/></text:p>
          </table:table-cell>
          <table:table-cell table:style-name="ce5" office:value-type="string" calcext:value-type="string">
            <text:p>Xo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3" table:number-columns-repeated="236"/>
          <table:table-cell table:number-columns-repeated="768"/>
        </table:table-row>
        <table:table-row table:style-name="ro1">
          <table:table-cell table:style-name="ce3" office:value-type="string" calcext:value-type="string">
            <text:p>C–S–H1.2 <text:s text:c="6"/></text:p>
          </table:table-cell>
          <table:table-cell table:style-name="ce3"/>
          <table:table-cell table:style-name="ce3" office:value-type="string" calcext:value-type="string">
            <text:p>(CaO)6/5(SiO2)(H2O)2</text:p>
          </table:table-cell>
          <table:table-cell table:style-name="ce3" office:value-type="string" calcext:value-type="string">
            <text:p>BLANC</text:p>
          </table:table-cell>
          <table:table-cell table:style-name="ce3" office:value-type="float" office:value="-19.3" calcext:value-type="float">
            <text:p>-19.3</text:p>
          </table:table-cell>
          <table:table-cell table:style-name="ce3" table:number-columns-repeated="10"/>
          <table:table-cell table:style-name="ce5" office:value-type="string" calcext:value-type="string">
            <text:p>Tobermorite-14A</text:p>
          </table:table-cell>
          <table:table-cell table:style-name="ce5" office:value-type="string" calcext:value-type="string">
            <text:p>Tob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3" table:number-columns-repeated="236"/>
          <table:table-cell table:number-columns-repeated="768"/>
        </table:table-row>
        <table:table-row table:style-name="ro1">
          <table:table-cell table:style-name="ce3" office:value-type="string" calcext:value-type="string">
            <text:p>C–S–H1.6 <text:s text:c="6"/></text:p>
          </table:table-cell>
          <table:table-cell table:style-name="ce3"/>
          <table:table-cell table:style-name="ce3" office:value-type="string" calcext:value-type="string">
            <text:p>(CaO)8/5(SiO2)(H2O)13/10</text:p>
          </table:table-cell>
          <table:table-cell table:style-name="ce3" office:value-type="string" calcext:value-type="string">
            <text:p>BLANC</text:p>
          </table:table-cell>
          <table:table-cell table:style-name="ce3" office:value-type="float" office:value="-28" calcext:value-type="float">
            <text:p>-28</text:p>
          </table:table-cell>
          <table:table-cell table:style-name="ce3" table:number-columns-repeated="10"/>
          <table:table-cell table:style-name="ce5" office:value-type="string" calcext:value-type="string">
            <text:p>Tobermorite-11A</text:p>
          </table:table-cell>
          <table:table-cell table:style-name="ce5" office:value-type="string" calcext:value-type="string">
            <text:p>Tob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3" table:number-columns-repeated="236"/>
          <table:table-cell table:number-columns-repeated="768"/>
        </table:table-row>
        <table:table-row table:style-name="ro1">
          <table:table-cell table:style-name="ce3" office:value-type="string" calcext:value-type="string">
            <text:p>Foshagite <text:s text:c="5"/></text:p>
          </table:table-cell>
          <table:table-cell table:style-name="ce3"/>
          <table:table-cell table:style-name="ce3" office:value-type="string" calcext:value-type="string">
            <text:p>(CaO)4(SiO2)3(H2O)3/2</text:p>
          </table:table-cell>
          <table:table-cell table:style-name="ce3" office:value-type="string" calcext:value-type="string">
            <text:p>BLANC</text:p>
          </table:table-cell>
          <table:table-cell table:style-name="ce3" office:value-type="float" office:value="-65.96" calcext:value-type="float">
            <text:p>-65.96</text:p>
          </table:table-cell>
          <table:table-cell table:style-name="ce3" table:number-columns-repeated="10"/>
          <table:table-cell table:style-name="ce5" office:value-type="string" calcext:value-type="string">
            <text:p>Foshagite <text:s text:c="5"/></text:p>
          </table:table-cell>
          <table:table-cell table:style-name="ce5" office:value-type="string" calcext:value-type="string">
            <text:p>Fos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number-columns-repeated="236"/>
          <table:table-cell table:number-columns-repeated="768"/>
        </table:table-row>
        <table:table-row table:style-name="ro1">
          <table:table-cell table:style-name="ce3" office:value-type="string" calcext:value-type="string">
            <text:p>Gyrolite <text:s text:c="6"/></text:p>
          </table:table-cell>
          <table:table-cell table:style-name="ce3"/>
          <table:table-cell table:style-name="ce3" office:value-type="string" calcext:value-type="string">
            <text:p>(CaO)2(SiO2)3(H2O)5/2</text:p>
          </table:table-cell>
          <table:table-cell table:style-name="ce3" office:value-type="string" calcext:value-type="string">
            <text:p>BLANC</text:p>
          </table:table-cell>
          <table:table-cell table:style-name="ce5" office:value-type="float" office:value="-22.34" calcext:value-type="float">
            <text:p>-22.34</text:p>
          </table:table-cell>
          <table:table-cell table:style-name="ce3"/>
          <table:table-cell table:style-name="ce3" office:value-type="string" calcext:value-type="string">
            <text:p>Gyrolite</text:p>
          </table:table-cell>
          <table:table-cell table:style-name="ce3" office:value-type="string" calcext:value-type="string">
            <text:p>(CaO)2(SiO2)3(H2O)5/2</text:p>
          </table:table-cell>
          <table:table-cell table:style-name="ce3" office:value-type="string" calcext:value-type="string">
            <text:p>CTDP</text:p>
          </table:table-cell>
          <table:table-cell table:style-name="ce3" office:value-type="float" office:value="-25.58691" calcext:value-type="float">
            <text:p>-25.58691</text:p>
          </table:table-cell>
          <table:table-cell table:style-name="ce5" office:value-type="float" office:value="-23.66685" calcext:value-type="float">
            <text:p>-23.66685</text:p>
          </table:table-cell>
          <table:table-cell table:style-name="ce3" office:value-type="float" office:value="-22.04381" calcext:value-type="float">
            <text:p>-22.04381</text:p>
          </table:table-cell>
          <table:table-cell table:style-name="ce3" office:value-type="float" office:value="-20.65387" calcext:value-type="float">
            <text:p>-20.65387</text:p>
          </table:table-cell>
          <table:table-cell table:style-name="ce3" office:value-type="float" office:value="-19.45017" calcext:value-type="float">
            <text:p>-19.45017</text:p>
          </table:table-cell>
          <table:table-cell table:style-name="ce3"/>
          <table:table-cell table:style-name="ce5" office:value-type="string" calcext:value-type="string">
            <text:p>Jennite <text:s text:c="7"/></text:p>
          </table:table-cell>
          <table:table-cell table:style-name="ce5" office:value-type="string" calcext:value-type="string">
            <text:p>Jen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3" table:number-columns-repeated="236"/>
          <table:table-cell table:number-columns-repeated="768"/>
        </table:table-row>
        <table:table-row table:style-name="ro1">
          <table:table-cell table:style-name="ce3" office:value-type="string" calcext:value-type="string">
            <text:p>Hillebrandite <text:s/></text:p>
          </table:table-cell>
          <table:table-cell table:style-name="ce3"/>
          <table:table-cell table:style-name="ce3" office:value-type="string" calcext:value-type="string">
            <text:p>(CaO)2(SiO2)(H2O)7/6</text:p>
          </table:table-cell>
          <table:table-cell table:style-name="ce3" office:value-type="string" calcext:value-type="string">
            <text:p>BLANC</text:p>
          </table:table-cell>
          <table:table-cell table:style-name="ce3" office:value-type="float" office:value="-36.95" calcext:value-type="float">
            <text:p>-36.95</text:p>
          </table:table-cell>
          <table:table-cell table:style-name="ce3" table:number-columns-repeated="10"/>
          <table:table-cell table:style-name="ce5" office:value-type="string" calcext:value-type="string">
            <text:p>Afwillite <text:s text:c="5"/></text:p>
          </table:table-cell>
          <table:table-cell table:style-name="ce5" office:value-type="string" calcext:value-type="string">
            <text:p>Afw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3" table:number-columns-repeated="236"/>
          <table:table-cell table:number-columns-repeated="768"/>
        </table:table-row>
        <table:table-row table:style-name="ro1">
          <table:table-cell table:style-name="ce3" office:value-type="string" calcext:value-type="string">
            <text:p>Jaffeite <text:s text:c="6"/></text:p>
          </table:table-cell>
          <table:table-cell table:style-name="ce3"/>
          <table:table-cell table:style-name="ce3" office:value-type="string" calcext:value-type="string">
            <text:p>(CaO)6(SiO2)2(H2O)3</text:p>
          </table:table-cell>
          <table:table-cell table:style-name="ce3" office:value-type="string" calcext:value-type="string">
            <text:p>BLANC</text:p>
          </table:table-cell>
          <table:table-cell table:style-name="ce3" office:value-type="float" office:value="-114.06" calcext:value-type="float">
            <text:p>-114.06</text:p>
          </table:table-cell>
          <table:table-cell table:style-name="ce3" table:number-columns-repeated="10"/>
          <table:table-cell table:style-name="ce5" office:value-type="string" calcext:value-type="string">
            <text:p>Hillebrandite <text:s/></text:p>
          </table:table-cell>
          <table:table-cell table:style-name="ce5" office:value-type="string" calcext:value-type="string">
            <text:p>Hil</text:p>
          </table:table-cell>
          <table:table-cell table:style-name="ce5" office:value-type="float" office:value="1.17" calcext:value-type="float">
            <text:p>1.1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number-columns-repeated="236"/>
          <table:table-cell table:number-columns-repeated="768"/>
        </table:table-row>
        <table:table-row table:style-name="ro1">
          <table:table-cell table:style-name="ce3" office:value-type="string" calcext:value-type="string">
            <text:p>Jennite <text:s text:c="7"/></text:p>
          </table:table-cell>
          <table:table-cell table:style-name="ce3"/>
          <table:table-cell table:style-name="ce3" office:value-type="string" calcext:value-type="string">
            <text:p>(CaO)9(SiO2)6(H2O)11</text:p>
          </table:table-cell>
          <table:table-cell table:style-name="ce3" office:value-type="string" calcext:value-type="string">
            <text:p>BLANC</text:p>
          </table:table-cell>
          <table:table-cell table:style-name="ce3" office:value-type="float" office:value="-147.33" calcext:value-type="float">
            <text:p>-147.33</text:p>
          </table:table-cell>
          <table:table-cell table:style-name="ce3" table:number-columns-repeated="10"/>
          <table:table-cell table:style-name="ce5" office:value-type="string" calcext:value-type="string">
            <text:p>Truscottite <text:s text:c="3"/></text:p>
          </table:table-cell>
          <table:table-cell table:style-name="ce5" office:value-type="string" calcext:value-type="string">
            <text:p>Tru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3" table:number-columns-repeated="236"/>
          <table:table-cell table:number-columns-repeated="768"/>
        </table:table-row>
        <table:table-row table:style-name="ro1">
          <table:table-cell table:style-name="ce3" office:value-type="string" calcext:value-type="string">
            <text:p>Okenite <text:s text:c="7"/></text:p>
          </table:table-cell>
          <table:table-cell table:style-name="ce3"/>
          <table:table-cell table:style-name="ce3" office:value-type="string" calcext:value-type="string">
            <text:p>(CaO)(SiO2)2(H2O)3</text:p>
          </table:table-cell>
          <table:table-cell table:style-name="ce3" office:value-type="string" calcext:value-type="string">
            <text:p>BLANC</text:p>
          </table:table-cell>
          <table:table-cell table:style-name="ce5" office:value-type="float" office:value="-9.18" calcext:value-type="float">
            <text:p>-9.18</text:p>
          </table:table-cell>
          <table:table-cell table:style-name="ce3"/>
          <table:table-cell table:style-name="ce3" office:value-type="string" calcext:value-type="string">
            <text:p>Okenite</text:p>
          </table:table-cell>
          <table:table-cell table:style-name="ce3" office:value-type="string" calcext:value-type="string">
            <text:p>CaSi2O4(OH)2(H2O)</text:p>
          </table:table-cell>
          <table:table-cell table:style-name="ce3" office:value-type="string" calcext:value-type="string">
            <text:p>CTDP</text:p>
          </table:table-cell>
          <table:table-cell table:style-name="ce3" office:value-type="float" office:value="-11.59279" calcext:value-type="float">
            <text:p>-11.59279</text:p>
          </table:table-cell>
          <table:table-cell table:style-name="ce5" office:value-type="float" office:value="-10.88541" calcext:value-type="float">
            <text:p>-10.88541</text:p>
          </table:table-cell>
          <table:table-cell table:style-name="ce3" office:value-type="float" office:value="-10.28746" calcext:value-type="float">
            <text:p>-10.28746</text:p>
          </table:table-cell>
          <table:table-cell table:style-name="ce3" office:value-type="float" office:value="-9.77539" calcext:value-type="float">
            <text:p>-9.77539</text:p>
          </table:table-cell>
          <table:table-cell table:style-name="ce3" office:value-type="float" office:value="-9.33193" calcext:value-type="float">
            <text:p>-9.33193</text:p>
          </table:table-cell>
          <table:table-cell table:style-name="ce3"/>
          <table:table-cell table:style-name="ce5" office:value-type="string" calcext:value-type="string">
            <text:p>Okenite <text:s text:c="7"/></text:p>
          </table:table-cell>
          <table:table-cell table:style-name="ce5" office:value-type="string" calcext:value-type="string">
            <text:p>Ok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" table:number-columns-repeated="236"/>
          <table:table-cell table:number-columns-repeated="768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Portlandite</text:p>
          </table:table-cell>
          <table:table-cell table:style-name="ce3" office:value-type="string" calcext:value-type="string">
            <text:p>Ca(OH)2</text:p>
          </table:table-cell>
          <table:table-cell table:style-name="ce3" office:value-type="string" calcext:value-type="string">
            <text:p>CTDP</text:p>
          </table:table-cell>
          <table:table-cell table:style-name="ce3" office:value-type="float" office:value="-24.87963" calcext:value-type="float">
            <text:p>-24.87963</text:p>
          </table:table-cell>
          <table:table-cell table:style-name="ce3" office:value-type="float" office:value="-22.8" calcext:value-type="float">
            <text:p>-22.8</text:p>
          </table:table-cell>
          <table:table-cell table:style-name="ce3" office:value-type="float" office:value="-21.04207" calcext:value-type="float">
            <text:p>-21.04207</text:p>
          </table:table-cell>
          <table:table-cell table:style-name="ce3" office:value-type="float" office:value="-19.5366" calcext:value-type="float">
            <text:p>-19.5366</text:p>
          </table:table-cell>
          <table:table-cell table:style-name="ce3" office:value-type="float" office:value="-18.23286" calcext:value-type="float">
            <text:p>-18.23286</text:p>
          </table:table-cell>
          <table:table-cell table:style-name="ce3" table:number-columns-repeated="242"/>
          <table:table-cell table:number-columns-repeated="768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Quartz,alpha</text:p>
          </table:table-cell>
          <table:table-cell table:style-name="ce3" office:value-type="string" calcext:value-type="string">
            <text:p>SiO2</text:p>
          </table:table-cell>
          <table:table-cell table:style-name="ce3" office:value-type="string" calcext:value-type="string">
            <text:p>CTDP</text:p>
          </table:table-cell>
          <table:table-cell table:style-name="ce3" office:value-type="float" office:value="4.07718" calcext:value-type="float">
            <text:p>4.07718</text:p>
          </table:table-cell>
          <table:table-cell table:style-name="ce3" office:value-type="float" office:value="3.74629" calcext:value-type="float">
            <text:p>3.74629</text:p>
          </table:table-cell>
          <table:table-cell table:style-name="ce3" office:value-type="float" office:value="3.46659" calcext:value-type="float">
            <text:p>3.46659</text:p>
          </table:table-cell>
          <table:table-cell table:style-name="ce3" office:value-type="float" office:value="3.22706" calcext:value-type="float">
            <text:p>3.22706</text:p>
          </table:table-cell>
          <table:table-cell table:style-name="ce3" office:value-type="float" office:value="3.01962" calcext:value-type="float">
            <text:p>3.01962</text:p>
          </table:table-cell>
          <table:table-cell table:style-name="ce3" table:number-columns-repeated="242"/>
          <table:table-cell table:number-columns-repeated="768"/>
        </table:table-row>
        <table:table-row table:style-name="ro1">
          <table:table-cell table:style-name="ce3" office:value-type="string" calcext:value-type="string">
            <text:p>Tobermorite-11A</text:p>
          </table:table-cell>
          <table:table-cell table:style-name="ce3"/>
          <table:table-cell table:style-name="ce3" office:value-type="string" calcext:value-type="string">
            <text:p>(CaO)5(SiO2)6(H2O)11/2</text:p>
          </table:table-cell>
          <table:table-cell table:style-name="ce3" office:value-type="string" calcext:value-type="string">
            <text:p>BLANC</text:p>
          </table:table-cell>
          <table:table-cell table:style-name="ce5" office:value-type="float" office:value="-65.58" calcext:value-type="float">
            <text:p>-65.58</text:p>
          </table:table-cell>
          <table:table-cell table:style-name="ce3"/>
          <table:table-cell table:style-name="ce3" office:value-type="string" calcext:value-type="string">
            <text:p>Tobermorite_11A</text:p>
          </table:table-cell>
          <table:table-cell table:style-name="ce3" office:value-type="string" calcext:value-type="string">
            <text:p>((Ca5Si6)2O23(OH)22)/2</text:p>
          </table:table-cell>
          <table:table-cell table:style-name="ce3" office:value-type="string" calcext:value-type="string">
            <text:p>CTDP</text:p>
          </table:table-cell>
          <table:table-cell table:style-name="ce3" office:value-type="float" office:value="-72.89864" calcext:value-type="float">
            <text:p>-72.89864</text:p>
          </table:table-cell>
          <table:table-cell table:style-name="ce5" office:value-type="float" office:value="-67.1178" calcext:value-type="float">
            <text:p>-67.1178</text:p>
          </table:table-cell>
          <table:table-cell table:style-name="ce3" office:value-type="float" office:value="-62.23119" calcext:value-type="float">
            <text:p>-62.23119</text:p>
          </table:table-cell>
          <table:table-cell table:style-name="ce3" office:value-type="float" office:value="-58.04638" calcext:value-type="float">
            <text:p>-58.04638</text:p>
          </table:table-cell>
          <table:table-cell table:style-name="ce3" office:value-type="float" office:value="-54.42231" calcext:value-type="float">
            <text:p>-54.42231</text:p>
          </table:table-cell>
          <table:table-cell table:style-name="ce3" table:number-columns-repeated="242"/>
          <table:table-cell table:number-columns-repeated="768"/>
        </table:table-row>
        <table:table-row table:style-name="ro1">
          <table:table-cell table:style-name="ce3" office:value-type="string" calcext:value-type="string">
            <text:p>Tobermorite-14A</text:p>
          </table:table-cell>
          <table:table-cell table:style-name="ce3"/>
          <table:table-cell table:style-name="ce3" office:value-type="string" calcext:value-type="string">
            <text:p>(CaO)5(SiO2)6(H2O)21/2</text:p>
          </table:table-cell>
          <table:table-cell table:style-name="ce3" office:value-type="string" calcext:value-type="string">
            <text:p>BLANC</text:p>
          </table:table-cell>
          <table:table-cell table:style-name="ce5" office:value-type="float" office:value="-62.94" calcext:value-type="float">
            <text:p>-62.94</text:p>
          </table:table-cell>
          <table:table-cell table:style-name="ce3"/>
          <table:table-cell table:style-name="ce3" office:value-type="string" calcext:value-type="string">
            <text:p>Tobermorite_14A</text:p>
          </table:table-cell>
          <table:table-cell table:style-name="ce3" office:value-type="string" calcext:value-type="string">
            <text:p>((Ca5Si6)2O13(OH)42)/2</text:p>
          </table:table-cell>
          <table:table-cell table:style-name="ce3" office:value-type="string" calcext:value-type="string">
            <text:p>CTDP</text:p>
          </table:table-cell>
          <table:table-cell table:style-name="ce3" office:value-type="float" office:value="-70.19781" calcext:value-type="float">
            <text:p>-70.19781</text:p>
          </table:table-cell>
          <table:table-cell table:style-name="ce5" office:value-type="float" office:value="-65.31395" calcext:value-type="float">
            <text:p>-65.31395</text:p>
          </table:table-cell>
          <table:table-cell table:style-name="ce3" office:value-type="float" office:value="-61.18558" calcext:value-type="float">
            <text:p>-61.18558</text:p>
          </table:table-cell>
          <table:table-cell table:style-name="ce3" office:value-type="float" office:value="-57.65011" calcext:value-type="float">
            <text:p>-57.65011</text:p>
          </table:table-cell>
          <table:table-cell table:style-name="ce3" office:value-type="float" office:value="-54.58837" calcext:value-type="float">
            <text:p>-54.58837</text:p>
          </table:table-cell>
          <table:table-cell table:style-name="ce3" table:number-columns-repeated="242"/>
          <table:table-cell table:number-columns-repeated="768"/>
        </table:table-row>
        <table:table-row table:style-name="ro1">
          <table:table-cell table:style-name="ce3" office:value-type="string" calcext:value-type="string">
            <text:p>Truscottite <text:s text:c="3"/></text:p>
          </table:table-cell>
          <table:table-cell table:style-name="ce3"/>
          <table:table-cell table:style-name="ce3" office:value-type="string" calcext:value-type="string">
            <text:p>(CaO)7(SiO2)12(H2O)3</text:p>
          </table:table-cell>
          <table:table-cell table:style-name="ce3" office:value-type="string" calcext:value-type="string">
            <text:p>BLANC</text:p>
          </table:table-cell>
          <table:table-cell table:style-name="ce3" office:value-type="float" office:value="-77.08" calcext:value-type="float">
            <text:p>-77.08</text:p>
          </table:table-cell>
          <table:table-cell table:style-name="ce3"/>
          <table:table-cell table:style-name="ce3" office:value-type="string" calcext:value-type="string">
            <text:p>Tobermorite_9A</text:p>
          </table:table-cell>
          <table:table-cell table:style-name="ce3" office:value-type="string" calcext:value-type="string">
            <text:p>(CaO)5(SiO2)6(H2O)3</text:p>
          </table:table-cell>
          <table:table-cell table:style-name="ce3" office:value-type="string" calcext:value-type="string">
            <text:p>CTDP</text:p>
          </table:table-cell>
          <table:table-cell table:style-name="ce3" office:value-type="float" office:value="-77.06929" calcext:value-type="float">
            <text:p>-77.06929</text:p>
          </table:table-cell>
          <table:table-cell table:style-name="ce3" office:value-type="float" office:value="-70.60354" calcext:value-type="float">
            <text:p>-70.60354</text:p>
          </table:table-cell>
          <table:table-cell table:style-name="ce3" office:value-type="float" office:value="-65.13799" calcext:value-type="float">
            <text:p>-65.13799</text:p>
          </table:table-cell>
          <table:table-cell table:style-name="ce3" office:value-type="float" office:value="-60.45737" calcext:value-type="float">
            <text:p>-60.45737</text:p>
          </table:table-cell>
          <table:table-cell table:style-name="ce3" office:value-type="float" office:value="-56.40393" calcext:value-type="float">
            <text:p>-56.40393</text:p>
          </table:table-cell>
          <table:table-cell table:style-name="ce3" table:number-columns-repeated="242"/>
          <table:table-cell table:number-columns-repeated="768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Wollastonite</text:p>
          </table:table-cell>
          <table:table-cell table:style-name="ce3" office:value-type="string" calcext:value-type="string">
            <text:p>CaSiO3</text:p>
          </table:table-cell>
          <table:table-cell table:style-name="ce3" office:value-type="string" calcext:value-type="string">
            <text:p>CTDP</text:p>
          </table:table-cell>
          <table:table-cell table:style-name="ce3" office:value-type="float" office:value="-15.44191" calcext:value-type="float">
            <text:p>-15.44191</text:p>
          </table:table-cell>
          <table:table-cell table:style-name="ce3" office:value-type="float" office:value="-14.01735" calcext:value-type="float">
            <text:p>-14.01735</text:p>
          </table:table-cell>
          <table:table-cell table:style-name="ce3" office:value-type="float" office:value="-12.81315" calcext:value-type="float">
            <text:p>-12.81315</text:p>
          </table:table-cell>
          <table:table-cell table:style-name="ce3" office:value-type="float" office:value="-11.78189" calcext:value-type="float">
            <text:p>-11.78189</text:p>
          </table:table-cell>
          <table:table-cell table:style-name="ce3" office:value-type="float" office:value="-10.88881" calcext:value-type="float">
            <text:p>-10.88881</text:p>
          </table:table-cell>
          <table:table-cell table:style-name="ce3" table:number-columns-repeated="242"/>
          <table:table-cell table:number-columns-repeated="768"/>
        </table:table-row>
        <table:table-row table:style-name="ro1">
          <table:table-cell table:style-name="ce3" office:value-type="string" calcext:value-type="string">
            <text:p>Xonotlite <text:s text:c="5"/></text:p>
          </table:table-cell>
          <table:table-cell table:style-name="ce3"/>
          <table:table-cell table:style-name="ce3" office:value-type="string" calcext:value-type="string">
            <text:p>(CaO)6(SiO2)6(H2O)</text:p>
          </table:table-cell>
          <table:table-cell table:style-name="ce3" office:value-type="string" calcext:value-type="string">
            <text:p>BLANC</text:p>
          </table:table-cell>
          <table:table-cell table:style-name="ce5" office:value-type="float" office:value="-91.34" calcext:value-type="float">
            <text:p>-91.34</text:p>
          </table:table-cell>
          <table:table-cell table:style-name="ce3"/>
          <table:table-cell table:style-name="ce3" office:value-type="string" calcext:value-type="string">
            <text:p>Xonotlite</text:p>
          </table:table-cell>
          <table:table-cell table:style-name="ce3" office:value-type="string" calcext:value-type="string">
            <text:p>Ca6Si6O17(OH)2</text:p>
          </table:table-cell>
          <table:table-cell table:style-name="ce3" office:value-type="string" calcext:value-type="string">
            <text:p>CTDP</text:p>
          </table:table-cell>
          <table:table-cell table:style-name="ce3" office:value-type="float" office:value="-102.48481" calcext:value-type="float">
            <text:p>-102.48481</text:p>
          </table:table-cell>
          <table:table-cell table:style-name="ce5" office:value-type="float" office:value="-93.36028" calcext:value-type="float">
            <text:p>-93.36028</text:p>
          </table:table-cell>
          <table:table-cell table:style-name="ce3" office:value-type="float" office:value="-85.64723" calcext:value-type="float">
            <text:p>-85.64723</text:p>
          </table:table-cell>
          <table:table-cell table:style-name="ce3" office:value-type="float" office:value="-79.04189" calcext:value-type="float">
            <text:p>-79.04189</text:p>
          </table:table-cell>
          <table:table-cell table:style-name="ce3" office:value-type="float" office:value="-73.32164" calcext:value-type="float">
            <text:p>-73.32164</text:p>
          </table:table-cell>
          <table:table-cell table:style-name="ce3" table:number-columns-repeated="242"/>
          <table:table-cell table:number-columns-repeated="768"/>
        </table:table-row>
        <table:table-row table:style-name="ro1">
          <table:table-cell table:style-name="ce3" table:number-columns-repeated="10"/>
          <table:table-cell table:style-name="ce5"/>
          <table:table-cell table:style-name="ce3" table:number-columns-repeated="245"/>
          <table:table-cell table:number-columns-repeated="768"/>
        </table:table-row>
        <table:table-row table:style-name="ro1" table:number-rows-repeated="65516">
          <table:table-cell table:style-name="ce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WORK_logK.$A$1" table:expression="#REF!"/>
          <table:named-expression table:name="Sheet_Title" table:base-cell-address="$WORK_logK.$A$1" table:expression="&quot;WORK_logK&quot;"/>
        </table:named-expressions>
      </table:table>
      <table:table table:name="blanc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number-columns-repeated="2" table:default-cell-style-name="ce20"/>
        <table:table-column table:style-name="co26" table:default-cell-style-name="ce20"/>
        <table:table-column table:style-name="co4" table:default-cell-style-name="ce20"/>
        <table:table-column table:style-name="co27" table:number-columns-repeated="2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11" table:default-cell-style-name="ce20"/>
        <table:table-column table:style-name="co4" table:number-columns-repeated="4" table:default-cell-style-name="ce20"/>
        <table:table-column table:style-name="co31" table:default-cell-style-name="ce20"/>
        <table:table-column table:style-name="co4" table:number-columns-repeated="234" table:default-cell-style-name="ce20"/>
        <table:table-column table:style-name="co5" table:number-columns-repeated="768" table:default-cell-style-name="ce20"/>
        <table:table-row table:style-name="ro1">
          <table:table-cell table:style-name="ce19" office:value-type="string" calcext:value-type="string">
            <text:p>SPECIES HSV.HKF</text:p>
          </table:table-cell>
          <table:table-cell table:style-name="ce19" table:number-columns-repeated="6"/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V_J/bar</text:p>
          </table:table-cell>
          <table:table-cell table:style-name="ce19" table:number-columns-repeated="245"/>
          <table:table-cell table:number-columns-repeated="768"/>
        </table:table-row>
        <table:table-row table:style-name="ro1"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KIP</text:p>
          </table:table-cell>
          <table:table-cell table:style-name="ce5" office:value-type="string" calcext:value-type="string">
            <text:p>SCFORM</text:p>
          </table:table-cell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PARAMETERS</text:p>
          </table:table-cell>
          <table:table-cell table:style-name="ce5" table:number-columns-repeated="249"/>
          <table:table-cell table:number-columns-repeated="768"/>
        </table:table-row>
        <table:table-row table:style-name="ro1">
          <table:table-cell table:style-name="ce5" table:number-columns-repeated="256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Portlandite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(H2O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896887" calcext:value-type="float">
            <text:p>-896887</text:p>
          </table:table-cell>
          <table:table-cell table:style-name="ce19" office:value-type="float" office:value="-984553" calcext:value-type="float">
            <text:p>-984553</text:p>
          </table:table-cell>
          <table:table-cell table:style-name="ce19" office:value-type="float" office:value="83.39" calcext:value-type="float">
            <text:p>83.39</text:p>
          </table:table-cell>
          <table:table-cell table:style-name="ce19" office:value-type="float" office:value="3.3056" calcext:value-type="float">
            <text:p>3.305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89.26" calcext:value-type="float">
            <text:p>89.26</text:p>
          </table:table-cell>
          <table:table-cell table:style-name="ce23" office:value-type="float" office:value="0.03311" calcext:value-type="float">
            <text:p>0.03311</text:p>
          </table:table-cell>
          <table:table-cell table:style-name="ce23" office:value-type="float" office:value="-1035000" calcext:value-type="float">
            <text:p>-1035000</text:p>
          </table:table-cell>
          <table:table-cell table:style-name="ce19" table:number-columns-repeated="240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Wollastonite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(SiO2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544837" calcext:value-type="float">
            <text:p>-1544837</text:p>
          </table:table-cell>
          <table:table-cell table:style-name="ce19" office:value-type="float" office:value="-1630145" calcext:value-type="float">
            <text:p>-1630145</text:p>
          </table:table-cell>
          <table:table-cell table:style-name="ce19" office:value-type="float" office:value="82.01" calcext:value-type="float">
            <text:p>82.01</text:p>
          </table:table-cell>
          <table:table-cell table:style-name="ce19" office:value-type="float" office:value="3.993" calcext:value-type="float">
            <text:p>3.99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11.46" calcext:value-type="float">
            <text:p>111.46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Okenite <text:s text:c="7"/>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(SiO2)2(H2O)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881719" calcext:value-type="float">
            <text:p>-2881719</text:p>
          </table:table-cell>
          <table:table-cell table:style-name="ce19" office:value-type="float" office:value="-3135700" calcext:value-type="float">
            <text:p>-3135700</text:p>
          </table:table-cell>
          <table:table-cell table:style-name="ce19" office:value-type="float" office:value="206.75" calcext:value-type="float">
            <text:p>206.75</text:p>
          </table:table-cell>
          <table:table-cell table:style-name="ce19" office:value-type="float" office:value="9.477" calcext:value-type="float">
            <text:p>9.47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210.7" calcext:value-type="float">
            <text:p>210.7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!MIN</text:p>
          </table:table-cell>
          <table:table-cell table:style-name="ce19" office:value-type="string" calcext:value-type="string">
            <text:p>Okenite2 <text:s text:c="5"/>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(SiO2)2(H2O)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881719" calcext:value-type="float">
            <text:p>-2881719</text:p>
          </table:table-cell>
          <table:table-cell table:style-name="ce19" office:value-type="float" office:value="-3139260" calcext:value-type="float">
            <text:p>-3139260</text:p>
          </table:table-cell>
          <table:table-cell table:style-name="ce19" office:value-type="float" office:value="194.81" calcext:value-type="float">
            <text:p>194.81</text:p>
          </table:table-cell>
          <table:table-cell table:style-name="ce19" office:value-type="float" office:value="9.477" calcext:value-type="float">
            <text:p>9.47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210.07" calcext:value-type="float">
            <text:p>210.07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Hillebrandite <text:s/>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2(SiO2)(H2O)7/6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481381" calcext:value-type="float">
            <text:p>-2481381</text:p>
          </table:table-cell>
          <table:table-cell table:style-name="ce19" office:value-type="float" office:value="-2662480" calcext:value-type="float">
            <text:p>-2662480</text:p>
          </table:table-cell>
          <table:table-cell table:style-name="ce19" office:value-type="float" office:value="177.8" calcext:value-type="float">
            <text:p>177.8</text:p>
          </table:table-cell>
          <table:table-cell table:style-name="ce19" office:value-type="float" office:value="7.258" calcext:value-type="float">
            <text:p>7.25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77.46" calcext:value-type="float">
            <text:p>177.46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Gyrolite <text:s text:c="6"/>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2(SiO2)3(H2O)5/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4550063" calcext:value-type="float">
            <text:p>-4550063</text:p>
          </table:table-cell>
          <table:table-cell table:style-name="ce19" office:value-type="float" office:value="-4917990" calcext:value-type="float">
            <text:p>-4917990</text:p>
          </table:table-cell>
          <table:table-cell table:style-name="ce19" office:value-type="float" office:value="309.32" calcext:value-type="float">
            <text:p>309.32</text:p>
          </table:table-cell>
          <table:table-cell table:style-name="ce19" office:value-type="float" office:value="13.734" calcext:value-type="float">
            <text:p>13.73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325.94" calcext:value-type="float">
            <text:p>325.94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Afwillite <text:s text:c="5"/>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3(SiO2)2(H2O)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4469061" calcext:value-type="float">
            <text:p>-4469061</text:p>
          </table:table-cell>
          <table:table-cell table:style-name="ce19" office:value-type="float" office:value="-4853820" calcext:value-type="float">
            <text:p>-4853820</text:p>
          </table:table-cell>
          <table:table-cell table:style-name="ce19" office:value-type="float" office:value="289.7" calcext:value-type="float">
            <text:p>289.7</text:p>
          </table:table-cell>
          <table:table-cell table:style-name="ce19" office:value-type="float" office:value="12.953" calcext:value-type="float">
            <text:p>12.95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303.55" calcext:value-type="float">
            <text:p>303.55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Foshagite <text:s text:c="5"/>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4(SiO2)3(H2O)3/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5643832" calcext:value-type="float">
            <text:p>-5643832</text:p>
          </table:table-cell>
          <table:table-cell table:style-name="ce19" office:value-type="float" office:value="-6032430" calcext:value-type="float">
            <text:p>-6032430</text:p>
          </table:table-cell>
          <table:table-cell table:style-name="ce19" office:value-type="float" office:value="295.07" calcext:value-type="float">
            <text:p>295.07</text:p>
          </table:table-cell>
          <table:table-cell table:style-name="ce19" office:value-type="float" office:value="16.066" calcext:value-type="float">
            <text:p>16.06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309.38" calcext:value-type="float">
            <text:p>309.38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SH08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4/5(SiO2)(H2O)154/100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769030" calcext:value-type="float">
            <text:p>-1769030</text:p>
          </table:table-cell>
          <table:table-cell table:style-name="ce19" office:value-type="float" office:value="-1945130" calcext:value-type="float">
            <text:p>-1945130</text:p>
          </table:table-cell>
          <table:table-cell table:style-name="ce19" office:value-type="float" office:value="107.85" calcext:value-type="float">
            <text:p>107.85</text:p>
          </table:table-cell>
          <table:table-cell table:style-name="ce19" office:value-type="float" office:value="5.929" calcext:value-type="float">
            <text:p>5.92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36.53" calcext:value-type="float">
            <text:p>136.53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obermorite-11A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5(SiO2)6(H2O)11/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9889345" calcext:value-type="float">
            <text:p>-9889345</text:p>
          </table:table-cell>
          <table:table-cell table:style-name="ce19" office:value-type="float" office:value="-10680920" calcext:value-type="float">
            <text:p>-10680920</text:p>
          </table:table-cell>
          <table:table-cell table:style-name="ce19" office:value-type="float" office:value="692.55" calcext:value-type="float">
            <text:p>692.55</text:p>
          </table:table-cell>
          <table:table-cell table:style-name="ce19" office:value-type="float" office:value="28.619" calcext:value-type="float">
            <text:p>28.61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764.91" calcext:value-type="float">
            <text:p>764.91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obermorite-14A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5(SiO2)6(H2O)21/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1090120" calcext:value-type="float">
            <text:p>-11090120</text:p>
          </table:table-cell>
          <table:table-cell table:style-name="ce19" office:value-type="float" office:value="-12175150" calcext:value-type="float">
            <text:p>-12175150</text:p>
          </table:table-cell>
          <table:table-cell table:style-name="ce19" office:value-type="float" office:value="874.57" calcext:value-type="float">
            <text:p>874.57</text:p>
          </table:table-cell>
          <table:table-cell table:style-name="ce19" office:value-type="float" office:value="35.13" calcext:value-type="float">
            <text:p>35.1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973.53" calcext:value-type="float">
            <text:p>973.53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Jaffeite <text:s text:c="6"/>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6(SiO2)2(H2O)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6469940" calcext:value-type="float">
            <text:p>-6469940</text:p>
          </table:table-cell>
          <table:table-cell table:style-name="ce19" office:value-type="float" office:value="-6972770" calcext:value-type="float">
            <text:p>-6972770</text:p>
          </table:table-cell>
          <table:table-cell table:style-name="ce19" office:value-type="float" office:value="326.19" calcext:value-type="float">
            <text:p>326.19</text:p>
          </table:table-cell>
          <table:table-cell table:style-name="ce19" office:value-type="float" office:value="17.438" calcext:value-type="float">
            <text:p>17.4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344.9" calcext:value-type="float">
            <text:p>344.9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Xonotlite <text:s text:c="5"/>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6(SiO2)6(H2O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9465120" calcext:value-type="float">
            <text:p>-9465120</text:p>
          </table:table-cell>
          <table:table-cell table:style-name="ce19" office:value-type="float" office:value="-10022150" calcext:value-type="float">
            <text:p>-10022150</text:p>
          </table:table-cell>
          <table:table-cell table:style-name="ce19" office:value-type="float" office:value="573.74" calcext:value-type="float">
            <text:p>573.74</text:p>
          </table:table-cell>
          <table:table-cell table:style-name="ce19" office:value-type="float" office:value="25.69" calcext:value-type="float">
            <text:p>25.6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628.64" calcext:value-type="float">
            <text:p>628.64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SH12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6/5(SiO2)(H2O)206/100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161230" calcext:value-type="float">
            <text:p>-2161230</text:p>
          </table:table-cell>
          <table:table-cell table:style-name="ce19" office:value-type="float" office:value="-2384340" calcext:value-type="float">
            <text:p>-2384340</text:p>
          </table:table-cell>
          <table:table-cell table:style-name="ce19" office:value-type="float" office:value="129.14" calcext:value-type="float">
            <text:p>129.14</text:p>
          </table:table-cell>
          <table:table-cell table:style-name="ce19" office:value-type="float" office:value="7.195" calcext:value-type="float">
            <text:p>7.19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69.97" calcext:value-type="float">
            <text:p>169.97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ruscottite <text:s text:c="3"/>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7(SiO2)12(H2O)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5280400" calcext:value-type="float">
            <text:p>-15280400</text:p>
          </table:table-cell>
          <table:table-cell table:style-name="ce19" office:value-type="float" office:value="-16854620" calcext:value-type="float">
            <text:p>-16854620</text:p>
          </table:table-cell>
          <table:table-cell table:style-name="ce19" office:value-type="float" office:value="927.68" calcext:value-type="float">
            <text:p>927.68</text:p>
          </table:table-cell>
          <table:table-cell table:style-name="ce19" office:value-type="float" office:value="47.873" calcext:value-type="float">
            <text:p>47.87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034.1" calcext:value-type="float">
            <text:p>1034.1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SH16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8/5(SiO2)(H2O)258/100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550860" calcext:value-type="float">
            <text:p>-2550860</text:p>
          </table:table-cell>
          <table:table-cell table:style-name="ce19" office:value-type="float" office:value="-2819790" calcext:value-type="float">
            <text:p>-2819790</text:p>
          </table:table-cell>
          <table:table-cell table:style-name="ce19" office:value-type="float" office:value="154.42" calcext:value-type="float">
            <text:p>154.42</text:p>
          </table:table-cell>
          <table:table-cell table:style-name="ce19" office:value-type="float" office:value="8.468" calcext:value-type="float">
            <text:p>8.46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91.28" calcext:value-type="float">
            <text:p>191.28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Jennite <text:s text:c="7"/>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9(SiO2)6(H2O)11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3886772" calcext:value-type="float">
            <text:p>-13886772</text:p>
          </table:table-cell>
          <table:table-cell table:style-name="ce19" office:value-type="float" office:value="-15189040" calcext:value-type="float">
            <text:p>-15189040</text:p>
          </table:table-cell>
          <table:table-cell table:style-name="ce19" office:value-type="float" office:value="839.25" calcext:value-type="float">
            <text:p>839.25</text:p>
          </table:table-cell>
          <table:table-cell table:style-name="ce19" office:value-type="float" office:value="45.64" calcext:value-type="float">
            <text:p>45.6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933.21" calcext:value-type="float">
            <text:p>933.21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Quartz-a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SiO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856281" calcext:value-type="float">
            <text:p>-856281</text:p>
          </table:table-cell>
          <table:table-cell table:style-name="ce19" office:value-type="float" office:value="-910700" calcext:value-type="float">
            <text:p>-910700</text:p>
          </table:table-cell>
          <table:table-cell table:style-name="ce19" office:value-type="float" office:value="41.44" calcext:value-type="float">
            <text:p>41.44</text:p>
          </table:table-cell>
          <table:table-cell table:style-name="ce19" office:value-type="float" office:value="2.269" calcext:value-type="float">
            <text:p>2.26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39.62" calcext:value-type="float">
            <text:p>39.62</text:p>
          </table:table-cell>
          <table:table-cell table:style-name="ce23" office:value-type="float" office:value="0.04478" calcext:value-type="float">
            <text:p>0.04478</text:p>
          </table:table-cell>
          <table:table-cell table:style-name="ce23" office:value-type="float" office:value="-745000" calcext:value-type="float">
            <text:p>-745000</text:p>
          </table:table-cell>
          <table:table-cell table:style-name="ce19" table:number-columns-repeated="240"/>
          <table:table-cell table:number-columns-repeated="768"/>
        </table:table-row>
        <table:table-row table:style-name="ro1">
          <table:table-cell table:style-name="ce19" office:value-type="string" calcext:value-type="string">
            <text:p>!MIN</text:p>
          </table:table-cell>
          <table:table-cell table:style-name="ce19" office:value-type="string" calcext:value-type="string">
            <text:p>C2SH,alpha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xxx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449120" calcext:value-type="float">
            <text:p>-2449120</text:p>
          </table:table-cell>
          <table:table-cell table:style-name="ce19" office:value-type="float" office:value="-2634920" calcext:value-type="float">
            <text:p>-2634920</text:p>
          </table:table-cell>
          <table:table-cell table:style-name="ce19" office:value-type="float" office:value="122.38" calcext:value-type="float">
            <text:p>122.38</text:p>
          </table:table-cell>
          <table:table-cell table:style-name="ce19" office:value-type="float" office:value="7.112" calcext:value-type="float">
            <text:p>7.11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11.88" calcext:value-type="float">
            <text:p>111.88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table:number-columns-repeated="256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Gyrolite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2(SiO2)3(H2O)5/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4550060" calcext:value-type="float">
            <text:p>-4550060</text:p>
          </table:table-cell>
          <table:table-cell table:style-name="ce19" office:value-type="float" office:value="-4917990" calcext:value-type="float">
            <text:p>-4917990</text:p>
          </table:table-cell>
          <table:table-cell table:style-name="ce19" office:value-type="float" office:value="309.32" calcext:value-type="float">
            <text:p>309.32</text:p>
          </table:table-cell>
          <table:table-cell table:style-name="ce19" office:value-type="float" office:value="137.34" calcext:value-type="float">
            <text:p>137.3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325.94" calcext:value-type="float">
            <text:p>325.94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Xonotlite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6(SiO2)6(H2O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9465120" calcext:value-type="float">
            <text:p>-9465120</text:p>
          </table:table-cell>
          <table:table-cell table:style-name="ce19" office:value-type="float" office:value="-10022150" calcext:value-type="float">
            <text:p>-10022150</text:p>
          </table:table-cell>
          <table:table-cell table:style-name="ce19" office:value-type="float" office:value="573.74" calcext:value-type="float">
            <text:p>573.74</text:p>
          </table:table-cell>
          <table:table-cell table:style-name="ce19" office:value-type="float" office:value="256.9" calcext:value-type="float">
            <text:p>256.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628.64" calcext:value-type="float">
            <text:p>628.64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obermorite-14A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5(SiO2)6(H2O)21/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1090120" calcext:value-type="float">
            <text:p>-11090120</text:p>
          </table:table-cell>
          <table:table-cell table:style-name="ce19" office:value-type="float" office:value="-12175150" calcext:value-type="float">
            <text:p>-12175150</text:p>
          </table:table-cell>
          <table:table-cell table:style-name="ce19" office:value-type="float" office:value="874.57" calcext:value-type="float">
            <text:p>874.57</text:p>
          </table:table-cell>
          <table:table-cell table:style-name="ce19" office:value-type="float" office:value="351.3" calcext:value-type="float">
            <text:p>351.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973.53" calcext:value-type="float">
            <text:p>973.53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obermorite-11A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5(SiO2)6(H2O)11/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9889250" calcext:value-type="float">
            <text:p>-9889250</text:p>
          </table:table-cell>
          <table:table-cell table:style-name="ce19" office:value-type="float" office:value="-10680920" calcext:value-type="float">
            <text:p>-10680920</text:p>
          </table:table-cell>
          <table:table-cell table:style-name="ce19" office:value-type="float" office:value="692.55" calcext:value-type="float">
            <text:p>692.55</text:p>
          </table:table-cell>
          <table:table-cell table:style-name="ce19" office:value-type="float" office:value="286.19" calcext:value-type="float">
            <text:p>286.1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764.91" calcext:value-type="float">
            <text:p>764.91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Foshagite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4(SiO2)3(H2O)3/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5643830" calcext:value-type="float">
            <text:p>-5643830</text:p>
          </table:table-cell>
          <table:table-cell table:style-name="ce19" office:value-type="float" office:value="-6032430" calcext:value-type="float">
            <text:p>-6032430</text:p>
          </table:table-cell>
          <table:table-cell table:style-name="ce19" office:value-type="float" office:value="295.07" calcext:value-type="float">
            <text:p>295.07</text:p>
          </table:table-cell>
          <table:table-cell table:style-name="ce19" office:value-type="float" office:value="160.66" calcext:value-type="float">
            <text:p>160.6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309.38" calcext:value-type="float">
            <text:p>309.38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Jennite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9(SiO2)6(H2O)11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3886770" calcext:value-type="float">
            <text:p>-13886770</text:p>
          </table:table-cell>
          <table:table-cell table:style-name="ce19" office:value-type="float" office:value="-15189040" calcext:value-type="float">
            <text:p>-15189040</text:p>
          </table:table-cell>
          <table:table-cell table:style-name="ce19" office:value-type="float" office:value="839.25" calcext:value-type="float">
            <text:p>839.25</text:p>
          </table:table-cell>
          <table:table-cell table:style-name="ce19" office:value-type="float" office:value="456.4" calcext:value-type="float">
            <text:p>456.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933.21" calcext:value-type="float">
            <text:p>933.21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Afwillite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3(SiO2)2(H2O)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4469060" calcext:value-type="float">
            <text:p>-4469060</text:p>
          </table:table-cell>
          <table:table-cell table:style-name="ce19" office:value-type="float" office:value="-4853820" calcext:value-type="float">
            <text:p>-4853820</text:p>
          </table:table-cell>
          <table:table-cell table:style-name="ce19" office:value-type="float" office:value="289.7" calcext:value-type="float">
            <text:p>289.7</text:p>
          </table:table-cell>
          <table:table-cell table:style-name="ce19" office:value-type="float" office:value="129.53" calcext:value-type="float">
            <text:p>129.5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303.55" calcext:value-type="float">
            <text:p>303.55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Hillebrandite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2(SiO2)(H2O)7/6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481950" calcext:value-type="float">
            <text:p>-2481950</text:p>
          </table:table-cell>
          <table:table-cell table:style-name="ce19" office:value-type="float" office:value="-2662480" calcext:value-type="float">
            <text:p>-2662480</text:p>
          </table:table-cell>
          <table:table-cell table:style-name="ce19" office:value-type="float" office:value="179.71" calcext:value-type="float">
            <text:p>179.71</text:p>
          </table:table-cell>
          <table:table-cell table:style-name="ce19" office:value-type="float" office:value="72.58" calcext:value-type="float">
            <text:p>72.5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77.46" calcext:value-type="float">
            <text:p>177.46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!MIN</text:p>
          </table:table-cell>
          <table:table-cell table:style-name="ce19" office:value-type="string" calcext:value-type="string">
            <text:p>CSH16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8/5(SiO2)(H2O)258/100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550860" calcext:value-type="float">
            <text:p>-2550860</text:p>
          </table:table-cell>
          <table:table-cell table:style-name="ce19" office:value-type="float" office:value="-2819790" calcext:value-type="float">
            <text:p>-2819790</text:p>
          </table:table-cell>
          <table:table-cell table:style-name="ce19" office:value-type="float" office:value="154.42" calcext:value-type="float">
            <text:p>154.42</text:p>
          </table:table-cell>
          <table:table-cell table:style-name="ce19" office:value-type="float" office:value="84.68" calcext:value-type="float">
            <text:p>84.6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90.1" calcext:value-type="float">
            <text:p>190.1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SH12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6/5(SiO2)(H2O)206/100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161230" calcext:value-type="float">
            <text:p>-2161230</text:p>
          </table:table-cell>
          <table:table-cell table:style-name="ce19" office:value-type="float" office:value="-2384340" calcext:value-type="float">
            <text:p>-2384340</text:p>
          </table:table-cell>
          <table:table-cell table:style-name="ce19" office:value-type="float" office:value="129.14" calcext:value-type="float">
            <text:p>129.14</text:p>
          </table:table-cell>
          <table:table-cell table:style-name="ce19" office:value-type="float" office:value="71.95" calcext:value-type="float">
            <text:p>71.9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62.13" calcext:value-type="float">
            <text:p>162.13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SH08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4/5(SiO2)(H2O)154/100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769030" calcext:value-type="float">
            <text:p>-1769030</text:p>
          </table:table-cell>
          <table:table-cell table:style-name="ce19" office:value-type="float" office:value="-1945130" calcext:value-type="float">
            <text:p>-1945130</text:p>
          </table:table-cell>
          <table:table-cell table:style-name="ce19" office:value-type="float" office:value="107.85" calcext:value-type="float">
            <text:p>107.85</text:p>
          </table:table-cell>
          <table:table-cell table:style-name="ce19" office:value-type="float" office:value="59.29" calcext:value-type="float">
            <text:p>59.2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38.38" calcext:value-type="float">
            <text:p>138.38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ruscottite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7(SiO2)12(H2O)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5280400" calcext:value-type="float">
            <text:p>-15280400</text:p>
          </table:table-cell>
          <table:table-cell table:style-name="ce19" office:value-type="float" office:value="-16854620" calcext:value-type="float">
            <text:p>-16854620</text:p>
          </table:table-cell>
          <table:table-cell table:style-name="ce19" office:value-type="float" office:value="927.68" calcext:value-type="float">
            <text:p>927.68</text:p>
          </table:table-cell>
          <table:table-cell table:style-name="ce19" office:value-type="float" office:value="478.73" calcext:value-type="float">
            <text:p>478.7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034.1" calcext:value-type="float">
            <text:p>1034.1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Okenite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(SiO2)2(H2O)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881720" calcext:value-type="float">
            <text:p>-2881720</text:p>
          </table:table-cell>
          <table:table-cell table:style-name="ce19" office:value-type="float" office:value="-3135700" calcext:value-type="float">
            <text:p>-3135700</text:p>
          </table:table-cell>
          <table:table-cell table:style-name="ce19" office:value-type="float" office:value="208.52" calcext:value-type="float">
            <text:p>208.52</text:p>
          </table:table-cell>
          <table:table-cell table:style-name="ce19" office:value-type="float" office:value="94.77" calcext:value-type="float">
            <text:p>94.7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210.07" calcext:value-type="float">
            <text:p>210.07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!MIN</text:p>
          </table:table-cell>
          <table:table-cell table:style-name="ce19" office:value-type="string" calcext:value-type="string">
            <text:p>C2SH,alpha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xxx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449120" calcext:value-type="float">
            <text:p>-2449120</text:p>
          </table:table-cell>
          <table:table-cell table:style-name="ce19" office:value-type="float" office:value="-2634920" calcext:value-type="float">
            <text:p>-2634920</text:p>
          </table:table-cell>
          <table:table-cell table:style-name="ce19" office:value-type="float" office:value="122.38" calcext:value-type="float">
            <text:p>122.38</text:p>
          </table:table-cell>
          <table:table-cell table:style-name="ce19" office:value-type="float" office:value="71.12" calcext:value-type="float">
            <text:p>71.1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11.88" calcext:value-type="float">
            <text:p>111.88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Jaffeite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6(SiO2)2(H2O)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6469940" calcext:value-type="float">
            <text:p>-6469940</text:p>
          </table:table-cell>
          <table:table-cell table:style-name="ce19" office:value-type="float" office:value="-6972770" calcext:value-type="float">
            <text:p>-6972770</text:p>
          </table:table-cell>
          <table:table-cell table:style-name="ce19" office:value-type="float" office:value="326.19" calcext:value-type="float">
            <text:p>326.19</text:p>
          </table:table-cell>
          <table:table-cell table:style-name="ce19" office:value-type="float" office:value="174.38" calcext:value-type="float">
            <text:p>174.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344.9" calcext:value-type="float">
            <text:p>344.9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PORTLANDITE</text:p>
          </table:table-cell>
          <table:table-cell table:style-name="ce19" office:value-type="string" calcext:value-type="string">
            <text:p>xxx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(H2O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986092" calcext:value-type="float">
            <text:p>-986092</text:p>
          </table:table-cell>
          <table:table-cell table:style-name="ce19" office:value-type="float" office:value="83.247" calcext:value-type="float">
            <text:p>83.247</text:p>
          </table:table-cell>
          <table:table-cell table:style-name="ce19" office:value-type="float" office:value="3.306" calcext:value-type="float">
            <text:p>3.30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86.7" calcext:value-type="float">
            <text:p>186.7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QUARTZ-A</text:p>
          </table:table-cell>
          <table:table-cell table:style-name="ce19" office:value-type="string" calcext:value-type="string">
            <text:p>TWQDEC06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SiO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910700" calcext:value-type="float">
            <text:p>-910700</text:p>
          </table:table-cell>
          <table:table-cell table:style-name="ce19" office:value-type="float" office:value="41.46" calcext:value-type="float">
            <text:p>41.46</text:p>
          </table:table-cell>
          <table:table-cell table:style-name="ce19" office:value-type="float" office:value="2.269" calcext:value-type="float">
            <text:p>2.26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80.01199" calcext:value-type="float">
            <text:p>80.01199</text:p>
          </table:table-cell>
          <table:table-cell table:style-name="ce19" office:value-type="float" office:value="-240.276" calcext:value-type="float">
            <text:p>-240.276</text:p>
          </table:table-cell>
          <table:table-cell table:style-name="ce19" office:value-type="float" office:value="-3546684" calcext:value-type="float">
            <text:p>-3546684</text:p>
          </table:table-cell>
          <table:table-cell table:style-name="ce19"/>
          <table:table-cell table:style-name="ce19" office:value-type="string" calcext:value-type="string">
            <text:p>_</text:p>
          </table:table-cell>
          <table:table-cell table:style-name="ce19" table:number-columns-repeated="238"/>
          <table:table-cell table:number-columns-repeated="768"/>
        </table:table-row>
        <table:table-row table:style-name="ro1">
          <table:table-cell table:style-name="ce19" table:number-columns-repeated="256"/>
          <table:table-cell table:number-columns-repeated="768"/>
        </table:table-row>
        <table:table-row table:style-name="ro1"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SOURCE</text:p>
          </table:table-cell>
          <table:table-cell table:style-name="ce19" office:value-type="string" calcext:value-type="string">
            <text:p>SKIP</text:p>
          </table:table-cell>
          <table:table-cell table:style-name="ce19" office:value-type="string" calcext:value-type="string">
            <text:p>ECFORM</text:p>
          </table:table-cell>
          <table:table-cell table:style-name="ce19" office:value-type="string" calcext:value-type="string">
            <text:p>MODEL</text:p>
          </table:table-cell>
          <table:table-cell table:style-name="ce19" office:value-type="string" calcext:value-type="string">
            <text:p>PARAMETERS</text:p>
          </table:table-cell>
          <table:table-cell table:style-name="ce19" table:number-columns-repeated="24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OBERMORITE-11A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A(50)SI(60)O(225)H(110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06654421" calcext:value-type="float">
            <text:p>-106654421</text:p>
          </table:table-cell>
          <table:table-cell table:style-name="ce19" office:value-type="float" office:value="4777.9" calcext:value-type="float">
            <text:p>4777.9</text:p>
          </table:table-cell>
          <table:table-cell table:style-name="ce19" office:value-type="float" office:value="283.6" calcext:value-type="float">
            <text:p>283.6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4134.76" calcext:value-type="float">
            <text:p>14134.76</text:p>
          </table:table-cell>
          <table:table-cell table:style-name="ce19" office:value-type="float" office:value="-110347" calcext:value-type="float">
            <text:p>-110347</text:p>
          </table:table-cell>
          <table:table-cell table:style-name="ce19" office:value-type="float" office:value="-151713600" calcext:value-type="float">
            <text:p>-15171360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OBERMORITE-14A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A(50)SI(60)O(275)H(210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21806700" calcext:value-type="float">
            <text:p>-121806700</text:p>
          </table:table-cell>
          <table:table-cell table:style-name="ce19" office:value-type="float" office:value="8081.4" calcext:value-type="float">
            <text:p>8081.4</text:p>
          </table:table-cell>
          <table:table-cell table:style-name="ce19" office:value-type="float" office:value="351.3" calcext:value-type="float">
            <text:p>351.3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9451.26" calcext:value-type="float">
            <text:p>19451.26</text:p>
          </table:table-cell>
          <table:table-cell table:style-name="ce19" office:value-type="float" office:value="-172508" calcext:value-type="float">
            <text:p>-172508</text:p>
          </table:table-cell>
          <table:table-cell table:style-name="ce19" office:value-type="float" office:value="-151713600" calcext:value-type="float">
            <text:p>-15171360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GYROLITE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A(20)SI(30)O(105)H(50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43017205" calcext:value-type="float">
            <text:p>-43017205</text:p>
          </table:table-cell>
          <table:table-cell table:style-name="ce19" office:value-type="float" office:value="3093.175" calcext:value-type="float">
            <text:p>3093.175</text:p>
          </table:table-cell>
          <table:table-cell table:style-name="ce19" office:value-type="float" office:value="274.7" calcext:value-type="float">
            <text:p>274.7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6499.58" calcext:value-type="float">
            <text:p>6499.58</text:p>
          </table:table-cell>
          <table:table-cell table:style-name="ce19" office:value-type="float" office:value="-50884" calcext:value-type="float">
            <text:p>-50884</text:p>
          </table:table-cell>
          <table:table-cell table:style-name="ce19" office:value-type="float" office:value="-75856800" calcext:value-type="float">
            <text:p>-7585680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SH08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A(80)SI(100)O(434)H(308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94513000" calcext:value-type="float">
            <text:p>-194513000</text:p>
          </table:table-cell>
          <table:table-cell table:style-name="ce19" office:value-type="float" office:value="10785.8" calcext:value-type="float">
            <text:p>10785.8</text:p>
          </table:table-cell>
          <table:table-cell table:style-name="ce19" office:value-type="float" office:value="592.9" calcext:value-type="float">
            <text:p>592.9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29984.52" calcext:value-type="float">
            <text:p>29984.52</text:p>
          </table:table-cell>
          <table:table-cell table:style-name="ce19" office:value-type="float" office:value="-260618.08" calcext:value-type="float">
            <text:p>-260618.08</text:p>
          </table:table-cell>
          <table:table-cell table:style-name="ce19" office:value-type="float" office:value="-252856000" calcext:value-type="float">
            <text:p>-25285600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SH12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A(120)SI(100)O(526)H(412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238434000" calcext:value-type="float">
            <text:p>-238434000</text:p>
          </table:table-cell>
          <table:table-cell table:style-name="ce19" office:value-type="float" office:value="12914" calcext:value-type="float">
            <text:p>12914</text:p>
          </table:table-cell>
          <table:table-cell table:style-name="ce19" office:value-type="float" office:value="719.5" calcext:value-type="float">
            <text:p>719.5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37929.48" calcext:value-type="float">
            <text:p>37929.48</text:p>
          </table:table-cell>
          <table:table-cell table:style-name="ce19" office:value-type="float" office:value="-334717.12" calcext:value-type="float">
            <text:p>-334717.12</text:p>
          </table:table-cell>
          <table:table-cell table:style-name="ce19" office:value-type="float" office:value="-252856000" calcext:value-type="float">
            <text:p>-25285600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SH16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A(160)SI(100)O(618)H(516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281979000" calcext:value-type="float">
            <text:p>-281979000</text:p>
          </table:table-cell>
          <table:table-cell table:style-name="ce19" office:value-type="float" office:value="15442" calcext:value-type="float">
            <text:p>15442</text:p>
          </table:table-cell>
          <table:table-cell table:style-name="ce19" office:value-type="float" office:value="846.8" calcext:value-type="float">
            <text:p>846.8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45874.44" calcext:value-type="float">
            <text:p>45874.44</text:p>
          </table:table-cell>
          <table:table-cell table:style-name="ce19" office:value-type="float" office:value="-408816.16" calcext:value-type="float">
            <text:p>-408816.16</text:p>
          </table:table-cell>
          <table:table-cell table:style-name="ce19" office:value-type="float" office:value="-252856000" calcext:value-type="float">
            <text:p>-25285600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QUARTZ-A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SI(1)O(2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910700" calcext:value-type="float">
            <text:p>-910700</text:p>
          </table:table-cell>
          <table:table-cell table:style-name="ce19" office:value-type="float" office:value="41.5" calcext:value-type="float">
            <text:p>41.5</text:p>
          </table:table-cell>
          <table:table-cell table:style-name="ce19" office:value-type="float" office:value="2.269" calcext:value-type="float">
            <text:p>2.269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81.145" calcext:value-type="float">
            <text:p>81.145</text:p>
          </table:table-cell>
          <table:table-cell table:style-name="ce19" office:value-type="float" office:value="-698.5" calcext:value-type="float">
            <text:p>-698.5</text:p>
          </table:table-cell>
          <table:table-cell table:style-name="ce19" office:value-type="float" office:value="-181000" calcext:value-type="float">
            <text:p>-18100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01828" calcext:value-type="float">
            <text:p>0.01828</text:p>
          </table:table-cell>
          <table:table-cell table:style-name="ce19" office:value-type="float" office:value="0.000005406" calcext:value-type="float">
            <text:p>0.000005406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AM-SILICA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SI(1)O(2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911397.543" calcext:value-type="float">
            <text:p>-911397.543</text:p>
          </table:table-cell>
          <table:table-cell table:style-name="ce19" office:value-type="float" office:value="39.368" calcext:value-type="float">
            <text:p>39.368</text:p>
          </table:table-cell>
          <table:table-cell table:style-name="ce19" office:value-type="float" office:value="2.9" calcext:value-type="float">
            <text:p>2.9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130000" calcext:value-type="float">
            <text:p>-113000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034" calcext:value-type="float">
            <text:p>0.034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PORTLANDITE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A(1)O(2)H(2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986092" calcext:value-type="float">
            <text:p>-986092</text:p>
          </table:table-cell>
          <table:table-cell table:style-name="ce19" office:value-type="float" office:value="83.247" calcext:value-type="float">
            <text:p>83.247</text:p>
          </table:table-cell>
          <table:table-cell table:style-name="ce19" office:value-type="float" office:value="3.306" calcext:value-type="float">
            <text:p>3.306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86.7" calcext:value-type="float">
            <text:p>186.7</text:p>
          </table:table-cell>
          <table:table-cell table:style-name="ce19" office:value-type="float" office:value="-1600" calcext:value-type="float">
            <text:p>-160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XONOTLITE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A(6)SI(6)O(19)H(2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0097165.55" calcext:value-type="float">
            <text:p>-10097165.55</text:p>
          </table:table-cell>
          <table:table-cell table:style-name="ce19" office:value-type="float" office:value="529.08" calcext:value-type="float">
            <text:p>529.08</text:p>
          </table:table-cell>
          <table:table-cell table:style-name="ce19" office:value-type="float" office:value="26.42" calcext:value-type="float">
            <text:p>26.42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995.386" calcext:value-type="float">
            <text:p>995.386</text:p>
          </table:table-cell>
          <table:table-cell table:style-name="ce19" office:value-type="float" office:value="-5676.5" calcext:value-type="float">
            <text:p>-5676.5</text:p>
          </table:table-cell>
          <table:table-cell table:style-name="ce19" office:value-type="float" office:value="15171360" calcext:value-type="float">
            <text:p>1517136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AFWILLITE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A(3)SI(2)O(10)H(6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4882337.2" calcext:value-type="float">
            <text:p>-4882337.2</text:p>
          </table:table-cell>
          <table:table-cell table:style-name="ce19" office:value-type="float" office:value="289.695" calcext:value-type="float">
            <text:p>289.695</text:p>
          </table:table-cell>
          <table:table-cell table:style-name="ce19" office:value-type="float" office:value="12.95" calcext:value-type="float">
            <text:p>12.95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675.737" calcext:value-type="float">
            <text:p>675.737</text:p>
          </table:table-cell>
          <table:table-cell table:style-name="ce19" office:value-type="float" office:value="-5443.71" calcext:value-type="float">
            <text:p>-5443.71</text:p>
          </table:table-cell>
          <table:table-cell table:style-name="ce19" office:value-type="float" office:value="-5057120" calcext:value-type="float">
            <text:p>-505712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RUSCOTTITE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A(7)SI(12)O(34)H(6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6929317.84" calcext:value-type="float">
            <text:p>-16929317.84</text:p>
          </table:table-cell>
          <table:table-cell table:style-name="ce19" office:value-type="float" office:value="853.203" calcext:value-type="float">
            <text:p>853.203</text:p>
          </table:table-cell>
          <table:table-cell table:style-name="ce19" office:value-type="float" office:value="46.51" calcext:value-type="float">
            <text:p>46.51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795.127" calcext:value-type="float">
            <text:p>1795.127</text:p>
          </table:table-cell>
          <table:table-cell table:style-name="ce19" office:value-type="float" office:value="-11414.77" calcext:value-type="float">
            <text:p>-11414.77</text:p>
          </table:table-cell>
          <table:table-cell table:style-name="ce19" office:value-type="float" office:value="-30342720" calcext:value-type="float">
            <text:p>-3034272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WOLLASTONITE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A(1)SI(1)O(3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634800" calcext:value-type="float">
            <text:p>-1634800</text:p>
          </table:table-cell>
          <table:table-cell table:style-name="ce19" office:value-type="float" office:value="81.7" calcext:value-type="float">
            <text:p>81.7</text:p>
          </table:table-cell>
          <table:table-cell table:style-name="ce19" office:value-type="float" office:value="3.99" calcext:value-type="float">
            <text:p>3.99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200.78" calcext:value-type="float">
            <text:p>200.78</text:p>
          </table:table-cell>
          <table:table-cell table:style-name="ce19" office:value-type="float" office:value="-1826" calcext:value-type="float">
            <text:p>-1826</text:p>
          </table:table-cell>
          <table:table-cell table:style-name="ce19" office:value-type="float" office:value="-157900" calcext:value-type="float">
            <text:p>-15790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0.02589" calcext:value-type="float">
            <text:p>-0.02589</text:p>
          </table:table-cell>
          <table:table-cell table:style-name="ce19" office:value-type="float" office:value="0.000007434" calcext:value-type="float">
            <text:p>0.00000743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 table:number-rows-repeated="3">
          <table:table-cell table:style-name="ce19" table:number-columns-repeated="256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portlandite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5.2" calcext:value-type="float">
            <text:p>-5.2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897010" calcext:value-type="float">
            <text:p>-897010</text:p>
          </table:table-cell>
          <table:table-cell table:style-name="ce19" office:value-type="float" office:value="-985000" calcext:value-type="float">
            <text:p>-985000</text:p>
          </table:table-cell>
          <table:table-cell table:style-name="ce19" office:value-type="float" office:value="83" calcext:value-type="float">
            <text:p>83</text:p>
          </table:table-cell>
          <table:table-cell table:style-name="ce19" office:value-type="float" office:value="3.3" calcext:value-type="float">
            <text:p>3.3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187" calcext:value-type="float">
            <text:p>187</text:p>
          </table:table-cell>
          <table:table-cell table:style-name="ce19" office:value-type="float" office:value="-0.022" calcext:value-type="float">
            <text:p>-0.022</text:p>
          </table:table-cell>
          <table:table-cell table:style-name="ce19" office:value-type="string" calcext:value-type="string">
            <text:p>_</text:p>
          </table:table-cell>
          <table:table-cell table:style-name="ce19" table:number-columns-repeated="240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PORTLANDITE</text:p>
          </table:table-cell>
          <table:table-cell table:style-name="ce19" office:value-type="string" calcext:value-type="string">
            <text:p>xxx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(H2O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986092" calcext:value-type="float">
            <text:p>-986092</text:p>
          </table:table-cell>
          <table:table-cell table:style-name="ce19" office:value-type="float" office:value="83.247" calcext:value-type="float">
            <text:p>83.247</text:p>
          </table:table-cell>
          <table:table-cell table:style-name="ce19" office:value-type="float" office:value="3.306" calcext:value-type="float">
            <text:p>3.30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86.7" calcext:value-type="float">
            <text:p>186.7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PORTLANDITE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A(1)O(2)H(2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986092" calcext:value-type="float">
            <text:p>-986092</text:p>
          </table:table-cell>
          <table:table-cell table:style-name="ce19" office:value-type="float" office:value="83.247" calcext:value-type="float">
            <text:p>83.247</text:p>
          </table:table-cell>
          <table:table-cell table:style-name="ce19" office:value-type="float" office:value="3.306" calcext:value-type="float">
            <text:p>3.306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86.7" calcext:value-type="float">
            <text:p>186.7</text:p>
          </table:table-cell>
          <table:table-cell table:style-name="ce19" office:value-type="float" office:value="-1600" calcext:value-type="float">
            <text:p>-160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 table:number-rows-repeated="65476">
          <table:table-cell table:style-name="ce19" table:number-columns-repeated="256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blanc.$A$1" table:expression="#REF!"/>
          <table:named-expression table:name="Sheet_Title" table:base-cell-address="$blanc.$A$1" table:expression="&quot;blanc&quot;"/>
        </table:named-expressions>
      </table:table>
      <table:table table:name="blanc_data" table:style-name="ta6">
        <office:forms form:automatic-focus="false" form:apply-design-mode="false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Crystalline CS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kenite</text:p>
          </table:table-cell>
          <table:table-cell office:value-type="string" calcext:value-type="string">
            <text:p>CaSi2O4(OH)2.H2O</text:p>
          </table:table-cell>
          <table:table-cell table:number-columns-repeated="4"/>
          <table:table-cell office:value-type="string" calcext:value-type="string">
            <text:p>CaSi2O4(OH)2·H2O+2H++1H2O=Ca+++2H4SiO4</text:p>
          </table:table-cell>
        </table:table-row>
        <table:table-row table:style-name="ro1">
          <table:table-cell/>
          <table:table-cell office:value-type="string" calcext:value-type="string">
            <text:p>Gyrolite</text:p>
          </table:table-cell>
          <table:table-cell office:value-type="string" calcext:value-type="string">
            <text:p>Ca2Si3O7(OH)2.2H2O</text:p>
          </table:table-cell>
          <table:table-cell table:number-columns-repeated="4"/>
          <table:table-cell office:value-type="string" calcext:value-type="string">
            <text:p>Ca2Si3O7(OH)·2H2O+4H++1.5H2O=2Ca+++3H4SiO4</text:p>
          </table:table-cell>
        </table:table-row>
        <table:table-row table:style-name="ro1">
          <table:table-cell/>
          <table:table-cell office:value-type="string" calcext:value-type="string">
            <text:p>Tobermorite-11</text:p>
          </table:table-cell>
          <table:table-cell office:value-type="string" calcext:value-type="string">
            <text:p>Ca5Si6(OH)O16.5.5H2O</text:p>
          </table:table-cell>
          <table:table-cell table:number-columns-repeated="4"/>
          <table:table-cell office:value-type="string" calcext:value-type="string">
            <text:p>Ca5Si6(OH)O16.5·5H2O+10H++1.5H2O=5Ca+++6H4SiO4</text:p>
          </table:table-cell>
        </table:table-row>
        <table:table-row table:style-name="ro1">
          <table:table-cell/>
          <table:table-cell office:value-type="string" calcext:value-type="string">
            <text:p>Tobermorite-14</text:p>
          </table:table-cell>
          <table:table-cell office:value-type="string" calcext:value-type="string">
            <text:p>Ca5Si6(OH)O16.5.10H2O</text:p>
          </table:table-cell>
          <table:table-cell table:number-columns-repeated="4"/>
          <table:table-cell office:value-type="string" calcext:value-type="string">
            <text:p>Ca5Si6(OH)O16.5·10H2O+10H+=5Ca+++3.5H2O+6H4SiO4</text:p>
          </table:table-cell>
        </table:table-row>
        <table:table-row table:style-name="ro1">
          <table:table-cell/>
          <table:table-cell office:value-type="string" calcext:value-type="string">
            <text:p>Jennite</text:p>
          </table:table-cell>
          <table:table-cell office:value-type="string" calcext:value-type="string">
            <text:p>Ca9Si6O16(OH)10.6(H2O)</text:p>
          </table:table-cell>
          <table:table-cell table:number-columns-repeated="4"/>
          <table:table-cell office:value-type="string" calcext:value-type="string">
            <text:p>Ca9Si6O16(OH)10·6(H2O)+18H+=9Ca+++8H2O+6H4SiO4</text:p>
          </table:table-cell>
        </table:table-row>
        <table:table-row table:style-name="ro1">
          <table:table-cell/>
          <table:table-cell office:value-type="string" calcext:value-type="string">
            <text:p>Xonotlite</text:p>
          </table:table-cell>
          <table:table-cell office:value-type="string" calcext:value-type="string">
            <text:p>Ca6Si6O17(OH)2</text:p>
          </table:table-cell>
          <table:table-cell table:number-columns-repeated="4"/>
          <table:table-cell office:value-type="string" calcext:value-type="string">
            <text:p>Ca6Si6O17(OH)2+12H++5H2O=6Ca+++6H4SiO4</text:p>
          </table:table-cell>
        </table:table-row>
        <table:table-row table:style-name="ro1">
          <table:table-cell/>
          <table:table-cell office:value-type="string" calcext:value-type="string">
            <text:p>Foshagite</text:p>
          </table:table-cell>
          <table:table-cell office:value-type="string" calcext:value-type="string">
            <text:p>Ca4Si3O9(OH)2.0.5H2O</text:p>
          </table:table-cell>
          <table:table-cell table:number-columns-repeated="4"/>
          <table:table-cell office:value-type="string" calcext:value-type="string">
            <text:p>Ca4Si3O9(OH)2·0.5H2O+8H++0.5H2O=4Ca+++3H4SiO4</text:p>
          </table:table-cell>
        </table:table-row>
        <table:table-row table:style-name="ro1">
          <table:table-cell/>
          <table:table-cell office:value-type="string" calcext:value-type="string">
            <text:p>Afwillite</text:p>
          </table:table-cell>
          <table:table-cell office:value-type="string" calcext:value-type="string">
            <text:p>Ca3Si2O6(OH)2.2H2O</text:p>
          </table:table-cell>
          <table:table-cell table:number-columns-repeated="4"/>
          <table:table-cell office:value-type="string" calcext:value-type="string">
            <text:p>Ca3Si2O6(OH)2·2H2O+6H+=3Ca+++2H2O+2H4SiO4</text:p>
          </table:table-cell>
        </table:table-row>
        <table:table-row table:style-name="ro1">
          <table:table-cell/>
          <table:table-cell office:value-type="string" calcext:value-type="string">
            <text:p>Hillebrandite</text:p>
          </table:table-cell>
          <table:table-cell office:value-type="string" calcext:value-type="string">
            <text:p>Ca2SiO3(OH)2.0.17H2O</text:p>
          </table:table-cell>
          <table:table-cell table:number-columns-repeated="4"/>
          <table:table-cell office:value-type="string" calcext:value-type="string">
            <text:p>Ca2SiO3(OH)2·0.17H2O+4H+=2Ca+++1.17H2O+H4SiO4</text:p>
          </table:table-cell>
        </table:table-row>
        <table:table-row table:style-name="ro1">
          <table:table-cell/>
          <table:table-cell office:value-type="string" calcext:value-type="string">
            <text:p>Truscottite</text:p>
          </table:table-cell>
          <table:table-cell office:value-type="string" calcext:value-type="string">
            <text:p>Ca7Si12O29(OH)4.H2O</text:p>
          </table:table-cell>
          <table:table-cell table:number-columns-repeated="4"/>
          <table:table-cell office:value-type="string" calcext:value-type="string">
            <text:p>Ca7Si12O29(OH)4·H2O+14H++14H2O=7Ca+++12H4SiO4</text:p>
          </table:table-cell>
        </table:table-row>
        <table:table-row table:style-name="ro1">
          <table:table-cell/>
          <table:table-cell office:value-type="string" calcext:value-type="string">
            <text:p>C2SH,α</text:p>
          </table:table-cell>
          <table:table-cell office:value-type="string" calcext:value-type="string">
            <text:p>Ca2(HSiO4)(OH)</text:p>
          </table:table-cell>
          <table:table-cell table:number-columns-repeated="4"/>
          <table:table-cell office:value-type="string" calcext:value-type="string">
            <text:p>Ca2(HSiO4)(OH)+4H+=2Ca+++H2O+H4SiO4</text:p>
          </table:table-cell>
        </table:table-row>
        <table:table-row table:style-name="ro1">
          <table:table-cell/>
          <table:table-cell office:value-type="string" calcext:value-type="string">
            <text:p>Jaffeite</text:p>
          </table:table-cell>
          <table:table-cell office:value-type="string" calcext:value-type="string">
            <text:p>Ca6(Si2O7)(OH)6</text:p>
          </table:table-cell>
          <table:table-cell table:number-columns-repeated="4"/>
          <table:table-cell office:value-type="string" calcext:value-type="string">
            <text:p>Ca6(Si2O7)(OH)6+12H+=6Ca+++5H2O+2H4SiO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anocrystalline CS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–S–H1.6</text:p>
          </table:table-cell>
          <table:table-cell office:value-type="string" calcext:value-type="string">
            <text:p>Ca1.6SiO3.6(OH)1.54.1.81H2O</text:p>
          </table:table-cell>
          <table:table-cell table:number-columns-repeated="4"/>
          <table:table-cell office:value-type="string" calcext:value-type="string">
            <text:p>Ca1.6SiO3.6(OH)1.54·1.81H2O+3.2H+=1.6Ca+++2.18H2O+H4SiO4</text:p>
          </table:table-cell>
        </table:table-row>
        <table:table-row table:style-name="ro1">
          <table:table-cell/>
          <table:table-cell office:value-type="string" calcext:value-type="string">
            <text:p>C–S–H1.2</text:p>
          </table:table-cell>
          <table:table-cell office:value-type="string" calcext:value-type="string">
            <text:p>Ca1.2SiO3.2(OH)1.08.1.52H2O</text:p>
          </table:table-cell>
          <table:table-cell table:number-columns-repeated="4"/>
          <table:table-cell office:value-type="string" calcext:value-type="string">
            <text:p>Ca1.2SiO3.2(OH)1.08·1.52H2O+2.4H+=1.2Ca+++1.26H2O+H4SiO4</text:p>
          </table:table-cell>
        </table:table-row>
        <table:table-row table:style-name="ro1">
          <table:table-cell/>
          <table:table-cell office:value-type="string" calcext:value-type="string">
            <text:p>C–S–H0.8</text:p>
          </table:table-cell>
          <table:table-cell office:value-type="string" calcext:value-type="string">
            <text:p>Ca0.8SiO2.8(OH)0.6.1.24H2O</text:p>
          </table:table-cell>
          <table:table-cell table:number-columns-repeated="4"/>
          <table:table-cell office:value-type="string" calcext:value-type="string">
            <text:p>Ca0.8SiO2.8(OH)0.6·1.24H2O+1.6H+=0.8Ca+++0.34H2O+H4SiO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string" calcext:value-type="string">
            <text:p>Ca(OH)2+2H+=Ca+++2H2O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LogK(298)</text:p>
          </table:table-cell>
          <table:table-cell office:value-type="string" calcext:value-type="string">
            <text:p>ΔfG0Pr,Tr</text:p>
          </table:table-cell>
          <table:table-cell office:value-type="string" calcext:value-type="string">
            <text:p>ΔfH0Pr,Tr</text:p>
          </table:table-cell>
          <table:table-cell office:value-type="string" calcext:value-type="string">
            <text:p>S0Pr,Tr</text:p>
          </table:table-cell>
          <table:table-cell office:value-type="string" calcext:value-type="string">
            <text:p>Cp(298)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kJoule</text:p>
          </table:table-cell>
          <table:table-cell table:number-columns-repeated="2" office:value-type="string" calcext:value-type="string">
            <text:p>Joule</text:p>
          </table:table-cell>
          <table:table-cell office:value-type="string" calcext:value-type="string">
            <text:p>cm3</text:p>
          </table:table-cell>
          <table:table-cell/>
        </table:table-row>
        <table:table-row table:style-name="ro1">
          <table:table-cell table:style-name="ce9" office:value-type="string" calcext:value-type="string">
            <text:p>! Crystalline-CS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yrolite</text:p>
          </table:table-cell>
          <table:table-cell office:value-type="float" office:value="22.34" calcext:value-type="float">
            <text:p>22.34</text:p>
          </table:table-cell>
          <table:table-cell office:value-type="string" calcext:value-type="string">
            <text:p>−4550.06</text:p>
          </table:table-cell>
          <table:table-cell office:value-type="string" calcext:value-type="string">
            <text:p>−4917.99</text:p>
          </table:table-cell>
          <table:table-cell office:value-type="float" office:value="309.32" calcext:value-type="float">
            <text:p>309.32</text:p>
          </table:table-cell>
          <table:table-cell office:value-type="float" office:value="325.94" calcext:value-type="float">
            <text:p>325.94</text:p>
          </table:table-cell>
          <table:table-cell office:value-type="float" office:value="137.34" calcext:value-type="float">
            <text:p>137.34</text:p>
          </table:table-cell>
          <table:table-cell/>
        </table:table-row>
        <table:table-row table:style-name="ro1">
          <table:table-cell office:value-type="string" calcext:value-type="string">
            <text:p>Xonotlite</text:p>
          </table:table-cell>
          <table:table-cell office:value-type="float" office:value="91.34" calcext:value-type="float">
            <text:p>91.34</text:p>
          </table:table-cell>
          <table:table-cell office:value-type="string" calcext:value-type="string">
            <text:p>−9465.12</text:p>
          </table:table-cell>
          <table:table-cell office:value-type="string" calcext:value-type="string">
            <text:p>−10022.15</text:p>
          </table:table-cell>
          <table:table-cell office:value-type="float" office:value="573.74" calcext:value-type="float">
            <text:p>573.74</text:p>
          </table:table-cell>
          <table:table-cell office:value-type="float" office:value="628.64" calcext:value-type="float">
            <text:p>628.64</text:p>
          </table:table-cell>
          <table:table-cell office:value-type="float" office:value="256.9" calcext:value-type="float">
            <text:p>256.9</text:p>
          </table:table-cell>
          <table:table-cell/>
        </table:table-row>
        <table:table-row table:style-name="ro1">
          <table:table-cell office:value-type="string" calcext:value-type="string">
            <text:p>Tobermorite-14A</text:p>
          </table:table-cell>
          <table:table-cell office:value-type="float" office:value="62.94" calcext:value-type="float">
            <text:p>62.94</text:p>
          </table:table-cell>
          <table:table-cell office:value-type="string" calcext:value-type="string">
            <text:p>−11090.12</text:p>
          </table:table-cell>
          <table:table-cell office:value-type="string" calcext:value-type="string">
            <text:p>−12175.15</text:p>
          </table:table-cell>
          <table:table-cell office:value-type="float" office:value="874.57" calcext:value-type="float">
            <text:p>874.57</text:p>
          </table:table-cell>
          <table:table-cell office:value-type="float" office:value="973.53" calcext:value-type="float">
            <text:p>973.53</text:p>
          </table:table-cell>
          <table:table-cell office:value-type="float" office:value="351.3" calcext:value-type="float">
            <text:p>351.3</text:p>
          </table:table-cell>
          <table:table-cell/>
        </table:table-row>
        <table:table-row table:style-name="ro1">
          <table:table-cell office:value-type="string" calcext:value-type="string">
            <text:p>Tobermorite-11A</text:p>
          </table:table-cell>
          <table:table-cell office:value-type="float" office:value="65.58" calcext:value-type="float">
            <text:p>65.58</text:p>
          </table:table-cell>
          <table:table-cell office:value-type="string" calcext:value-type="string">
            <text:p>−9889.25</text:p>
          </table:table-cell>
          <table:table-cell office:value-type="string" calcext:value-type="string">
            <text:p>−10680.92</text:p>
          </table:table-cell>
          <table:table-cell office:value-type="float" office:value="692.55" calcext:value-type="float">
            <text:p>692.55</text:p>
          </table:table-cell>
          <table:table-cell office:value-type="float" office:value="764.91" calcext:value-type="float">
            <text:p>764.91</text:p>
          </table:table-cell>
          <table:table-cell office:value-type="float" office:value="286.19" calcext:value-type="float">
            <text:p>286.19</text:p>
          </table:table-cell>
          <table:table-cell/>
        </table:table-row>
        <table:table-row table:style-name="ro1">
          <table:table-cell office:value-type="string" calcext:value-type="string">
            <text:p>Foshagite</text:p>
          </table:table-cell>
          <table:table-cell office:value-type="float" office:value="65.96" calcext:value-type="float">
            <text:p>65.96</text:p>
          </table:table-cell>
          <table:table-cell office:value-type="string" calcext:value-type="string">
            <text:p>−5643.83</text:p>
          </table:table-cell>
          <table:table-cell office:value-type="string" calcext:value-type="string">
            <text:p>−6032.43</text:p>
          </table:table-cell>
          <table:table-cell office:value-type="float" office:value="295.07" calcext:value-type="float">
            <text:p>295.07</text:p>
          </table:table-cell>
          <table:table-cell office:value-type="float" office:value="309.38" calcext:value-type="float">
            <text:p>309.38</text:p>
          </table:table-cell>
          <table:table-cell office:value-type="float" office:value="160.66" calcext:value-type="float">
            <text:p>160.66</text:p>
          </table:table-cell>
          <table:table-cell/>
        </table:table-row>
        <table:table-row table:style-name="ro1">
          <table:table-cell office:value-type="string" calcext:value-type="string">
            <text:p>Jennite</text:p>
          </table:table-cell>
          <table:table-cell office:value-type="float" office:value="147.33" calcext:value-type="float">
            <text:p>147.33</text:p>
          </table:table-cell>
          <table:table-cell office:value-type="string" calcext:value-type="string">
            <text:p>−13,886.77</text:p>
          </table:table-cell>
          <table:table-cell office:value-type="string" calcext:value-type="string">
            <text:p>−15,189.04</text:p>
          </table:table-cell>
          <table:table-cell office:value-type="float" office:value="839.25" calcext:value-type="float">
            <text:p>839.25</text:p>
          </table:table-cell>
          <table:table-cell office:value-type="float" office:value="933.21" calcext:value-type="float">
            <text:p>933.21</text:p>
          </table:table-cell>
          <table:table-cell office:value-type="float" office:value="456.4" calcext:value-type="float">
            <text:p>456.4</text:p>
          </table:table-cell>
          <table:table-cell/>
        </table:table-row>
        <table:table-row table:style-name="ro1">
          <table:table-cell office:value-type="string" calcext:value-type="string">
            <text:p>Afwillite</text:p>
          </table:table-cell>
          <table:table-cell office:value-type="float" office:value="49.42" calcext:value-type="float">
            <text:p>49.42</text:p>
          </table:table-cell>
          <table:table-cell office:value-type="string" calcext:value-type="string">
            <text:p>−4469.06</text:p>
          </table:table-cell>
          <table:table-cell office:value-type="string" calcext:value-type="string">
            <text:p>−4853.82</text:p>
          </table:table-cell>
          <table:table-cell office:value-type="float" office:value="289.7" calcext:value-type="float">
            <text:p>289.7</text:p>
          </table:table-cell>
          <table:table-cell office:value-type="float" office:value="303.55" calcext:value-type="float">
            <text:p>303.55</text:p>
          </table:table-cell>
          <table:table-cell office:value-type="float" office:value="129.53" calcext:value-type="float">
            <text:p>129.53</text:p>
          </table:table-cell>
          <table:table-cell/>
        </table:table-row>
        <table:table-row table:style-name="ro1">
          <table:table-cell office:value-type="string" calcext:value-type="string">
            <text:p>Hillebrandite</text:p>
          </table:table-cell>
          <table:table-cell office:value-type="float" office:value="36.95" calcext:value-type="float">
            <text:p>36.95</text:p>
          </table:table-cell>
          <table:table-cell office:value-type="string" calcext:value-type="string">
            <text:p>−2481.95</text:p>
          </table:table-cell>
          <table:table-cell office:value-type="string" calcext:value-type="string">
            <text:p>−2662.48</text:p>
          </table:table-cell>
          <table:table-cell office:value-type="float" office:value="179.71" calcext:value-type="float">
            <text:p>179.71</text:p>
          </table:table-cell>
          <table:table-cell office:value-type="float" office:value="177.46" calcext:value-type="float">
            <text:p>177.46</text:p>
          </table:table-cell>
          <table:table-cell office:value-type="float" office:value="72.58" calcext:value-type="float">
            <text:p>72.58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9" office:value-type="string" calcext:value-type="string">
            <text:p>! Nanocrystalline-CS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–S–H1.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−2550.86</text:p>
          </table:table-cell>
          <table:table-cell office:value-type="string" calcext:value-type="string">
            <text:p>−2819.79</text:p>
          </table:table-cell>
          <table:table-cell office:value-type="float" office:value="154.42" calcext:value-type="float">
            <text:p>154.42</text:p>
          </table:table-cell>
          <table:table-cell office:value-type="float" office:value="190.1" calcext:value-type="float">
            <text:p>190.1</text:p>
          </table:table-cell>
          <table:table-cell office:value-type="float" office:value="84.68" calcext:value-type="float">
            <text:p>84.68</text:p>
          </table:table-cell>
          <table:table-cell/>
        </table:table-row>
        <table:table-row table:style-name="ro1">
          <table:table-cell office:value-type="string" calcext:value-type="string">
            <text:p>C–S–H1.2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−2161.23</text:p>
          </table:table-cell>
          <table:table-cell office:value-type="string" calcext:value-type="string">
            <text:p>−2384.34</text:p>
          </table:table-cell>
          <table:table-cell office:value-type="float" office:value="129.14" calcext:value-type="float">
            <text:p>129.14</text:p>
          </table:table-cell>
          <table:table-cell office:value-type="float" office:value="162.13" calcext:value-type="float">
            <text:p>162.13</text:p>
          </table:table-cell>
          <table:table-cell office:value-type="float" office:value="71.95" calcext:value-type="float">
            <text:p>71.95</text:p>
          </table:table-cell>
          <table:table-cell/>
        </table:table-row>
        <table:table-row table:style-name="ro1">
          <table:table-cell office:value-type="string" calcext:value-type="string">
            <text:p>C–S–H0.8</text:p>
          </table:table-cell>
          <table:table-cell office:value-type="float" office:value="11.05" calcext:value-type="float">
            <text:p>11.05</text:p>
          </table:table-cell>
          <table:table-cell office:value-type="string" calcext:value-type="string">
            <text:p>−1769.03</text:p>
          </table:table-cell>
          <table:table-cell office:value-type="string" calcext:value-type="string">
            <text:p>−1945.13</text:p>
          </table:table-cell>
          <table:table-cell office:value-type="float" office:value="107.85" calcext:value-type="float">
            <text:p>107.85</text:p>
          </table:table-cell>
          <table:table-cell office:value-type="float" office:value="138.38" calcext:value-type="float">
            <text:p>138.38</text:p>
          </table:table-cell>
          <table:table-cell office:value-type="float" office:value="59.29" calcext:value-type="float">
            <text:p>59.29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9" office:value-type="string" calcext:value-type="string">
            <text:p>! Crystalline-C–S–H-properties-estimated-in-this-wo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scottite</text:p>
          </table:table-cell>
          <table:table-cell office:value-type="float" office:value="77.08" calcext:value-type="float">
            <text:p>77.08</text:p>
          </table:table-cell>
          <table:table-cell office:value-type="string" calcext:value-type="string">
            <text:p>−15280.40</text:p>
          </table:table-cell>
          <table:table-cell office:value-type="string" calcext:value-type="string">
            <text:p>−16854.62</text:p>
          </table:table-cell>
          <table:table-cell office:value-type="float" office:value="927.68" calcext:value-type="float">
            <text:p>927.68</text:p>
          </table:table-cell>
          <table:table-cell office:value-type="float" office:value="1034.1" calcext:value-type="float">
            <text:p>1034.1</text:p>
          </table:table-cell>
          <table:table-cell office:value-type="float" office:value="478.73" calcext:value-type="float">
            <text:p>478.73</text:p>
          </table:table-cell>
          <table:table-cell/>
        </table:table-row>
        <table:table-row table:style-name="ro1">
          <table:table-cell office:value-type="string" calcext:value-type="string">
            <text:p>Okenite</text:p>
          </table:table-cell>
          <table:table-cell office:value-type="float" office:value="9.18" calcext:value-type="float">
            <text:p>9.18</text:p>
          </table:table-cell>
          <table:table-cell office:value-type="string" calcext:value-type="string">
            <text:p>−2881.72</text:p>
          </table:table-cell>
          <table:table-cell office:value-type="string" calcext:value-type="string">
            <text:p>−3135.70</text:p>
          </table:table-cell>
          <table:table-cell office:value-type="float" office:value="208.52" calcext:value-type="float">
            <text:p>208.52</text:p>
          </table:table-cell>
          <table:table-cell office:value-type="float" office:value="210.07" calcext:value-type="float">
            <text:p>210.07</text:p>
          </table:table-cell>
          <table:table-cell office:value-type="float" office:value="94.77" calcext:value-type="float">
            <text:p>94.77</text:p>
          </table:table-cell>
          <table:table-cell/>
        </table:table-row>
        <table:table-row table:style-name="ro1">
          <table:table-cell office:value-type="string" calcext:value-type="string">
            <text:p>C2SH,α</text:p>
          </table:table-cell>
          <table:table-cell office:value-type="float" office:value="35.54" calcext:value-type="float">
            <text:p>35.54</text:p>
          </table:table-cell>
          <table:table-cell office:value-type="string" calcext:value-type="string">
            <text:p>−2449.12</text:p>
          </table:table-cell>
          <table:table-cell office:value-type="string" calcext:value-type="string">
            <text:p>−2634.92</text:p>
          </table:table-cell>
          <table:table-cell office:value-type="float" office:value="122.38" calcext:value-type="float">
            <text:p>122.38</text:p>
          </table:table-cell>
          <table:table-cell office:value-type="float" office:value="111.88" calcext:value-type="float">
            <text:p>111.88</text:p>
          </table:table-cell>
          <table:table-cell office:value-type="float" office:value="71.12" calcext:value-type="float">
            <text:p>71.12</text:p>
          </table:table-cell>
          <table:table-cell/>
        </table:table-row>
        <table:table-row table:style-name="ro1">
          <table:table-cell office:value-type="string" calcext:value-type="string">
            <text:p>Jaffeite</text:p>
          </table:table-cell>
          <table:table-cell office:value-type="float" office:value="114.06" calcext:value-type="float">
            <text:p>114.06</text:p>
          </table:table-cell>
          <table:table-cell office:value-type="string" calcext:value-type="string">
            <text:p>−6469.94</text:p>
          </table:table-cell>
          <table:table-cell office:value-type="string" calcext:value-type="string">
            <text:p>−6972.77</text:p>
          </table:table-cell>
          <table:table-cell office:value-type="float" office:value="326.19" calcext:value-type="float">
            <text:p>326.19</text:p>
          </table:table-cell>
          <table:table-cell office:value-type="float" office:value="344.9" calcext:value-type="float">
            <text:p>344.9</text:p>
          </table:table-cell>
          <table:table-cell office:value-type="float" office:value="174.38" calcext:value-type="float">
            <text:p>174.38</text:p>
          </table:table-cell>
          <table:table-cell/>
        </table:table-row>
      </table:table>
      <table:table table:name="thr_twq_csh_min2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25"/>
        <table:table-column table:style-name="co4" table:default-cell-style-name="ce20"/>
        <table:table-column table:style-name="co32" table:default-cell-style-name="ce20"/>
        <table:table-column table:style-name="co33" table:default-cell-style-name="ce20"/>
        <table:table-column table:style-name="co4" table:number-columns-repeated="4" table:default-cell-style-name="ce20"/>
        <table:table-column table:style-name="co34" table:default-cell-style-name="ce20"/>
        <table:table-column table:style-name="co35" table:default-cell-style-name="ce20"/>
        <table:table-column table:style-name="co4" table:number-columns-repeated="4" table:default-cell-style-name="ce20"/>
        <table:table-column table:style-name="co36" table:default-cell-style-name="ce20"/>
        <table:table-column table:style-name="co29" table:default-cell-style-name="ce20"/>
        <table:table-column table:style-name="co30" table:default-cell-style-name="ce20"/>
        <table:table-column table:style-name="co11" table:default-cell-style-name="ce20"/>
        <table:table-column table:style-name="co4" table:number-columns-repeated="4" table:default-cell-style-name="ce20"/>
        <table:table-column table:style-name="co31" table:default-cell-style-name="ce20"/>
        <table:table-column table:style-name="co4" table:number-columns-repeated="234" table:default-cell-style-name="ce20"/>
        <table:table-column table:style-name="co5" table:number-columns-repeated="767" table:default-cell-style-name="ce20"/>
        <table:table-row table:style-name="ro1">
          <table:table-cell office:value-type="string" calcext:value-type="string">
            <text:p>_0001</text:p>
          </table:table-cell>
          <table:table-cell table:style-name="ce19" office:value-type="string" calcext:value-type="string">
            <text:p>thr_twq_csh_min2_line</text:p>
          </table:table-cell>
          <table:table-cell table:style-name="ce19" table:number-columns-repeated="12"/>
          <table:table-cell table:style-name="ce19" office:value-type="string" calcext:value-type="string">
            <text:p>K1= T**0 <text:s text:c="3"/>K4= T**-0.5 <text:s text:c="5"/>K3= T**-2 <text:s text:c="5"/>K8= T**-3</text:p>
          </table:table-cell>
          <table:table-cell table:style-name="ce1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0002</text:p>
          </table:table-cell>
          <table:table-cell table:style-name="ce19" table:number-columns-repeated="8"/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V_J/bar</text:p>
          </table:table-cell>
          <table:table-cell table:style-name="ce19" table:number-columns-repeated="2"/>
          <table:table-cell table:style-name="ce19" office:value-type="string" calcext:value-type="string">
            <text:p>K1</text:p>
          </table:table-cell>
          <table:table-cell table:style-name="ce19" office:value-type="string" calcext:value-type="string">
            <text:p>K4</text:p>
          </table:table-cell>
          <table:table-cell table:style-name="ce19" office:value-type="string" calcext:value-type="string">
            <text:p>K3</text:p>
          </table:table-cell>
          <table:table-cell table:style-name="ce19" office:value-type="string" calcext:value-type="string">
            <text:p>K8</text:p>
          </table:table-cell>
          <table:table-cell table:style-name="ce19" table:number-columns-repeated="239"/>
          <table:table-cell table:number-columns-repeated="767"/>
        </table:table-row>
        <table:table-row table:style-name="ro1">
          <table:table-cell office:value-type="string" calcext:value-type="string">
            <text:p>_0003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ECFORM</text:p>
          </table:table-cell>
          <table:table-cell table:style-name="ce19" office:value-type="string" calcext:value-type="string">
            <text:p>SKIP</text:p>
          </table:table-cell>
          <table:table-cell table:style-name="ce19" office:value-type="string" calcext:value-type="string">
            <text:p>SOURCE</text:p>
          </table:table-cell>
          <table:table-cell table:style-name="ce19" office:value-type="string" calcext:value-type="string">
            <text:p>MODEL</text:p>
          </table:table-cell>
          <table:table-cell table:style-name="ce19" office:value-type="string" calcext:value-type="string">
            <text:p>PARAMETERS</text:p>
          </table:table-cell>
          <table:table-cell table:style-name="ce19" table:number-columns-repeated="249"/>
          <table:table-cell table:number-columns-repeated="767"/>
        </table:table-row>
        <table:table-row table:style-name="ro1">
          <table:table-cell/>
          <table:table-cell table:style-name="ce19" table:number-columns-repeated="256"/>
          <table:table-cell table:number-columns-repeated="767"/>
        </table:table-row>
        <table:table-row table:style-name="ro1">
          <table:table-cell office:value-type="string" calcext:value-type="string">
            <text:p>_0046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A-QUARTZ</text:p>
          </table:table-cell>
          <table:table-cell table:style-name="Default" office:value-type="string" calcext:value-type="string">
            <text:p>SI(1)O(2)</text:p>
          </table:table-cell>
          <table:table-cell table:style-name="Default" office:value-type="string" calcext:value-type="string">
            <text:p>TWQDEC06</text:p>
          </table:table-cell>
          <table:table-cell table:number-columns-repeated="2" table:style-name="Default" office:value-type="string" calcext:value-type="string">
            <text:p>_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910700" calcext:value-type="float">
            <text:p>-910700</text:p>
          </table:table-cell>
          <table:table-cell table:style-name="Default" office:value-type="float" office:value="41.5" calcext:value-type="float">
            <text:p>41.5</text:p>
          </table:table-cell>
          <table:table-cell table:style-name="Default" office:value-type="float" office:value="2.269" calcext:value-type="float">
            <text:p>2.269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float" office:value="81.145" calcext:value-type="float">
            <text:p>81.145</text:p>
          </table:table-cell>
          <table:table-cell table:style-name="Default" office:value-type="float" office:value="-698.5" calcext:value-type="float">
            <text:p>-698.5</text:p>
          </table:table-cell>
          <table:table-cell table:style-name="Default" office:value-type="float" office:value="-181000" calcext:value-type="float">
            <text:p>-18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828" calcext:value-type="float">
            <text:p>0.01828</text:p>
          </table:table-cell>
          <table:table-cell table:style-name="Default" office:value-type="float" office:value="0.000005406" calcext:value-type="float">
            <text:p>0.0000054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V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ce19" table:number-columns-repeated="226"/>
          <table:table-cell table:number-columns-repeated="767"/>
        </table:table-row>
        <table:table-row table:style-name="ro1">
          <table:table-cell office:value-type="string" calcext:value-type="string">
            <text:p>_0004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AFWILLITE</text:p>
          </table:table-cell>
          <table:table-cell table:style-name="ce19" office:value-type="string" calcext:value-type="string">
            <text:p>CA(3)SI(2)O(10)H(6)</text:p>
          </table:table-cell>
          <table:table-cell table:style-name="ce19" office:value-type="float" office:value="331" calcext:value-type="float">
            <text:p>331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4882337.2" calcext:value-type="float">
            <text:p>-4882337.2</text:p>
          </table:table-cell>
          <table:table-cell table:style-name="ce19" office:value-type="float" office:value="289.695" calcext:value-type="float">
            <text:p>289.695</text:p>
          </table:table-cell>
          <table:table-cell table:style-name="ce19" office:value-type="float" office:value="12.95" calcext:value-type="float">
            <text:p>12.95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675.737" calcext:value-type="float">
            <text:p>675.737</text:p>
          </table:table-cell>
          <table:table-cell table:style-name="ce19" office:value-type="float" office:value="-5443.71" calcext:value-type="float">
            <text:p>-5443.71</text:p>
          </table:table-cell>
          <table:table-cell table:style-name="ce19" office:value-type="float" office:value="-5057120" calcext:value-type="float">
            <text:p>-5057120</text:p>
          </table:table-cell>
          <table:table-cell table:style-name="ce19" office:value-type="float" office:value="718819000" calcext:value-type="float">
            <text:p>718819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7"/>
        </table:table-row>
        <table:table-row table:style-name="ro1">
          <table:table-cell office:value-type="string" calcext:value-type="string">
            <text:p>_0050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AFWILLITE</text:p>
          </table:table-cell>
          <table:table-cell table:style-name="Default" office:value-type="string" calcext:value-type="string">
            <text:p>CA(3)SI(2)O(10)H(6)</text:p>
          </table:table-cell>
          <table:table-cell table:style-name="Default" office:value-type="string" calcext:value-type="string">
            <text:p>TWQDEC06</text:p>
          </table:table-cell>
          <table:table-cell table:number-columns-repeated="2" table:style-name="Default" office:value-type="string" calcext:value-type="string">
            <text:p>_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882337.2" calcext:value-type="float">
            <text:p>-4882337.2</text:p>
          </table:table-cell>
          <table:table-cell table:style-name="Default" office:value-type="float" office:value="289.695" calcext:value-type="float">
            <text:p>289.695</text:p>
          </table:table-cell>
          <table:table-cell table:style-name="Default" office:value-type="float" office:value="12.95" calcext:value-type="float">
            <text:p>12.95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float" office:value="675.737" calcext:value-type="float">
            <text:p>675.737</text:p>
          </table:table-cell>
          <table:table-cell table:style-name="Default" office:value-type="float" office:value="-5443.71" calcext:value-type="float">
            <text:p>-5443.71</text:p>
          </table:table-cell>
          <table:table-cell table:style-name="Default" office:value-type="float" office:value="-5057120" calcext:value-type="float">
            <text:p>-5057120</text:p>
          </table:table-cell>
          <table:table-cell table:style-name="Default" office:value-type="float" office:value="718819000" calcext:value-type="float">
            <text:p>718819000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V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ce19" table:number-columns-repeated="226"/>
          <table:table-cell table:number-columns-repeated="767"/>
        </table:table-row>
        <table:table-row table:style-name="ro1">
          <table:table-cell office:value-type="string" calcext:value-type="string">
            <text:p>_0018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fwillite <text:s text:c="5"/></text:p>
          </table:table-cell>
          <table:table-cell table:style-name="ce5" office:value-type="string" calcext:value-type="string">
            <text:p>(CaO)3(SiO2)2(H2O)3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BLANC</text:p>
          </table:table-cell>
          <table:table-cell table:style-name="ce5" office:value-type="string" calcext:value-type="string">
            <text:p>theriak</text:p>
          </table:table-cell>
          <table:table-cell table:style-name="ce5" office:value-type="string" calcext:value-type="string">
            <text:p>ST</text:p>
          </table:table-cell>
          <table:table-cell table:style-name="ce5" office:value-type="float" office:value="-4469061" calcext:value-type="float">
            <text:p>-4469061</text:p>
          </table:table-cell>
          <table:table-cell table:style-name="ce5" office:value-type="float" office:value="-4853820" calcext:value-type="float">
            <text:p>-4853820</text:p>
          </table:table-cell>
          <table:table-cell table:style-name="ce5" office:value-type="float" office:value="289.7" calcext:value-type="float">
            <text:p>289.7</text:p>
          </table:table-cell>
          <table:table-cell table:style-name="ce5" office:value-type="float" office:value="12.953" calcext:value-type="float">
            <text:p>12.95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C1</text:p>
          </table:table-cell>
          <table:table-cell table:style-name="ce5" office:value-type="float" office:value="303.55" calcext:value-type="float">
            <text:p>303.55</text:p>
          </table:table-cell>
          <table:table-cell table:style-name="ce5" table:number-columns-repeated="16"/>
          <table:table-cell table:style-name="ce19" table:number-columns-repeated="226"/>
          <table:table-cell table:number-columns-repeated="767"/>
        </table:table-row>
        <table:table-row table:style-name="ro1">
          <table:table-cell office:value-type="string" calcext:value-type="string">
            <text:p>_0081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Al(OH)3(am)</text:p>
          </table:table-cell>
          <table:table-cell table:style-name="Default" office:value-type="string" calcext:value-type="string">
            <text:p>Al(OH)3</text:p>
          </table:table-cell>
          <table:table-cell table:style-name="Default" office:value-type="string" calcext:value-type="string">
            <text:p>CEMDAT07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1143210" calcext:value-type="float">
            <text:p>-1143210</text:p>
          </table:table-cell>
          <table:table-cell table:style-name="Default" office:value-type="float" office:value="-1281000" calcext:value-type="float">
            <text:p>-128100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0.191" calcext:value-type="float">
            <text:p>0.19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12"/>
          <table:table-cell table:style-name="ce19" table:number-columns-repeated="226"/>
          <table:table-cell table:number-columns-repeated="767"/>
        </table:table-row>
        <table:table-row table:style-name="ro1">
          <table:table-cell office:value-type="string" calcext:value-type="string">
            <text:p>_0047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AM-SILICA</text:p>
          </table:table-cell>
          <table:table-cell table:style-name="Default" office:value-type="string" calcext:value-type="string">
            <text:p>SI(1)O(2)</text:p>
          </table:table-cell>
          <table:table-cell table:style-name="Default" office:value-type="string" calcext:value-type="string">
            <text:p>TWQDEC06</text:p>
          </table:table-cell>
          <table:table-cell table:number-columns-repeated="2" table:style-name="Default" office:value-type="string" calcext:value-type="string">
            <text:p>_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911397.543" calcext:value-type="float">
            <text:p>-911397.543</text:p>
          </table:table-cell>
          <table:table-cell table:style-name="Default" office:value-type="float" office:value="39.368" calcext:value-type="float">
            <text:p>39.368</text:p>
          </table:table-cell>
          <table:table-cell table:style-name="Default" office:value-type="float" office:value="2.9" calcext:value-type="float">
            <text:p>2.9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130000" calcext:value-type="float">
            <text:p>-1130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4" calcext:value-type="float">
            <text:p>0.0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V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ce19" table:number-columns-repeated="226"/>
          <table:table-cell table:number-columns-repeated="767"/>
        </table:table-row>
        <table:table-row table:style-name="ro1">
          <table:table-cell office:value-type="string" calcext:value-type="string">
            <text:p>_0088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Anhydrite</text:p>
          </table:table-cell>
          <table:table-cell table:style-name="Default" office:value-type="string" calcext:value-type="string">
            <text:p>CaSO4</text:p>
          </table:table-cell>
          <table:table-cell table:style-name="Default" office:value-type="string" calcext:value-type="string">
            <text:p>LOTH2008</text:p>
          </table:table-cell>
          <table:table-cell table:style-name="Default" office:value-type="float" office:value="-4.36" calcext:value-type="float">
            <text:p>-4.36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1322120" calcext:value-type="float">
            <text:p>-1322120</text:p>
          </table:table-cell>
          <table:table-cell table:style-name="Default" office:value-type="float" office:value="-1435000" calcext:value-type="float">
            <text:p>-1435000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4.6" calcext:value-type="float">
            <text:p>4.6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0.099" calcext:value-type="float">
            <text:p>0.099</text:p>
          </table:table-cell>
          <table:table-cell table:number-columns-repeated="3" table:style-name="Default" office:value-type="string" calcext:value-type="string">
            <text:p>_</text:p>
          </table:table-cell>
          <table:table-cell table:style-name="Default" table:number-columns-repeated="12"/>
          <table:table-cell table:style-name="ce19" table:number-columns-repeated="226"/>
          <table:table-cell table:number-columns-repeated="767"/>
        </table:table-row>
        <table:table-row table:style-name="ro1">
          <table:table-cell office:value-type="string" calcext:value-type="string">
            <text:p>_0090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Brucite</text:p>
          </table:table-cell>
          <table:table-cell table:style-name="Default" office:value-type="string" calcext:value-type="string">
            <text:p>Mg(OH)2</text:p>
          </table:table-cell>
          <table:table-cell table:style-name="Default" office:value-type="string" calcext:value-type="string">
            <text:p>LOTH2008</text:p>
          </table:table-cell>
          <table:table-cell table:style-name="Default" office:value-type="float" office:value="-11.16" calcext:value-type="float">
            <text:p>-11.16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832230" calcext:value-type="float">
            <text:p>-832230</text:p>
          </table:table-cell>
          <table:table-cell table:style-name="Default" office:value-type="float" office:value="-923000" calcext:value-type="float">
            <text:p>-923000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Default" office:value-type="float" office:value="-2560000" calcext:value-type="float">
            <text:p>-2560000</text:p>
          </table:table-cell>
          <table:table-cell table:number-columns-repeated="2" table:style-name="Default" office:value-type="string" calcext:value-type="string">
            <text:p>_</text:p>
          </table:table-cell>
          <table:table-cell table:style-name="Default" table:number-columns-repeated="12"/>
          <table:table-cell table:style-name="ce19" table:number-columns-repeated="226"/>
          <table:table-cell table:number-columns-repeated="767"/>
        </table:table-row>
        <table:table-row table:style-name="ro1">
          <table:table-cell office:value-type="string" calcext:value-type="string">
            <text:p>_0078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C0.83SH1.3(tob.)</text:p>
          </table:table-cell>
          <table:table-cell table:style-name="Default" office:value-type="string" calcext:value-type="string">
            <text:p>(CaO)5/6(SiO2)(H2O)13/10</text:p>
          </table:table-cell>
          <table:table-cell table:style-name="Default" office:value-type="string" calcext:value-type="string">
            <text:p>CEMDAT07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1744360" calcext:value-type="float">
            <text:p>-1744360</text:p>
          </table:table-cell>
          <table:table-cell table:style-name="Default" office:value-type="float" office:value="-1916000" calcext:value-type="float">
            <text:p>-191600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5.9" calcext:value-type="float">
            <text:p>5.9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0.16" calcext:value-type="float">
            <text:p>0.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12"/>
          <table:table-cell table:style-name="ce19" table:number-columns-repeated="226"/>
          <table:table-cell table:number-columns-repeated="767"/>
        </table:table-row>
        <table:table-row table:style-name="ro1">
          <table:table-cell office:value-type="string" calcext:value-type="string">
            <text:p>_0077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C1.67SH2.1(jen.)</text:p>
          </table:table-cell>
          <table:table-cell table:style-name="Default" office:value-type="string" calcext:value-type="string">
            <text:p>(CaO)5/3(SiO2)(H2O)21/10</text:p>
          </table:table-cell>
          <table:table-cell table:style-name="Default" office:value-type="string" calcext:value-type="string">
            <text:p>CEMDAT07</text:p>
          </table:table-cell>
          <table:table-cell table:style-name="Default" office:value-type="float" office:value="-13.17" calcext:value-type="float">
            <text:p>-13.17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2480810" calcext:value-type="float">
            <text:p>-2480810</text:p>
          </table:table-cell>
          <table:table-cell table:style-name="Default" office:value-type="float" office:value="-2723000" calcext:value-type="float">
            <text:p>-2723000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-3070000" calcext:value-type="float">
            <text:p>-3070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12"/>
          <table:table-cell table:style-name="ce19" table:number-columns-repeated="226"/>
          <table:table-cell table:number-columns-repeated="767"/>
        </table:table-row>
        <table:table-row table:style-name="ro1">
          <table:table-cell office:value-type="string" calcext:value-type="string">
            <text:p>_0062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C2AH8</text:p>
          </table:table-cell>
          <table:table-cell table:style-name="Default" office:value-type="string" calcext:value-type="string">
            <text:p>(CaO)2(Al2O3)(H2O)8</text:p>
          </table:table-cell>
          <table:table-cell table:style-name="Default" office:value-type="string" calcext:value-type="string">
            <text:p>CEMDAT07</text:p>
          </table:table-cell>
          <table:table-cell table:style-name="Default" office:value-type="float" office:value="-13.56" calcext:value-type="float">
            <text:p>-13.56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4812760" calcext:value-type="float">
            <text:p>-4812760</text:p>
          </table:table-cell>
          <table:table-cell table:style-name="Default" office:value-type="float" office:value="-5433000" calcext:value-type="float">
            <text:p>-5433000</text:p>
          </table:table-cell>
          <table:table-cell table:style-name="Default" office:value-type="float" office:value="440" calcext:value-type="float">
            <text:p>440</text:p>
          </table:table-cell>
          <table:table-cell table:style-name="Default" office:value-type="float" office:value="18.4" calcext:value-type="float">
            <text:p>18.4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392" calcext:value-type="float">
            <text:p>392</text:p>
          </table:table-cell>
          <table:table-cell table:style-name="Default" office:value-type="float" office:value="0.714" calcext:value-type="float">
            <text:p>0.7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800" calcext:value-type="float">
            <text:p>-80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12"/>
          <table:table-cell table:style-name="ce19" table:number-columns-repeated="226"/>
          <table:table-cell table:number-columns-repeated="767"/>
        </table:table-row>
        <table:table-row table:style-name="ro1">
          <table:table-cell office:value-type="string" calcext:value-type="string">
            <text:p>_0066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C2ASH8</text:p>
          </table:table-cell>
          <table:table-cell table:style-name="Default" office:value-type="string" calcext:value-type="string">
            <text:p>(CaO)2(Al2O3)(SiO2)(H2O)8</text:p>
          </table:table-cell>
          <table:table-cell table:style-name="Default" office:value-type="string" calcext:value-type="string">
            <text:p>CEMDAT07</text:p>
          </table:table-cell>
          <table:table-cell table:style-name="Default" office:value-type="float" office:value="-19.7" calcext:value-type="float">
            <text:p>-19.7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5705150" calcext:value-type="float">
            <text:p>-5705150</text:p>
          </table:table-cell>
          <table:table-cell table:style-name="Default" office:value-type="float" office:value="-6360000" calcext:value-type="float">
            <text:p>-6360000</text:p>
          </table:table-cell>
          <table:table-cell table:style-name="Default" office:value-type="float" office:value="546" calcext:value-type="float">
            <text:p>546</text:p>
          </table:table-cell>
          <table:table-cell table:style-name="Default" office:value-type="float" office:value="21.6" calcext:value-type="float">
            <text:p>21.6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438" calcext:value-type="float">
            <text:p>438</text:p>
          </table:table-cell>
          <table:table-cell table:style-name="Default" office:value-type="float" office:value="0.749" calcext:value-type="float">
            <text:p>0.749</text:p>
          </table:table-cell>
          <table:table-cell table:style-name="Default" office:value-type="float" office:value="-1130000" calcext:value-type="float">
            <text:p>-1130000</text:p>
          </table:table-cell>
          <table:table-cell table:style-name="Default" office:value-type="float" office:value="-800" calcext:value-type="float">
            <text:p>-80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12"/>
          <table:table-cell table:style-name="ce19" table:number-columns-repeated="226"/>
          <table:table-cell table:number-columns-repeated="767"/>
        </table:table-row>
        <table:table-row table:style-name="ro1">
          <table:table-cell office:value-type="string" calcext:value-type="string">
            <text:p>_0068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C2FH8</text:p>
          </table:table-cell>
          <table:table-cell table:style-name="Default" office:value-type="string" calcext:value-type="string">
            <text:p>(CaO)2(Fe2O3)(H2O)8</text:p>
          </table:table-cell>
          <table:table-cell table:style-name="Default" office:value-type="string" calcext:value-type="string">
            <text:p>CEMDAT07</text:p>
          </table:table-cell>
          <table:table-cell table:style-name="Default" office:value-type="float" office:value="-17.6" calcext:value-type="float">
            <text:p>-17.6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3917380" calcext:value-type="float">
            <text:p>-3917380</text:p>
          </table:table-cell>
          <table:table-cell table:style-name="Default" office:value-type="float" office:value="-4526000" calcext:value-type="float">
            <text:p>-4526000</text:p>
          </table:table-cell>
          <table:table-cell table:style-name="Default" office:value-type="float" office:value="476" calcext:value-type="float">
            <text:p>476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375" calcext:value-type="float">
            <text:p>375</text:p>
          </table:table-cell>
          <table:table-cell table:style-name="Default" office:value-type="float" office:value="0.78" calcext:value-type="float">
            <text:p>0.78</text:p>
          </table:table-cell>
          <table:table-cell table:style-name="Default" office:value-type="float" office:value="2020000" calcext:value-type="float">
            <text:p>2020000</text:p>
          </table:table-cell>
          <table:table-cell table:style-name="Default" office:value-type="float" office:value="-800" calcext:value-type="float">
            <text:p>-80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12"/>
          <table:table-cell table:style-name="ce19" table:number-columns-repeated="226"/>
          <table:table-cell table:number-columns-repeated="767"/>
        </table:table-row>
        <table:table-row table:style-name="ro1">
          <table:table-cell office:value-type="string" calcext:value-type="string">
            <text:p>_0072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C2FSH8</text:p>
          </table:table-cell>
          <table:table-cell table:style-name="Default" office:value-type="string" calcext:value-type="string">
            <text:p>(CaO)2(Fe2O3)(SiO2)(H2O)8</text:p>
          </table:table-cell>
          <table:table-cell table:style-name="Default" office:value-type="string" calcext:value-type="string">
            <text:p>CEMDAT07</text:p>
          </table:table-cell>
          <table:table-cell table:style-name="Default" office:value-type="float" office:value="-23.7" calcext:value-type="float">
            <text:p>-23.7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4809530" calcext:value-type="float">
            <text:p>-4809530</text:p>
          </table:table-cell>
          <table:table-cell table:style-name="Default" office:value-type="float" office:value="-5453000" calcext:value-type="float">
            <text:p>-5453000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22.7" calcext:value-type="float">
            <text:p>22.7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422" calcext:value-type="float">
            <text:p>422</text:p>
          </table:table-cell>
          <table:table-cell table:style-name="Default" office:value-type="float" office:value="0.815" calcext:value-type="float">
            <text:p>0.815</text:p>
          </table:table-cell>
          <table:table-cell table:style-name="Default" office:value-type="float" office:value="891000" calcext:value-type="float">
            <text:p>891000</text:p>
          </table:table-cell>
          <table:table-cell table:style-name="Default" office:value-type="float" office:value="-800" calcext:value-type="float">
            <text:p>-80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12"/>
          <table:table-cell table:style-name="ce19" table:number-columns-repeated="226"/>
          <table:table-cell table:number-columns-repeated="767"/>
        </table:table-row>
        <table:table-row table:style-name="ro1">
          <table:table-cell office:value-type="string" calcext:value-type="string">
            <text:p>_0084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C2S</text:p>
          </table:table-cell>
          <table:table-cell table:style-name="Default" office:value-type="string" calcext:value-type="string">
            <text:p>(CaO)2(SiO2)</text:p>
          </table:table-cell>
          <table:table-cell table:style-name="Default" office:value-type="string" calcext:value-type="string">
            <text:p>CEMDAT07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2193210" calcext:value-type="float">
            <text:p>-2193210</text:p>
          </table:table-cell>
          <table:table-cell table:style-name="Default" office:value-type="float" office:value="-2308000" calcext:value-type="float">
            <text:p>-2308000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5.2" calcext:value-type="float">
            <text:p>5.2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0.037" calcext:value-type="float">
            <text:p>0.037</text:p>
          </table:table-cell>
          <table:table-cell table:style-name="Default" office:value-type="float" office:value="-3030000" calcext:value-type="float">
            <text:p>-3030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12"/>
          <table:table-cell table:style-name="ce5" table:number-columns-repeated="226"/>
          <table:table-cell table:number-columns-repeated="767"/>
        </table:table-row>
        <table:table-row table:style-name="ro1">
          <table:table-cell office:value-type="string" calcext:value-type="string">
            <text:p>_0019</text:p>
          </table:table-cell>
          <table:table-cell table:style-name="ce19" office:value-type="string" calcext:value-type="string">
            <text:p>!MIN</text:p>
          </table:table-cell>
          <table:table-cell table:style-name="ce19" office:value-type="string" calcext:value-type="string">
            <text:p>C2SH,alpha</text:p>
          </table:table-cell>
          <table:table-cell table:style-name="ce19" office:value-type="string" calcext:value-type="string">
            <text:p>(CaO)2(SiO2)(H2O)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449120" calcext:value-type="float">
            <text:p>-2449120</text:p>
          </table:table-cell>
          <table:table-cell table:style-name="ce19" office:value-type="float" office:value="-2634920" calcext:value-type="float">
            <text:p>-2634920</text:p>
          </table:table-cell>
          <table:table-cell table:style-name="ce19" office:value-type="float" office:value="122.38" calcext:value-type="float">
            <text:p>122.38</text:p>
          </table:table-cell>
          <table:table-cell table:style-name="ce19" office:value-type="float" office:value="7.112" calcext:value-type="float">
            <text:p>7.11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11.88" calcext:value-type="float">
            <text:p>111.88</text:p>
          </table:table-cell>
          <table:table-cell table:style-name="ce1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0085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C3A</text:p>
          </table:table-cell>
          <table:table-cell table:style-name="Default" office:value-type="string" calcext:value-type="string">
            <text:p>(CaO)3(Al2O3)</text:p>
          </table:table-cell>
          <table:table-cell table:style-name="Default" office:value-type="string" calcext:value-type="string">
            <text:p>CEMDAT07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3382350" calcext:value-type="float">
            <text:p>-3382350</text:p>
          </table:table-cell>
          <table:table-cell table:style-name="Default" office:value-type="float" office:value="-3561000" calcext:value-type="float">
            <text:p>-3561000</text:p>
          </table:table-cell>
          <table:table-cell table:style-name="Default" office:value-type="float" office:value="205" calcext:value-type="float">
            <text:p>205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261" calcext:value-type="float">
            <text:p>261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Default" office:value-type="float" office:value="-5060000" calcext:value-type="float">
            <text:p>-5060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12"/>
          <table:table-cell table:style-name="ce19" table:number-columns-repeated="226"/>
          <table:table-cell table:number-columns-repeated="767"/>
        </table:table-row>
        <table:table-row table:style-name="ro1">
          <table:table-cell office:value-type="string" calcext:value-type="string">
            <text:p>_0058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C3AH6</text:p>
          </table:table-cell>
          <table:table-cell table:style-name="Default" office:value-type="string" calcext:value-type="string">
            <text:p>(CaO)3(Al2O3)(H2O)6</text:p>
          </table:table-cell>
          <table:table-cell table:style-name="Default" office:value-type="string" calcext:value-type="string">
            <text:p>CEMDAT07</text:p>
          </table:table-cell>
          <table:table-cell table:style-name="Default" office:value-type="float" office:value="-20.84" calcext:value-type="float">
            <text:p>-20.84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5010090" calcext:value-type="float">
            <text:p>-5010090</text:p>
          </table:table-cell>
          <table:table-cell table:style-name="Default" office:value-type="float" office:value="-5540000" calcext:value-type="float">
            <text:p>-5540000</text:p>
          </table:table-cell>
          <table:table-cell table:style-name="Default" office:value-type="float" office:value="419" calcext:value-type="float">
            <text:p>41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0.561" calcext:value-type="float">
            <text:p>0.56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12"/>
          <table:table-cell table:style-name="ce19" table:number-columns-repeated="226"/>
          <table:table-cell table:number-columns-repeated="767"/>
        </table:table-row>
        <table:table-row table:style-name="ro1">
          <table:table-cell office:value-type="string" calcext:value-type="string">
            <text:p>_0059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C3AS0.8H4.4</text:p>
          </table:table-cell>
          <table:table-cell table:style-name="Default" office:value-type="string" calcext:value-type="string">
            <text:p>(CaO)3(Al2O3)(SiO2)8/10(H2O)44/10</text:p>
          </table:table-cell>
          <table:table-cell table:style-name="Default" office:value-type="string" calcext:value-type="string">
            <text:p>CEMDAT07</text:p>
          </table:table-cell>
          <table:table-cell table:style-name="Default" office:value-type="float" office:value="-29.87" calcext:value-type="float">
            <text:p>-29.87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5368010" calcext:value-type="float">
            <text:p>-5368010</text:p>
          </table:table-cell>
          <table:table-cell table:style-name="Default" office:value-type="float" office:value="-5855000" calcext:value-type="float">
            <text:p>-5855000</text:p>
          </table:table-cell>
          <table:table-cell table:style-name="Default" office:value-type="float" office:value="369" calcext:value-type="float">
            <text:p>369</text:p>
          </table:table-cell>
          <table:table-cell table:style-name="Default" office:value-type="float" office:value="14.3" calcext:value-type="float">
            <text:p>14.3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0.631" calcext:value-type="float">
            <text:p>0.631</text:p>
          </table:table-cell>
          <table:table-cell table:style-name="Default" office:value-type="float" office:value="-1950000" calcext:value-type="float">
            <text:p>-1950000</text:p>
          </table:table-cell>
          <table:table-cell table:style-name="Default" office:value-type="float" office:value="2560" calcext:value-type="float">
            <text:p>256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12"/>
          <table:table-cell table:style-name="ce19" table:number-columns-repeated="226"/>
          <table:table-cell table:number-columns-repeated="767"/>
        </table:table-row>
        <table:table-row table:style-name="ro1">
          <table:table-cell office:value-type="string" calcext:value-type="string">
            <text:p>_0060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C3FH6</text:p>
          </table:table-cell>
          <table:table-cell table:style-name="Default" office:value-type="string" calcext:value-type="string">
            <text:p>(CaO)3(Fe2O3)(H2O)6</text:p>
          </table:table-cell>
          <table:table-cell table:style-name="Default" office:value-type="string" calcext:value-type="string">
            <text:p>CEMDAT07</text:p>
          </table:table-cell>
          <table:table-cell table:style-name="Default" office:value-type="float" office:value="-25.16" calcext:value-type="float">
            <text:p>-25.16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4116290" calcext:value-type="float">
            <text:p>-4116290</text:p>
          </table:table-cell>
          <table:table-cell table:style-name="Default" office:value-type="float" office:value="-4640000" calcext:value-type="float">
            <text:p>-4640000</text:p>
          </table:table-cell>
          <table:table-cell table:style-name="Default" office:value-type="float" office:value="439" calcext:value-type="float">
            <text:p>439</text:p>
          </table:table-cell>
          <table:table-cell table:style-name="Default" office:value-type="float" office:value="15.5" calcext:value-type="float">
            <text:p>15.5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275" calcext:value-type="float">
            <text:p>275</text:p>
          </table:table-cell>
          <table:table-cell table:style-name="Default" office:value-type="float" office:value="0.627" calcext:value-type="float">
            <text:p>0.627</text:p>
          </table:table-cell>
          <table:table-cell table:style-name="Default" office:value-type="float" office:value="2020000" calcext:value-type="float">
            <text:p>2020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12"/>
          <table:table-cell table:style-name="ce19" table:number-columns-repeated="226"/>
          <table:table-cell table:number-columns-repeated="767"/>
        </table:table-row>
        <table:table-row table:style-name="ro1">
          <table:table-cell office:value-type="string" calcext:value-type="string">
            <text:p>_0083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C3S</text:p>
          </table:table-cell>
          <table:table-cell table:style-name="Default" office:value-type="string" calcext:value-type="string">
            <text:p>(CaO)3(SiO2)</text:p>
          </table:table-cell>
          <table:table-cell table:style-name="Default" office:value-type="string" calcext:value-type="string">
            <text:p>CEMDAT07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2784330" calcext:value-type="float">
            <text:p>-2784330</text:p>
          </table:table-cell>
          <table:table-cell table:style-name="Default" office:value-type="float" office:value="-2931000" calcext:value-type="float">
            <text:p>-2931000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7.3" calcext:value-type="float">
            <text:p>7.3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209" calcext:value-type="float">
            <text:p>209</text:p>
          </table:table-cell>
          <table:table-cell table:style-name="Default" office:value-type="float" office:value="0.036" calcext:value-type="float">
            <text:p>0.036</text:p>
          </table:table-cell>
          <table:table-cell table:style-name="Default" office:value-type="float" office:value="-4250000" calcext:value-type="float">
            <text:p>-4250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12"/>
          <table:table-cell table:style-name="ce5" table:number-columns-repeated="226"/>
          <table:table-cell table:number-columns-repeated="767"/>
        </table:table-row>
        <table:table-row table:style-name="ro1">
          <table:table-cell office:value-type="string" calcext:value-type="string">
            <text:p>_0065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C4AC0.5H12</text:p>
          </table:table-cell>
          <table:table-cell table:style-name="Default" office:value-type="string" calcext:value-type="string">
            <text:p>(CaO)4(Al2O3)(CO2)1/2(H2O)12</text:p>
          </table:table-cell>
          <table:table-cell table:style-name="Default" office:value-type="string" calcext:value-type="string">
            <text:p>CEMDAT07</text:p>
          </table:table-cell>
          <table:table-cell table:style-name="Default" office:value-type="float" office:value="-29.13" calcext:value-type="float">
            <text:p>-29.13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7335970" calcext:value-type="float">
            <text:p>-7335970</text:p>
          </table:table-cell>
          <table:table-cell table:style-name="Default" office:value-type="float" office:value="-8270000" calcext:value-type="float">
            <text:p>-8270000</text:p>
          </table:table-cell>
          <table:table-cell table:style-name="Default" office:value-type="float" office:value="713" calcext:value-type="float">
            <text:p>713</text:p>
          </table:table-cell>
          <table:table-cell table:style-name="Default" office:value-type="float" office:value="28.5" calcext:value-type="float">
            <text:p>28.5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1.014" calcext:value-type="float">
            <text:p>1.014</text:p>
          </table:table-cell>
          <table:table-cell table:style-name="Default" office:value-type="float" office:value="-1300000" calcext:value-type="float">
            <text:p>-1300000</text:p>
          </table:table-cell>
          <table:table-cell table:style-name="Default" office:value-type="float" office:value="-800" calcext:value-type="float">
            <text:p>-80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12"/>
          <table:table-cell table:style-name="ce19" table:number-columns-repeated="226"/>
          <table:table-cell table:number-columns-repeated="767"/>
        </table:table-row>
        <table:table-row table:style-name="ro1">
          <table:table-cell office:value-type="string" calcext:value-type="string">
            <text:p>_0064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C4ACH11</text:p>
          </table:table-cell>
          <table:table-cell table:style-name="Default" office:value-type="string" calcext:value-type="string">
            <text:p>(CaO)4(Al2O3)(CO2)(H2O)11</text:p>
          </table:table-cell>
          <table:table-cell table:style-name="Default" office:value-type="string" calcext:value-type="string">
            <text:p>CEMDAT07</text:p>
          </table:table-cell>
          <table:table-cell table:style-name="Default" office:value-type="float" office:value="-31.47" calcext:value-type="float">
            <text:p>-31.47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7337460" calcext:value-type="float">
            <text:p>-7337460</text:p>
          </table:table-cell>
          <table:table-cell table:style-name="Default" office:value-type="float" office:value="-8250000" calcext:value-type="float">
            <text:p>-8250000</text:p>
          </table:table-cell>
          <table:table-cell table:style-name="Default" office:value-type="float" office:value="657" calcext:value-type="float">
            <text:p>657</text:p>
          </table:table-cell>
          <table:table-cell table:style-name="Default" office:value-type="float" office:value="26.2" calcext:value-type="float">
            <text:p>26.2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618" calcext:value-type="float">
            <text:p>618</text:p>
          </table:table-cell>
          <table:table-cell table:style-name="Default" office:value-type="float" office:value="0.982" calcext:value-type="float">
            <text:p>0.982</text:p>
          </table:table-cell>
          <table:table-cell table:style-name="Default" office:value-type="float" office:value="-2590000" calcext:value-type="float">
            <text:p>-2590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12"/>
          <table:table-cell table:style-name="ce19" table:number-columns-repeated="226"/>
          <table:table-cell table:number-columns-repeated="767"/>
        </table:table-row>
        <table:table-row table:style-name="ro1">
          <table:table-cell office:value-type="string" calcext:value-type="string">
            <text:p>_0086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C4AF</text:p>
          </table:table-cell>
          <table:table-cell table:style-name="Default" office:value-type="string" calcext:value-type="string">
            <text:p>(CaO)4(Al2O3)(Fe2O3)</text:p>
          </table:table-cell>
          <table:table-cell table:style-name="Default" office:value-type="string" calcext:value-type="string">
            <text:p>CEMDAT07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4786500" calcext:value-type="float">
            <text:p>-4786500</text:p>
          </table:table-cell>
          <table:table-cell table:style-name="Default" office:value-type="float" office:value="-5080000" calcext:value-type="float">
            <text:p>-5080000</text:p>
          </table:table-cell>
          <table:table-cell table:style-name="Default" office:value-type="float" office:value="326" calcext:value-type="float">
            <text:p>326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374" calcext:value-type="float">
            <text:p>374</text:p>
          </table:table-cell>
          <table:table-cell table:style-name="Default" office:value-type="float" office:value="0.073" calcext:value-type="float">
            <text:p>0.07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12"/>
          <table:table-cell table:style-name="ce19" table:number-columns-repeated="226"/>
          <table:table-cell table:number-columns-repeated="767"/>
        </table:table-row>
        <table:table-row table:style-name="ro1">
          <table:table-cell office:value-type="string" calcext:value-type="string">
            <text:p>_0061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C4AH13</text:p>
          </table:table-cell>
          <table:table-cell table:style-name="Default" office:value-type="string" calcext:value-type="string">
            <text:p>(CaO)4(Al2O3)(H2O)13</text:p>
          </table:table-cell>
          <table:table-cell table:style-name="Default" office:value-type="string" calcext:value-type="string">
            <text:p>CEMDAT07</text:p>
          </table:table-cell>
          <table:table-cell table:style-name="Default" office:value-type="float" office:value="-25.4" calcext:value-type="float">
            <text:p>-25.4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7326560" calcext:value-type="float">
            <text:p>-7326560</text:p>
          </table:table-cell>
          <table:table-cell table:style-name="Default" office:value-type="float" office:value="-8302000" calcext:value-type="float">
            <text:p>-8302000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27.4" calcext:value-type="float">
            <text:p>27.4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711" calcext:value-type="float">
            <text:p>711</text:p>
          </table:table-cell>
          <table:table-cell table:style-name="Default" office:value-type="float" office:value="1.047" calcext:value-type="float">
            <text:p>1.0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600" calcext:value-type="float">
            <text:p>-160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12"/>
          <table:table-cell table:style-name="ce19" table:number-columns-repeated="226"/>
          <table:table-cell table:number-columns-repeated="767"/>
        </table:table-row>
        <table:table-row table:style-name="ro1">
          <table:table-cell office:value-type="string" calcext:value-type="string">
            <text:p>_0063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C4ASH12</text:p>
          </table:table-cell>
          <table:table-cell table:style-name="Default" office:value-type="string" calcext:value-type="string">
            <text:p>(CaO)4(Al2O3)(SO3)(H2O)12</text:p>
          </table:table-cell>
          <table:table-cell table:style-name="Default" office:value-type="string" calcext:value-type="string">
            <text:p>CEMDAT07</text:p>
          </table:table-cell>
          <table:table-cell table:style-name="Default" office:value-type="float" office:value="-29.26" calcext:value-type="float">
            <text:p>-29.26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7778500" calcext:value-type="float">
            <text:p>-7778500</text:p>
          </table:table-cell>
          <table:table-cell table:style-name="Default" office:value-type="float" office:value="-8750000" calcext:value-type="float">
            <text:p>-8750000</text:p>
          </table:table-cell>
          <table:table-cell table:style-name="Default" office:value-type="float" office:value="821" calcext:value-type="float">
            <text:p>821</text:p>
          </table:table-cell>
          <table:table-cell table:style-name="Default" office:value-type="float" office:value="30.9" calcext:value-type="float">
            <text:p>30.9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594" calcext:value-type="float">
            <text:p>594</text:p>
          </table:table-cell>
          <table:table-cell table:style-name="Default" office:value-type="float" office:value="1.168" calcext:value-type="float">
            <text:p>1.1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12"/>
          <table:table-cell table:style-name="ce19" table:number-columns-repeated="226"/>
          <table:table-cell table:number-columns-repeated="767"/>
        </table:table-row>
        <table:table-row table:style-name="ro1">
          <table:table-cell office:value-type="string" calcext:value-type="string">
            <text:p>_0071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C4FC0.5H12</text:p>
          </table:table-cell>
          <table:table-cell table:style-name="Default" office:value-type="string" calcext:value-type="string">
            <text:p>(CaO)4(Fe2O3)(CO2)1/2(H2O)12</text:p>
          </table:table-cell>
          <table:table-cell table:style-name="Default" office:value-type="string" calcext:value-type="string">
            <text:p>CEMDAT07</text:p>
          </table:table-cell>
          <table:table-cell table:style-name="Default" office:value-type="float" office:value="-33.1" calcext:value-type="float">
            <text:p>-33.1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6440190" calcext:value-type="float">
            <text:p>-6440190</text:p>
          </table:table-cell>
          <table:table-cell table:style-name="Default" office:value-type="float" office:value="-7363000" calcext:value-type="float">
            <text:p>-7363000</text:p>
          </table:table-cell>
          <table:table-cell table:style-name="Default" office:value-type="float" office:value="749" calcext:value-type="float">
            <text:p>749</text:p>
          </table:table-cell>
          <table:table-cell table:style-name="Default" office:value-type="float" office:value="29.6" calcext:value-type="float">
            <text:p>29.6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648" calcext:value-type="float">
            <text:p>648</text:p>
          </table:table-cell>
          <table:table-cell table:style-name="Default" office:value-type="float" office:value="1.08" calcext:value-type="float">
            <text:p>1.08</text:p>
          </table:table-cell>
          <table:table-cell table:style-name="Default" office:value-type="float" office:value="724000" calcext:value-type="float">
            <text:p>724000</text:p>
          </table:table-cell>
          <table:table-cell table:style-name="Default" office:value-type="float" office:value="-800" calcext:value-type="float">
            <text:p>-80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12"/>
          <table:table-cell table:style-name="ce19" table:number-columns-repeated="226"/>
          <table:table-cell table:number-columns-repeated="767"/>
        </table:table-row>
        <table:table-row table:style-name="ro1">
          <table:table-cell office:value-type="string" calcext:value-type="string">
            <text:p>_0070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C4FCH12</text:p>
          </table:table-cell>
          <table:table-cell table:style-name="Default" office:value-type="string" calcext:value-type="string">
            <text:p>(CaO)4(Fe2O3)(CO2)(H2O)12</text:p>
          </table:table-cell>
          <table:table-cell table:style-name="Default" office:value-type="string" calcext:value-type="string">
            <text:p>CEMDAT07</text:p>
          </table:table-cell>
          <table:table-cell table:style-name="Default" office:value-type="float" office:value="-35.5" calcext:value-type="float">
            <text:p>-35.5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6679200" calcext:value-type="float">
            <text:p>-6679200</text:p>
          </table:table-cell>
          <table:table-cell table:style-name="Default" office:value-type="float" office:value="-7637000" calcext:value-type="float">
            <text:p>-7637000</text:p>
          </table:table-cell>
          <table:table-cell table:style-name="Default" office:value-type="float" office:value="737" calcext:value-type="float">
            <text:p>737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612" calcext:value-type="float">
            <text:p>612</text:p>
          </table:table-cell>
          <table:table-cell table:style-name="Default" office:value-type="float" office:value="1.157" calcext:value-type="float">
            <text:p>1.157</text:p>
          </table:table-cell>
          <table:table-cell table:style-name="Default" office:value-type="float" office:value="-573000" calcext:value-type="float">
            <text:p>-573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12"/>
          <table:table-cell table:style-name="ce19" table:number-columns-repeated="226"/>
          <table:table-cell table:number-columns-repeated="767"/>
        </table:table-row>
        <table:table-row table:style-name="ro1">
          <table:table-cell office:value-type="string" calcext:value-type="string">
            <text:p>_0067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C4FH13</text:p>
          </table:table-cell>
          <table:table-cell table:style-name="Default" office:value-type="string" calcext:value-type="string">
            <text:p>(CaO)4(Fe2O3)(H2O)13</text:p>
          </table:table-cell>
          <table:table-cell table:style-name="Default" office:value-type="string" calcext:value-type="string">
            <text:p>CEMDAT07</text:p>
          </table:table-cell>
          <table:table-cell table:style-name="Default" office:value-type="float" office:value="-29.4" calcext:value-type="float">
            <text:p>-29.4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6430940" calcext:value-type="float">
            <text:p>-6430940</text:p>
          </table:table-cell>
          <table:table-cell table:style-name="Default" office:value-type="float" office:value="-7395000" calcext:value-type="float">
            <text:p>-7395000</text:p>
          </table:table-cell>
          <table:table-cell table:style-name="Default" office:value-type="float" office:value="737" calcext:value-type="float">
            <text:p>737</text:p>
          </table:table-cell>
          <table:table-cell table:style-name="Default" office:value-type="float" office:value="28.6" calcext:value-type="float">
            <text:p>28.6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694" calcext:value-type="float">
            <text:p>694</text:p>
          </table:table-cell>
          <table:table-cell table:style-name="Default" office:value-type="float" office:value="1.113" calcext:value-type="float">
            <text:p>1.113</text:p>
          </table:table-cell>
          <table:table-cell table:style-name="Default" office:value-type="float" office:value="2020000" calcext:value-type="float">
            <text:p>2020000</text:p>
          </table:table-cell>
          <table:table-cell table:style-name="Default" office:value-type="float" office:value="-1600" calcext:value-type="float">
            <text:p>-160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12"/>
          <table:table-cell table:style-name="ce19" table:number-columns-repeated="226"/>
          <table:table-cell table:number-columns-repeated="767"/>
        </table:table-row>
        <table:table-row table:style-name="ro1">
          <table:table-cell office:value-type="string" calcext:value-type="string">
            <text:p>_0069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C4FSH12</text:p>
          </table:table-cell>
          <table:table-cell table:style-name="Default" office:value-type="string" calcext:value-type="string">
            <text:p>(CaO)4(Fe2O3)(SO3)(H2O)12</text:p>
          </table:table-cell>
          <table:table-cell table:style-name="Default" office:value-type="string" calcext:value-type="string">
            <text:p>CEMDAT07</text:p>
          </table:table-cell>
          <table:table-cell table:style-name="Default" office:value-type="float" office:value="-33.2" calcext:value-type="float">
            <text:p>-33.2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6882550" calcext:value-type="float">
            <text:p>-6882550</text:p>
          </table:table-cell>
          <table:table-cell table:style-name="Default" office:value-type="float" office:value="-7843000" calcext:value-type="float">
            <text:p>-7843000</text:p>
          </table:table-cell>
          <table:table-cell table:style-name="Default" office:value-type="float" office:value="858" calcext:value-type="float">
            <text:p>858</text:p>
          </table:table-cell>
          <table:table-cell table:style-name="Default" office:value-type="float" office:value="32.2" calcext:value-type="float">
            <text:p>32.2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.234" calcext:value-type="float">
            <text:p>1.234</text:p>
          </table:table-cell>
          <table:table-cell table:style-name="Default" office:value-type="float" office:value="2020000" calcext:value-type="float">
            <text:p>2020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12"/>
          <table:table-cell table:style-name="ce19" table:number-columns-repeated="226"/>
          <table:table-cell table:number-columns-repeated="767"/>
        </table:table-row>
        <table:table-row table:style-name="ro1">
          <table:table-cell office:value-type="string" calcext:value-type="string">
            <text:p>_0073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CAH10</text:p>
          </table:table-cell>
          <table:table-cell table:style-name="Default" office:value-type="string" calcext:value-type="string">
            <text:p>(CaO)(Al2O3)(H2O)10</text:p>
          </table:table-cell>
          <table:table-cell table:style-name="Default" office:value-type="string" calcext:value-type="string">
            <text:p>CEMDAT07</text:p>
          </table:table-cell>
          <table:table-cell table:style-name="Default" office:value-type="float" office:value="-7.5" calcext:value-type="float">
            <text:p>-7.5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4622390" calcext:value-type="float">
            <text:p>-4622390</text:p>
          </table:table-cell>
          <table:table-cell table:style-name="Default" office:value-type="float" office:value="-5320000" calcext:value-type="float">
            <text:p>-5320000</text:p>
          </table:table-cell>
          <table:table-cell table:style-name="Default" office:value-type="float" office:value="501" calcext:value-type="float">
            <text:p>501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.113" calcext:value-type="float">
            <text:p>1.1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00" calcext:value-type="float">
            <text:p>320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12"/>
          <table:table-cell table:style-name="ce19" table:number-columns-repeated="226"/>
          <table:table-cell table:number-columns-repeated="767"/>
        </table:table-row>
        <table:table-row table:style-name="ro1">
          <table:table-cell office:value-type="string" calcext:value-type="string">
            <text:p>_0089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Calcite</text:p>
          </table:table-cell>
          <table:table-cell table:style-name="Default" office:value-type="string" calcext:value-type="string">
            <text:p>CaCO3</text:p>
          </table:table-cell>
          <table:table-cell table:style-name="Default" office:value-type="string" calcext:value-type="string">
            <text:p>LOTH2008</text:p>
          </table:table-cell>
          <table:table-cell table:style-name="Default" office:value-type="float" office:value="-8.48" calcext:value-type="float">
            <text:p>-8.48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1129180" calcext:value-type="float">
            <text:p>-1129180</text:p>
          </table:table-cell>
          <table:table-cell table:style-name="Default" office:value-type="float" office:value="-1207000" calcext:value-type="float">
            <text:p>-1207000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3.7" calcext:value-type="float">
            <text:p>3.7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0.022" calcext:value-type="float">
            <text:p>0.022</text:p>
          </table:table-cell>
          <table:table-cell table:style-name="Default" office:value-type="float" office:value="-2590000" calcext:value-type="float">
            <text:p>-2590000</text:p>
          </table:table-cell>
          <table:table-cell table:number-columns-repeated="2" table:style-name="Default" office:value-type="string" calcext:value-type="string">
            <text:p>_</text:p>
          </table:table-cell>
          <table:table-cell table:style-name="Default" table:number-columns-repeated="12"/>
          <table:table-cell table:style-name="ce19" table:number-columns-repeated="226"/>
          <table:table-cell table:number-columns-repeated="767"/>
        </table:table-row>
        <table:table-row table:style-name="ro1">
          <table:table-cell office:value-type="string" calcext:value-type="string">
            <text:p>_0006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SH08</text:p>
          </table:table-cell>
          <table:table-cell table:style-name="ce19" office:value-type="string" calcext:value-type="string">
            <text:p>CA(80)SI(100)O(434)H(308)</text:p>
          </table:table-cell>
          <table:table-cell table:style-name="ce19" office:value-type="float" office:value="13659" calcext:value-type="float">
            <text:p>13659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94513000" calcext:value-type="float">
            <text:p>-194513000</text:p>
          </table:table-cell>
          <table:table-cell table:style-name="ce19" office:value-type="float" office:value="10785.8" calcext:value-type="float">
            <text:p>10785.8</text:p>
          </table:table-cell>
          <table:table-cell table:style-name="ce19" office:value-type="float" office:value="592.9" calcext:value-type="float">
            <text:p>592.9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29984.52" calcext:value-type="float">
            <text:p>29984.52</text:p>
          </table:table-cell>
          <table:table-cell table:style-name="ce19" office:value-type="float" office:value="-260618.08" calcext:value-type="float">
            <text:p>-260618.08</text:p>
          </table:table-cell>
          <table:table-cell table:style-name="ce19" office:value-type="float" office:value="-252856000" calcext:value-type="float">
            <text:p>-252856000</text:p>
          </table:table-cell>
          <table:table-cell table:style-name="ce19" office:value-type="float" office:value="42847972000" calcext:value-type="float">
            <text:p>42847972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7"/>
        </table:table-row>
        <table:table-row table:style-name="ro1">
          <table:table-cell office:value-type="string" calcext:value-type="string">
            <text:p>_0020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SH08</text:p>
          </table:table-cell>
          <table:table-cell table:style-name="ce19" office:value-type="string" calcext:value-type="string">
            <text:p>(CaO)4/5(SiO2)(H2O)154/100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769030" calcext:value-type="float">
            <text:p>-1769030</text:p>
          </table:table-cell>
          <table:table-cell table:style-name="ce19" office:value-type="float" office:value="-1945130" calcext:value-type="float">
            <text:p>-1945130</text:p>
          </table:table-cell>
          <table:table-cell table:style-name="ce19" office:value-type="float" office:value="107.85" calcext:value-type="float">
            <text:p>107.85</text:p>
          </table:table-cell>
          <table:table-cell table:style-name="ce19" office:value-type="float" office:value="5.929" calcext:value-type="float">
            <text:p>5.92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36.53" calcext:value-type="float">
            <text:p>136.53</text:p>
          </table:table-cell>
          <table:table-cell table:style-name="ce1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0043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CSH08</text:p>
          </table:table-cell>
          <table:table-cell table:style-name="Default" office:value-type="string" calcext:value-type="string">
            <text:p>CA(80)SI(100)O(434)H(308)</text:p>
          </table:table-cell>
          <table:table-cell table:style-name="Default" office:value-type="string" calcext:value-type="string">
            <text:p>TWQDEC06</text:p>
          </table:table-cell>
          <table:table-cell table:number-columns-repeated="2" table:style-name="Default" office:value-type="string" calcext:value-type="string">
            <text:p>_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94513000" calcext:value-type="float">
            <text:p>-194513000</text:p>
          </table:table-cell>
          <table:table-cell table:style-name="Default" office:value-type="float" office:value="10785.8" calcext:value-type="float">
            <text:p>10785.8</text:p>
          </table:table-cell>
          <table:table-cell table:style-name="Default" office:value-type="float" office:value="592.9" calcext:value-type="float">
            <text:p>592.9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float" office:value="29984.52" calcext:value-type="float">
            <text:p>29984.52</text:p>
          </table:table-cell>
          <table:table-cell table:style-name="Default" office:value-type="float" office:value="-260618.08" calcext:value-type="float">
            <text:p>-260618.08</text:p>
          </table:table-cell>
          <table:table-cell table:style-name="Default" office:value-type="float" office:value="-252856000" calcext:value-type="float">
            <text:p>-252856000</text:p>
          </table:table-cell>
          <table:table-cell table:style-name="Default" office:value-type="float" office:value="42847972000" calcext:value-type="float">
            <text:p>42847972000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V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_0007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SH12</text:p>
          </table:table-cell>
          <table:table-cell table:style-name="ce19" office:value-type="string" calcext:value-type="string">
            <text:p>CA(120)SI(100)O(526)H(412)</text:p>
          </table:table-cell>
          <table:table-cell table:style-name="ce19" office:value-type="float" office:value="17348" calcext:value-type="float">
            <text:p>17348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238434000" calcext:value-type="float">
            <text:p>-238434000</text:p>
          </table:table-cell>
          <table:table-cell table:style-name="ce19" office:value-type="float" office:value="12914" calcext:value-type="float">
            <text:p>12914</text:p>
          </table:table-cell>
          <table:table-cell table:style-name="ce19" office:value-type="float" office:value="719.5" calcext:value-type="float">
            <text:p>719.5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37929.48" calcext:value-type="float">
            <text:p>37929.48</text:p>
          </table:table-cell>
          <table:table-cell table:style-name="ce19" office:value-type="float" office:value="-334717.12" calcext:value-type="float">
            <text:p>-334717.12</text:p>
          </table:table-cell>
          <table:table-cell table:style-name="ce19" office:value-type="float" office:value="-252856000" calcext:value-type="float">
            <text:p>-252856000</text:p>
          </table:table-cell>
          <table:table-cell table:style-name="ce19" office:value-type="float" office:value="43820908000" calcext:value-type="float">
            <text:p>43820908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6"/>
          <table:table-cell table:style-name="Default" table:number-columns-repeated="993"/>
        </table:table-row>
        <table:table-row table:style-name="ro1">
          <table:table-cell office:value-type="string" calcext:value-type="string">
            <text:p>_0021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SH12</text:p>
          </table:table-cell>
          <table:table-cell table:style-name="ce19" office:value-type="string" calcext:value-type="string">
            <text:p>(CaO)6/5(SiO2)(H2O)206/100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161230" calcext:value-type="float">
            <text:p>-2161230</text:p>
          </table:table-cell>
          <table:table-cell table:style-name="ce19" office:value-type="float" office:value="-2384340" calcext:value-type="float">
            <text:p>-2384340</text:p>
          </table:table-cell>
          <table:table-cell table:style-name="ce19" office:value-type="float" office:value="129.14" calcext:value-type="float">
            <text:p>129.14</text:p>
          </table:table-cell>
          <table:table-cell table:style-name="ce19" office:value-type="float" office:value="7.195" calcext:value-type="float">
            <text:p>7.19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69.97" calcext:value-type="float">
            <text:p>169.97</text:p>
          </table:table-cell>
          <table:table-cell table:style-name="ce19" table:number-columns-repeated="16"/>
          <table:table-cell table:style-name="Default" table:number-columns-repeated="993"/>
        </table:table-row>
        <table:table-row table:style-name="ro1">
          <table:table-cell office:value-type="string" calcext:value-type="string">
            <text:p>_0044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CSH12</text:p>
          </table:table-cell>
          <table:table-cell table:style-name="Default" office:value-type="string" calcext:value-type="string">
            <text:p>CA(120)SI(100)O(526)H(412)</text:p>
          </table:table-cell>
          <table:table-cell table:style-name="Default" office:value-type="string" calcext:value-type="string">
            <text:p>TWQDEC06</text:p>
          </table:table-cell>
          <table:table-cell table:number-columns-repeated="2" table:style-name="Default" office:value-type="string" calcext:value-type="string">
            <text:p>_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38434000" calcext:value-type="float">
            <text:p>-238434000</text:p>
          </table:table-cell>
          <table:table-cell table:style-name="Default" office:value-type="float" office:value="12914" calcext:value-type="float">
            <text:p>12914</text:p>
          </table:table-cell>
          <table:table-cell table:style-name="Default" office:value-type="float" office:value="719.5" calcext:value-type="float">
            <text:p>719.5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float" office:value="37929.48" calcext:value-type="float">
            <text:p>37929.48</text:p>
          </table:table-cell>
          <table:table-cell table:style-name="Default" office:value-type="float" office:value="-334717.12" calcext:value-type="float">
            <text:p>-334717.12</text:p>
          </table:table-cell>
          <table:table-cell table:style-name="Default" office:value-type="float" office:value="-252856000" calcext:value-type="float">
            <text:p>-252856000</text:p>
          </table:table-cell>
          <table:table-cell table:style-name="Default" office:value-type="float" office:value="43820908000" calcext:value-type="float">
            <text:p>43820908000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V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_0008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SH16</text:p>
          </table:table-cell>
          <table:table-cell table:style-name="ce19" office:value-type="string" calcext:value-type="string">
            <text:p>CA(160)SI(100)O(618)H(516)</text:p>
          </table:table-cell>
          <table:table-cell table:style-name="ce19" office:value-type="float" office:value="21038" calcext:value-type="float">
            <text:p>21038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281979000" calcext:value-type="float">
            <text:p>-281979000</text:p>
          </table:table-cell>
          <table:table-cell table:style-name="ce19" office:value-type="float" office:value="15442" calcext:value-type="float">
            <text:p>15442</text:p>
          </table:table-cell>
          <table:table-cell table:style-name="ce19" office:value-type="float" office:value="846.8" calcext:value-type="float">
            <text:p>846.8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45874.44" calcext:value-type="float">
            <text:p>45874.44</text:p>
          </table:table-cell>
          <table:table-cell table:style-name="ce19" office:value-type="float" office:value="-408816.16" calcext:value-type="float">
            <text:p>-408816.16</text:p>
          </table:table-cell>
          <table:table-cell table:style-name="ce19" office:value-type="float" office:value="-252856000" calcext:value-type="float">
            <text:p>-252856000</text:p>
          </table:table-cell>
          <table:table-cell table:style-name="ce19" office:value-type="float" office:value="44793844000" calcext:value-type="float">
            <text:p>44793844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6"/>
          <table:table-cell table:style-name="Default" table:number-columns-repeated="993"/>
        </table:table-row>
        <table:table-row table:style-name="ro1">
          <table:table-cell office:value-type="string" calcext:value-type="string">
            <text:p>_0022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SH16</text:p>
          </table:table-cell>
          <table:table-cell table:style-name="ce19" office:value-type="string" calcext:value-type="string">
            <text:p>(CaO)8/5(SiO2)(H2O)258/100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550860" calcext:value-type="float">
            <text:p>-2550860</text:p>
          </table:table-cell>
          <table:table-cell table:style-name="ce19" office:value-type="float" office:value="-2819790" calcext:value-type="float">
            <text:p>-2819790</text:p>
          </table:table-cell>
          <table:table-cell table:style-name="ce19" office:value-type="float" office:value="154.42" calcext:value-type="float">
            <text:p>154.42</text:p>
          </table:table-cell>
          <table:table-cell table:style-name="ce19" office:value-type="float" office:value="8.468" calcext:value-type="float">
            <text:p>8.46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91.28" calcext:value-type="float">
            <text:p>191.28</text:p>
          </table:table-cell>
          <table:table-cell table:style-name="ce19" table:number-columns-repeated="16"/>
          <table:table-cell table:style-name="Default" table:number-columns-repeated="993"/>
        </table:table-row>
        <table:table-row table:style-name="ro1">
          <table:table-cell office:value-type="string" calcext:value-type="string">
            <text:p>_0045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CSH16</text:p>
          </table:table-cell>
          <table:table-cell table:style-name="Default" office:value-type="string" calcext:value-type="string">
            <text:p>CA(160)SI(100)O(618)H(516)</text:p>
          </table:table-cell>
          <table:table-cell table:style-name="Default" office:value-type="string" calcext:value-type="string">
            <text:p>TWQDEC06</text:p>
          </table:table-cell>
          <table:table-cell table:number-columns-repeated="2" table:style-name="Default" office:value-type="string" calcext:value-type="string">
            <text:p>_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81979000" calcext:value-type="float">
            <text:p>-281979000</text:p>
          </table:table-cell>
          <table:table-cell table:style-name="Default" office:value-type="float" office:value="15442" calcext:value-type="float">
            <text:p>15442</text:p>
          </table:table-cell>
          <table:table-cell table:style-name="Default" office:value-type="float" office:value="846.8" calcext:value-type="float">
            <text:p>846.8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float" office:value="45874.44" calcext:value-type="float">
            <text:p>45874.44</text:p>
          </table:table-cell>
          <table:table-cell table:style-name="Default" office:value-type="float" office:value="-408816.16" calcext:value-type="float">
            <text:p>-408816.16</text:p>
          </table:table-cell>
          <table:table-cell table:style-name="Default" office:value-type="float" office:value="-252856000" calcext:value-type="float">
            <text:p>-252856000</text:p>
          </table:table-cell>
          <table:table-cell table:style-name="Default" office:value-type="float" office:value="44793844000" calcext:value-type="float">
            <text:p>44793844000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V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_0054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ettringite-Al</text:p>
          </table:table-cell>
          <table:table-cell table:style-name="Default" office:value-type="string" calcext:value-type="string">
            <text:p>Ca6Al2(SO4)3(OH)12(H2O)26</text:p>
          </table:table-cell>
          <table:table-cell table:style-name="Default" office:value-type="string" calcext:value-type="string">
            <text:p>CEMDAT07</text:p>
          </table:table-cell>
          <table:table-cell table:style-name="Default" office:value-type="float" office:value="-44.9" calcext:value-type="float">
            <text:p>-44.9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15205940" calcext:value-type="float">
            <text:p>-15205940</text:p>
          </table:table-cell>
          <table:table-cell table:style-name="Default" office:value-type="float" office:value="-17535000" calcext:value-type="float">
            <text:p>-17535000</text:p>
          </table:table-cell>
          <table:table-cell table:style-name="Default" office:value-type="float" office:value="1900" calcext:value-type="float">
            <text:p>1900</text:p>
          </table:table-cell>
          <table:table-cell table:style-name="Default" office:value-type="float" office:value="70.7" calcext:value-type="float">
            <text:p>70.7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1939" calcext:value-type="float">
            <text:p>1939</text:p>
          </table:table-cell>
          <table:table-cell table:style-name="Default" office:value-type="float" office:value="0.789" calcext:value-type="float">
            <text:p>0.78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1005"/>
        </table:table-row>
        <table:table-row table:style-name="ro1">
          <table:table-cell office:value-type="string" calcext:value-type="string">
            <text:p>_0056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ettringite-Fe</text:p>
          </table:table-cell>
          <table:table-cell table:style-name="Default" office:value-type="string" calcext:value-type="string">
            <text:p>Ca6Fe2(SO4)3(OH)12(H2O)26</text:p>
          </table:table-cell>
          <table:table-cell table:style-name="Default" office:value-type="string" calcext:value-type="string">
            <text:p>CEMDAT07</text:p>
          </table:table-cell>
          <table:table-cell table:style-name="Default" office:value-type="float" office:value="-44" calcext:value-type="float">
            <text:p>-44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14282360" calcext:value-type="float">
            <text:p>-14282360</text:p>
          </table:table-cell>
          <table:table-cell table:style-name="Default" office:value-type="float" office:value="-16600000" calcext:value-type="float">
            <text:p>-16600000</text:p>
          </table:table-cell>
          <table:table-cell table:style-name="Default" office:value-type="float" office:value="1937" calcext:value-type="float">
            <text:p>1937</text:p>
          </table:table-cell>
          <table:table-cell table:style-name="Default" office:value-type="float" office:value="71.7" calcext:value-type="float">
            <text:p>71.7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1922" calcext:value-type="float">
            <text:p>1922</text:p>
          </table:table-cell>
          <table:table-cell table:style-name="Default" office:value-type="float" office:value="0.855" calcext:value-type="float">
            <text:p>0.855</text:p>
          </table:table-cell>
          <table:table-cell table:style-name="Default" office:value-type="float" office:value="2020000" calcext:value-type="float">
            <text:p>2020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1005"/>
        </table:table-row>
        <table:table-row table:style-name="ro1">
          <table:table-cell office:value-type="string" calcext:value-type="string">
            <text:p>_0082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Fe(OH)3(mic)</text:p>
          </table:table-cell>
          <table:table-cell table:style-name="Default" office:value-type="string" calcext:value-type="string">
            <text:p>Fe(OH)3</text:p>
          </table:table-cell>
          <table:table-cell table:style-name="Default" office:value-type="string" calcext:value-type="string">
            <text:p>CEMDAT07</text:p>
          </table:table-cell>
          <table:table-cell table:style-name="Default" office:value-type="float" office:value="-4.6" calcext:value-type="float">
            <text:p>-4.6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711610" calcext:value-type="float">
            <text:p>-711610</text:p>
          </table:table-cell>
          <table:table-cell table:style-name="Default" office:value-type="float" office:value="-844000" calcext:value-type="float">
            <text:p>-844000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0.052" calcext:value-type="float">
            <text:p>0.05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1005"/>
        </table:table-row>
        <table:table-row table:style-name="ro1">
          <table:table-cell office:value-type="string" calcext:value-type="string">
            <text:p>_0023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Foshagite <text:s text:c="5"/></text:p>
          </table:table-cell>
          <table:table-cell table:style-name="ce19" office:value-type="string" calcext:value-type="string">
            <text:p>(CaO)4(SiO2)3(H2O)3/2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5643832" calcext:value-type="float">
            <text:p>-5643832</text:p>
          </table:table-cell>
          <table:table-cell table:style-name="ce19" office:value-type="float" office:value="-6032430" calcext:value-type="float">
            <text:p>-6032430</text:p>
          </table:table-cell>
          <table:table-cell table:style-name="ce19" office:value-type="float" office:value="295.07" calcext:value-type="float">
            <text:p>295.07</text:p>
          </table:table-cell>
          <table:table-cell table:style-name="ce19" office:value-type="float" office:value="16.066" calcext:value-type="float">
            <text:p>16.06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309.38" calcext:value-type="float">
            <text:p>309.38</text:p>
          </table:table-cell>
          <table:table-cell table:style-name="ce19" table:number-columns-repeated="16"/>
          <table:table-cell table:style-name="Default" table:number-columns-repeated="993"/>
        </table:table-row>
        <table:table-row table:style-name="ro1">
          <table:table-cell office:value-type="string" calcext:value-type="string">
            <text:p>_0087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Gypsum</text:p>
          </table:table-cell>
          <table:table-cell table:style-name="Default" office:value-type="string" calcext:value-type="string">
            <text:p>CaSO4(H2O)2</text:p>
          </table:table-cell>
          <table:table-cell table:style-name="Default" office:value-type="string" calcext:value-type="string">
            <text:p>LOTH2008</text:p>
          </table:table-cell>
          <table:table-cell table:style-name="Default" office:value-type="float" office:value="-4.58" calcext:value-type="float">
            <text:p>-4.58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1797760" calcext:value-type="float">
            <text:p>-1797760</text:p>
          </table:table-cell>
          <table:table-cell table:style-name="Default" office:value-type="float" office:value="-2023000" calcext:value-type="float">
            <text:p>-2023000</text:p>
          </table:table-cell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0.318" calcext:value-type="float">
            <text:p>0.318</text:p>
          </table:table-cell>
          <table:table-cell table:number-columns-repeated="3" table:style-name="Default" office:value-type="string" calcext:value-type="string">
            <text:p>_</text:p>
          </table:table-cell>
          <table:table-cell table:style-name="Default" table:number-columns-repeated="1005"/>
        </table:table-row>
        <table:table-row table:style-name="ro1">
          <table:table-cell office:value-type="string" calcext:value-type="string">
            <text:p>_0009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GYROLITE</text:p>
          </table:table-cell>
          <table:table-cell table:style-name="ce19" office:value-type="string" calcext:value-type="string">
            <text:p>CA(20)SI(30)O(105)H(50)</text:p>
          </table:table-cell>
          <table:table-cell table:style-name="ce19" office:value-type="float" office:value="3125" calcext:value-type="float">
            <text:p>3125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43017205" calcext:value-type="float">
            <text:p>-43017205</text:p>
          </table:table-cell>
          <table:table-cell table:style-name="ce19" office:value-type="float" office:value="3093.175" calcext:value-type="float">
            <text:p>3093.175</text:p>
          </table:table-cell>
          <table:table-cell table:style-name="ce19" office:value-type="float" office:value="274.7" calcext:value-type="float">
            <text:p>274.7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6499.58" calcext:value-type="float">
            <text:p>6499.58</text:p>
          </table:table-cell>
          <table:table-cell table:style-name="ce19" office:value-type="float" office:value="-50884" calcext:value-type="float">
            <text:p>-50884</text:p>
          </table:table-cell>
          <table:table-cell table:style-name="ce19" office:value-type="float" office:value="-75856800" calcext:value-type="float">
            <text:p>-75856800</text:p>
          </table:table-cell>
          <table:table-cell table:style-name="ce19" office:value-type="float" office:value="11307050000" calcext:value-type="float">
            <text:p>11307050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6"/>
          <table:table-cell table:style-name="Default" table:number-columns-repeated="993"/>
        </table:table-row>
        <table:table-row table:style-name="ro1">
          <table:table-cell office:value-type="string" calcext:value-type="string">
            <text:p>_0042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GYROLITE</text:p>
          </table:table-cell>
          <table:table-cell table:style-name="Default" office:value-type="string" calcext:value-type="string">
            <text:p>CA(20)SI(30)O(105)H(50)</text:p>
          </table:table-cell>
          <table:table-cell table:style-name="Default" office:value-type="string" calcext:value-type="string">
            <text:p>TWQDEC06</text:p>
          </table:table-cell>
          <table:table-cell table:number-columns-repeated="2" table:style-name="Default" office:value-type="string" calcext:value-type="string">
            <text:p>_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3017205" calcext:value-type="float">
            <text:p>-43017205</text:p>
          </table:table-cell>
          <table:table-cell table:style-name="Default" office:value-type="float" office:value="3093.175" calcext:value-type="float">
            <text:p>3093.175</text:p>
          </table:table-cell>
          <table:table-cell table:style-name="Default" office:value-type="float" office:value="274.7" calcext:value-type="float">
            <text:p>274.7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float" office:value="6499.58" calcext:value-type="float">
            <text:p>6499.58</text:p>
          </table:table-cell>
          <table:table-cell table:style-name="Default" office:value-type="float" office:value="-50884" calcext:value-type="float">
            <text:p>-50884</text:p>
          </table:table-cell>
          <table:table-cell table:style-name="Default" office:value-type="float" office:value="-75856800" calcext:value-type="float">
            <text:p>-75856800</text:p>
          </table:table-cell>
          <table:table-cell table:style-name="Default" office:value-type="float" office:value="11307050000" calcext:value-type="float">
            <text:p>11307050000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V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_0024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Gyrolite <text:s text:c="6"/></text:p>
          </table:table-cell>
          <table:table-cell table:style-name="ce5" office:value-type="string" calcext:value-type="string">
            <text:p>(CaO)2(SiO2)3(H2O)5/2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BLANC</text:p>
          </table:table-cell>
          <table:table-cell table:style-name="ce5" office:value-type="string" calcext:value-type="string">
            <text:p>theriak</text:p>
          </table:table-cell>
          <table:table-cell table:style-name="ce5" office:value-type="string" calcext:value-type="string">
            <text:p>ST</text:p>
          </table:table-cell>
          <table:table-cell table:style-name="ce5" office:value-type="float" office:value="-4550063" calcext:value-type="float">
            <text:p>-4550063</text:p>
          </table:table-cell>
          <table:table-cell table:style-name="ce5" office:value-type="float" office:value="-4917990" calcext:value-type="float">
            <text:p>-4917990</text:p>
          </table:table-cell>
          <table:table-cell table:style-name="ce5" office:value-type="float" office:value="309.32" calcext:value-type="float">
            <text:p>309.32</text:p>
          </table:table-cell>
          <table:table-cell table:style-name="ce5" office:value-type="float" office:value="13.734" calcext:value-type="float">
            <text:p>13.73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C1</text:p>
          </table:table-cell>
          <table:table-cell table:style-name="ce5" office:value-type="float" office:value="325.94" calcext:value-type="float">
            <text:p>325.94</text:p>
          </table:table-cell>
          <table:table-cell table:style-name="ce5" table:number-columns-repeated="16"/>
          <table:table-cell table:style-name="Default" table:number-columns-repeated="993"/>
        </table:table-row>
        <table:table-row table:style-name="ro1">
          <table:table-cell office:value-type="string" calcext:value-type="string">
            <text:p>_0025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Hillebrandite <text:s/></text:p>
          </table:table-cell>
          <table:table-cell table:style-name="ce19" office:value-type="string" calcext:value-type="string">
            <text:p>(CaO)2(SiO2)(H2O)7/6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481381" calcext:value-type="float">
            <text:p>-2481381</text:p>
          </table:table-cell>
          <table:table-cell table:style-name="ce19" office:value-type="float" office:value="-2662480" calcext:value-type="float">
            <text:p>-2662480</text:p>
          </table:table-cell>
          <table:table-cell table:style-name="ce19" office:value-type="float" office:value="177.8" calcext:value-type="float">
            <text:p>177.8</text:p>
          </table:table-cell>
          <table:table-cell table:style-name="ce19" office:value-type="float" office:value="7.258" calcext:value-type="float">
            <text:p>7.25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77.46" calcext:value-type="float">
            <text:p>177.46</text:p>
          </table:table-cell>
          <table:table-cell table:style-name="ce19" table:number-columns-repeated="16"/>
          <table:table-cell table:style-name="Default" table:number-columns-repeated="993"/>
        </table:table-row>
        <table:table-row table:style-name="ro1">
          <table:table-cell office:value-type="string" calcext:value-type="string">
            <text:p>_0026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Jaffeite <text:s text:c="6"/></text:p>
          </table:table-cell>
          <table:table-cell table:style-name="ce19" office:value-type="string" calcext:value-type="string">
            <text:p>(CaO)6(SiO2)2(H2O)3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6469940" calcext:value-type="float">
            <text:p>-6469940</text:p>
          </table:table-cell>
          <table:table-cell table:style-name="ce19" office:value-type="float" office:value="-6972770" calcext:value-type="float">
            <text:p>-6972770</text:p>
          </table:table-cell>
          <table:table-cell table:style-name="ce19" office:value-type="float" office:value="326.19" calcext:value-type="float">
            <text:p>326.19</text:p>
          </table:table-cell>
          <table:table-cell table:style-name="ce19" office:value-type="float" office:value="17.438" calcext:value-type="float">
            <text:p>17.4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344.9" calcext:value-type="float">
            <text:p>344.9</text:p>
          </table:table-cell>
          <table:table-cell table:style-name="ce19" table:number-columns-repeated="16"/>
          <table:table-cell table:style-name="Default" table:number-columns-repeated="993"/>
        </table:table-row>
        <table:table-row table:style-name="ro1">
          <table:table-cell office:value-type="string" calcext:value-type="string">
            <text:p>_0027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Jennite <text:s text:c="7"/></text:p>
          </table:table-cell>
          <table:table-cell table:style-name="ce19" office:value-type="string" calcext:value-type="string">
            <text:p>(CaO)9(SiO2)6(H2O)11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3886772" calcext:value-type="float">
            <text:p>-13886772</text:p>
          </table:table-cell>
          <table:table-cell table:style-name="ce19" office:value-type="float" office:value="-15189040" calcext:value-type="float">
            <text:p>-15189040</text:p>
          </table:table-cell>
          <table:table-cell table:style-name="ce19" office:value-type="float" office:value="839.25" calcext:value-type="float">
            <text:p>839.25</text:p>
          </table:table-cell>
          <table:table-cell table:style-name="ce19" office:value-type="float" office:value="45.64" calcext:value-type="float">
            <text:p>45.6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933.21" calcext:value-type="float">
            <text:p>933.21</text:p>
          </table:table-cell>
          <table:table-cell table:style-name="ce19" table:number-columns-repeated="16"/>
          <table:table-cell table:style-name="Default" table:number-columns-repeated="993"/>
        </table:table-row>
        <table:table-row table:style-name="ro1">
          <table:table-cell office:value-type="string" calcext:value-type="string">
            <text:p>_0075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4ACH9</text:p>
          </table:table-cell>
          <table:table-cell table:style-name="Default" office:value-type="string" calcext:value-type="string">
            <text:p>(MgO)4(Al2O3)(CO2)(H2O)9</text:p>
          </table:table-cell>
          <table:table-cell table:style-name="Default" office:value-type="string" calcext:value-type="string">
            <text:p>CEMDAT07</text:p>
          </table:table-cell>
          <table:table-cell table:style-name="Default" office:value-type="float" office:value="-51.14" calcext:value-type="float">
            <text:p>-51.14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6580150" calcext:value-type="float">
            <text:p>-6580150</text:p>
          </table:table-cell>
          <table:table-cell table:style-name="Default" office:value-type="float" office:value="-7374000" calcext:value-type="float">
            <text:p>-7374000</text:p>
          </table:table-cell>
          <table:table-cell table:style-name="Default" office:value-type="float" office:value="551" calcext:value-type="float">
            <text:p>55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-382" calcext:value-type="float">
            <text:p>-382</text:p>
          </table:table-cell>
          <table:table-cell table:style-name="Default" office:value-type="float" office:value="4.24" calcext:value-type="float">
            <text:p>4.24</text:p>
          </table:table-cell>
          <table:table-cell table:style-name="Default" office:value-type="float" office:value="4320000" calcext:value-type="float">
            <text:p>4320000</text:p>
          </table:table-cell>
          <table:table-cell table:style-name="Default" office:value-type="float" office:value="629" calcext:value-type="float">
            <text:p>629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1005"/>
        </table:table-row>
        <table:table-row table:style-name="ro1">
          <table:table-cell office:value-type="string" calcext:value-type="string">
            <text:p>_0074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4AH10</text:p>
          </table:table-cell>
          <table:table-cell table:style-name="Default" office:value-type="string" calcext:value-type="string">
            <text:p>(MgO)4(Al2O3)(H2O)10</text:p>
          </table:table-cell>
          <table:table-cell table:style-name="Default" office:value-type="string" calcext:value-type="string">
            <text:p>CEMDAT07</text:p>
          </table:table-cell>
          <table:table-cell table:style-name="Default" office:value-type="float" office:value="-56.02" calcext:value-type="float">
            <text:p>-56.02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6394560" calcext:value-type="float">
            <text:p>-6394560</text:p>
          </table:table-cell>
          <table:table-cell table:style-name="Default" office:value-type="float" office:value="-7196000" calcext:value-type="float">
            <text:p>-7196000</text:p>
          </table:table-cell>
          <table:table-cell table:style-name="Default" office:value-type="float" office:value="549" calcext:value-type="float">
            <text:p>549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-364" calcext:value-type="float">
            <text:p>-364</text:p>
          </table:table-cell>
          <table:table-cell table:style-name="Default" office:value-type="float" office:value="4.21" calcext:value-type="float">
            <text:p>4.21</text:p>
          </table:table-cell>
          <table:table-cell table:style-name="Default" office:value-type="float" office:value="3750000" calcext:value-type="float">
            <text:p>3750000</text:p>
          </table:table-cell>
          <table:table-cell table:style-name="Default" office:value-type="float" office:value="629" calcext:value-type="float">
            <text:p>629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1005"/>
        </table:table-row>
        <table:table-row table:style-name="ro1">
          <table:table-cell office:value-type="string" calcext:value-type="string">
            <text:p>_0076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4FH10</text:p>
          </table:table-cell>
          <table:table-cell table:style-name="Default" office:value-type="string" calcext:value-type="string">
            <text:p>(MgO)4(Fe2O3)(H2O)10</text:p>
          </table:table-cell>
          <table:table-cell table:style-name="Default" office:value-type="string" calcext:value-type="string">
            <text:p>CEMDAT07</text:p>
          </table:table-cell>
          <table:table-cell table:style-name="Default" office:value-type="float" office:value="-60" calcext:value-type="float">
            <text:p>-60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5498840" calcext:value-type="float">
            <text:p>-5498840</text:p>
          </table:table-cell>
          <table:table-cell table:style-name="Default" office:value-type="float" office:value="-6289000" calcext:value-type="float">
            <text:p>-6289000</text:p>
          </table:table-cell>
          <table:table-cell table:style-name="Default" office:value-type="float" office:value="586" calcext:value-type="float">
            <text:p>586</text:p>
          </table:table-cell>
          <table:table-cell table:style-name="Default" office:value-type="float" office:value="23.2" calcext:value-type="float">
            <text:p>23.2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-381" calcext:value-type="float">
            <text:p>-381</text:p>
          </table:table-cell>
          <table:table-cell table:style-name="Default" office:value-type="float" office:value="4.27" calcext:value-type="float">
            <text:p>4.27</text:p>
          </table:table-cell>
          <table:table-cell table:style-name="Default" office:value-type="float" office:value="5780000" calcext:value-type="float">
            <text:p>5780000</text:p>
          </table:table-cell>
          <table:table-cell table:style-name="Default" office:value-type="float" office:value="629" calcext:value-type="float">
            <text:p>629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1005"/>
        </table:table-row>
        <table:table-row table:style-name="ro1">
          <table:table-cell office:value-type="string" calcext:value-type="string">
            <text:p>_0038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ECFORM</text:p>
          </table:table-cell>
          <table:table-cell table:style-name="Default" office:value-type="string" calcext:value-type="string">
            <text:p>SOURCE</text:p>
          </table:table-cell>
          <table:table-cell table:style-name="Default" office:value-type="string" calcext:value-type="string">
            <text:p>SKIP</text:p>
          </table:table-cell>
          <table:table-cell table:style-name="Default" office:value-type="string" calcext:value-type="string">
            <text:p>MODEL</text:p>
          </table:table-cell>
          <table:table-cell table:style-name="Default" office:value-type="string" calcext:value-type="string">
            <text:p>PARAMETERS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_0053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CFORM</text:p>
          </table:table-cell>
          <table:table-cell table:style-name="Default" office:value-type="string" calcext:value-type="string">
            <text:p>SOURCE</text:p>
          </table:table-cell>
          <table:table-cell table:style-name="Default" office:value-type="string" calcext:value-type="string">
            <text:p>SKIP</text:p>
          </table:table-cell>
          <table:table-cell table:style-name="Default" office:value-type="string" calcext:value-type="string">
            <text:p>MODEL</text:p>
          </table:table-cell>
          <table:table-cell table:style-name="Default" office:value-type="string" calcext:value-type="string">
            <text:p>PARAMETERS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_0028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Okenite <text:s text:c="7"/></text:p>
          </table:table-cell>
          <table:table-cell table:style-name="ce19" office:value-type="string" calcext:value-type="string">
            <text:p>(CaO)(SiO2)2(H2O)3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881719" calcext:value-type="float">
            <text:p>-2881719</text:p>
          </table:table-cell>
          <table:table-cell table:style-name="ce19" office:value-type="float" office:value="-3135700" calcext:value-type="float">
            <text:p>-3135700</text:p>
          </table:table-cell>
          <table:table-cell table:style-name="ce19" office:value-type="float" office:value="206.75" calcext:value-type="float">
            <text:p>206.75</text:p>
          </table:table-cell>
          <table:table-cell table:style-name="ce19" office:value-type="float" office:value="9.477" calcext:value-type="float">
            <text:p>9.47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210.7" calcext:value-type="float">
            <text:p>210.7</text:p>
          </table:table-cell>
          <table:table-cell table:style-name="ce19" table:number-columns-repeated="16"/>
          <table:table-cell table:style-name="Default" table:number-columns-repeated="993"/>
        </table:table-row>
        <table:table-row table:style-name="ro1">
          <table:table-cell office:value-type="string" calcext:value-type="string">
            <text:p>_0029</text:p>
          </table:table-cell>
          <table:table-cell table:style-name="ce19" office:value-type="string" calcext:value-type="string">
            <text:p>!MIN</text:p>
          </table:table-cell>
          <table:table-cell table:style-name="ce19" office:value-type="string" calcext:value-type="string">
            <text:p>Okenite2 <text:s text:c="5"/></text:p>
          </table:table-cell>
          <table:table-cell table:style-name="ce19" office:value-type="string" calcext:value-type="string">
            <text:p>(CaO)(SiO2)2(H2O)3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881719" calcext:value-type="float">
            <text:p>-2881719</text:p>
          </table:table-cell>
          <table:table-cell table:style-name="ce19" office:value-type="float" office:value="-3139260" calcext:value-type="float">
            <text:p>-3139260</text:p>
          </table:table-cell>
          <table:table-cell table:style-name="ce19" office:value-type="float" office:value="194.81" calcext:value-type="float">
            <text:p>194.81</text:p>
          </table:table-cell>
          <table:table-cell table:style-name="ce19" office:value-type="float" office:value="9.477" calcext:value-type="float">
            <text:p>9.47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210.07" calcext:value-type="float">
            <text:p>210.07</text:p>
          </table:table-cell>
          <table:table-cell table:style-name="ce19" table:number-columns-repeated="16"/>
          <table:table-cell table:style-name="Default" table:number-columns-repeated="993"/>
        </table:table-row>
        <table:table-row table:style-name="ro1">
          <table:table-cell office:value-type="string" calcext:value-type="string">
            <text:p>_0010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PORTLANDITE</text:p>
          </table:table-cell>
          <table:table-cell table:style-name="ce19" office:value-type="string" calcext:value-type="string">
            <text:p>CA(1)O(2)H(2)</text:p>
          </table:table-cell>
          <table:table-cell table:style-name="ce19" office:value-type="float" office:value="94" calcext:value-type="float">
            <text:p>94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986092" calcext:value-type="float">
            <text:p>-986092</text:p>
          </table:table-cell>
          <table:table-cell table:style-name="ce19" office:value-type="float" office:value="83.247" calcext:value-type="float">
            <text:p>83.247</text:p>
          </table:table-cell>
          <table:table-cell table:style-name="ce19" office:value-type="float" office:value="3.306" calcext:value-type="float">
            <text:p>3.306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86.7" calcext:value-type="float">
            <text:p>186.7</text:p>
          </table:table-cell>
          <table:table-cell table:style-name="ce19" office:value-type="float" office:value="-1600" calcext:value-type="float">
            <text:p>-160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6"/>
          <table:table-cell table:style-name="Default" table:number-columns-repeated="993"/>
        </table:table-row>
        <table:table-row table:style-name="ro1">
          <table:table-cell office:value-type="string" calcext:value-type="string">
            <text:p>_0030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Portlandite</text:p>
          </table:table-cell>
          <table:table-cell table:style-name="ce19" office:value-type="string" calcext:value-type="string">
            <text:p>(CaO)(H2O)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896887" calcext:value-type="float">
            <text:p>-896887</text:p>
          </table:table-cell>
          <table:table-cell table:style-name="ce19" office:value-type="float" office:value="-984553" calcext:value-type="float">
            <text:p>-984553</text:p>
          </table:table-cell>
          <table:table-cell table:style-name="ce19" office:value-type="float" office:value="83.39" calcext:value-type="float">
            <text:p>83.39</text:p>
          </table:table-cell>
          <table:table-cell table:style-name="ce19" office:value-type="float" office:value="3.3056" calcext:value-type="float">
            <text:p>3.305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89.26" calcext:value-type="float">
            <text:p>89.26</text:p>
          </table:table-cell>
          <table:table-cell table:style-name="ce19" office:value-type="float" office:value="-1035000" calcext:value-type="float">
            <text:p>-1035000</text:p>
          </table:table-cell>
          <table:table-cell table:style-name="ce19" table:number-columns-repeated="15"/>
          <table:table-cell table:style-name="Default" table:number-columns-repeated="993"/>
        </table:table-row>
        <table:table-row table:style-name="ro1">
          <table:table-cell office:value-type="string" calcext:value-type="string">
            <text:p>_0048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PORTLANDITE</text:p>
          </table:table-cell>
          <table:table-cell table:style-name="Default" office:value-type="string" calcext:value-type="string">
            <text:p>CA(1)O(2)H(2)</text:p>
          </table:table-cell>
          <table:table-cell table:style-name="Default" office:value-type="string" calcext:value-type="string">
            <text:p>TWQDEC06</text:p>
          </table:table-cell>
          <table:table-cell table:number-columns-repeated="2" table:style-name="Default" office:value-type="string" calcext:value-type="string">
            <text:p>_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986092" calcext:value-type="float">
            <text:p>-986092</text:p>
          </table:table-cell>
          <table:table-cell table:style-name="Default" office:value-type="float" office:value="83.247" calcext:value-type="float">
            <text:p>83.247</text:p>
          </table:table-cell>
          <table:table-cell table:style-name="Default" office:value-type="float" office:value="3.306" calcext:value-type="float">
            <text:p>3.306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float" office:value="186.7" calcext:value-type="float">
            <text:p>186.7</text:p>
          </table:table-cell>
          <table:table-cell table:style-name="Default" office:value-type="float" office:value="-1600" calcext:value-type="float">
            <text:p>-16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2191" calcext:value-type="float">
            <text:p>-0.0219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V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_0091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Portlandite</text:p>
          </table:table-cell>
          <table:table-cell table:style-name="Default" office:value-type="string" calcext:value-type="string">
            <text:p>Ca(OH)2</text:p>
          </table:table-cell>
          <table:table-cell table:style-name="Default" office:value-type="string" calcext:value-type="string">
            <text:p>LOTH2008</text:p>
          </table:table-cell>
          <table:table-cell table:style-name="Default" office:value-type="float" office:value="-5.2" calcext:value-type="float">
            <text:p>-5.2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897010" calcext:value-type="float">
            <text:p>-897010</text:p>
          </table:table-cell>
          <table:table-cell table:style-name="Default" office:value-type="float" office:value="-985000" calcext:value-type="float">
            <text:p>-985000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187" calcext:value-type="float">
            <text:p>187</text:p>
          </table:table-cell>
          <table:table-cell table:style-name="Default" office:value-type="float" office:value="-0.022" calcext:value-type="float">
            <text:p>-0.022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float" office:value="-1600" calcext:value-type="float">
            <text:p>-160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1005"/>
        </table:table-row>
        <table:table-row table:style-name="ro1">
          <table:table-cell office:value-type="string" calcext:value-type="string">
            <text:p>_0011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QUARTZ-A</text:p>
          </table:table-cell>
          <table:table-cell table:style-name="ce19" office:value-type="string" calcext:value-type="string">
            <text:p>SI(1)O(2)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910700" calcext:value-type="float">
            <text:p>-910700</text:p>
          </table:table-cell>
          <table:table-cell table:style-name="ce19" office:value-type="float" office:value="41.5" calcext:value-type="float">
            <text:p>41.5</text:p>
          </table:table-cell>
          <table:table-cell table:style-name="ce19" office:value-type="float" office:value="2.269" calcext:value-type="float">
            <text:p>2.269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81.145" calcext:value-type="float">
            <text:p>81.145</text:p>
          </table:table-cell>
          <table:table-cell table:style-name="ce19" office:value-type="float" office:value="-698.5" calcext:value-type="float">
            <text:p>-698.5</text:p>
          </table:table-cell>
          <table:table-cell table:style-name="ce19" office:value-type="float" office:value="-181000" calcext:value-type="float">
            <text:p>-18100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01828" calcext:value-type="float">
            <text:p>0.01828</text:p>
          </table:table-cell>
          <table:table-cell table:style-name="ce19" office:value-type="float" office:value="0.000005406" calcext:value-type="float">
            <text:p>0.000005406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table:number-columns-repeated="6"/>
          <table:table-cell table:style-name="Default" table:number-columns-repeated="993"/>
        </table:table-row>
        <table:table-row table:style-name="ro1">
          <table:table-cell office:value-type="string" calcext:value-type="string">
            <text:p>_0031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Quartz-a</text:p>
          </table:table-cell>
          <table:table-cell table:style-name="ce19" office:value-type="string" calcext:value-type="string">
            <text:p>SiO2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856281" calcext:value-type="float">
            <text:p>-856281</text:p>
          </table:table-cell>
          <table:table-cell table:style-name="ce19" office:value-type="float" office:value="-910700" calcext:value-type="float">
            <text:p>-910700</text:p>
          </table:table-cell>
          <table:table-cell table:style-name="ce19" office:value-type="float" office:value="41.44" calcext:value-type="float">
            <text:p>41.44</text:p>
          </table:table-cell>
          <table:table-cell table:style-name="ce19" office:value-type="float" office:value="2.269" calcext:value-type="float">
            <text:p>2.26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39.62" calcext:value-type="float">
            <text:p>39.62</text:p>
          </table:table-cell>
          <table:table-cell table:style-name="ce19" office:value-type="float" office:value="-745000" calcext:value-type="float">
            <text:p>-745000</text:p>
          </table:table-cell>
          <table:table-cell table:style-name="ce19" table:number-columns-repeated="15"/>
          <table:table-cell table:style-name="Default" table:number-columns-repeated="993"/>
        </table:table-row>
        <table:table-row table:style-name="ro1">
          <table:table-cell office:value-type="string" calcext:value-type="string">
            <text:p>_0005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SILICA-AM</text:p>
          </table:table-cell>
          <table:table-cell table:style-name="ce19" office:value-type="string" calcext:value-type="string">
            <text:p>SI(1)O(2)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911397.543" calcext:value-type="float">
            <text:p>-911397.543</text:p>
          </table:table-cell>
          <table:table-cell table:style-name="ce19" office:value-type="float" office:value="39.368" calcext:value-type="float">
            <text:p>39.368</text:p>
          </table:table-cell>
          <table:table-cell table:style-name="ce19" office:value-type="float" office:value="2.9" calcext:value-type="float">
            <text:p>2.9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130000" calcext:value-type="float">
            <text:p>-113000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034" calcext:value-type="float">
            <text:p>0.034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table:number-columns-repeated="6"/>
          <table:table-cell table:style-name="Default" table:number-columns-repeated="993"/>
        </table:table-row>
        <table:table-row table:style-name="ro1">
          <table:table-cell office:value-type="string" calcext:value-type="string">
            <text:p>_0079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SiO2,am</text:p>
          </table:table-cell>
          <table:table-cell table:style-name="Default" office:value-type="string" calcext:value-type="string">
            <text:p>SiO2</text:p>
          </table:table-cell>
          <table:table-cell table:style-name="Default" office:value-type="string" calcext:value-type="string">
            <text:p>CEMDAT07</text:p>
          </table:table-cell>
          <table:table-cell table:style-name="Default" office:value-type="float" office:value="1.476" calcext:value-type="float">
            <text:p>1.476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848900" calcext:value-type="float">
            <text:p>-848900</text:p>
          </table:table-cell>
          <table:table-cell table:style-name="Default" office:value-type="float" office:value="-903000" calcext:value-type="float">
            <text:p>-90300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2.9" calcext:value-type="float">
            <text:p>2.9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0.034" calcext:value-type="float">
            <text:p>0.034</text:p>
          </table:table-cell>
          <table:table-cell table:style-name="Default" office:value-type="float" office:value="-1130000" calcext:value-type="float">
            <text:p>-1130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1005"/>
        </table:table-row>
        <table:table-row table:style-name="ro1">
          <table:table-cell office:value-type="string" calcext:value-type="string">
            <text:p>_0080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syngenite</text:p>
          </table:table-cell>
          <table:table-cell table:style-name="Default" office:value-type="string" calcext:value-type="string">
            <text:p>K2Ca(SO4)2(H2O)6</text:p>
          </table:table-cell>
          <table:table-cell table:style-name="Default" office:value-type="string" calcext:value-type="string">
            <text:p>CEMDAT07</text:p>
          </table:table-cell>
          <table:table-cell table:style-name="Default" office:value-type="float" office:value="-7.2" calcext:value-type="float">
            <text:p>-7.2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2884910" calcext:value-type="float">
            <text:p>-2884910</text:p>
          </table:table-cell>
          <table:table-cell table:style-name="Default" office:value-type="float" office:value="-3172000" calcext:value-type="float">
            <text:p>-3172000</text:p>
          </table:table-cell>
          <table:table-cell table:style-name="Default" office:value-type="float" office:value="326" calcext:value-type="float">
            <text:p>326</text:p>
          </table:table-cell>
          <table:table-cell table:style-name="Default" office:value-type="float" office:value="12.8" calcext:value-type="float">
            <text:p>12.8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201" calcext:value-type="float">
            <text:p>201</text:p>
          </table:table-cell>
          <table:table-cell table:style-name="Default" office:value-type="float" office:value="0.308" calcext:value-type="float">
            <text:p>0.308</text:p>
          </table:table-cell>
          <table:table-cell table:style-name="Default" office:value-type="float" office:value="-1780000" calcext:value-type="float">
            <text:p>-1780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1005"/>
        </table:table-row>
        <table:table-row table:style-name="ro1">
          <table:table-cell office:value-type="string" calcext:value-type="string">
            <text:p>_0057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Thaumasite</text:p>
          </table:table-cell>
          <table:table-cell table:style-name="Default" office:value-type="string" calcext:value-type="string">
            <text:p>(CaSiO3)2(CaSO4)2(CaCO3)2(H2O)30</text:p>
          </table:table-cell>
          <table:table-cell table:style-name="Default" office:value-type="string" calcext:value-type="string">
            <text:p>CEMDAT07</text:p>
          </table:table-cell>
          <table:table-cell table:style-name="Default" office:value-type="float" office:value="-49.4" calcext:value-type="float">
            <text:p>-49.4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15128460" calcext:value-type="float">
            <text:p>-15128460</text:p>
          </table:table-cell>
          <table:table-cell table:style-name="Default" office:value-type="float" office:value="-17373000" calcext:value-type="float">
            <text:p>-17373000</text:p>
          </table:table-cell>
          <table:table-cell table:style-name="Default" office:value-type="float" office:value="1883" calcext:value-type="float">
            <text:p>1883</text:p>
          </table:table-cell>
          <table:table-cell table:style-name="Default" office:value-type="float" office:value="66.3" calcext:value-type="float">
            <text:p>66.3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1860" calcext:value-type="float">
            <text:p>1860</text:p>
          </table:table-cell>
          <table:table-cell table:style-name="Default" office:value-type="float" office:value="0.703" calcext:value-type="float">
            <text:p>0.703</text:p>
          </table:table-cell>
          <table:table-cell table:style-name="Default" office:value-type="float" office:value="-3940000" calcext:value-type="float">
            <text:p>-3940000</text:p>
          </table:table-cell>
          <table:table-cell table:style-name="Default" office:value-type="float" office:value="1600" calcext:value-type="float">
            <text:p>160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1005"/>
        </table:table-row>
        <table:table-row table:style-name="ro1">
          <table:table-cell office:value-type="string" calcext:value-type="string">
            <text:p>_0012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OBERMORITE-11A</text:p>
          </table:table-cell>
          <table:table-cell table:style-name="ce19" office:value-type="string" calcext:value-type="string">
            <text:p>CA(50)SI(60)O(225)H(110)</text:p>
          </table:table-cell>
          <table:table-cell table:style-name="ce19" office:value-type="float" office:value="6870" calcext:value-type="float">
            <text:p>6870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06654421" calcext:value-type="float">
            <text:p>-106654421</text:p>
          </table:table-cell>
          <table:table-cell table:style-name="ce19" office:value-type="float" office:value="4777.9" calcext:value-type="float">
            <text:p>4777.9</text:p>
          </table:table-cell>
          <table:table-cell table:style-name="ce19" office:value-type="float" office:value="283.6" calcext:value-type="float">
            <text:p>283.6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4134.76" calcext:value-type="float">
            <text:p>14134.76</text:p>
          </table:table-cell>
          <table:table-cell table:style-name="ce19" office:value-type="float" office:value="-110347" calcext:value-type="float">
            <text:p>-110347</text:p>
          </table:table-cell>
          <table:table-cell table:style-name="ce19" office:value-type="float" office:value="-151713600" calcext:value-type="float">
            <text:p>-151713600</text:p>
          </table:table-cell>
          <table:table-cell table:style-name="ce19" office:value-type="float" office:value="22132310000" calcext:value-type="float">
            <text:p>22132310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6"/>
          <table:table-cell table:style-name="Default" table:number-columns-repeated="993"/>
        </table:table-row>
        <table:table-row table:style-name="ro1">
          <table:table-cell office:value-type="string" calcext:value-type="string">
            <text:p>_0032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obermorite-11A</text:p>
          </table:table-cell>
          <table:table-cell table:style-name="ce19" office:value-type="string" calcext:value-type="string">
            <text:p>(CaO)5(SiO2)6(H2O)11/2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9889345" calcext:value-type="float">
            <text:p>-9889345</text:p>
          </table:table-cell>
          <table:table-cell table:style-name="ce19" office:value-type="float" office:value="-10680920" calcext:value-type="float">
            <text:p>-10680920</text:p>
          </table:table-cell>
          <table:table-cell table:style-name="ce19" office:value-type="float" office:value="692.55" calcext:value-type="float">
            <text:p>692.55</text:p>
          </table:table-cell>
          <table:table-cell table:style-name="ce19" office:value-type="float" office:value="28.619" calcext:value-type="float">
            <text:p>28.61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764.91" calcext:value-type="float">
            <text:p>764.91</text:p>
          </table:table-cell>
          <table:table-cell table:style-name="ce19" table:number-columns-repeated="16"/>
          <table:table-cell table:style-name="Default" table:number-columns-repeated="993"/>
        </table:table-row>
        <table:table-row table:style-name="ro1">
          <table:table-cell office:value-type="string" calcext:value-type="string">
            <text:p>_0040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TOBERMORITE-11A</text:p>
          </table:table-cell>
          <table:table-cell table:style-name="Default" office:value-type="string" calcext:value-type="string">
            <text:p>CA(50)SI(60)O(225)H(110)</text:p>
          </table:table-cell>
          <table:table-cell table:style-name="Default" office:value-type="string" calcext:value-type="string">
            <text:p>TWQDEC06</text:p>
          </table:table-cell>
          <table:table-cell table:number-columns-repeated="2" table:style-name="Default" office:value-type="string" calcext:value-type="string">
            <text:p>_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06654421" calcext:value-type="float">
            <text:p>-106654421</text:p>
          </table:table-cell>
          <table:table-cell table:style-name="Default" office:value-type="float" office:value="4777.9" calcext:value-type="float">
            <text:p>4777.9</text:p>
          </table:table-cell>
          <table:table-cell table:style-name="Default" office:value-type="float" office:value="283.6" calcext:value-type="float">
            <text:p>283.6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float" office:value="14134.76" calcext:value-type="float">
            <text:p>14134.76</text:p>
          </table:table-cell>
          <table:table-cell table:style-name="Default" office:value-type="float" office:value="-110347" calcext:value-type="float">
            <text:p>-110347</text:p>
          </table:table-cell>
          <table:table-cell table:style-name="Default" office:value-type="float" office:value="-151713600" calcext:value-type="float">
            <text:p>-151713600</text:p>
          </table:table-cell>
          <table:table-cell table:style-name="Default" office:value-type="float" office:value="22132310000" calcext:value-type="float">
            <text:p>22132310000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V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_0013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OBERMORITE-14A</text:p>
          </table:table-cell>
          <table:table-cell table:style-name="ce19" office:value-type="string" calcext:value-type="string">
            <text:p>CA(50)SI(60)O(275)H(210)</text:p>
          </table:table-cell>
          <table:table-cell table:style-name="ce19" office:value-type="float" office:value="8757" calcext:value-type="float">
            <text:p>8757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21806700" calcext:value-type="float">
            <text:p>-121806700</text:p>
          </table:table-cell>
          <table:table-cell table:style-name="ce19" office:value-type="float" office:value="8081.4" calcext:value-type="float">
            <text:p>8081.4</text:p>
          </table:table-cell>
          <table:table-cell table:style-name="ce19" office:value-type="float" office:value="351.3" calcext:value-type="float">
            <text:p>351.3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9451.26" calcext:value-type="float">
            <text:p>19451.26</text:p>
          </table:table-cell>
          <table:table-cell table:style-name="ce19" office:value-type="float" office:value="-172508" calcext:value-type="float">
            <text:p>-172508</text:p>
          </table:table-cell>
          <table:table-cell table:style-name="ce19" office:value-type="float" office:value="-151713600" calcext:value-type="float">
            <text:p>-151713600</text:p>
          </table:table-cell>
          <table:table-cell table:style-name="ce19" office:value-type="float" office:value="26663710000" calcext:value-type="float">
            <text:p>26663710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6"/>
          <table:table-cell table:style-name="Default" table:number-columns-repeated="993"/>
        </table:table-row>
        <table:table-row table:style-name="ro1">
          <table:table-cell office:value-type="string" calcext:value-type="string">
            <text:p>_0033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obermorite-14A</text:p>
          </table:table-cell>
          <table:table-cell table:style-name="ce19" office:value-type="string" calcext:value-type="string">
            <text:p>(CaO)5(SiO2)6(H2O)21/2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1090120" calcext:value-type="float">
            <text:p>-11090120</text:p>
          </table:table-cell>
          <table:table-cell table:style-name="ce19" office:value-type="float" office:value="-12175150" calcext:value-type="float">
            <text:p>-12175150</text:p>
          </table:table-cell>
          <table:table-cell table:style-name="ce19" office:value-type="float" office:value="874.57" calcext:value-type="float">
            <text:p>874.57</text:p>
          </table:table-cell>
          <table:table-cell table:style-name="ce19" office:value-type="float" office:value="35.13" calcext:value-type="float">
            <text:p>35.1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973.53" calcext:value-type="float">
            <text:p>973.53</text:p>
          </table:table-cell>
          <table:table-cell table:style-name="ce19" table:number-columns-repeated="16"/>
          <table:table-cell table:style-name="Default" table:number-columns-repeated="993"/>
        </table:table-row>
        <table:table-row table:style-name="ro1">
          <table:table-cell office:value-type="string" calcext:value-type="string">
            <text:p>_0041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TOBERMORITE-14A</text:p>
          </table:table-cell>
          <table:table-cell table:style-name="Default" office:value-type="string" calcext:value-type="string">
            <text:p>CA(50)SI(60)O(275)H(210)</text:p>
          </table:table-cell>
          <table:table-cell table:style-name="Default" office:value-type="string" calcext:value-type="string">
            <text:p>TWQDEC06</text:p>
          </table:table-cell>
          <table:table-cell table:number-columns-repeated="2" table:style-name="Default" office:value-type="string" calcext:value-type="string">
            <text:p>_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21806700" calcext:value-type="float">
            <text:p>-121806700</text:p>
          </table:table-cell>
          <table:table-cell table:style-name="Default" office:value-type="float" office:value="8081.4" calcext:value-type="float">
            <text:p>8081.4</text:p>
          </table:table-cell>
          <table:table-cell table:style-name="Default" office:value-type="float" office:value="351.3" calcext:value-type="float">
            <text:p>351.3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float" office:value="19451.26" calcext:value-type="float">
            <text:p>19451.26</text:p>
          </table:table-cell>
          <table:table-cell table:style-name="Default" office:value-type="float" office:value="-172508" calcext:value-type="float">
            <text:p>-172508</text:p>
          </table:table-cell>
          <table:table-cell table:style-name="Default" office:value-type="float" office:value="-151713600" calcext:value-type="float">
            <text:p>-151713600</text:p>
          </table:table-cell>
          <table:table-cell table:style-name="Default" office:value-type="float" office:value="26663710000" calcext:value-type="float">
            <text:p>26663710000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V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_0055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tricarboaluminate</text:p>
          </table:table-cell>
          <table:table-cell table:style-name="Default" office:value-type="string" calcext:value-type="string">
            <text:p>Ca6Al2(CO3)3(OH)12(H2O)26</text:p>
          </table:table-cell>
          <table:table-cell table:style-name="Default" office:value-type="string" calcext:value-type="string">
            <text:p>CEMDAT07</text:p>
          </table:table-cell>
          <table:table-cell table:style-name="Default" office:value-type="float" office:value="-46.5" calcext:value-type="float">
            <text:p>-46.5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-14565640" calcext:value-type="float">
            <text:p>-14565640</text:p>
          </table:table-cell>
          <table:table-cell table:style-name="Default" office:value-type="float" office:value="-16792000" calcext:value-type="float">
            <text:p>-16792000</text:p>
          </table:table-cell>
          <table:table-cell table:style-name="Default" office:value-type="float" office:value="1858" calcext:value-type="float">
            <text:p>1858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2042" calcext:value-type="float">
            <text:p>2042</text:p>
          </table:table-cell>
          <table:table-cell table:style-name="Default" office:value-type="float" office:value="0.559" calcext:value-type="float">
            <text:p>0.559</text:p>
          </table:table-cell>
          <table:table-cell table:style-name="Default" office:value-type="float" office:value="-7780000" calcext:value-type="float">
            <text:p>-7780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1005"/>
        </table:table-row>
        <table:table-row table:style-name="ro1">
          <table:table-cell office:value-type="string" calcext:value-type="string">
            <text:p>_0014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RUSCOTTITE</text:p>
          </table:table-cell>
          <table:table-cell table:style-name="ce19" office:value-type="string" calcext:value-type="string">
            <text:p>CA(7)SI(12)O(34)H(6)</text:p>
          </table:table-cell>
          <table:table-cell table:style-name="ce19" office:value-type="float" office:value="943" calcext:value-type="float">
            <text:p>943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6929317.84" calcext:value-type="float">
            <text:p>-16929317.84</text:p>
          </table:table-cell>
          <table:table-cell table:style-name="ce19" office:value-type="float" office:value="853.203" calcext:value-type="float">
            <text:p>853.203</text:p>
          </table:table-cell>
          <table:table-cell table:style-name="ce19" office:value-type="float" office:value="46.51" calcext:value-type="float">
            <text:p>46.51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795.127" calcext:value-type="float">
            <text:p>1795.127</text:p>
          </table:table-cell>
          <table:table-cell table:style-name="ce19" office:value-type="float" office:value="-11414.77" calcext:value-type="float">
            <text:p>-11414.77</text:p>
          </table:table-cell>
          <table:table-cell table:style-name="ce19" office:value-type="float" office:value="-30342720" calcext:value-type="float">
            <text:p>-30342720</text:p>
          </table:table-cell>
          <table:table-cell table:style-name="ce19" office:value-type="float" office:value="3981917000" calcext:value-type="float">
            <text:p>3981917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6"/>
          <table:table-cell table:style-name="Default" table:number-columns-repeated="993"/>
        </table:table-row>
        <table:table-row table:style-name="ro1">
          <table:table-cell office:value-type="string" calcext:value-type="string">
            <text:p>_0051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TRUSCOTTITE</text:p>
          </table:table-cell>
          <table:table-cell table:style-name="Default" office:value-type="string" calcext:value-type="string">
            <text:p>CA(7)SI(12)O(34)H(6)</text:p>
          </table:table-cell>
          <table:table-cell table:style-name="Default" office:value-type="string" calcext:value-type="string">
            <text:p>TWQDEC06</text:p>
          </table:table-cell>
          <table:table-cell table:number-columns-repeated="2" table:style-name="Default" office:value-type="string" calcext:value-type="string">
            <text:p>_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6929317.84" calcext:value-type="float">
            <text:p>-16929317.84</text:p>
          </table:table-cell>
          <table:table-cell table:style-name="Default" office:value-type="float" office:value="853.203" calcext:value-type="float">
            <text:p>853.203</text:p>
          </table:table-cell>
          <table:table-cell table:style-name="Default" office:value-type="float" office:value="46.51" calcext:value-type="float">
            <text:p>46.51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float" office:value="1795.127" calcext:value-type="float">
            <text:p>1795.127</text:p>
          </table:table-cell>
          <table:table-cell table:style-name="Default" office:value-type="float" office:value="-11414.77" calcext:value-type="float">
            <text:p>-11414.77</text:p>
          </table:table-cell>
          <table:table-cell table:style-name="Default" office:value-type="float" office:value="-30342720" calcext:value-type="float">
            <text:p>-30342720</text:p>
          </table:table-cell>
          <table:table-cell table:style-name="Default" office:value-type="float" office:value="3981917000" calcext:value-type="float">
            <text:p>3981917000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V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_0034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ruscottite <text:s text:c="3"/></text:p>
          </table:table-cell>
          <table:table-cell table:style-name="ce19" office:value-type="string" calcext:value-type="string">
            <text:p>(CaO)7(SiO2)12(H2O)3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5280400" calcext:value-type="float">
            <text:p>-15280400</text:p>
          </table:table-cell>
          <table:table-cell table:style-name="ce19" office:value-type="float" office:value="-16854620" calcext:value-type="float">
            <text:p>-16854620</text:p>
          </table:table-cell>
          <table:table-cell table:style-name="ce19" office:value-type="float" office:value="927.68" calcext:value-type="float">
            <text:p>927.68</text:p>
          </table:table-cell>
          <table:table-cell table:style-name="ce19" office:value-type="float" office:value="47.873" calcext:value-type="float">
            <text:p>47.87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034.1" calcext:value-type="float">
            <text:p>1034.1</text:p>
          </table:table-cell>
          <table:table-cell table:style-name="ce19" table:number-columns-repeated="16"/>
          <table:table-cell table:style-name="Default" table:number-columns-repeated="993"/>
        </table:table-row>
        <table:table-row table:style-name="ro1">
          <table:table-cell office:value-type="string" calcext:value-type="string">
            <text:p>_0015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WOLLASTONITE</text:p>
          </table:table-cell>
          <table:table-cell table:style-name="ce19" office:value-type="string" calcext:value-type="string">
            <text:p>CA(1)SI(1)O(3)</text:p>
          </table:table-cell>
          <table:table-cell table:style-name="ce19" office:value-type="float" office:value="93" calcext:value-type="float">
            <text:p>93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634800" calcext:value-type="float">
            <text:p>-1634800</text:p>
          </table:table-cell>
          <table:table-cell table:style-name="ce19" office:value-type="float" office:value="81.7" calcext:value-type="float">
            <text:p>81.7</text:p>
          </table:table-cell>
          <table:table-cell table:style-name="ce19" office:value-type="float" office:value="3.99" calcext:value-type="float">
            <text:p>3.99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200.78" calcext:value-type="float">
            <text:p>200.78</text:p>
          </table:table-cell>
          <table:table-cell table:style-name="ce19" office:value-type="float" office:value="-1826" calcext:value-type="float">
            <text:p>-1826</text:p>
          </table:table-cell>
          <table:table-cell table:style-name="ce19" office:value-type="float" office:value="-157900" calcext:value-type="float">
            <text:p>-15790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0.02589" calcext:value-type="float">
            <text:p>-0.02589</text:p>
          </table:table-cell>
          <table:table-cell table:style-name="ce19" office:value-type="float" office:value="0.000007434" calcext:value-type="float">
            <text:p>0.00000743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table:number-columns-repeated="6"/>
          <table:table-cell table:style-name="Default" table:number-columns-repeated="993"/>
        </table:table-row>
        <table:table-row table:style-name="ro1">
          <table:table-cell office:value-type="string" calcext:value-type="string">
            <text:p>_0035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Wollastonite</text:p>
          </table:table-cell>
          <table:table-cell table:style-name="ce19" office:value-type="string" calcext:value-type="string">
            <text:p>(CaO)(SiO2)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544837" calcext:value-type="float">
            <text:p>-1544837</text:p>
          </table:table-cell>
          <table:table-cell table:style-name="ce19" office:value-type="float" office:value="-1630145" calcext:value-type="float">
            <text:p>-1630145</text:p>
          </table:table-cell>
          <table:table-cell table:style-name="ce19" office:value-type="float" office:value="82.01" calcext:value-type="float">
            <text:p>82.01</text:p>
          </table:table-cell>
          <table:table-cell table:style-name="ce19" office:value-type="float" office:value="3.993" calcext:value-type="float">
            <text:p>3.99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11.46" calcext:value-type="float">
            <text:p>111.46</text:p>
          </table:table-cell>
          <table:table-cell table:style-name="ce19" table:number-columns-repeated="16"/>
          <table:table-cell table:style-name="Default" table:number-columns-repeated="993"/>
        </table:table-row>
        <table:table-row table:style-name="ro1">
          <table:table-cell office:value-type="string" calcext:value-type="string">
            <text:p>_0016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XONOTLITE</text:p>
          </table:table-cell>
          <table:table-cell table:style-name="ce19" office:value-type="string" calcext:value-type="string">
            <text:p>CA(6)SI(6)O(19)H(2)</text:p>
          </table:table-cell>
          <table:table-cell table:style-name="ce19" office:value-type="float" office:value="902" calcext:value-type="float">
            <text:p>902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0097165.55" calcext:value-type="float">
            <text:p>-10097165.55</text:p>
          </table:table-cell>
          <table:table-cell table:style-name="ce19" office:value-type="float" office:value="529.08" calcext:value-type="float">
            <text:p>529.08</text:p>
          </table:table-cell>
          <table:table-cell table:style-name="ce19" office:value-type="float" office:value="26.42" calcext:value-type="float">
            <text:p>26.42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995.386" calcext:value-type="float">
            <text:p>995.386</text:p>
          </table:table-cell>
          <table:table-cell table:style-name="ce19" office:value-type="float" office:value="-5676.5" calcext:value-type="float">
            <text:p>-5676.5</text:p>
          </table:table-cell>
          <table:table-cell table:style-name="ce19" office:value-type="float" office:value="15171360" calcext:value-type="float">
            <text:p>15171360</text:p>
          </table:table-cell>
          <table:table-cell table:style-name="ce19" office:value-type="float" office:value="1711912000" calcext:value-type="float">
            <text:p>1711912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6"/>
          <table:table-cell table:style-name="Default" table:number-columns-repeated="993"/>
        </table:table-row>
        <table:table-row table:style-name="ro1">
          <table:table-cell office:value-type="string" calcext:value-type="string">
            <text:p>_0049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XONOTLITE</text:p>
          </table:table-cell>
          <table:table-cell table:style-name="Default" office:value-type="string" calcext:value-type="string">
            <text:p>CA(6)SI(6)O(19)H(2)</text:p>
          </table:table-cell>
          <table:table-cell table:style-name="Default" office:value-type="string" calcext:value-type="string">
            <text:p>TWQDEC06</text:p>
          </table:table-cell>
          <table:table-cell table:number-columns-repeated="2" table:style-name="Default" office:value-type="string" calcext:value-type="string">
            <text:p>_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0097165.55" calcext:value-type="float">
            <text:p>-10097165.55</text:p>
          </table:table-cell>
          <table:table-cell table:style-name="Default" office:value-type="float" office:value="529.08" calcext:value-type="float">
            <text:p>529.08</text:p>
          </table:table-cell>
          <table:table-cell table:style-name="Default" office:value-type="float" office:value="26.42" calcext:value-type="float">
            <text:p>26.42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float" office:value="995.386" calcext:value-type="float">
            <text:p>995.386</text:p>
          </table:table-cell>
          <table:table-cell table:style-name="Default" office:value-type="float" office:value="-5676.5" calcext:value-type="float">
            <text:p>-5676.5</text:p>
          </table:table-cell>
          <table:table-cell table:style-name="Default" office:value-type="float" office:value="15171360" calcext:value-type="float">
            <text:p>15171360</text:p>
          </table:table-cell>
          <table:table-cell table:style-name="Default" office:value-type="float" office:value="1711912000" calcext:value-type="float">
            <text:p>1711912000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V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_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_0036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Xonotlite <text:s text:c="5"/></text:p>
          </table:table-cell>
          <table:table-cell table:style-name="ce19" office:value-type="string" calcext:value-type="string">
            <text:p>(CaO)6(SiO2)6(H2O)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9465120" calcext:value-type="float">
            <text:p>-9465120</text:p>
          </table:table-cell>
          <table:table-cell table:style-name="ce19" office:value-type="float" office:value="-10022150" calcext:value-type="float">
            <text:p>-10022150</text:p>
          </table:table-cell>
          <table:table-cell table:style-name="ce19" office:value-type="float" office:value="573.74" calcext:value-type="float">
            <text:p>573.74</text:p>
          </table:table-cell>
          <table:table-cell table:style-name="ce19" office:value-type="float" office:value="25.69" calcext:value-type="float">
            <text:p>25.6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628.64" calcext:value-type="float">
            <text:p>628.64</text:p>
          </table:table-cell>
          <table:table-cell table:style-name="ce19" table:number-columns-repeated="16"/>
          <table:table-cell table:style-name="Default" table:number-columns-repeated="993"/>
        </table:table-row>
        <table:table-row table:style-name="ro1">
          <table:table-cell office:value-type="string" calcext:value-type="string">
            <text:p>_0017</text:p>
          </table:table-cell>
          <table:table-cell table:style-name="ce19" table:number-columns-repeated="30"/>
          <table:table-cell table:style-name="Default" table:number-columns-repeated="993"/>
        </table:table-row>
        <table:table-row table:style-name="ro1">
          <table:table-cell office:value-type="string" calcext:value-type="string">
            <text:p>_0037</text:p>
          </table:table-cell>
          <table:table-cell table:style-name="ce19" table:number-columns-repeated="30"/>
          <table:table-cell table:style-name="Default" table:number-columns-repeated="993"/>
        </table:table-row>
        <table:table-row table:style-name="ro1">
          <table:table-cell office:value-type="string" calcext:value-type="string">
            <text:p>_0039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_0052</text:p>
          </table:table-cell>
          <table:table-cell table:style-name="Default" table:number-columns-repeated="1023"/>
        </table:table-row>
        <table:table-row table:style-name="ro1" table:number-rows-repeated="65445">
          <table:table-cell/>
          <table:table-cell table:style-name="ce19" table:number-columns-repeated="256"/>
          <table:table-cell table:number-columns-repeated="767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thr_twq_csh_min2.$A$1" table:expression="#REF!"/>
          <table:named-expression table:name="Sheet_Title" table:base-cell-address="$thr_twq_csh_min2.$A$1" table:expression="&quot;thr_twq_csh_min2&quot;"/>
        </table:named-expressions>
      </table:table>
      <table:table table:name="ifp-csh" table:style-name="ta6">
        <table:table-column table:style-name="co37" table:default-cell-style-name="Default"/>
        <table:table-column table:style-name="co5" table:default-cell-style-name="Default"/>
        <table:table-column table:style-name="co38" table:default-cell-style-name="Default"/>
        <table:table-column table:style-name="co5" table:number-columns-repeated="3" table:default-cell-style-name="Default"/>
        <table:table-column table:style-name="co39" table:default-cell-style-name="Default"/>
        <table:table-column table:style-name="co5" table:number-columns-repeated="1017" table:default-cell-style-name="Default"/>
        <table:table-row table:style-name="ro1"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SCFORM</text:p>
          </table:table-cell>
          <table:table-cell table:style-name="ce9" office:value-type="string" calcext:value-type="string">
            <text:p>SKIP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MODEL</text:p>
          </table:table-cell>
          <table:table-cell table:style-name="ce9" office:value-type="string" calcext:value-type="string">
            <text:p>PARAMETERS</text:p>
          </table:table-cell>
          <table:table-cell table:style-name="ce9" table:number-columns-repeated="1017"/>
        </table:table-row>
        <table:table-row table:style-name="ro1">
          <table:table-cell table:style-name="ce9" table:number-columns-repeated="102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CA(3)SI(2)O(10)H(6)</text:p>
          </table:table-cell>
          <table:table-cell office:value-type="string" calcext:value-type="string">
            <text:p>Afw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4469061" calcext:value-type="float">
            <text:p>-4469061</text:p>
          </table:table-cell>
          <table:table-cell office:value-type="float" office:value="-4882337.2" calcext:value-type="float">
            <text:p>-4882337.2</text:p>
          </table:table-cell>
          <table:table-cell office:value-type="float" office:value="289.695" calcext:value-type="float">
            <text:p>289.695</text:p>
          </table:table-cell>
          <table:table-cell office:value-type="float" office:value="12.953" calcext:value-type="float">
            <text:p>12.95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675.737" calcext:value-type="float">
            <text:p>675.737</text:p>
          </table:table-cell>
          <table:table-cell office:value-type="float" office:value="-5443.71" calcext:value-type="float">
            <text:p>-5443.71</text:p>
          </table:table-cell>
          <table:table-cell office:value-type="float" office:value="-5057120" calcext:value-type="float">
            <text:p>-5057120</text:p>
          </table:table-cell>
          <table:table-cell office:value-type="float" office:value="718819000" calcext:value-type="float">
            <text:p>71881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SHI</text:p>
          </table:table-cell>
          <table:table-cell office:value-type="string" calcext:value-type="string">
            <text:p>CA(3)SI(3)O(13)H(8)</text:p>
          </table:table-cell>
          <table:table-cell office:value-type="string" calcext:value-type="string">
            <text:p>Cs1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2550900" calcext:value-type="float">
            <text:p>-2550900</text:p>
          </table:table-cell>
          <table:table-cell office:value-type="float" office:value="-6171019.73" calcext:value-type="float">
            <text:p>-6171019.73</text:p>
          </table:table-cell>
          <table:table-cell office:value-type="float" office:value="240.403" calcext:value-type="float">
            <text:p>240.403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869.635" calcext:value-type="float">
            <text:p>869.635</text:p>
          </table:table-cell>
          <table:table-cell office:value-type="float" office:value="-2789.52" calcext:value-type="float">
            <text:p>-2789.52</text:p>
          </table:table-cell>
          <table:table-cell office:value-type="float" office:value="-7585680" calcext:value-type="float">
            <text:p>-7585680</text:p>
          </table:table-cell>
          <table:table-cell office:value-type="float" office:value="1173154000" calcext:value-type="float">
            <text:p>117315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SHII</text:p>
          </table:table-cell>
          <table:table-cell office:value-type="string" calcext:value-type="string">
            <text:p>CA(5)SI(3)O(17)H(12)</text:p>
          </table:table-cell>
          <table:table-cell office:value-type="string" calcext:value-type="string">
            <text:p>Cs2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1769000" calcext:value-type="float">
            <text:p>-1769000</text:p>
          </table:table-cell>
          <table:table-cell office:value-type="float" office:value="-8149980.632" calcext:value-type="float">
            <text:p>-8149980.632</text:p>
          </table:table-cell>
          <table:table-cell office:value-type="float" office:value="419.995" calcext:value-type="float">
            <text:p>419.995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203.298" calcext:value-type="float">
            <text:p>1203.298</text:p>
          </table:table-cell>
          <table:table-cell office:value-type="float" office:value="-4148.54" calcext:value-type="float">
            <text:p>-4148.54</text:p>
          </table:table-cell>
          <table:table-cell office:value-type="float" office:value="-7585680" calcext:value-type="float">
            <text:p>-7585680</text:p>
          </table:table-cell>
          <table:table-cell office:value-type="float" office:value="1167424000" calcext:value-type="float">
            <text:p>116742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string" calcext:value-type="string">
            <text:p>0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CA(4)SI(6)O(17)H(2)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4550063" calcext:value-type="float">
            <text:p>-4550063</text:p>
          </table:table-cell>
          <table:table-cell office:value-type="float" office:value="-8603441.667" calcext:value-type="float">
            <text:p>-8603441.667</text:p>
          </table:table-cell>
          <table:table-cell office:value-type="float" office:value="618.634" calcext:value-type="float">
            <text:p>618.634</text:p>
          </table:table-cell>
          <table:table-cell office:value-type="float" office:value="27.468" calcext:value-type="float">
            <text:p>27.46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874.596" calcext:value-type="float">
            <text:p>874.596</text:p>
          </table:table-cell>
          <table:table-cell office:value-type="float" office:value="-5203.92" calcext:value-type="float">
            <text:p>-5203.92</text:p>
          </table:table-cell>
          <table:table-cell office:value-type="float" office:value="-15171360" calcext:value-type="float">
            <text:p>-15171360</text:p>
          </table:table-cell>
          <table:table-cell office:value-type="float" office:value="1898898000" calcext:value-type="float">
            <text:p>189889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OBERMORITE</text:p>
          </table:table-cell>
          <table:table-cell office:value-type="string" calcext:value-type="string">
            <text:p>CA(5)SI(6)O(22)H(10)</text:p>
          </table:table-cell>
          <table:table-cell office:value-type="string" calcext:value-type="string">
            <text:p>Tobe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9949593" calcext:value-type="float">
            <text:p>-9949593</text:p>
          </table:table-cell>
          <table:table-cell office:value-type="float" office:value="-10665442.103" calcext:value-type="float">
            <text:p>-10665442.103</text:p>
          </table:table-cell>
          <table:table-cell office:value-type="float" office:value="477.79" calcext:value-type="float">
            <text:p>477.79</text:p>
          </table:table-cell>
          <table:table-cell office:value-type="float" office:value="28.269" calcext:value-type="float">
            <text:p>28.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463" calcext:value-type="float">
            <text:p>46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string" calcext:value-type="string">
            <text:p>0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0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RUSCOTTITE</text:p>
          </table:table-cell>
          <table:table-cell office:value-type="string" calcext:value-type="string">
            <text:p>CA(7)SI(12)O(34)H(6)</text:p>
          </table:table-cell>
          <table:table-cell office:value-type="string" calcext:value-type="string">
            <text:p>Trus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9949593" calcext:value-type="float">
            <text:p>-9949593</text:p>
          </table:table-cell>
          <table:table-cell office:value-type="float" office:value="-16929317.837" calcext:value-type="float">
            <text:p>-16929317.837</text:p>
          </table:table-cell>
          <table:table-cell office:value-type="float" office:value="853.203" calcext:value-type="float">
            <text:p>853.203</text:p>
          </table:table-cell>
          <table:table-cell office:value-type="float" office:value="46.566" calcext:value-type="float">
            <text:p>46.56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776.414" calcext:value-type="float">
            <text:p>1776.414</text:p>
          </table:table-cell>
          <table:table-cell office:value-type="float" office:value="-10929.69" calcext:value-type="float">
            <text:p>-10929.69</text:p>
          </table:table-cell>
          <table:table-cell office:value-type="float" office:value="-30342720" calcext:value-type="float">
            <text:p>-30342720</text:p>
          </table:table-cell>
          <table:table-cell office:value-type="float" office:value="3896580000" calcext:value-type="float">
            <text:p>389658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(6)SI(6)O(19)H(2)</text:p>
          </table:table-cell>
          <table:table-cell office:value-type="string" calcext:value-type="string">
            <text:p>Xon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0097165.548" calcext:value-type="float">
            <text:p>-10097165.548</text:p>
          </table:table-cell>
          <table:table-cell office:value-type="float" office:value="529.08" calcext:value-type="float">
            <text:p>529.08</text:p>
          </table:table-cell>
          <table:table-cell office:value-type="float" office:value="26.411" calcext:value-type="float">
            <text:p>26.4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553.6" calcext:value-type="float">
            <text:p>553.6</text:p>
          </table:table-cell>
          <table:table-cell office:value-type="float" office:value="0" calcext:value-type="float">
            <text:p>0</text:p>
          </table:table-cell>
          <table:table-cell office:value-type="float" office:value="-7680000" calcext:value-type="float">
            <text:p>-76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0.273" calcext:value-type="float">
            <text:p>0.273</text:p>
          </table:table-cell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0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83639" calcext:value-type="float">
            <text:p>2.836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22"/>
          <table:table-cell table:style-name="ce26"/>
          <table:table-cell table:number-columns-repeated="100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VATERITE</text:p>
          </table:table-cell>
          <table:table-cell office:value-type="string" calcext:value-type="string">
            <text:p>CA(1)C(1)O(3)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1125500" calcext:value-type="float">
            <text:p>-1125500</text:p>
          </table:table-cell>
          <table:table-cell office:value-type="float" office:value="-1218139.081" calcext:value-type="float">
            <text:p>-1218139.081</text:p>
          </table:table-cell>
          <table:table-cell office:value-type="float" office:value="95.095" calcext:value-type="float">
            <text:p>95.095</text:p>
          </table:table-cell>
          <table:table-cell office:value-type="float" office:value="3.76" calcext:value-type="float">
            <text:p>3.7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YPSUM</text:p>
          </table:table-cell>
          <table:table-cell office:value-type="string" calcext:value-type="string">
            <text:p>CA(1)S(1)O(6)H(4)</text:p>
          </table:table-cell>
          <table:table-cell office:value-type="string" calcext:value-type="string">
            <text:p>Gyp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1797000" calcext:value-type="float">
            <text:p>-1797000</text:p>
          </table:table-cell>
          <table:table-cell office:value-type="float" office:value="-2023122.75" calcext:value-type="float">
            <text:p>-2023122.75</text:p>
          </table:table-cell>
          <table:table-cell office:value-type="float" office:value="193.965" calcext:value-type="float">
            <text:p>193.965</text:p>
          </table:table-cell>
          <table:table-cell office:value-type="float" office:value="7.48" calcext:value-type="float">
            <text:p>7.4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0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ASSANITE</text:p>
          </table:table-cell>
          <table:table-cell office:value-type="string" calcext:value-type="string">
            <text:p>CA(1)S(1)O(4.5)H(1)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1437800" calcext:value-type="float">
            <text:p>-1437800</text:p>
          </table:table-cell>
          <table:table-cell office:value-type="float" office:value="-1589391.44" calcext:value-type="float">
            <text:p>-1589391.44</text:p>
          </table:table-cell>
          <table:table-cell office:value-type="float" office:value="130.491" calcext:value-type="float">
            <text:p>130.491</text:p>
          </table:table-cell>
          <table:table-cell office:value-type="float" office:value="10.61" calcext:value-type="float">
            <text:p>10.6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19.5" calcext:value-type="float">
            <text:p>119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RAGONITE</text:p>
          </table:table-cell>
          <table:table-cell office:value-type="string" calcext:value-type="string">
            <text:p>CA(1)C(1)O(3)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1127400" calcext:value-type="float">
            <text:p>-1127400</text:p>
          </table:table-cell>
          <table:table-cell office:value-type="float" office:value="-1207527.767" calcext:value-type="float">
            <text:p>-1207527.767</text:p>
          </table:table-cell>
          <table:table-cell office:value-type="float" office:value="86.811" calcext:value-type="float">
            <text:p>86.811</text:p>
          </table:table-cell>
          <table:table-cell office:value-type="float" office:value="3.42" calcext:value-type="float">
            <text:p>3.4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81.53" calcext:value-type="float">
            <text:p>81.53</text:p>
          </table:table-cell>
          <table:table-cell office:value-type="float" office:value="0" calcext:value-type="float">
            <text:p>0</text:p>
          </table:table-cell>
          <table:table-cell office:value-type="float" office:value="-1141000" calcext:value-type="float">
            <text:p>-114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0.04567" calcext:value-type="float">
            <text:p>0.04567</text:p>
          </table:table-cell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0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HYDRITE</text:p>
          </table:table-cell>
          <table:table-cell office:value-type="string" calcext:value-type="string">
            <text:p>CA(1)S(1)O(4)</text:p>
          </table:table-cell>
          <table:table-cell office:value-type="string" calcext:value-type="string">
            <text:p>Anh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1321800" calcext:value-type="float">
            <text:p>-1321800</text:p>
          </table:table-cell>
          <table:table-cell office:value-type="float" office:value="-1434400" calcext:value-type="float">
            <text:p>-1434400</text:p>
          </table:table-cell>
          <table:table-cell office:value-type="float" office:value="107.4" calcext:value-type="float">
            <text:p>107.4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372.8" calcext:value-type="float">
            <text:p>372.8</text:p>
          </table:table-cell>
          <table:table-cell office:value-type="float" office:value="-4330.8" calcext:value-type="float">
            <text:p>-4330.8</text:p>
          </table:table-cell>
          <table:table-cell office:value-type="float" office:value="1695000" calcext:value-type="float">
            <text:p>169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0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1)O(2)H(2)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898000" calcext:value-type="float">
            <text:p>-898000</text:p>
          </table:table-cell>
          <table:table-cell office:value-type="float" office:value="-986092.584" calcext:value-type="float">
            <text:p>-986092.584</text:p>
          </table:table-cell>
          <table:table-cell office:value-type="float" office:value="83.247" calcext:value-type="float">
            <text:p>83.247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86.7" calcext:value-type="float">
            <text:p>186.7</text:p>
          </table:table-cell>
          <table:table-cell office:value-type="float" office:value="-1600" calcext:value-type="float">
            <text:p>-1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-0.02191" calcext:value-type="float">
            <text:p>-0.02191</text:p>
          </table:table-cell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0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CA(1)O(1)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898000" calcext:value-type="float">
            <text:p>-898000</text:p>
          </table:table-cell>
          <table:table-cell office:value-type="float" office:value="-635100" calcext:value-type="float">
            <text:p>-635100</text:p>
          </table:table-cell>
          <table:table-cell office:value-type="float" office:value="38.1" calcext:value-type="float">
            <text:p>38.1</text:p>
          </table:table-cell>
          <table:table-cell office:value-type="float" office:value="1.676" calcext:value-type="float">
            <text:p>1.67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51.85" calcext:value-type="float">
            <text:p>51.85</text:p>
          </table:table-cell>
          <table:table-cell office:value-type="float" office:value="0" calcext:value-type="float">
            <text:p>0</text:p>
          </table:table-cell>
          <table:table-cell office:value-type="float" office:value="-934000" calcext:value-type="float">
            <text:p>-93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0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849300" calcext:value-type="float">
            <text:p>-849300</text:p>
          </table:table-cell>
          <table:table-cell office:value-type="float" office:value="-911397.543" calcext:value-type="float">
            <text:p>-911397.543</text:p>
          </table:table-cell>
          <table:table-cell office:value-type="float" office:value="39.368" calcext:value-type="float">
            <text:p>39.36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34.51" calcext:value-type="float">
            <text:p>34.51</text:p>
          </table:table-cell>
          <table:table-cell office:value-type="float" office:value="0" calcext:value-type="float">
            <text:p>0</text:p>
          </table:table-cell>
          <table:table-cell office:value-type="float" office:value="1909000" calcext:value-type="float">
            <text:p>1909000</text:p>
          </table:table-cell>
          <table:table-cell table:style-name="ce26" office:value-type="string" calcext:value-type="string">
            <text:p>0000000000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0.01309" calcext:value-type="float">
            <text:p>0.01309</text:p>
          </table:table-cell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0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CA(1)SI(1)O(3)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1546123" calcext:value-type="float">
            <text:p>-1546123</text:p>
          </table:table-cell>
          <table:table-cell office:value-type="float" office:value="-1631500" calcext:value-type="float">
            <text:p>-1631500</text:p>
          </table:table-cell>
          <table:table-cell office:value-type="float" office:value="81.81" calcext:value-type="float">
            <text:p>81.81</text:p>
          </table:table-cell>
          <table:table-cell office:value-type="float" office:value="3.983" calcext:value-type="float">
            <text:p>3.98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49.07266" calcext:value-type="float">
            <text:p>149.07266</text:p>
          </table:table-cell>
          <table:table-cell office:value-type="float" office:value="-690.295" calcext:value-type="float">
            <text:p>-690.295</text:p>
          </table:table-cell>
          <table:table-cell office:value-type="float" office:value="-3659348" calcext:value-type="float">
            <text:p>-3659348</text:p>
          </table:table-cell>
          <table:table-cell office:value-type="float" office:value="484349440" calcext:value-type="float">
            <text:p>484349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81800151" calcext:value-type="float">
            <text:p>2.81800151</text:p>
          </table:table-cell>
          <table:table-cell office:value-type="float" office:value="0" calcext:value-type="float">
            <text:p>0</text:p>
          </table:table-cell>
          <table:table-cell office:value-type="float" office:value="-0.12449159" calcext:value-type="float">
            <text:p>-0.12449159</text:p>
          </table:table-cell>
          <table:table-cell office:value-type="float" office:value="0.00031132" calcext:value-type="float">
            <text:p>0.00031132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SEUDOWOLLASTONITE</text:p>
          </table:table-cell>
          <table:table-cell office:value-type="string" calcext:value-type="string">
            <text:p>CA(1)SI(1)O(3)</text:p>
          </table:table-cell>
          <table:table-cell office:value-type="string" calcext:value-type="string">
            <text:p>pWo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1542618" calcext:value-type="float">
            <text:p>-1542618</text:p>
          </table:table-cell>
          <table:table-cell office:value-type="float" office:value="-1627427.11" calcext:value-type="float">
            <text:p>-1627427.11</text:p>
          </table:table-cell>
          <table:table-cell office:value-type="float" office:value="85.2788" calcext:value-type="float">
            <text:p>85.2788</text:p>
          </table:table-cell>
          <table:table-cell office:value-type="float" office:value="4.016" calcext:value-type="float">
            <text:p>4.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141.15611" calcext:value-type="float">
            <text:p>141.15611</text:p>
          </table:table-cell>
          <table:table-cell office:value-type="float" office:value="-417.232" calcext:value-type="float">
            <text:p>-417.232</text:p>
          </table:table-cell>
          <table:table-cell office:value-type="float" office:value="-5857595" calcext:value-type="float">
            <text:p>-5857595</text:p>
          </table:table-cell>
          <table:table-cell office:value-type="float" office:value="940734976" calcext:value-type="float">
            <text:p>940734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81800151" calcext:value-type="float">
            <text:p>2.81800151</text:p>
          </table:table-cell>
          <table:table-cell office:value-type="float" office:value="0" calcext:value-type="float">
            <text:p>0</text:p>
          </table:table-cell>
          <table:table-cell office:value-type="float" office:value="-0.12449159" calcext:value-type="float">
            <text:p>-0.12449159</text:p>
          </table:table-cell>
          <table:table-cell office:value-type="float" office:value="0.00031132" calcext:value-type="float">
            <text:p>0.00031132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CA(3)SI(2)O(10)H(6)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WQDEC0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4882337.2" calcext:value-type="float">
            <text:p>-4882337.2</text:p>
          </table:table-cell>
          <table:table-cell office:value-type="float" office:value="289.695" calcext:value-type="float">
            <text:p>289.695</text:p>
          </table:table-cell>
          <table:table-cell office:value-type="float" office:value="12.95" calcext:value-type="float">
            <text:p>12.9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675.737" calcext:value-type="float">
            <text:p>675.737</text:p>
          </table:table-cell>
          <table:table-cell office:value-type="float" office:value="-5443.71" calcext:value-type="float">
            <text:p>-5443.71</text:p>
          </table:table-cell>
          <table:table-cell office:value-type="float" office:value="-5057120" calcext:value-type="float">
            <text:p>-5057120</text:p>
          </table:table-cell>
          <table:table-cell office:value-type="float" office:value="718819000" calcext:value-type="float">
            <text:p>718819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SH08</text:p>
          </table:table-cell>
          <table:table-cell office:value-type="string" calcext:value-type="string">
            <text:p>CA(80)SI(100)O(434)H(308)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WQDEC0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94513000" calcext:value-type="float">
            <text:p>-194513000</text:p>
          </table:table-cell>
          <table:table-cell office:value-type="float" office:value="10785.8" calcext:value-type="float">
            <text:p>10785.8</text:p>
          </table:table-cell>
          <table:table-cell office:value-type="float" office:value="592.9" calcext:value-type="float">
            <text:p>592.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29984.52" calcext:value-type="float">
            <text:p>29984.52</text:p>
          </table:table-cell>
          <table:table-cell office:value-type="float" office:value="-260618.08" calcext:value-type="float">
            <text:p>-260618.08</text:p>
          </table:table-cell>
          <table:table-cell office:value-type="float" office:value="-252856000" calcext:value-type="float">
            <text:p>-252856000</text:p>
          </table:table-cell>
          <table:table-cell office:value-type="float" office:value="42847972000" calcext:value-type="float">
            <text:p>42847972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SH12</text:p>
          </table:table-cell>
          <table:table-cell office:value-type="string" calcext:value-type="string">
            <text:p>CA(120)SI(100)O(526)H(412)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WQDEC0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238434000" calcext:value-type="float">
            <text:p>-238434000</text:p>
          </table:table-cell>
          <table:table-cell office:value-type="float" office:value="12914" calcext:value-type="float">
            <text:p>12914</text:p>
          </table:table-cell>
          <table:table-cell office:value-type="float" office:value="719.5" calcext:value-type="float">
            <text:p>719.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37929.48" calcext:value-type="float">
            <text:p>37929.48</text:p>
          </table:table-cell>
          <table:table-cell office:value-type="float" office:value="-334717.12" calcext:value-type="float">
            <text:p>-334717.12</text:p>
          </table:table-cell>
          <table:table-cell office:value-type="float" office:value="-252856000" calcext:value-type="float">
            <text:p>-252856000</text:p>
          </table:table-cell>
          <table:table-cell office:value-type="float" office:value="43820908000" calcext:value-type="float">
            <text:p>43820908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SH16</text:p>
          </table:table-cell>
          <table:table-cell office:value-type="string" calcext:value-type="string">
            <text:p>CA(160)SI(100)O(618)H(516)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WQDEC0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281979000" calcext:value-type="float">
            <text:p>-281979000</text:p>
          </table:table-cell>
          <table:table-cell office:value-type="float" office:value="15442" calcext:value-type="float">
            <text:p>15442</text:p>
          </table:table-cell>
          <table:table-cell office:value-type="float" office:value="846.8" calcext:value-type="float">
            <text:p>846.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45874.44" calcext:value-type="float">
            <text:p>45874.44</text:p>
          </table:table-cell>
          <table:table-cell office:value-type="float" office:value="-408816.16" calcext:value-type="float">
            <text:p>-408816.16</text:p>
          </table:table-cell>
          <table:table-cell office:value-type="float" office:value="-252856000" calcext:value-type="float">
            <text:p>-252856000</text:p>
          </table:table-cell>
          <table:table-cell office:value-type="float" office:value="44793844000" calcext:value-type="float">
            <text:p>44793844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CA(20)SI(30)O(105)H(50)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WQDEC0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43017205" calcext:value-type="float">
            <text:p>-43017205</text:p>
          </table:table-cell>
          <table:table-cell office:value-type="float" office:value="3093.175" calcext:value-type="float">
            <text:p>3093.175</text:p>
          </table:table-cell>
          <table:table-cell office:value-type="float" office:value="274.7" calcext:value-type="float">
            <text:p>274.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6499.58" calcext:value-type="float">
            <text:p>6499.58</text:p>
          </table:table-cell>
          <table:table-cell office:value-type="float" office:value="-50884" calcext:value-type="float">
            <text:p>-50884</text:p>
          </table:table-cell>
          <table:table-cell office:value-type="float" office:value="-75856800" calcext:value-type="float">
            <text:p>-75856800</text:p>
          </table:table-cell>
          <table:table-cell office:value-type="float" office:value="11307050000" calcext:value-type="float">
            <text:p>11307050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OBERMORITE-11A</text:p>
          </table:table-cell>
          <table:table-cell office:value-type="string" calcext:value-type="string">
            <text:p>CA(50)SI(60)O(225)H(110)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WQDEC0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06654421" calcext:value-type="float">
            <text:p>-106654421</text:p>
          </table:table-cell>
          <table:table-cell office:value-type="float" office:value="4777.9" calcext:value-type="float">
            <text:p>4777.9</text:p>
          </table:table-cell>
          <table:table-cell office:value-type="float" office:value="283.6" calcext:value-type="float">
            <text:p>283.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4134.76" calcext:value-type="float">
            <text:p>14134.76</text:p>
          </table:table-cell>
          <table:table-cell office:value-type="float" office:value="-110347" calcext:value-type="float">
            <text:p>-110347</text:p>
          </table:table-cell>
          <table:table-cell office:value-type="float" office:value="-151713600" calcext:value-type="float">
            <text:p>-151713600</text:p>
          </table:table-cell>
          <table:table-cell office:value-type="float" office:value="22132310000" calcext:value-type="float">
            <text:p>22132310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OBERMORITE-14A</text:p>
          </table:table-cell>
          <table:table-cell office:value-type="string" calcext:value-type="string">
            <text:p>CA(50)SI(60)O(275)H(210)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WQDEC0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21806700" calcext:value-type="float">
            <text:p>-121806700</text:p>
          </table:table-cell>
          <table:table-cell office:value-type="float" office:value="8081.4" calcext:value-type="float">
            <text:p>8081.4</text:p>
          </table:table-cell>
          <table:table-cell office:value-type="float" office:value="351.3" calcext:value-type="float">
            <text:p>351.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9451.26" calcext:value-type="float">
            <text:p>19451.26</text:p>
          </table:table-cell>
          <table:table-cell office:value-type="float" office:value="-172508" calcext:value-type="float">
            <text:p>-172508</text:p>
          </table:table-cell>
          <table:table-cell office:value-type="float" office:value="-151713600" calcext:value-type="float">
            <text:p>-151713600</text:p>
          </table:table-cell>
          <table:table-cell office:value-type="float" office:value="26663710000" calcext:value-type="float">
            <text:p>26663710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RUSCOTTITE</text:p>
          </table:table-cell>
          <table:table-cell office:value-type="string" calcext:value-type="string">
            <text:p>CA(7)SI(12)O(34)H(6)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WQDEC0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6929317.84" calcext:value-type="float">
            <text:p>-16929317.84</text:p>
          </table:table-cell>
          <table:table-cell office:value-type="float" office:value="853.203" calcext:value-type="float">
            <text:p>853.203</text:p>
          </table:table-cell>
          <table:table-cell office:value-type="float" office:value="46.51" calcext:value-type="float">
            <text:p>46.5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795.127" calcext:value-type="float">
            <text:p>1795.127</text:p>
          </table:table-cell>
          <table:table-cell office:value-type="float" office:value="-11414.77" calcext:value-type="float">
            <text:p>-11414.77</text:p>
          </table:table-cell>
          <table:table-cell office:value-type="float" office:value="-30342720" calcext:value-type="float">
            <text:p>-30342720</text:p>
          </table:table-cell>
          <table:table-cell office:value-type="float" office:value="3981917000" calcext:value-type="float">
            <text:p>3981917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(6)SI(6)O(19)H(2)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WQDEC0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0097165.55" calcext:value-type="float">
            <text:p>-10097165.55</text:p>
          </table:table-cell>
          <table:table-cell office:value-type="float" office:value="529.08" calcext:value-type="float">
            <text:p>529.08</text:p>
          </table:table-cell>
          <table:table-cell office:value-type="float" office:value="26.42" calcext:value-type="float">
            <text:p>26.4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995.386" calcext:value-type="float">
            <text:p>995.386</text:p>
          </table:table-cell>
          <table:table-cell office:value-type="float" office:value="-5676.5" calcext:value-type="float">
            <text:p>-5676.5</text:p>
          </table:table-cell>
          <table:table-cell office:value-type="float" office:value="15171360" calcext:value-type="float">
            <text:p>15171360</text:p>
          </table:table-cell>
          <table:table-cell office:value-type="float" office:value="1711912000" calcext:value-type="float">
            <text:p>1711912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QUARTZ-A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WQDEC0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910700" calcext:value-type="float">
            <text:p>-910700</text:p>
          </table:table-cell>
          <table:table-cell office:value-type="float" office:value="41.5" calcext:value-type="float">
            <text:p>41.5</text:p>
          </table:table-cell>
          <table:table-cell office:value-type="float" office:value="2.269" calcext:value-type="float">
            <text:p>2.26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81.145" calcext:value-type="float">
            <text:p>81.145</text:p>
          </table:table-cell>
          <table:table-cell office:value-type="float" office:value="-698.5" calcext:value-type="float">
            <text:p>-698.5</text:p>
          </table:table-cell>
          <table:table-cell office:value-type="float" office:value="-181000" calcext:value-type="float">
            <text:p>-18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0.01828" calcext:value-type="float">
            <text:p>0.01828</text:p>
          </table:table-cell>
          <table:table-cell office:value-type="float" office:value="0.000005406" calcext:value-type="float">
            <text:p>0.0000054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ILICA-AMORF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WQDEC0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911397.543" calcext:value-type="float">
            <text:p>-911397.543</text:p>
          </table:table-cell>
          <table:table-cell office:value-type="float" office:value="39.368" calcext:value-type="float">
            <text:p>39.36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-1130000" calcext:value-type="float">
            <text:p>-113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1)O(2)H(2)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WQDEC0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986092" calcext:value-type="float">
            <text:p>-986092</text:p>
          </table:table-cell>
          <table:table-cell office:value-type="float" office:value="83.247" calcext:value-type="float">
            <text:p>83.247</text:p>
          </table:table-cell>
          <table:table-cell office:value-type="float" office:value="3.306" calcext:value-type="float">
            <text:p>3.30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86.7" calcext:value-type="float">
            <text:p>186.7</text:p>
          </table:table-cell>
          <table:table-cell office:value-type="float" office:value="-1600" calcext:value-type="float">
            <text:p>-1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-0.02191" calcext:value-type="float">
            <text:p>-0.02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994"/>
        </table:table-row>
      </table:table>
      <table:table table:name="ifp-other" table:style-name="ta6"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5" table:default-cell-style-name="ce20"/>
        <table:table-column table:style-name="co51" table:default-cell-style-name="ce20"/>
        <table:table-column table:style-name="co49" table:default-cell-style-name="ce20"/>
        <table:table-column table:style-name="co52" table:default-cell-style-name="ce20"/>
        <table:table-column table:style-name="co49" table:default-cell-style-name="ce20"/>
        <table:table-column table:style-name="co53" table:default-cell-style-name="ce20"/>
        <table:table-column table:style-name="co45" table:default-cell-style-name="ce20"/>
        <table:table-column table:style-name="co51" table:default-cell-style-name="ce20"/>
        <table:table-column table:style-name="co53" table:default-cell-style-name="ce20"/>
        <table:table-column table:style-name="co54" table:number-columns-repeated="2" table:default-cell-style-name="ce20"/>
        <table:table-column table:style-name="co53" table:default-cell-style-name="ce20"/>
        <table:table-column table:style-name="co55" table:default-cell-style-name="ce20"/>
        <table:table-column table:style-name="co51" table:default-cell-style-name="ce20"/>
        <table:table-column table:style-name="co53" table:default-cell-style-name="ce20"/>
        <table:table-column table:style-name="co56" table:default-cell-style-name="ce20"/>
        <table:table-column table:style-name="co54" table:default-cell-style-name="ce20"/>
        <table:table-column table:style-name="co57" table:default-cell-style-name="ce20"/>
        <table:table-column table:style-name="co50" table:default-cell-style-name="ce20"/>
        <table:table-column table:style-name="co51" table:default-cell-style-name="ce20"/>
        <table:table-column table:style-name="co58" table:default-cell-style-name="ce20"/>
        <table:table-column table:style-name="co59" table:default-cell-style-name="ce20"/>
        <table:table-column table:style-name="co60" table:default-cell-style-name="ce20"/>
        <table:table-column table:style-name="co50" table:default-cell-style-name="ce20"/>
        <table:table-column table:style-name="co47" table:default-cell-style-name="ce20"/>
        <table:table-column table:style-name="co5" table:number-columns-repeated="988" table:default-cell-style-name="ce20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KERMANITE</text:p>
          </table:table-cell>
          <table:table-cell office:value-type="string" calcext:value-type="string">
            <text:p>MG(1)CA(2)SI(2)O(7)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3667112" calcext:value-type="float">
            <text:p>-3667112</text:p>
          </table:table-cell>
          <table:table-cell office:value-type="float" office:value="-3860441.19" calcext:value-type="float">
            <text:p>-3860441.19</text:p>
          </table:table-cell>
          <table:table-cell office:value-type="float" office:value="212" calcext:value-type="float">
            <text:p>212</text:p>
          </table:table-cell>
          <table:table-cell office:value-type="float" office:value="9.252" calcext:value-type="float">
            <text:p>9.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387.06396" calcext:value-type="float">
            <text:p>387.06396</text:p>
          </table:table-cell>
          <table:table-cell office:value-type="float" office:value="-2938.769" calcext:value-type="float">
            <text:p>-2938.769</text:p>
          </table:table-cell>
          <table:table-cell office:value-type="float" office:value="0" calcext:value-type="float">
            <text:p>0</text:p>
          </table:table-cell>
          <table:table-cell office:value-type="float" office:value="-40790480" calcext:value-type="float">
            <text:p>-40790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50112887" calcext:value-type="float">
            <text:p>2.50112887</text:p>
          </table:table-cell>
          <table:table-cell office:value-type="float" office:value="0.00067224" calcext:value-type="float">
            <text:p>0.00067224</text:p>
          </table:table-cell>
          <table:table-cell office:value-type="float" office:value="-0.07851406" calcext:value-type="float">
            <text:p>-0.07851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1</text:p>
          </table:table-cell>
          <table:table-cell office:value-type="float" office:value="358" calcext:value-type="float">
            <text:p>358</text:p>
          </table:table-cell>
          <table:table-cell office:value-type="float" office:value="298.15" calcext:value-type="float">
            <text:p>298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TIGORITE</text:p>
          </table:table-cell>
          <table:table-cell office:value-type="string" calcext:value-type="string">
            <text:p>MG(48)SI(34)O(99)H(62)O(48)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66151354" calcext:value-type="float">
            <text:p>-66151354</text:p>
          </table:table-cell>
          <table:table-cell office:value-type="float" office:value="-71364156.29" calcext:value-type="float">
            <text:p>-71364156.29</text:p>
          </table:table-cell>
          <table:table-cell office:value-type="float" office:value="3602.9958" calcext:value-type="float">
            <text:p>3602.9958</text:p>
          </table:table-cell>
          <table:table-cell office:value-type="float" office:value="174.246" calcext:value-type="float">
            <text:p>174.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7394.51172" calcext:value-type="float">
            <text:p>7394.51172</text:p>
          </table:table-cell>
          <table:table-cell office:value-type="float" office:value="0" calcext:value-type="float">
            <text:p>0</text:p>
          </table:table-cell>
          <table:table-cell office:value-type="float" office:value="-548363008" calcext:value-type="float">
            <text:p>-548363008</text:p>
          </table:table-cell>
          <table:table-cell office:value-type="float" office:value="87284121600" calcext:value-type="float">
            <text:p>87284121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49647051" calcext:value-type="float">
            <text:p>2.49647051</text:p>
          </table:table-cell>
          <table:table-cell office:value-type="float" office:value="0.00039444" calcext:value-type="float">
            <text:p>0.00039444</text:p>
          </table:table-cell>
          <table:table-cell office:value-type="float" office:value="-0.19777757" calcext:value-type="float">
            <text:p>-0.19777757</text:p>
          </table:table-cell>
          <table:table-cell office:value-type="float" office:value="0.00049442" calcext:value-type="float">
            <text:p>0.00049442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ADDELYITE</text:p>
          </table:table-cell>
          <table:table-cell office:value-type="string" calcext:value-type="string">
            <text:p>ZR(1)O(2)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100560" calcext:value-type="float">
            <text:p>-1100560</text:p>
          </table:table-cell>
          <table:table-cell office:value-type="float" office:value="50.38" calcext:value-type="float">
            <text:p>50.38</text:p>
          </table:table-cell>
          <table:table-cell office:value-type="float" office:value="2.115" calcext:value-type="float">
            <text:p>2.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float" office:value="89.49913" calcext:value-type="float">
            <text:p>89.49913</text:p>
          </table:table-cell>
          <table:table-cell office:value-type="float" office:value="-374.135" calcext:value-type="float">
            <text:p>-374.135</text:p>
          </table:table-cell>
          <table:table-cell office:value-type="float" office:value="-1602304" calcext:value-type="float">
            <text:p>-1602304</text:p>
          </table:table-cell>
          <table:table-cell office:value-type="float" office:value="161287724" calcext:value-type="float">
            <text:p>1612877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1</text:p>
          </table:table-cell>
          <table:table-cell office:value-type="float" office:value="1478" calcext:value-type="float">
            <text:p>1478</text:p>
          </table:table-cell>
          <table:table-cell office:value-type="float" office:value="298.15" calcext:value-type="float">
            <text:p>298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RUCITE</text:p>
          </table:table-cell>
          <table:table-cell office:value-type="string" calcext:value-type="string">
            <text:p>MG(1)O(2)H(2)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834549" calcext:value-type="float">
            <text:p>-834549</text:p>
          </table:table-cell>
          <table:table-cell office:value-type="float" office:value="-925936.6" calcext:value-type="float">
            <text:p>-925936.6</text:p>
          </table:table-cell>
          <table:table-cell office:value-type="float" office:value="63.0642" calcext:value-type="float">
            <text:p>63.0642</text:p>
          </table:table-cell>
          <table:table-cell office:value-type="float" office:value="2.468" calcext:value-type="float">
            <text:p>2.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136.83899" calcext:value-type="float">
            <text:p>136.83899</text:p>
          </table:table-cell>
          <table:table-cell office:value-type="float" office:value="-537.13" calcext:value-type="float">
            <text:p>-537.13</text:p>
          </table:table-cell>
          <table:table-cell office:value-type="float" office:value="-4361949" calcext:value-type="float">
            <text:p>-4361949</text:p>
          </table:table-cell>
          <table:table-cell office:value-type="float" office:value="552694528" calcext:value-type="float">
            <text:p>552694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28538493" calcext:value-type="float">
            <text:p>3.28538493</text:p>
          </table:table-cell>
          <table:table-cell office:value-type="float" office:value="0.0001094" calcext:value-type="float">
            <text:p>0.0001094</text:p>
          </table:table-cell>
          <table:table-cell office:value-type="float" office:value="-0.20228525" calcext:value-type="float">
            <text:p>-0.20228525</text:p>
          </table:table-cell>
          <table:table-cell office:value-type="float" office:value="0.00067261" calcext:value-type="float">
            <text:p>0.0006726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HRYSOTILE</text:p>
          </table:table-cell>
          <table:table-cell office:value-type="string" calcext:value-type="string">
            <text:p>MG(3)SI(2)O(9)H(4)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4039429" calcext:value-type="float">
            <text:p>-4039429</text:p>
          </table:table-cell>
          <table:table-cell office:value-type="float" office:value="-4363356.18" calcext:value-type="float">
            <text:p>-4363356.18</text:p>
          </table:table-cell>
          <table:table-cell office:value-type="float" office:value="220.1345" calcext:value-type="float">
            <text:p>220.1345</text:p>
          </table:table-cell>
          <table:table-cell office:value-type="float" office:value="10.72" calcext:value-type="float">
            <text:p>10.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610.02197" calcext:value-type="float">
            <text:p>610.02197</text:p>
          </table:table-cell>
          <table:table-cell office:value-type="float" office:value="-5581.152" calcext:value-type="float">
            <text:p>-5581.152</text:p>
          </table:table-cell>
          <table:table-cell office:value-type="float" office:value="-1857300" calcext:value-type="float">
            <text:p>-1857300</text:p>
          </table:table-cell>
          <table:table-cell office:value-type="float" office:value="195472000" calcext:value-type="float">
            <text:p>19547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71512687" calcext:value-type="float">
            <text:p>2.71512687</text:p>
          </table:table-cell>
          <table:table-cell office:value-type="float" office:value="0.00067351" calcext:value-type="float">
            <text:p>0.00067351</text:p>
          </table:table-cell>
          <table:table-cell office:value-type="float" office:value="-0.18102799" calcext:value-type="float">
            <text:p>-0.18102799</text:p>
          </table:table-cell>
          <table:table-cell office:value-type="float" office:value="0.00045243" calcext:value-type="float">
            <text:p>0.00045243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DIASPORE</text:p>
          </table:table-cell>
          <table:table-cell office:value-type="string" calcext:value-type="string">
            <text:p>AL(1)O(2)H(1)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920021" calcext:value-type="float">
            <text:p>-920021</text:p>
          </table:table-cell>
          <table:table-cell office:value-type="float" office:value="-999377.89" calcext:value-type="float">
            <text:p>-999377.89</text:p>
          </table:table-cell>
          <table:table-cell office:value-type="float" office:value="35.3082" calcext:value-type="float">
            <text:p>35.3082</text:p>
          </table:table-cell>
          <table:table-cell office:value-type="float" office:value="1.776" calcext:value-type="float">
            <text:p>1.7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143.23953" calcext:value-type="float">
            <text:p>143.23953</text:p>
          </table:table-cell>
          <table:table-cell office:value-type="float" office:value="-1540.409" calcext:value-type="float">
            <text:p>-1540.409</text:p>
          </table:table-cell>
          <table:table-cell office:value-type="float" office:value="-323098" calcext:value-type="float">
            <text:p>-323098</text:p>
          </table:table-cell>
          <table:table-cell office:value-type="float" office:value="64632256" calcext:value-type="float">
            <text:p>64632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97180367" calcext:value-type="float">
            <text:p>2.97180367</text:p>
          </table:table-cell>
          <table:table-cell office:value-type="float" office:value="0" calcext:value-type="float">
            <text:p>0</text:p>
          </table:table-cell>
          <table:table-cell office:value-type="float" office:value="-0.05992916" calcext:value-type="float">
            <text:p>-0.059929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EHLENITE</text:p>
          </table:table-cell>
          <table:table-cell office:value-type="string" calcext:value-type="string">
            <text:p>AL(2)CA(2)SI(1)O(7)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3775355" calcext:value-type="float">
            <text:p>-3775355</text:p>
          </table:table-cell>
          <table:table-cell office:value-type="float" office:value="-3988157.8" calcext:value-type="float">
            <text:p>-3988157.8</text:p>
          </table:table-cell>
          <table:table-cell office:value-type="float" office:value="198.6" calcext:value-type="float">
            <text:p>198.6</text:p>
          </table:table-cell>
          <table:table-cell office:value-type="float" office:value="9.033" calcext:value-type="float">
            <text:p>9.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373.0874" calcext:value-type="float">
            <text:p>373.0874</text:p>
          </table:table-cell>
          <table:table-cell office:value-type="float" office:value="-2276.755" calcext:value-type="float">
            <text:p>-2276.755</text:p>
          </table:table-cell>
          <table:table-cell office:value-type="float" office:value="-4778466" calcext:value-type="float">
            <text:p>-4778466</text:p>
          </table:table-cell>
          <table:table-cell office:value-type="float" office:value="477911808" calcext:value-type="float">
            <text:p>47791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49260884" calcext:value-type="float">
            <text:p>2.49260884</text:p>
          </table:table-cell>
          <table:table-cell office:value-type="float" office:value="0.00005664" calcext:value-type="float">
            <text:p>0.00005664</text:p>
          </table:table-cell>
          <table:table-cell office:value-type="float" office:value="-0.09964904" calcext:value-type="float">
            <text:p>-0.09964904</text:p>
          </table:table-cell>
          <table:table-cell office:value-type="float" office:value="0.00024878" calcext:value-type="float">
            <text:p>0.000248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-221.74" calcext:value-type="float">
            <text:p>-221.74</text:p>
          </table:table-cell>
          <table:table-cell office:value-type="float" office:value="0" calcext:value-type="float">
            <text:p>0</text:p>
          </table:table-cell>
          <table:table-cell office:value-type="float" office:value="17291280" calcext:value-type="float">
            <text:p>17291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2</text:p>
          </table:table-cell>
          <table:table-cell office:value-type="float" office:value="0.3695" calcext:value-type="float">
            <text:p>0.3695</text:p>
          </table:table-cell>
          <table:table-cell office:value-type="float" office:value="-0.00015" calcext:value-type="float">
            <text:p>-0.00015</text:p>
          </table:table-cell>
          <table:table-cell office:value-type="float" office:value="698.15" calcext:value-type="float">
            <text:p>698.15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EMATITE</text:p>
          </table:table-cell>
          <table:table-cell office:value-type="string" calcext:value-type="string">
            <text:p>FE(2)O(3)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743715" calcext:value-type="float">
            <text:p>-743715</text:p>
          </table:table-cell>
          <table:table-cell office:value-type="float" office:value="-825627.39" calcext:value-type="float">
            <text:p>-825627.39</text:p>
          </table:table-cell>
          <table:table-cell office:value-type="float" office:value="87.4371" calcext:value-type="float">
            <text:p>87.4371</text:p>
          </table:table-cell>
          <table:table-cell office:value-type="float" office:value="3.027" calcext:value-type="float">
            <text:p>3.0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146.8584" calcext:value-type="float">
            <text:p>146.8584</text:p>
          </table:table-cell>
          <table:table-cell office:value-type="float" office:value="0" calcext:value-type="float">
            <text:p>0</text:p>
          </table:table-cell>
          <table:table-cell office:value-type="float" office:value="-5576782" calcext:value-type="float">
            <text:p>-5576782</text:p>
          </table:table-cell>
          <table:table-cell office:value-type="float" office:value="525627904" calcext:value-type="float">
            <text:p>525627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8309517" calcext:value-type="float">
            <text:p>3.8309517</text:p>
          </table:table-cell>
          <table:table-cell office:value-type="float" office:value="0.0000165" calcext:value-type="float">
            <text:p>0.0000165</text:p>
          </table:table-cell>
          <table:table-cell office:value-type="float" office:value="-0.047894" calcext:value-type="float">
            <text:p>-0.047894</text:p>
          </table:table-cell>
          <table:table-cell office:value-type="float" office:value="0.0000304" calcext:value-type="float">
            <text:p>0.0000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1</text:p>
          </table:table-cell>
          <table:table-cell office:value-type="float" office:value="955.65" calcext:value-type="float">
            <text:p>955.65</text:p>
          </table:table-cell>
          <table:table-cell office:value-type="float" office:value="298.15" calcext:value-type="float">
            <text:p>298.15</text:p>
          </table:table-cell>
          <table:table-cell office:value-type="float" office:value="-0.07403236" calcext:value-type="float">
            <text:p>-0.07403236</text:p>
          </table:table-cell>
          <table:table-cell office:value-type="float" office:value="0.00027921" calcext:value-type="float">
            <text:p>0.00027921</text:p>
          </table:table-cell>
          <table:table-cell office:value-type="float" office:value="1287.92" calcext:value-type="float">
            <text:p>1287.9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ALSILITE</text:p>
          </table:table-cell>
          <table:table-cell office:value-type="string" calcext:value-type="string">
            <text:p>K(1)AL(1)SI(1)O(4)</text:p>
          </table:table-cell>
          <table:table-cell office:value-type="string" calcext:value-type="string">
            <text:p>Kls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2111813.55" calcext:value-type="float">
            <text:p>-2111813.55</text:p>
          </table:table-cell>
          <table:table-cell office:value-type="float" office:value="133.9653" calcext:value-type="float">
            <text:p>133.9653</text:p>
          </table:table-cell>
          <table:table-cell office:value-type="float" office:value="5.989" calcext:value-type="float">
            <text:p>5.9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float" office:value="186.00261" calcext:value-type="float">
            <text:p>186.00261</text:p>
          </table:table-cell>
          <table:table-cell office:value-type="float" office:value="0" calcext:value-type="float">
            <text:p>0</text:p>
          </table:table-cell>
          <table:table-cell office:value-type="float" office:value="-13106745" calcext:value-type="float">
            <text:p>-13106745</text:p>
          </table:table-cell>
          <table:table-cell office:value-type="float" office:value="2138928128" calcext:value-type="float">
            <text:p>2138928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34867257" calcext:value-type="float">
            <text:p>2.34867257</text:p>
          </table:table-cell>
          <table:table-cell office:value-type="float" office:value="0.00140257" calcext:value-type="float">
            <text:p>0.00140257</text:p>
          </table:table-cell>
          <table:table-cell office:value-type="float" office:value="-0.15670396" calcext:value-type="float">
            <text:p>-0.15670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1</text:p>
          </table:table-cell>
          <table:table-cell office:value-type="float" office:value="800.15" calcext:value-type="float">
            <text:p>800.15</text:p>
          </table:table-cell>
          <table:table-cell office:value-type="float" office:value="298.15" calcext:value-type="float">
            <text:p>298.15</text:p>
          </table:table-cell>
          <table:table-cell office:value-type="float" office:value="-0.07096454" calcext:value-type="float">
            <text:p>-0.07096454</text:p>
          </table:table-cell>
          <table:table-cell office:value-type="float" office:value="0.00021682" calcext:value-type="float">
            <text:p>0.00021682</text:p>
          </table:table-cell>
          <table:table-cell office:value-type="float" office:value="1154" calcext:value-type="float">
            <text:p>115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AOLINITE</text:p>
          </table:table-cell>
          <table:table-cell office:value-type="string" calcext:value-type="string">
            <text:p>AL(2)SI(2)O(9)H(4)</text:p>
          </table:table-cell>
          <table:table-cell office:value-type="string" calcext:value-type="string">
            <text:p>Kln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3797448" calcext:value-type="float">
            <text:p>-3797448</text:p>
          </table:table-cell>
          <table:table-cell office:value-type="float" office:value="-4120327.22" calcext:value-type="float">
            <text:p>-4120327.22</text:p>
          </table:table-cell>
          <table:table-cell office:value-type="float" office:value="203.7" calcext:value-type="float">
            <text:p>203.7</text:p>
          </table:table-cell>
          <table:table-cell office:value-type="float" office:value="9.952" calcext:value-type="float">
            <text:p>9.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office:value-type="float" office:value="523.23291" calcext:value-type="float">
            <text:p>523.23291</text:p>
          </table:table-cell>
          <table:table-cell office:value-type="float" office:value="-4426.668" calcext:value-type="float">
            <text:p>-4426.668</text:p>
          </table:table-cell>
          <table:table-cell office:value-type="float" office:value="-2244259" calcext:value-type="float">
            <text:p>-2244259</text:p>
          </table:table-cell>
          <table:table-cell office:value-type="float" office:value="92308768" calcext:value-type="float">
            <text:p>92308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AWSONITE</text:p>
          </table:table-cell>
          <table:table-cell office:value-type="string" calcext:value-type="string">
            <text:p>CA(1)AL(2)SI(2)O(10)H(4)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4508229" calcext:value-type="float">
            <text:p>-4508229</text:p>
          </table:table-cell>
          <table:table-cell office:value-type="float" office:value="-4865665.95" calcext:value-type="float">
            <text:p>-4865665.95</text:p>
          </table:table-cell>
          <table:table-cell office:value-type="float" office:value="229.1759" calcext:value-type="float">
            <text:p>229.1759</text:p>
          </table:table-cell>
          <table:table-cell office:value-type="float" office:value="10.144" calcext:value-type="float">
            <text:p>10.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728.6731" calcext:value-type="float">
            <text:p>728.6731</text:p>
          </table:table-cell>
          <table:table-cell office:value-type="float" office:value="-8248.055" calcext:value-type="float">
            <text:p>-8248.055</text:p>
          </table:table-cell>
          <table:table-cell office:value-type="float" office:value="0" calcext:value-type="float">
            <text:p>0</text:p>
          </table:table-cell>
          <table:table-cell office:value-type="float" office:value="850556416" calcext:value-type="float">
            <text:p>8505564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62833695" calcext:value-type="float">
            <text:p>2.62833695</text:p>
          </table:table-cell>
          <table:table-cell office:value-type="float" office:value="0" calcext:value-type="float">
            <text:p>0</text:p>
          </table:table-cell>
          <table:table-cell office:value-type="float" office:value="-0.07688091" calcext:value-type="float">
            <text:p>-0.07688091</text:p>
          </table:table-cell>
          <table:table-cell office:value-type="float" office:value="0.00019223" calcext:value-type="float">
            <text:p>0.00019223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EUCITE-A</text:p>
          </table:table-cell>
          <table:table-cell office:value-type="string" calcext:value-type="string">
            <text:p>K(1)AL(1)SI(2)O(6)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3021141.6" calcext:value-type="float">
            <text:p>-3021141.6</text:p>
          </table:table-cell>
          <table:table-cell office:value-type="float" office:value="199.2" calcext:value-type="float">
            <text:p>199.2</text:p>
          </table:table-cell>
          <table:table-cell office:value-type="float" office:value="8.839" calcext:value-type="float">
            <text:p>8.8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float" office:value="271.13965" calcext:value-type="float">
            <text:p>271.13965</text:p>
          </table:table-cell>
          <table:table-cell office:value-type="float" office:value="-944.133" calcext:value-type="float">
            <text:p>-944.133</text:p>
          </table:table-cell>
          <table:table-cell office:value-type="float" office:value="-7857238" calcext:value-type="float">
            <text:p>-7857238</text:p>
          </table:table-cell>
          <table:table-cell office:value-type="float" office:value="959202560" calcext:value-type="float">
            <text:p>959202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1.8780405" calcext:value-type="float">
            <text:p>1.8780405</text:p>
          </table:table-cell>
          <table:table-cell office:value-type="float" office:value="0.0104763" calcext:value-type="float">
            <text:p>0.0104763</text:p>
          </table:table-cell>
          <table:table-cell office:value-type="float" office:value="-0.17999774" calcext:value-type="float">
            <text:p>-0.17999774</text:p>
          </table:table-cell>
          <table:table-cell office:value-type="float" office:value="0.00045028" calcext:value-type="float">
            <text:p>0.00045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1</text:p>
          </table:table-cell>
          <table:table-cell office:value-type="float" office:value="955.15" calcext:value-type="float">
            <text:p>955.15</text:p>
          </table:table-cell>
          <table:table-cell office:value-type="float" office:value="298.15" calcext:value-type="float">
            <text:p>298.15</text:p>
          </table:table-cell>
          <table:table-cell office:value-type="float" office:value="-0.09730853" calcext:value-type="float">
            <text:p>-0.09730853</text:p>
          </table:table-cell>
          <table:table-cell office:value-type="float" office:value="0.0003373" calcext:value-type="float">
            <text:p>0.0003373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EUCITE-B</text:p>
          </table:table-cell>
          <table:table-cell office:value-type="string" calcext:value-type="string">
            <text:p>K(1)AL(1)SI(2)O(6)</text:p>
          </table:table-cell>
          <table:table-cell office:value-type="string" calcext:value-type="string">
            <text:p>bLc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3012026.03" calcext:value-type="float">
            <text:p>-3012026.03</text:p>
          </table:table-cell>
          <table:table-cell office:value-type="float" office:value="210.7042" calcext:value-type="float">
            <text:p>210.7042</text:p>
          </table:table-cell>
          <table:table-cell office:value-type="float" office:value="9.263" calcext:value-type="float">
            <text:p>9.2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float" office:value="271.13965" calcext:value-type="float">
            <text:p>271.13965</text:p>
          </table:table-cell>
          <table:table-cell office:value-type="float" office:value="-944.133" calcext:value-type="float">
            <text:p>-944.133</text:p>
          </table:table-cell>
          <table:table-cell office:value-type="float" office:value="-7857238" calcext:value-type="float">
            <text:p>-7857238</text:p>
          </table:table-cell>
          <table:table-cell office:value-type="float" office:value="959202560" calcext:value-type="float">
            <text:p>959202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1.25167877" calcext:value-type="float">
            <text:p>1.25167877</text:p>
          </table:table-cell>
          <table:table-cell office:value-type="float" office:value="0" calcext:value-type="float">
            <text:p>0</text:p>
          </table:table-cell>
          <table:table-cell office:value-type="float" office:value="-0.15568254" calcext:value-type="float">
            <text:p>-0.15568254</text:p>
          </table:table-cell>
          <table:table-cell office:value-type="float" office:value="0.00012739" calcext:value-type="float">
            <text:p>0.00012739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CA(1)O(1)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603418" calcext:value-type="float">
            <text:p>-603418</text:p>
          </table:table-cell>
          <table:table-cell office:value-type="float" office:value="-635090" calcext:value-type="float">
            <text:p>-635090</text:p>
          </table:table-cell>
          <table:table-cell office:value-type="float" office:value="37.75" calcext:value-type="float">
            <text:p>37.75</text:p>
          </table:table-cell>
          <table:table-cell office:value-type="float" office:value="1.676" calcext:value-type="float">
            <text:p>1.6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office:value-type="float" office:value="58.79117" calcext:value-type="float">
            <text:p>58.79117</text:p>
          </table:table-cell>
          <table:table-cell office:value-type="float" office:value="-133.904" calcext:value-type="float">
            <text:p>-133.904</text:p>
          </table:table-cell>
          <table:table-cell office:value-type="float" office:value="-1147146" calcext:value-type="float">
            <text:p>-1147146</text:p>
          </table:table-cell>
          <table:table-cell office:value-type="float" office:value="102978784" calcext:value-type="float">
            <text:p>102978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46103555" calcext:value-type="float">
            <text:p>3.46103555</text:p>
          </table:table-cell>
          <table:table-cell office:value-type="float" office:value="0.00067406" calcext:value-type="float">
            <text:p>0.00067406</text:p>
          </table:table-cell>
          <table:table-cell office:value-type="float" office:value="-0.10217132" calcext:value-type="float">
            <text:p>-0.10217132</text:p>
          </table:table-cell>
          <table:table-cell office:value-type="float" office:value="0.0002565" calcext:value-type="float">
            <text:p>0.0002565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GNETITE</text:p>
          </table:table-cell>
          <table:table-cell office:value-type="string" calcext:value-type="string">
            <text:p>FE(3)O(4)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1014343" calcext:value-type="float">
            <text:p>-1014343</text:p>
          </table:table-cell>
          <table:table-cell office:value-type="float" office:value="-1117402.53" calcext:value-type="float">
            <text:p>-1117402.53</text:p>
          </table:table-cell>
          <table:table-cell office:value-type="float" office:value="146.1142" calcext:value-type="float">
            <text:p>146.1142</text:p>
          </table:table-cell>
          <table:table-cell office:value-type="float" office:value="4.452" calcext:value-type="float">
            <text:p>4.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207.93083" calcext:value-type="float">
            <text:p>207.93083</text:p>
          </table:table-cell>
          <table:table-cell office:value-type="float" office:value="0" calcext:value-type="float">
            <text:p>0</text:p>
          </table:table-cell>
          <table:table-cell office:value-type="float" office:value="-7243337" calcext:value-type="float">
            <text:p>-7243337</text:p>
          </table:table-cell>
          <table:table-cell office:value-type="float" office:value="664356352" calcext:value-type="float">
            <text:p>664356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0291036" calcext:value-type="float">
            <text:p>3.0291036</text:p>
          </table:table-cell>
          <table:table-cell office:value-type="float" office:value="0.0013847" calcext:value-type="float">
            <text:p>0.0013847</text:p>
          </table:table-cell>
          <table:table-cell office:value-type="float" office:value="-0.0581703" calcext:value-type="float">
            <text:p>-0.0581703</text:p>
          </table:table-cell>
          <table:table-cell office:value-type="float" office:value="0.0001751" calcext:value-type="float">
            <text:p>0.0001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1</text:p>
          </table:table-cell>
          <table:table-cell office:value-type="float" office:value="848.15" calcext:value-type="float">
            <text:p>848.15</text:p>
          </table:table-cell>
          <table:table-cell office:value-type="float" office:value="298.15" calcext:value-type="float">
            <text:p>298.15</text:p>
          </table:table-cell>
          <table:table-cell office:value-type="float" office:value="-0.19502452" calcext:value-type="float">
            <text:p>-0.19502452</text:p>
          </table:table-cell>
          <table:table-cell office:value-type="float" office:value="0.00061037" calcext:value-type="float">
            <text:p>0.00061037</text:p>
          </table:table-cell>
          <table:table-cell office:value-type="float" office:value="1565.57" calcext:value-type="float">
            <text:p>1565.5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EIONITE</text:p>
          </table:table-cell>
          <table:table-cell office:value-type="string" calcext:value-type="string">
            <text:p>CA(4)AL(6)SI(6)O(27)C(1)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13102086" calcext:value-type="float">
            <text:p>-13102086</text:p>
          </table:table-cell>
          <table:table-cell office:value-type="float" office:value="-13849722.94" calcext:value-type="float">
            <text:p>-13849722.94</text:p>
          </table:table-cell>
          <table:table-cell office:value-type="float" office:value="730" calcext:value-type="float">
            <text:p>730</text:p>
          </table:table-cell>
          <table:table-cell office:value-type="float" office:value="34.036" calcext:value-type="float">
            <text:p>34.0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office:value-type="float" office:value="1511.34497" calcext:value-type="float">
            <text:p>1511.34497</text:p>
          </table:table-cell>
          <table:table-cell office:value-type="float" office:value="-13243.328" calcext:value-type="float">
            <text:p>-13243.328</text:p>
          </table:table-cell>
          <table:table-cell office:value-type="float" office:value="0" calcext:value-type="float">
            <text:p>0</text:p>
          </table:table-cell>
          <table:table-cell office:value-type="float" office:value="-751613952" calcext:value-type="float">
            <text:p>-7516139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0.934" calcext:value-type="float">
            <text:p>0.934</text:p>
          </table:table-cell>
          <table:table-cell office:value-type="float" office:value="0" calcext:value-type="float">
            <text:p>0</text:p>
          </table:table-cell>
          <table:table-cell office:value-type="float" office:value="-0.11102715" calcext:value-type="float">
            <text:p>-0.111027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ERWINITE</text:p>
          </table:table-cell>
          <table:table-cell office:value-type="string" calcext:value-type="string">
            <text:p>CA(3)MG(1)SI(2)O(8)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4311116" calcext:value-type="float">
            <text:p>-4311116</text:p>
          </table:table-cell>
          <table:table-cell office:value-type="float" office:value="-4537497.44" calcext:value-type="float">
            <text:p>-4537497.44</text:p>
          </table:table-cell>
          <table:table-cell office:value-type="float" office:value="251.7767" calcext:value-type="float">
            <text:p>251.7767</text:p>
          </table:table-cell>
          <table:table-cell office:value-type="float" office:value="9.847" calcext:value-type="float">
            <text:p>9.8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453.61963" calcext:value-type="float">
            <text:p>453.61963</text:p>
          </table:table-cell>
          <table:table-cell office:value-type="float" office:value="-3250.015" calcext:value-type="float">
            <text:p>-3250.015</text:p>
          </table:table-cell>
          <table:table-cell office:value-type="float" office:value="0" calcext:value-type="float">
            <text:p>0</text:p>
          </table:table-cell>
          <table:table-cell office:value-type="float" office:value="-344227072" calcext:value-type="float">
            <text:p>-344227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93755865" calcext:value-type="float">
            <text:p>2.93755865</text:p>
          </table:table-cell>
          <table:table-cell office:value-type="float" office:value="0.00087235" calcext:value-type="float">
            <text:p>0.00087235</text:p>
          </table:table-cell>
          <table:table-cell office:value-type="float" office:value="-0.05505433" calcext:value-type="float">
            <text:p>-0.05505433</text:p>
          </table:table-cell>
          <table:table-cell office:value-type="float" office:value="0.00013811" calcext:value-type="float">
            <text:p>0.0001381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NTICELLITE</text:p>
          </table:table-cell>
          <table:table-cell office:value-type="string" calcext:value-type="string">
            <text:p>CA(1)MG(1)SI(1)O(4)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2135224" calcext:value-type="float">
            <text:p>-2135224</text:p>
          </table:table-cell>
          <table:table-cell office:value-type="float" office:value="-2250027.48" calcext:value-type="float">
            <text:p>-2250027.48</text:p>
          </table:table-cell>
          <table:table-cell office:value-type="float" office:value="108.3" calcext:value-type="float">
            <text:p>108.3</text:p>
          </table:table-cell>
          <table:table-cell office:value-type="float" office:value="5.148" calcext:value-type="float">
            <text:p>5.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226.34225" calcext:value-type="float">
            <text:p>226.34225</text:p>
          </table:table-cell>
          <table:table-cell office:value-type="float" office:value="-1542.741" calcext:value-type="float">
            <text:p>-1542.741</text:p>
          </table:table-cell>
          <table:table-cell office:value-type="float" office:value="-1179709" calcext:value-type="float">
            <text:p>-1179709</text:p>
          </table:table-cell>
          <table:table-cell office:value-type="float" office:value="-23285888" calcext:value-type="float">
            <text:p>-23285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78631922" calcext:value-type="float">
            <text:p>2.78631922</text:p>
          </table:table-cell>
          <table:table-cell office:value-type="float" office:value="0.00076339" calcext:value-type="float">
            <text:p>0.00076339</text:p>
          </table:table-cell>
          <table:table-cell office:value-type="float" office:value="-0.09036547" calcext:value-type="float">
            <text:p>-0.0903654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EPHELINE</text:p>
          </table:table-cell>
          <table:table-cell office:value-type="string" calcext:value-type="string">
            <text:p>NA(1)AL(1)SI(1)O(4)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2087975.81" calcext:value-type="float">
            <text:p>-2087975.81</text:p>
          </table:table-cell>
          <table:table-cell office:value-type="float" office:value="124.2" calcext:value-type="float">
            <text:p>124.2</text:p>
          </table:table-cell>
          <table:table-cell office:value-type="float" office:value="5.422" calcext:value-type="float">
            <text:p>5.4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float" office:value="205.2419" calcext:value-type="float">
            <text:p>205.2419</text:p>
          </table:table-cell>
          <table:table-cell office:value-type="float" office:value="-759.898" calcext:value-type="float">
            <text:p>-759.898</text:p>
          </table:table-cell>
          <table:table-cell office:value-type="float" office:value="-10838267" calcext:value-type="float">
            <text:p>-10838267</text:p>
          </table:table-cell>
          <table:table-cell office:value-type="float" office:value="2081817344" calcext:value-type="float">
            <text:p>208181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15522" calcext:value-type="float">
            <text:p>3.15522</text:p>
          </table:table-cell>
          <table:table-cell office:value-type="float" office:value="0.002" calcext:value-type="float">
            <text:p>0.002</text:p>
          </table:table-cell>
          <table:table-cell office:value-type="float" office:value="-0.2220572" calcext:value-type="float">
            <text:p>-0.222057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1</text:p>
          </table:table-cell>
          <table:table-cell office:value-type="float" office:value="467.15" calcext:value-type="float">
            <text:p>467.15</text:p>
          </table:table-cell>
          <table:table-cell office:value-type="float" office:value="298.15" calcext:value-type="float">
            <text:p>298.15</text:p>
          </table:table-cell>
          <table:table-cell office:value-type="float" office:value="-1.02784061" calcext:value-type="float">
            <text:p>-1.02784061</text:p>
          </table:table-cell>
          <table:table-cell office:value-type="float" office:value="0.00339448" calcext:value-type="float">
            <text:p>0.00339448</text:p>
          </table:table-cell>
          <table:table-cell office:value-type="float" office:value="241.84" calcext:value-type="float">
            <text:p>241.84</text:p>
          </table:table-cell>
          <table:table-cell office:value-type="string" calcext:value-type="string">
            <text:p>T3</text:p>
          </table:table-cell>
          <table:table-cell office:value-type="float" office:value="1180.15" calcext:value-type="float">
            <text:p>1180.15</text:p>
          </table:table-cell>
          <table:table-cell office:value-type="float" office:value="298.15" calcext:value-type="float">
            <text:p>298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3" calcext:value-type="float">
            <text:p>239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ERICLASE</text:p>
          </table:table-cell>
          <table:table-cell office:value-type="string" calcext:value-type="string">
            <text:p>MG(1)O(1)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569164" calcext:value-type="float">
            <text:p>-569164</text:p>
          </table:table-cell>
          <table:table-cell office:value-type="float" office:value="-601500" calcext:value-type="float">
            <text:p>-601500</text:p>
          </table:table-cell>
          <table:table-cell office:value-type="float" office:value="26.9514" calcext:value-type="float">
            <text:p>26.9514</text:p>
          </table:table-cell>
          <table:table-cell office:value-type="float" office:value="1.125" calcext:value-type="float">
            <text:p>1.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61.10965" calcext:value-type="float">
            <text:p>61.10965</text:p>
          </table:table-cell>
          <table:table-cell office:value-type="float" office:value="-296.199" calcext:value-type="float">
            <text:p>-296.199</text:p>
          </table:table-cell>
          <table:table-cell office:value-type="float" office:value="-621154" calcext:value-type="float">
            <text:p>-621154</text:p>
          </table:table-cell>
          <table:table-cell office:value-type="float" office:value="5844612" calcext:value-type="float">
            <text:p>5844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74774182" calcext:value-type="float">
            <text:p>3.74774182</text:p>
          </table:table-cell>
          <table:table-cell office:value-type="float" office:value="0.00003556" calcext:value-type="float">
            <text:p>0.00003556</text:p>
          </table:table-cell>
          <table:table-cell office:value-type="float" office:value="-0.06223329" calcext:value-type="float">
            <text:p>-0.06223329</text:p>
          </table:table-cell>
          <table:table-cell office:value-type="float" office:value="0.00015114" calcext:value-type="float">
            <text:p>0.00015114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REHNITE</text:p>
          </table:table-cell>
          <table:table-cell office:value-type="string" calcext:value-type="string">
            <text:p>CA(2)AL(2)SI(3)O(12)H(2)</text:p>
          </table:table-cell>
          <table:table-cell office:value-type="string" calcext:value-type="string">
            <text:p>Prh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5817852" calcext:value-type="float">
            <text:p>-5817852</text:p>
          </table:table-cell>
          <table:table-cell office:value-type="float" office:value="-6198606.33" calcext:value-type="float">
            <text:p>-6198606.33</text:p>
          </table:table-cell>
          <table:table-cell office:value-type="float" office:value="288.6335" calcext:value-type="float">
            <text:p>288.6335</text:p>
          </table:table-cell>
          <table:table-cell office:value-type="float" office:value="14.016" calcext:value-type="float">
            <text:p>14.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float" office:value="716.05176" calcext:value-type="float">
            <text:p>716.05176</text:p>
          </table:table-cell>
          <table:table-cell office:value-type="float" office:value="-6404.609" calcext:value-type="float">
            <text:p>-6404.609</text:p>
          </table:table-cell>
          <table:table-cell office:value-type="float" office:value="-2182456" calcext:value-type="float">
            <text:p>-2182456</text:p>
          </table:table-cell>
          <table:table-cell office:value-type="float" office:value="268502784" calcext:value-type="float">
            <text:p>268502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0.14684075" calcext:value-type="float">
            <text:p>0.14684075</text:p>
          </table:table-cell>
          <table:table-cell office:value-type="float" office:value="0.01128353" calcext:value-type="float">
            <text:p>0.01128353</text:p>
          </table:table-cell>
          <table:table-cell office:value-type="float" office:value="-0.14269406" calcext:value-type="float">
            <text:p>-0.142694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YROPHYLLITE</text:p>
          </table:table-cell>
          <table:table-cell office:value-type="string" calcext:value-type="string">
            <text:p>AL(2)SI(4)O(12)H(2)</text:p>
          </table:table-cell>
          <table:table-cell office:value-type="string" calcext:value-type="string">
            <text:p>Prl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5264450" calcext:value-type="float">
            <text:p>-5264450</text:p>
          </table:table-cell>
          <table:table-cell office:value-type="float" office:value="-5640780.66" calcext:value-type="float">
            <text:p>-5640780.66</text:p>
          </table:table-cell>
          <table:table-cell office:value-type="float" office:value="239.4" calcext:value-type="float">
            <text:p>239.4</text:p>
          </table:table-cell>
          <table:table-cell office:value-type="float" office:value="12.76" calcext:value-type="float">
            <text:p>12.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665.93066" calcext:value-type="float">
            <text:p>665.93066</text:p>
          </table:table-cell>
          <table:table-cell office:value-type="float" office:value="-5897.422" calcext:value-type="float">
            <text:p>-5897.422</text:p>
          </table:table-cell>
          <table:table-cell office:value-type="float" office:value="-4979913" calcext:value-type="float">
            <text:p>-4979913</text:p>
          </table:table-cell>
          <table:table-cell office:value-type="float" office:value="661808896" calcext:value-type="float">
            <text:p>661808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1.26374216" calcext:value-type="float">
            <text:p>1.26374216</text:p>
          </table:table-cell>
          <table:table-cell office:value-type="float" office:value="0.00381661" calcext:value-type="float">
            <text:p>0.00381661</text:p>
          </table:table-cell>
          <table:table-cell office:value-type="float" office:value="-0.13544906" calcext:value-type="float">
            <text:p>-0.135449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RUTILE</text:p>
          </table:table-cell>
          <table:table-cell office:value-type="string" calcext:value-type="string">
            <text:p>TI(1)O(2)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891336" calcext:value-type="float">
            <text:p>-891336</text:p>
          </table:table-cell>
          <table:table-cell office:value-type="float" office:value="-944750" calcext:value-type="float">
            <text:p>-944750</text:p>
          </table:table-cell>
          <table:table-cell office:value-type="float" office:value="50.46" calcext:value-type="float">
            <text:p>50.46</text:p>
          </table:table-cell>
          <table:table-cell office:value-type="float" office:value="1.882" calcext:value-type="float">
            <text:p>1.8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77.83762" calcext:value-type="float">
            <text:p>77.83762</text:p>
          </table:table-cell>
          <table:table-cell office:value-type="float" office:value="0" calcext:value-type="float">
            <text:p>0</text:p>
          </table:table-cell>
          <table:table-cell office:value-type="float" office:value="-3367841" calcext:value-type="float">
            <text:p>-3367841</text:p>
          </table:table-cell>
          <table:table-cell office:value-type="float" office:value="402940672" calcext:value-type="float">
            <text:p>402940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57156217" calcext:value-type="float">
            <text:p>2.57156217</text:p>
          </table:table-cell>
          <table:table-cell office:value-type="float" office:value="0.00015409" calcext:value-type="float">
            <text:p>0.00015409</text:p>
          </table:table-cell>
          <table:table-cell office:value-type="float" office:value="-0.04542508" calcext:value-type="float">
            <text:p>-0.04542508</text:p>
          </table:table-cell>
          <table:table-cell office:value-type="float" office:value="0.00005845" calcext:value-type="float">
            <text:p>0.00005845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PHENE</text:p>
          </table:table-cell>
          <table:table-cell office:value-type="string" calcext:value-type="string">
            <text:p>CA(1)TI(1)SI(1)O(5)</text:p>
          </table:table-cell>
          <table:table-cell office:value-type="string" calcext:value-type="string">
            <text:p>Sph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2454203" calcext:value-type="float">
            <text:p>-2454203</text:p>
          </table:table-cell>
          <table:table-cell office:value-type="float" office:value="-2596652.15" calcext:value-type="float">
            <text:p>-2596652.15</text:p>
          </table:table-cell>
          <table:table-cell office:value-type="float" office:value="129.29" calcext:value-type="float">
            <text:p>129.29</text:p>
          </table:table-cell>
          <table:table-cell office:value-type="float" office:value="5.565" calcext:value-type="float">
            <text:p>5.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234.62025" calcext:value-type="float">
            <text:p>234.62025</text:p>
          </table:table-cell>
          <table:table-cell office:value-type="float" office:value="-1040.294" calcext:value-type="float">
            <text:p>-1040.294</text:p>
          </table:table-cell>
          <table:table-cell office:value-type="float" office:value="-5118324" calcext:value-type="float">
            <text:p>-5118324</text:p>
          </table:table-cell>
          <table:table-cell office:value-type="float" office:value="591460608" calcext:value-type="float">
            <text:p>591460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  <table:table-cell office:value-type="float" office:value="-0.059" calcext:value-type="float">
            <text:p>-0.0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ALC</text:p>
          </table:table-cell>
          <table:table-cell office:value-type="string" calcext:value-type="string">
            <text:p>MG(3)SI(4)O(12)H(2)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5520258" calcext:value-type="float">
            <text:p>-5520258</text:p>
          </table:table-cell>
          <table:table-cell office:value-type="float" office:value="-5897386.72" calcext:value-type="float">
            <text:p>-5897386.72</text:p>
          </table:table-cell>
          <table:table-cell office:value-type="float" office:value="261.2405" calcext:value-type="float">
            <text:p>261.2405</text:p>
          </table:table-cell>
          <table:table-cell office:value-type="float" office:value="13.61" calcext:value-type="float">
            <text:p>13.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664.10522" calcext:value-type="float">
            <text:p>664.10522</text:p>
          </table:table-cell>
          <table:table-cell office:value-type="float" office:value="-5187.172" calcext:value-type="float">
            <text:p>-5187.172</text:p>
          </table:table-cell>
          <table:table-cell office:value-type="float" office:value="-2147218" calcext:value-type="float">
            <text:p>-2147218</text:p>
          </table:table-cell>
          <table:table-cell office:value-type="float" office:value="-327371776" calcext:value-type="float">
            <text:p>-327371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94468112" calcext:value-type="float">
            <text:p>2.94468112</text:p>
          </table:table-cell>
          <table:table-cell office:value-type="float" office:value="0" calcext:value-type="float">
            <text:p>0</text:p>
          </table:table-cell>
          <table:table-cell office:value-type="float" office:value="-0.16988979" calcext:value-type="float">
            <text:p>-0.16988979</text:p>
          </table:table-cell>
          <table:table-cell office:value-type="float" office:value="0.0005665" calcext:value-type="float">
            <text:p>0.0005665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ZIRCON</text:p>
          </table:table-cell>
          <table:table-cell office:value-type="string" calcext:value-type="string">
            <text:p>ZR(1)O(4)SI(1)</text:p>
          </table:table-cell>
          <table:table-cell office:value-type="string" calcext:value-type="string">
            <text:p>Zc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2031900" calcext:value-type="float">
            <text:p>-2031900</text:p>
          </table:table-cell>
          <table:table-cell office:value-type="float" office:value="84.03" calcext:value-type="float">
            <text:p>84.03</text:p>
          </table:table-cell>
          <table:table-cell office:value-type="float" office:value="3.926" calcext:value-type="float">
            <text:p>3.9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float" office:value="166.70241" calcext:value-type="float">
            <text:p>166.70241</text:p>
          </table:table-cell>
          <table:table-cell office:value-type="float" office:value="-434.32" calcext:value-type="float">
            <text:p>-434.32</text:p>
          </table:table-cell>
          <table:table-cell office:value-type="float" office:value="-7348579" calcext:value-type="float">
            <text:p>-7348579</text:p>
          </table:table-cell>
          <table:table-cell office:value-type="float" office:value="1040502569" calcext:value-type="float">
            <text:p>1040502569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EROVSKITE</text:p>
          </table:table-cell>
          <table:table-cell office:value-type="string" calcext:value-type="string">
            <text:p>CA(1)TI(1)O(3)</text:p>
          </table:table-cell>
          <table:table-cell office:value-type="string" calcext:value-type="string">
            <text:p>Pvk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1575256" calcext:value-type="float">
            <text:p>-1575256</text:p>
          </table:table-cell>
          <table:table-cell office:value-type="float" office:value="-1660630" calcext:value-type="float">
            <text:p>-1660630</text:p>
          </table:table-cell>
          <table:table-cell office:value-type="float" office:value="93.64" calcext:value-type="float">
            <text:p>93.64</text:p>
          </table:table-cell>
          <table:table-cell office:value-type="float" office:value="3.363" calcext:value-type="float">
            <text:p>3.36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12.496" calcext:value-type="float">
            <text:p>12.496</text:p>
          </table:table-cell>
          <table:table-cell office:value-type="float" office:value="0.045156" calcext:value-type="float">
            <text:p>0.045156</text:p>
          </table:table-cell>
          <table:table-cell office:value-type="float" office:value="-6301800" calcext:value-type="float">
            <text:p>-6301800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office:value-type="float" office:value="2.72476341" calcext:value-type="float">
            <text:p>2.72476341</text:p>
          </table:table-cell>
          <table:table-cell office:value-type="float" office:value="0.00029968" calcext:value-type="float">
            <text:p>0.00029968</text:p>
          </table:table-cell>
          <table:table-cell office:value-type="float" office:value="-0.05839748" calcext:value-type="float">
            <text:p>-0.05839748</text:p>
          </table:table-cell>
          <table:table-cell office:value-type="float" office:value="0.00012303" calcext:value-type="float">
            <text:p>0.00012303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EULANDITE</text:p>
          </table:table-cell>
          <table:table-cell office:value-type="string" calcext:value-type="string">
            <text:p>CA(1)AL(2)SI(7)H(12)O(24)</text:p>
          </table:table-cell>
          <table:table-cell office:value-type="string" calcext:value-type="string">
            <text:p>Heu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0565396.8" calcext:value-type="float">
            <text:p>-10565396.8</text:p>
          </table:table-cell>
          <table:table-cell office:value-type="float" office:value="734.372937" calcext:value-type="float">
            <text:p>734.372937</text:p>
          </table:table-cell>
          <table:table-cell office:value-type="float" office:value="31.8025" calcext:value-type="float">
            <text:p>31.802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355.954" calcext:value-type="float">
            <text:p>1355.954</text:p>
          </table:table-cell>
          <table:table-cell office:value-type="float" office:value="-9155.55" calcext:value-type="float">
            <text:p>-9155.55</text:p>
          </table:table-cell>
          <table:table-cell office:value-type="float" office:value="-22391220" calcext:value-type="float">
            <text:p>-22391220</text:p>
          </table:table-cell>
          <table:table-cell office:value-type="float" office:value="3124286000" calcext:value-type="float">
            <text:p>3124286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office:value-type="float" office:value="2.675699696" calcext:value-type="float">
            <text:p>2.675699696</text:p>
          </table:table-cell>
          <table:table-cell office:value-type="float" office:value="-0.000266016" calcext:value-type="float">
            <text:p>-0.000266016</text:p>
          </table:table-cell>
          <table:table-cell office:value-type="float" office:value="-0.079773389" calcext:value-type="float">
            <text:p>-0.079773389</text:p>
          </table:table-cell>
          <table:table-cell office:value-type="float" office:value="0.000344341" calcext:value-type="float">
            <text:p>0.000344341</text:p>
          </table:table-cell>
          <table:table-cell office:value-type="string" calcext:value-type="string">
            <text:p>_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AUMONTITE</text:p>
          </table:table-cell>
          <table:table-cell office:value-type="string" calcext:value-type="string">
            <text:p>CA(1)AL(2)SI(4)O(16)H(8)</text:p>
          </table:table-cell>
          <table:table-cell office:value-type="string" calcext:value-type="string">
            <text:p>Lmt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6709847" calcext:value-type="float">
            <text:p>-6709847</text:p>
          </table:table-cell>
          <table:table-cell office:value-type="float" office:value="-7261180.5" calcext:value-type="float">
            <text:p>-7261180.5</text:p>
          </table:table-cell>
          <table:table-cell office:value-type="float" office:value="463.333333" calcext:value-type="float">
            <text:p>463.333333</text:p>
          </table:table-cell>
          <table:table-cell office:value-type="float" office:value="20.37" calcext:value-type="float">
            <text:p>20.3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917.377" calcext:value-type="float">
            <text:p>917.377</text:p>
          </table:table-cell>
          <table:table-cell office:value-type="float" office:value="-6131.5" calcext:value-type="float">
            <text:p>-6131.5</text:p>
          </table:table-cell>
          <table:table-cell office:value-type="float" office:value="-14805540" calcext:value-type="float">
            <text:p>-14805540</text:p>
          </table:table-cell>
          <table:table-cell office:value-type="float" office:value="2022583000" calcext:value-type="float">
            <text:p>2022583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office:value-type="float" office:value="2.610028122" calcext:value-type="float">
            <text:p>2.610028122</text:p>
          </table:table-cell>
          <table:table-cell office:value-type="float" office:value="-0.000203757" calcext:value-type="float">
            <text:p>-0.000203757</text:p>
          </table:table-cell>
          <table:table-cell office:value-type="float" office:value="-0.067858953" calcext:value-type="float">
            <text:p>-0.067858953</text:p>
          </table:table-cell>
          <table:table-cell office:value-type="float" office:value="0.000260199" calcext:value-type="float">
            <text:p>0.000260199</text:p>
          </table:table-cell>
          <table:table-cell office:value-type="string" calcext:value-type="string">
            <text:p>_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TILBITE</text:p>
          </table:table-cell>
          <table:table-cell office:value-type="string" calcext:value-type="string">
            <text:p>CA(1)AL(2)SI(7)H(14)O(25)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0889880.2" calcext:value-type="float">
            <text:p>-10889880.2</text:p>
          </table:table-cell>
          <table:table-cell office:value-type="float" office:value="718.666667" calcext:value-type="float">
            <text:p>718.666667</text:p>
          </table:table-cell>
          <table:table-cell office:value-type="float" office:value="32.8674" calcext:value-type="float">
            <text:p>32.867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443.571" calcext:value-type="float">
            <text:p>1443.571</text:p>
          </table:table-cell>
          <table:table-cell office:value-type="float" office:value="-9913.69" calcext:value-type="float">
            <text:p>-9913.69</text:p>
          </table:table-cell>
          <table:table-cell office:value-type="float" office:value="-22391220" calcext:value-type="float">
            <text:p>-22391220</text:p>
          </table:table-cell>
          <table:table-cell office:value-type="float" office:value="3129577000" calcext:value-type="float">
            <text:p>3129577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office:value-type="float" office:value="2.827265455" calcext:value-type="float">
            <text:p>2.827265455</text:p>
          </table:table-cell>
          <table:table-cell office:value-type="float" office:value="-0.000321747" calcext:value-type="float">
            <text:p>-0.000321747</text:p>
          </table:table-cell>
          <table:table-cell office:value-type="float" office:value="-0.069550624" calcext:value-type="float">
            <text:p>-0.069550624</text:p>
          </table:table-cell>
          <table:table-cell office:value-type="float" office:value="0.000314168" calcext:value-type="float">
            <text:p>0.000314168</text:p>
          </table:table-cell>
          <table:table-cell office:value-type="string" calcext:value-type="string">
            <text:p>_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IRAKITE</text:p>
          </table:table-cell>
          <table:table-cell office:value-type="string" calcext:value-type="string">
            <text:p>CA(1)AL(2)SI(4)H(4)O(14)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6218243" calcext:value-type="float">
            <text:p>-6218243</text:p>
          </table:table-cell>
          <table:table-cell office:value-type="float" office:value="-6661077.15" calcext:value-type="float">
            <text:p>-6661077.15</text:p>
          </table:table-cell>
          <table:table-cell office:value-type="float" office:value="377.777042" calcext:value-type="float">
            <text:p>377.777042</text:p>
          </table:table-cell>
          <table:table-cell office:value-type="float" office:value="19.0464" calcext:value-type="float">
            <text:p>19.046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742.143" calcext:value-type="float">
            <text:p>742.143</text:p>
          </table:table-cell>
          <table:table-cell office:value-type="float" office:value="-4615.22" calcext:value-type="float">
            <text:p>-4615.22</text:p>
          </table:table-cell>
          <table:table-cell office:value-type="float" office:value="-14805540" calcext:value-type="float">
            <text:p>-14805540</text:p>
          </table:table-cell>
          <table:table-cell office:value-type="float" office:value="2012001000" calcext:value-type="float">
            <text:p>2012001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office:value-type="float" office:value="1.96914933" calcext:value-type="float">
            <text:p>1.96914933</text:p>
          </table:table-cell>
          <table:table-cell office:value-type="float" office:value="-0" calcext:value-type="float">
            <text:p>0</text:p>
          </table:table-cell>
          <table:table-cell office:value-type="float" office:value="-0.0989719" calcext:value-type="float">
            <text:p>-0.0989719</text:p>
          </table:table-cell>
          <table:table-cell office:value-type="float" office:value="0.000343917" calcext:value-type="float">
            <text:p>0.000343917</text:p>
          </table:table-cell>
          <table:table-cell office:value-type="string" calcext:value-type="string">
            <text:p>_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UMPELLYITE2</text:p>
          </table:table-cell>
          <table:table-cell office:value-type="string" calcext:value-type="string">
            <text:p>CA(4)AL(5)MG(1)SI(6)O(28)H(7)</text:p>
          </table:table-cell>
          <table:table-cell office:value-type="string" calcext:value-type="string">
            <text:p>Pmp2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13444859" calcext:value-type="float">
            <text:p>-13444859</text:p>
          </table:table-cell>
          <table:table-cell office:value-type="float" office:value="-14380034.8" calcext:value-type="float">
            <text:p>-14380034.8</text:p>
          </table:table-cell>
          <table:table-cell office:value-type="float" office:value="614.757965" calcext:value-type="float">
            <text:p>614.757965</text:p>
          </table:table-cell>
          <table:table-cell office:value-type="float" office:value="29.55" calcext:value-type="float">
            <text:p>29.5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720.8" calcext:value-type="float">
            <text:p>1720.8</text:p>
          </table:table-cell>
          <table:table-cell office:value-type="float" office:value="-14620.3" calcext:value-type="float">
            <text:p>-14620.3</text:p>
          </table:table-cell>
          <table:table-cell office:value-type="float" office:value="-5998700" calcext:value-type="float">
            <text:p>-5998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-0.024928" calcext:value-type="float">
            <text:p>-0.024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978003384" calcext:value-type="float">
            <text:p>2.978003384</text:p>
          </table:table-cell>
          <table:table-cell office:value-type="float" office:value="0" calcext:value-type="float">
            <text:p>0</text:p>
          </table:table-cell>
          <table:table-cell office:value-type="float" office:value="-0.060913706" calcext:value-type="float">
            <text:p>-0.060913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QUARTZ-A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aQz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856227" calcext:value-type="float">
            <text:p>-856227</text:p>
          </table:table-cell>
          <table:table-cell office:value-type="float" office:value="-910699.95" calcext:value-type="float">
            <text:p>-910699.95</text:p>
          </table:table-cell>
          <table:table-cell office:value-type="float" office:value="41.46" calcext:value-type="float">
            <text:p>41.46</text:p>
          </table:table-cell>
          <table:table-cell office:value-type="float" office:value="2.269" calcext:value-type="float">
            <text:p>2.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80.01199" calcext:value-type="float">
            <text:p>80.01199</text:p>
          </table:table-cell>
          <table:table-cell office:value-type="float" office:value="-240.276" calcext:value-type="float">
            <text:p>-240.276</text:p>
          </table:table-cell>
          <table:table-cell office:value-type="float" office:value="-3546684" calcext:value-type="float">
            <text:p>-3546684</text:p>
          </table:table-cell>
          <table:table-cell office:value-type="float" office:value="491568384" calcext:value-type="float">
            <text:p>491568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38945698" calcext:value-type="float">
            <text:p>2.38945698</text:p>
          </table:table-cell>
          <table:table-cell office:value-type="float" office:value="0" calcext:value-type="float">
            <text:p>0</text:p>
          </table:table-cell>
          <table:table-cell office:value-type="float" office:value="-0.24339298" calcext:value-type="float">
            <text:p>-0.24339298</text:p>
          </table:table-cell>
          <table:table-cell office:value-type="float" office:value="0.00101375" calcext:value-type="float">
            <text:p>0.00101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1</text:p>
          </table:table-cell>
          <table:table-cell office:value-type="float" office:value="848" calcext:value-type="float">
            <text:p>848</text:p>
          </table:table-cell>
          <table:table-cell office:value-type="float" office:value="373" calcext:value-type="float">
            <text:p>373</text:p>
          </table:table-cell>
          <table:table-cell office:value-type="float" office:value="-0.09186959" calcext:value-type="float">
            <text:p>-0.09186959</text:p>
          </table:table-cell>
          <table:table-cell office:value-type="float" office:value="0.00024607" calcext:value-type="float">
            <text:p>0.00024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2</text:p>
          </table:table-cell>
          <table:table-cell office:value-type="float" office:value="0.023743" calcext:value-type="float">
            <text:p>0.0237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QUARTZ-B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bQz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856227" calcext:value-type="float">
            <text:p>-856227</text:p>
          </table:table-cell>
          <table:table-cell office:value-type="float" office:value="-908626.77" calcext:value-type="float">
            <text:p>-908626.77</text:p>
          </table:table-cell>
          <table:table-cell office:value-type="float" office:value="44.2068" calcext:value-type="float">
            <text:p>44.2068</text:p>
          </table:table-cell>
          <table:table-cell office:value-type="float" office:value="2.37" calcext:value-type="float">
            <text:p>2.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80.01199" calcext:value-type="float">
            <text:p>80.01199</text:p>
          </table:table-cell>
          <table:table-cell office:value-type="float" office:value="-240.276" calcext:value-type="float">
            <text:p>-240.276</text:p>
          </table:table-cell>
          <table:table-cell office:value-type="float" office:value="-3546684" calcext:value-type="float">
            <text:p>-3546684</text:p>
          </table:table-cell>
          <table:table-cell office:value-type="float" office:value="491568384" calcext:value-type="float">
            <text:p>491568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382672" calcext:value-type="float">
            <text:p>-0.12382672</text:p>
          </table:table-cell>
          <table:table-cell office:value-type="float" office:value="0.00070871" calcext:value-type="float">
            <text:p>0.0007087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OESITE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907604.1" calcext:value-type="float">
            <text:p>-907604.1</text:p>
          </table:table-cell>
          <table:table-cell office:value-type="float" office:value="39.4244" calcext:value-type="float">
            <text:p>39.4244</text:p>
          </table:table-cell>
          <table:table-cell office:value-type="float" office:value="2.064" calcext:value-type="float">
            <text:p>2.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94.90714" calcext:value-type="float">
            <text:p>94.90714</text:p>
          </table:table-cell>
          <table:table-cell office:value-type="float" office:value="-767.338" calcext:value-type="float">
            <text:p>-767.338</text:p>
          </table:table-cell>
          <table:table-cell office:value-type="float" office:value="-527867" calcext:value-type="float">
            <text:p>-527867</text:p>
          </table:table-cell>
          <table:table-cell office:value-type="float" office:value="26270730" calcext:value-type="float">
            <text:p>262707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0.73963178" calcext:value-type="float">
            <text:p>0.73963178</text:p>
          </table:table-cell>
          <table:table-cell office:value-type="float" office:value="0.00043605" calcext:value-type="float">
            <text:p>0.00043605</text:p>
          </table:table-cell>
          <table:table-cell office:value-type="float" office:value="-0.10368217" calcext:value-type="float">
            <text:p>-0.103682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AL(2)O(3)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1580958" calcext:value-type="float">
            <text:p>-1580958</text:p>
          </table:table-cell>
          <table:table-cell office:value-type="float" office:value="-1675699.95" calcext:value-type="float">
            <text:p>-1675699.95</text:p>
          </table:table-cell>
          <table:table-cell office:value-type="float" office:value="50.82" calcext:value-type="float">
            <text:p>50.82</text:p>
          </table:table-cell>
          <table:table-cell office:value-type="float" office:value="2.558" calcext:value-type="float">
            <text:p>2.5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155.01888" calcext:value-type="float">
            <text:p>155.01888</text:p>
          </table:table-cell>
          <table:table-cell office:value-type="float" office:value="-828.387" calcext:value-type="float">
            <text:p>-828.387</text:p>
          </table:table-cell>
          <table:table-cell office:value-type="float" office:value="-3861363" calcext:value-type="float">
            <text:p>-3861363</text:p>
          </table:table-cell>
          <table:table-cell office:value-type="float" office:value="409083648" calcext:value-type="float">
            <text:p>409083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1341503" calcext:value-type="float">
            <text:p>2.1341503</text:p>
          </table:table-cell>
          <table:table-cell office:value-type="float" office:value="0.0004718" calcext:value-type="float">
            <text:p>0.0004718</text:p>
          </table:table-cell>
          <table:table-cell office:value-type="float" office:value="-0.0385219" calcext:value-type="float">
            <text:p>-0.0385219</text:p>
          </table:table-cell>
          <table:table-cell office:value-type="float" office:value="0.0000375" calcext:value-type="float">
            <text:p>0.0000375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ISTOBALITE-ALPHA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aCr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853448" calcext:value-type="float">
            <text:p>-853448</text:p>
          </table:table-cell>
          <table:table-cell office:value-type="float" office:value="-907753.35" calcext:value-type="float">
            <text:p>-907753.35</text:p>
          </table:table-cell>
          <table:table-cell office:value-type="float" office:value="43.3943" calcext:value-type="float">
            <text:p>43.3943</text:p>
          </table:table-cell>
          <table:table-cell office:value-type="float" office:value="2.587" calcext:value-type="float">
            <text:p>2.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83.5136" calcext:value-type="float">
            <text:p>83.5136</text:p>
          </table:table-cell>
          <table:table-cell office:value-type="float" office:value="-374.693" calcext:value-type="float">
            <text:p>-374.693</text:p>
          </table:table-cell>
          <table:table-cell office:value-type="float" office:value="-2455360" calcext:value-type="float">
            <text:p>-2455360</text:p>
          </table:table-cell>
          <table:table-cell office:value-type="float" office:value="280072192" calcext:value-type="float">
            <text:p>280072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08240619" calcext:value-type="float">
            <text:p>2.08240619</text:p>
          </table:table-cell>
          <table:table-cell office:value-type="float" office:value="0" calcext:value-type="float">
            <text:p>0</text:p>
          </table:table-cell>
          <table:table-cell office:value-type="float" office:value="-0.25145068" calcext:value-type="float">
            <text:p>-0.25145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1</text:p>
          </table:table-cell>
          <table:table-cell office:value-type="float" office:value="535.15" calcext:value-type="float">
            <text:p>535.15</text:p>
          </table:table-cell>
          <table:table-cell office:value-type="float" office:value="298.15" calcext:value-type="float">
            <text:p>298.15</text:p>
          </table:table-cell>
          <table:table-cell office:value-type="float" office:value="-0.14216187" calcext:value-type="float">
            <text:p>-0.14216187</text:p>
          </table:table-cell>
          <table:table-cell office:value-type="float" office:value="0.00044142" calcext:value-type="float">
            <text:p>0.00044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2</text:p>
          </table:table-cell>
          <table:table-cell office:value-type="float" office:value="0.048" calcext:value-type="float">
            <text:p>0.0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ISTOBALITE-BETA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bCr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853448" calcext:value-type="float">
            <text:p>-853448</text:p>
          </table:table-cell>
          <table:table-cell office:value-type="float" office:value="-906377.23" calcext:value-type="float">
            <text:p>-906377.23</text:p>
          </table:table-cell>
          <table:table-cell office:value-type="float" office:value="46.0288" calcext:value-type="float">
            <text:p>46.0288</text:p>
          </table:table-cell>
          <table:table-cell office:value-type="float" office:value="2.73" calcext:value-type="float">
            <text:p>2.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83.5136" calcext:value-type="float">
            <text:p>83.5136</text:p>
          </table:table-cell>
          <table:table-cell office:value-type="float" office:value="-374.693" calcext:value-type="float">
            <text:p>-374.693</text:p>
          </table:table-cell>
          <table:table-cell office:value-type="float" office:value="-2455360" calcext:value-type="float">
            <text:p>-2455360</text:p>
          </table:table-cell>
          <table:table-cell office:value-type="float" office:value="280072192" calcext:value-type="float">
            <text:p>280072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0.3189208" calcext:value-type="float">
            <text:p>0.3189208</text:p>
          </table:table-cell>
          <table:table-cell office:value-type="float" office:value="0" calcext:value-type="float">
            <text:p>0</text:p>
          </table:table-cell>
          <table:table-cell office:value-type="float" office:value="-0.10997269" calcext:value-type="float">
            <text:p>-0.10997269</text:p>
          </table:table-cell>
          <table:table-cell office:value-type="float" office:value="0.00055353" calcext:value-type="float">
            <text:p>0.00055353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RIDYMITE-LOW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854407" calcext:value-type="float">
            <text:p>-854407</text:p>
          </table:table-cell>
          <table:table-cell office:value-type="float" office:value="-907749.56" calcext:value-type="float">
            <text:p>-907749.56</text:p>
          </table:table-cell>
          <table:table-cell office:value-type="float" office:value="43.7702" calcext:value-type="float">
            <text:p>43.7702</text:p>
          </table:table-cell>
          <table:table-cell office:value-type="float" office:value="2.675" calcext:value-type="float">
            <text:p>2.6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75.37267" calcext:value-type="float">
            <text:p>75.37267</text:p>
          </table:table-cell>
          <table:table-cell office:value-type="float" office:value="0" calcext:value-type="float">
            <text:p>0</text:p>
          </table:table-cell>
          <table:table-cell office:value-type="float" office:value="-5958095" calcext:value-type="float">
            <text:p>-5958095</text:p>
          </table:table-cell>
          <table:table-cell office:value-type="float" office:value="958246144" calcext:value-type="float">
            <text:p>95824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1.93394983" calcext:value-type="float">
            <text:p>1.93394983</text:p>
          </table:table-cell>
          <table:table-cell office:value-type="float" office:value="0" calcext:value-type="float">
            <text:p>0</text:p>
          </table:table-cell>
          <table:table-cell office:value-type="float" office:value="-0.25084238" calcext:value-type="float">
            <text:p>-0.25084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1</text:p>
          </table:table-cell>
          <table:table-cell office:value-type="float" office:value="390.15" calcext:value-type="float">
            <text:p>390.15</text:p>
          </table:table-cell>
          <table:table-cell office:value-type="float" office:value="298.15" calcext:value-type="float">
            <text:p>298.15</text:p>
          </table:table-cell>
          <table:table-cell office:value-type="float" office:value="0.4267049" calcext:value-type="float">
            <text:p>0.4267049</text:p>
          </table:table-cell>
          <table:table-cell office:value-type="float" office:value="-0.00144575" calcext:value-type="float">
            <text:p>-0.00144575</text:p>
          </table:table-cell>
          <table:table-cell office:value-type="float" office:value="130.54" calcext:value-type="float">
            <text:p>130.5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RIDYMITE-HIGH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hTr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854407" calcext:value-type="float">
            <text:p>-854407</text:p>
          </table:table-cell>
          <table:table-cell office:value-type="float" office:value="-907045.12" calcext:value-type="float">
            <text:p>-907045.12</text:p>
          </table:table-cell>
          <table:table-cell office:value-type="float" office:value="45.5237" calcext:value-type="float">
            <text:p>45.5237</text:p>
          </table:table-cell>
          <table:table-cell office:value-type="float" office:value="2.737" calcext:value-type="float">
            <text:p>2.7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75.37267" calcext:value-type="float">
            <text:p>75.37267</text:p>
          </table:table-cell>
          <table:table-cell office:value-type="float" office:value="0" calcext:value-type="float">
            <text:p>0</text:p>
          </table:table-cell>
          <table:table-cell office:value-type="float" office:value="-5958095" calcext:value-type="float">
            <text:p>-5958095</text:p>
          </table:table-cell>
          <table:table-cell office:value-type="float" office:value="958246144" calcext:value-type="float">
            <text:p>95824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0.48286524" calcext:value-type="float">
            <text:p>0.48286524</text:p>
          </table:table-cell>
          <table:table-cell office:value-type="float" office:value="0" calcext:value-type="float">
            <text:p>0</text:p>
          </table:table-cell>
          <table:table-cell office:value-type="float" office:value="-0.07396833" calcext:value-type="float">
            <text:p>-0.07396833</text:p>
          </table:table-cell>
          <table:table-cell office:value-type="float" office:value="0.00037354" calcext:value-type="float">
            <text:p>0.00037354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DALUSITE</text:p>
          </table:table-cell>
          <table:table-cell office:value-type="string" calcext:value-type="string">
            <text:p>AL(2)SI(1)O(5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2440136" calcext:value-type="float">
            <text:p>-2440136</text:p>
          </table:table-cell>
          <table:table-cell office:value-type="float" office:value="-2589972.17" calcext:value-type="float">
            <text:p>-2589972.17</text:p>
          </table:table-cell>
          <table:table-cell office:value-type="float" office:value="91.4337" calcext:value-type="float">
            <text:p>91.4337</text:p>
          </table:table-cell>
          <table:table-cell office:value-type="float" office:value="5.147" calcext:value-type="float">
            <text:p>5.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236.47818" calcext:value-type="float">
            <text:p>236.47818</text:p>
          </table:table-cell>
          <table:table-cell office:value-type="float" office:value="-1102.941" calcext:value-type="float">
            <text:p>-1102.941</text:p>
          </table:table-cell>
          <table:table-cell office:value-type="float" office:value="-7526810" calcext:value-type="float">
            <text:p>-7526810</text:p>
          </table:table-cell>
          <table:table-cell office:value-type="float" office:value="936442368" calcext:value-type="float">
            <text:p>936442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34426462" calcext:value-type="float">
            <text:p>2.34426462</text:p>
          </table:table-cell>
          <table:table-cell office:value-type="float" office:value="0.00007189" calcext:value-type="float">
            <text:p>0.00007189</text:p>
          </table:table-cell>
          <table:table-cell office:value-type="float" office:value="-0.07700408" calcext:value-type="float">
            <text:p>-0.07700408</text:p>
          </table:table-cell>
          <table:table-cell office:value-type="float" office:value="0.00019235" calcext:value-type="float">
            <text:p>0.00019235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YANITE</text:p>
          </table:table-cell>
          <table:table-cell office:value-type="string" calcext:value-type="string">
            <text:p>AL(2)SI(1)O(5)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2441634" calcext:value-type="float">
            <text:p>-2441634</text:p>
          </table:table-cell>
          <table:table-cell office:value-type="float" office:value="-2594220.46" calcext:value-type="float">
            <text:p>-2594220.46</text:p>
          </table:table-cell>
          <table:table-cell office:value-type="float" office:value="82.43" calcext:value-type="float">
            <text:p>82.43</text:p>
          </table:table-cell>
          <table:table-cell office:value-type="float" office:value="4.412" calcext:value-type="float">
            <text:p>4.4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262.68478" calcext:value-type="float">
            <text:p>262.68478</text:p>
          </table:table-cell>
          <table:table-cell office:value-type="float" office:value="-2001.407" calcext:value-type="float">
            <text:p>-2001.407</text:p>
          </table:table-cell>
          <table:table-cell office:value-type="float" office:value="-1999740" calcext:value-type="float">
            <text:p>-1999740</text:p>
          </table:table-cell>
          <table:table-cell office:value-type="float" office:value="-63181880" calcext:value-type="float">
            <text:p>-63181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39725295" calcext:value-type="float">
            <text:p>2.39725295</text:p>
          </table:table-cell>
          <table:table-cell office:value-type="float" office:value="0" calcext:value-type="float">
            <text:p>0</text:p>
          </table:table-cell>
          <table:table-cell office:value-type="float" office:value="-0.06459655" calcext:value-type="float">
            <text:p>-0.064596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ILLIMANITE</text:p>
          </table:table-cell>
          <table:table-cell office:value-type="string" calcext:value-type="string">
            <text:p>AL(2)SI(1)O(5)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2437847" calcext:value-type="float">
            <text:p>-2437847</text:p>
          </table:table-cell>
          <table:table-cell office:value-type="float" office:value="-2586090.58" calcext:value-type="float">
            <text:p>-2586090.58</text:p>
          </table:table-cell>
          <table:table-cell office:value-type="float" office:value="95.93" calcext:value-type="float">
            <text:p>95.93</text:p>
          </table:table-cell>
          <table:table-cell office:value-type="float" office:value="4.983" calcext:value-type="float">
            <text:p>4.9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256.73158" calcext:value-type="float">
            <text:p>256.73158</text:p>
          </table:table-cell>
          <table:table-cell office:value-type="float" office:value="-1887.225" calcext:value-type="float">
            <text:p>-1887.225</text:p>
          </table:table-cell>
          <table:table-cell office:value-type="float" office:value="-2977353" calcext:value-type="float">
            <text:p>-2977353</text:p>
          </table:table-cell>
          <table:table-cell office:value-type="float" office:value="250959080" calcext:value-type="float">
            <text:p>250959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1.34307044" calcext:value-type="float">
            <text:p>1.34307044</text:p>
          </table:table-cell>
          <table:table-cell office:value-type="float" office:value="0" calcext:value-type="float">
            <text:p>0</text:p>
          </table:table-cell>
          <table:table-cell office:value-type="float" office:value="-0.07525587" calcext:value-type="float">
            <text:p>-0.075255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AYALITE</text:p>
          </table:table-cell>
          <table:table-cell office:value-type="string" calcext:value-type="string">
            <text:p>FE(2)SI(1)O(4)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1380699" calcext:value-type="float">
            <text:p>-1380699</text:p>
          </table:table-cell>
          <table:table-cell office:value-type="float" office:value="-1479360.11" calcext:value-type="float">
            <text:p>-1479360.11</text:p>
          </table:table-cell>
          <table:table-cell office:value-type="float" office:value="150.93" calcext:value-type="float">
            <text:p>150.93</text:p>
          </table:table-cell>
          <table:table-cell office:value-type="float" office:value="4.63" calcext:value-type="float">
            <text:p>4.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248.92812" calcext:value-type="float">
            <text:p>248.92812</text:p>
          </table:table-cell>
          <table:table-cell office:value-type="float" office:value="-1923.855" calcext:value-type="float">
            <text:p>-1923.855</text:p>
          </table:table-cell>
          <table:table-cell office:value-type="float" office:value="0" calcext:value-type="float">
            <text:p>0</text:p>
          </table:table-cell>
          <table:table-cell office:value-type="float" office:value="-139104096" calcext:value-type="float">
            <text:p>-13910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65457019" calcext:value-type="float">
            <text:p>2.65457019</text:p>
          </table:table-cell>
          <table:table-cell office:value-type="float" office:value="0.00079482" calcext:value-type="float">
            <text:p>0.00079482</text:p>
          </table:table-cell>
          <table:table-cell office:value-type="float" office:value="-0.073" calcext:value-type="float">
            <text:p>-0.0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ORSTERITE</text:p>
          </table:table-cell>
          <table:table-cell office:value-type="string" calcext:value-type="string">
            <text:p>MG(2)SI(1)O(4)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2057238" calcext:value-type="float">
            <text:p>-2057238</text:p>
          </table:table-cell>
          <table:table-cell office:value-type="float" office:value="-2174419.92" calcext:value-type="float">
            <text:p>-2174419.92</text:p>
          </table:table-cell>
          <table:table-cell office:value-type="float" office:value="94.01" calcext:value-type="float">
            <text:p>94.01</text:p>
          </table:table-cell>
          <table:table-cell office:value-type="float" office:value="4.366" calcext:value-type="float">
            <text:p>4.3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238.64137" calcext:value-type="float">
            <text:p>238.64137</text:p>
          </table:table-cell>
          <table:table-cell office:value-type="float" office:value="-2001.261" calcext:value-type="float">
            <text:p>-2001.261</text:p>
          </table:table-cell>
          <table:table-cell office:value-type="float" office:value="0" calcext:value-type="float">
            <text:p>0</text:p>
          </table:table-cell>
          <table:table-cell office:value-type="float" office:value="-116243280" calcext:value-type="float">
            <text:p>-116243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94636649" calcext:value-type="float">
            <text:p>2.94636649</text:p>
          </table:table-cell>
          <table:table-cell office:value-type="float" office:value="0.00088633" calcext:value-type="float">
            <text:p>0.00088633</text:p>
          </table:table-cell>
          <table:table-cell office:value-type="float" office:value="-0.07913336" calcext:value-type="float">
            <text:p>-0.07913336</text:p>
          </table:table-cell>
          <table:table-cell office:value-type="float" office:value="0.00013513" calcext:value-type="float">
            <text:p>0.00013513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EPHROITE</text:p>
          </table:table-cell>
          <table:table-cell office:value-type="string" calcext:value-type="string">
            <text:p>MN(2)SI(1)O(4)</text:p>
          </table:table-cell>
          <table:table-cell office:value-type="string" calcext:value-type="string">
            <text:p>Teph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538156.32" calcext:value-type="float">
            <text:p>-1538156.32</text:p>
          </table:table-cell>
          <table:table-cell office:value-type="float" office:value="400.25007" calcext:value-type="float">
            <text:p>400.25007</text:p>
          </table:table-cell>
          <table:table-cell office:value-type="float" office:value="4.861" calcext:value-type="float">
            <text:p>4.86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222.4665" calcext:value-type="float">
            <text:p>222.4665</text:p>
          </table:table-cell>
          <table:table-cell office:value-type="float" office:value="-1280.89" calcext:value-type="float">
            <text:p>-1280.89</text:p>
          </table:table-cell>
          <table:table-cell office:value-type="float" office:value="-2765238" calcext:value-type="float">
            <text:p>-2765238</text:p>
          </table:table-cell>
          <table:table-cell office:value-type="float" office:value="334119400" calcext:value-type="float">
            <text:p>334119400</text:p>
          </table:table-cell>
          <table:table-cell office:value-type="string" calcext:value-type="string">
            <text:p>_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ERCYNITE</text:p>
          </table:table-cell>
          <table:table-cell office:value-type="string" calcext:value-type="string">
            <text:p>FE(1)AL(2)O(4)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949310.55" calcext:value-type="float">
            <text:p>-1949310.55</text:p>
          </table:table-cell>
          <table:table-cell office:value-type="float" office:value="119.901744" calcext:value-type="float">
            <text:p>119.901744</text:p>
          </table:table-cell>
          <table:table-cell office:value-type="float" office:value="4.08" calcext:value-type="float">
            <text:p>4.0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251.7674" calcext:value-type="float">
            <text:p>251.7674</text:p>
          </table:table-cell>
          <table:table-cell office:value-type="float" office:value="-2044.441" calcext:value-type="float">
            <text:p>-2044.441</text:p>
          </table:table-cell>
          <table:table-cell office:value-type="float" office:value="-1348330" calcext:value-type="float">
            <text:p>-1348330</text:p>
          </table:table-cell>
          <table:table-cell office:value-type="float" office:value="131500400" calcext:value-type="float">
            <text:p>131500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1.58188633" calcext:value-type="float">
            <text:p>1.58188633</text:p>
          </table:table-cell>
          <table:table-cell office:value-type="float" office:value="0.00096276" calcext:value-type="float">
            <text:p>0.00096276</text:p>
          </table:table-cell>
          <table:table-cell office:value-type="float" office:value="-0.05922832" calcext:value-type="float">
            <text:p>-0.05922832</text:p>
          </table:table-cell>
          <table:table-cell office:value-type="float" office:value="0.00014699" calcext:value-type="float">
            <text:p>0.00014699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PINEL</text:p>
          </table:table-cell>
          <table:table-cell office:value-type="string" calcext:value-type="string">
            <text:p>MG(1)AL(2)O(4)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2178401" calcext:value-type="float">
            <text:p>-2178401</text:p>
          </table:table-cell>
          <table:table-cell office:value-type="float" office:value="-2300312.74" calcext:value-type="float">
            <text:p>-2300312.74</text:p>
          </table:table-cell>
          <table:table-cell office:value-type="float" office:value="84.5346" calcext:value-type="float">
            <text:p>84.5346</text:p>
          </table:table-cell>
          <table:table-cell office:value-type="float" office:value="3.977" calcext:value-type="float">
            <text:p>3.9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office:value-type="float" office:value="235.89993" calcext:value-type="float">
            <text:p>235.89993</text:p>
          </table:table-cell>
          <table:table-cell office:value-type="float" office:value="-1766.578" calcext:value-type="float">
            <text:p>-1766.578</text:p>
          </table:table-cell>
          <table:table-cell office:value-type="float" office:value="-1710415" calcext:value-type="float">
            <text:p>-1710415</text:p>
          </table:table-cell>
          <table:table-cell office:value-type="float" office:value="40616928" calcext:value-type="float">
            <text:p>40616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16913776" calcext:value-type="float">
            <text:p>2.16913776</text:p>
          </table:table-cell>
          <table:table-cell office:value-type="float" office:value="0.00050528" calcext:value-type="float">
            <text:p>0.00050528</text:p>
          </table:table-cell>
          <table:table-cell office:value-type="float" office:value="-0.04894168" calcext:value-type="float">
            <text:p>-0.048941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LMENITE</text:p>
          </table:table-cell>
          <table:table-cell office:value-type="string" calcext:value-type="string">
            <text:p>FE(1)TI(1)O(3)</text:p>
          </table:table-cell>
          <table:table-cell office:value-type="string" calcext:value-type="string">
            <text:p>Ilm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232448" calcext:value-type="float">
            <text:p>-1232448</text:p>
          </table:table-cell>
          <table:table-cell office:value-type="float" office:value="108.6275" calcext:value-type="float">
            <text:p>108.6275</text:p>
          </table:table-cell>
          <table:table-cell office:value-type="float" office:value="3.17" calcext:value-type="float">
            <text:p>3.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149.9995" calcext:value-type="float">
            <text:p>149.9995</text:p>
          </table:table-cell>
          <table:table-cell office:value-type="float" office:value="-441.622" calcext:value-type="float">
            <text:p>-441.622</text:p>
          </table:table-cell>
          <table:table-cell office:value-type="float" office:value="-3323694" calcext:value-type="float">
            <text:p>-3323694</text:p>
          </table:table-cell>
          <table:table-cell office:value-type="float" office:value="348151040" calcext:value-type="float">
            <text:p>348151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72476341" calcext:value-type="float">
            <text:p>2.72476341</text:p>
          </table:table-cell>
          <table:table-cell office:value-type="float" office:value="0.00029968" calcext:value-type="float">
            <text:p>0.00029968</text:p>
          </table:table-cell>
          <table:table-cell office:value-type="float" office:value="-0.05839748" calcext:value-type="float">
            <text:p>-0.05839748</text:p>
          </table:table-cell>
          <table:table-cell office:value-type="float" office:value="0.00012303" calcext:value-type="float">
            <text:p>0.00012303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EIKELITE</text:p>
          </table:table-cell>
          <table:table-cell office:value-type="string" calcext:value-type="string">
            <text:p>MG(1)TI(1)O(3)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570700" calcext:value-type="float">
            <text:p>-1570700</text:p>
          </table:table-cell>
          <table:table-cell office:value-type="float" office:value="74.56" calcext:value-type="float">
            <text:p>74.56</text:p>
          </table:table-cell>
          <table:table-cell office:value-type="float" office:value="3.086" calcext:value-type="float">
            <text:p>3.0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float" office:value="131.1591" calcext:value-type="float">
            <text:p>131.1591</text:p>
          </table:table-cell>
          <table:table-cell office:value-type="float" office:value="-18.045" calcext:value-type="float">
            <text:p>-18.045</text:p>
          </table:table-cell>
          <table:table-cell office:value-type="float" office:value="-4728271" calcext:value-type="float">
            <text:p>-4728271</text:p>
          </table:table-cell>
          <table:table-cell office:value-type="float" office:value="455266700" calcext:value-type="float">
            <text:p>455266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72476341" calcext:value-type="float">
            <text:p>2.72476341</text:p>
          </table:table-cell>
          <table:table-cell office:value-type="float" office:value="0.00029968" calcext:value-type="float">
            <text:p>0.00029968</text:p>
          </table:table-cell>
          <table:table-cell office:value-type="float" office:value="-0.05839748" calcext:value-type="float">
            <text:p>-0.05839748</text:p>
          </table:table-cell>
          <table:table-cell office:value-type="float" office:value="0.00012303" calcext:value-type="float">
            <text:p>0.00012303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ROSSULAR</text:p>
          </table:table-cell>
          <table:table-cell office:value-type="string" calcext:value-type="string">
            <text:p>CA(3)AL(2)SI(3)O(12)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6270465" calcext:value-type="float">
            <text:p>-6270465</text:p>
          </table:table-cell>
          <table:table-cell office:value-type="float" office:value="-6632859.38" calcext:value-type="float">
            <text:p>-6632859.38</text:p>
          </table:table-cell>
          <table:table-cell office:value-type="float" office:value="255.15" calcext:value-type="float">
            <text:p>255.15</text:p>
          </table:table-cell>
          <table:table-cell office:value-type="float" office:value="12.538" calcext:value-type="float">
            <text:p>12.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573.43042" calcext:value-type="float">
            <text:p>573.43042</text:p>
          </table:table-cell>
          <table:table-cell office:value-type="float" office:value="-2039.405" calcext:value-type="float">
            <text:p>-2039.405</text:p>
          </table:table-cell>
          <table:table-cell office:value-type="float" office:value="-18887168" calcext:value-type="float">
            <text:p>-18887168</text:p>
          </table:table-cell>
          <table:table-cell office:value-type="float" office:value="2319311872" calcext:value-type="float">
            <text:p>2319311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1.89942017" calcext:value-type="float">
            <text:p>1.89942017</text:p>
          </table:table-cell>
          <table:table-cell office:value-type="float" office:value="0.00079756" calcext:value-type="float">
            <text:p>0.00079756</text:p>
          </table:table-cell>
          <table:table-cell office:value-type="float" office:value="-0.06539136" calcext:value-type="float">
            <text:p>-0.06539136</text:p>
          </table:table-cell>
          <table:table-cell office:value-type="float" office:value="0.0001635" calcext:value-type="float">
            <text:p>0.0001635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YROPE</text:p>
          </table:table-cell>
          <table:table-cell office:value-type="string" calcext:value-type="string">
            <text:p>MG(3)AL(2)SI(3)O(12)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5938444" calcext:value-type="float">
            <text:p>-5938444</text:p>
          </table:table-cell>
          <table:table-cell office:value-type="float" office:value="-6286547.62" calcext:value-type="float">
            <text:p>-6286547.62</text:p>
          </table:table-cell>
          <table:table-cell office:value-type="float" office:value="266.3591" calcext:value-type="float">
            <text:p>266.3591</text:p>
          </table:table-cell>
          <table:table-cell office:value-type="float" office:value="11.316" calcext:value-type="float">
            <text:p>11.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640.71997" calcext:value-type="float">
            <text:p>640.71997</text:p>
          </table:table-cell>
          <table:table-cell office:value-type="float" office:value="-4542.07" calcext:value-type="float">
            <text:p>-4542.07</text:p>
          </table:table-cell>
          <table:table-cell office:value-type="float" office:value="-4701900" calcext:value-type="float">
            <text:p>-4701900</text:p>
          </table:table-cell>
          <table:table-cell table:style-name="ce27" office:value-type="string" calcext:value-type="string">
            <text:p>0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25186544" calcext:value-type="float">
            <text:p>2.25186544</text:p>
          </table:table-cell>
          <table:table-cell office:value-type="float" office:value="0.00037044" calcext:value-type="float">
            <text:p>0.00037044</text:p>
          </table:table-cell>
          <table:table-cell office:value-type="float" office:value="-0.0576209" calcext:value-type="float">
            <text:p>-0.0576209</text:p>
          </table:table-cell>
          <table:table-cell office:value-type="float" office:value="0.0000442" calcext:value-type="float">
            <text:p>0.0000442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MANDINE</text:p>
          </table:table-cell>
          <table:table-cell office:value-type="string" calcext:value-type="string">
            <text:p>SI(3)FE(3)AL(2)O(12)</text:p>
          </table:table-cell>
          <table:table-cell office:value-type="string" calcext:value-type="string">
            <text:p>Alm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5267216" calcext:value-type="float">
            <text:p>-5267216</text:p>
          </table:table-cell>
          <table:table-cell office:value-type="float" office:value="340.007" calcext:value-type="float">
            <text:p>340.007</text:p>
          </table:table-cell>
          <table:table-cell office:value-type="float" office:value="11.511" calcext:value-type="float">
            <text:p>11.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573.96191" calcext:value-type="float">
            <text:p>573.96191</text:p>
          </table:table-cell>
          <table:table-cell office:value-type="float" office:value="-1483.127" calcext:value-type="float">
            <text:p>-1483.127</text:p>
          </table:table-cell>
          <table:table-cell office:value-type="float" office:value="-29291968" calcext:value-type="float">
            <text:p>-29291968</text:p>
          </table:table-cell>
          <table:table-cell office:value-type="float" office:value="5022076928" calcext:value-type="float">
            <text:p>5022076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1.86125012" calcext:value-type="float">
            <text:p>1.86125012</text:p>
          </table:table-cell>
          <table:table-cell office:value-type="float" office:value="0.00074539" calcext:value-type="float">
            <text:p>0.00074539</text:p>
          </table:table-cell>
          <table:table-cell office:value-type="float" office:value="-0.05577832" calcext:value-type="float">
            <text:p>-0.05577832</text:p>
          </table:table-cell>
          <table:table-cell office:value-type="float" office:value="0.00003211" calcext:value-type="float">
            <text:p>0.0000321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PESSARTINE</text:p>
          </table:table-cell>
          <table:table-cell office:value-type="string" calcext:value-type="string">
            <text:p>SI(3)MN(3)AL(2)O(12)</text:p>
          </table:table-cell>
          <table:table-cell office:value-type="string" calcext:value-type="string">
            <text:p>spf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5267216" calcext:value-type="float">
            <text:p>-5267216</text:p>
          </table:table-cell>
          <table:table-cell office:value-type="float" office:value="340.007" calcext:value-type="float">
            <text:p>340.007</text:p>
          </table:table-cell>
          <table:table-cell office:value-type="float" office:value="11.511" calcext:value-type="float">
            <text:p>11.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573.96191" calcext:value-type="float">
            <text:p>573.96191</text:p>
          </table:table-cell>
          <table:table-cell office:value-type="float" office:value="-1483.127" calcext:value-type="float">
            <text:p>-1483.127</text:p>
          </table:table-cell>
          <table:table-cell office:value-type="float" office:value="-29291968" calcext:value-type="float">
            <text:p>-29291968</text:p>
          </table:table-cell>
          <table:table-cell office:value-type="float" office:value="5022076928" calcext:value-type="float">
            <text:p>5022076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1.86125012" calcext:value-type="float">
            <text:p>1.86125012</text:p>
          </table:table-cell>
          <table:table-cell office:value-type="float" office:value="0.00074539" calcext:value-type="float">
            <text:p>0.00074539</text:p>
          </table:table-cell>
          <table:table-cell office:value-type="float" office:value="-0.05577832" calcext:value-type="float">
            <text:p>-0.05577832</text:p>
          </table:table-cell>
          <table:table-cell office:value-type="float" office:value="0.00003211" calcext:value-type="float">
            <text:p>0.0000321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BITE</text:p>
          </table:table-cell>
          <table:table-cell office:value-type="string" calcext:value-type="string">
            <text:p>NA(1)AL(1)SI(3)O(8)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3701276" calcext:value-type="float">
            <text:p>-3701276</text:p>
          </table:table-cell>
          <table:table-cell office:value-type="float" office:value="-3921618.2" calcext:value-type="float">
            <text:p>-3921618.2</text:p>
          </table:table-cell>
          <table:table-cell office:value-type="float" office:value="224.412" calcext:value-type="float">
            <text:p>224.412</text:p>
          </table:table-cell>
          <table:table-cell office:value-type="float" office:value="10.083" calcext:value-type="float">
            <text:p>10.0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393.63574" calcext:value-type="float">
            <text:p>393.63574</text:p>
          </table:table-cell>
          <table:table-cell office:value-type="float" office:value="-2415.498" calcext:value-type="float">
            <text:p>-2415.498</text:p>
          </table:table-cell>
          <table:table-cell office:value-type="float" office:value="-7892826" calcext:value-type="float">
            <text:p>-7892826</text:p>
          </table:table-cell>
          <table:table-cell office:value-type="float" office:value="1070636032" calcext:value-type="float">
            <text:p>1070636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63072032" calcext:value-type="float">
            <text:p>2.63072032</text:p>
          </table:table-cell>
          <table:table-cell office:value-type="float" office:value="0.00032407" calcext:value-type="float">
            <text:p>0.00032407</text:p>
          </table:table-cell>
          <table:table-cell office:value-type="float" office:value="-0.19446932" calcext:value-type="float">
            <text:p>-0.19446932</text:p>
          </table:table-cell>
          <table:table-cell office:value-type="float" office:value="0.00048611" calcext:value-type="float">
            <text:p>0.00048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-FELDSPAR</text:p>
          </table:table-cell>
          <table:table-cell office:value-type="string" calcext:value-type="string">
            <text:p>K(1)AL(1)SI(3)O(8)</text:p>
          </table:table-cell>
          <table:table-cell office:value-type="string" calcext:value-type="string">
            <text:p>Kfs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3747058" calcext:value-type="float">
            <text:p>-3747058</text:p>
          </table:table-cell>
          <table:table-cell office:value-type="float" office:value="-3970790.78" calcext:value-type="float">
            <text:p>-3970790.78</text:p>
          </table:table-cell>
          <table:table-cell office:value-type="float" office:value="214.1451" calcext:value-type="float">
            <text:p>214.1451</text:p>
          </table:table-cell>
          <table:table-cell office:value-type="float" office:value="10.869" calcext:value-type="float">
            <text:p>10.8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381.37231" calcext:value-type="float">
            <text:p>381.37231</text:p>
          </table:table-cell>
          <table:table-cell office:value-type="float" office:value="-1941.045" calcext:value-type="float">
            <text:p>-1941.045</text:p>
          </table:table-cell>
          <table:table-cell office:value-type="float" office:value="-12037252" calcext:value-type="float">
            <text:p>-12037252</text:p>
          </table:table-cell>
          <table:table-cell office:value-type="float" office:value="1836425472" calcext:value-type="float">
            <text:p>18364254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1.5145075" calcext:value-type="float">
            <text:p>1.5145075</text:p>
          </table:table-cell>
          <table:table-cell office:value-type="float" office:value="0.0005485" calcext:value-type="float">
            <text:p>0.0005485</text:p>
          </table:table-cell>
          <table:table-cell office:value-type="float" office:value="-0.1804511" calcext:value-type="float">
            <text:p>-0.1804511</text:p>
          </table:table-cell>
          <table:table-cell office:value-type="float" office:value="0.0005112" calcext:value-type="float">
            <text:p>0.0005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82.98291" calcext:value-type="float">
            <text:p>282.98291</text:p>
          </table:table-cell>
          <table:table-cell office:value-type="float" office:value="-4831.375" calcext:value-type="float">
            <text:p>-4831.375</text:p>
          </table:table-cell>
          <table:table-cell office:value-type="float" office:value="3620706" calcext:value-type="float">
            <text:p>3620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2</text:p>
          </table:table-cell>
          <table:table-cell office:value-type="float" office:value="-0.15733" calcext:value-type="float">
            <text:p>-0.15733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298.15" calcext:value-type="float">
            <text:p>298.15</text:p>
          </table:table-cell>
          <table:table-cell office:value-type="float" office:value="1436.15" calcext:value-type="float">
            <text:p>1436.15</text:p>
          </table:table-cell>
          <table:table-cell office:value-type="float" office:value="410629.63" calcext:value-type="float">
            <text:p>410629.6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ORTHITE</text:p>
          </table:table-cell>
          <table:table-cell office:value-type="string" calcext:value-type="string">
            <text:p>AL(2)CA(1)SI(2)O(8)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4002668" calcext:value-type="float">
            <text:p>-4002668</text:p>
          </table:table-cell>
          <table:table-cell office:value-type="float" office:value="-4228730.47" calcext:value-type="float">
            <text:p>-4228730.47</text:p>
          </table:table-cell>
          <table:table-cell office:value-type="float" office:value="200.1861" calcext:value-type="float">
            <text:p>200.1861</text:p>
          </table:table-cell>
          <table:table-cell office:value-type="float" office:value="10.075" calcext:value-type="float">
            <text:p>10.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439.36938" calcext:value-type="float">
            <text:p>439.36938</text:p>
          </table:table-cell>
          <table:table-cell office:value-type="float" office:value="-3734.149" calcext:value-type="float">
            <text:p>-3734.149</text:p>
          </table:table-cell>
          <table:table-cell office:value-type="float" office:value="0" calcext:value-type="float">
            <text:p>0</text:p>
          </table:table-cell>
          <table:table-cell office:value-type="float" office:value="-317023232" calcext:value-type="float">
            <text:p>-317023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1.09181141" calcext:value-type="float">
            <text:p>1.09181141</text:p>
          </table:table-cell>
          <table:table-cell office:value-type="float" office:value="0.00041985" calcext:value-type="float">
            <text:p>0.00041985</text:p>
          </table:table-cell>
          <table:table-cell office:value-type="float" office:value="-0.12724268" calcext:value-type="float">
            <text:p>-0.12724268</text:p>
          </table:table-cell>
          <table:table-cell office:value-type="float" office:value="0.00031762" calcext:value-type="float">
            <text:p>0.00031762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NITE</text:p>
          </table:table-cell>
          <table:table-cell office:value-type="string" calcext:value-type="string">
            <text:p>SI(3)FE(3)AL(1)K(1)H(2)O(12)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5142000" calcext:value-type="float">
            <text:p>-5142000</text:p>
          </table:table-cell>
          <table:table-cell office:value-type="float" office:value="421.01" calcext:value-type="float">
            <text:p>421.01</text:p>
          </table:table-cell>
          <table:table-cell office:value-type="float" office:value="15.483" calcext:value-type="float">
            <text:p>15.4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float" office:value="727.208" calcext:value-type="float">
            <text:p>727.208</text:p>
          </table:table-cell>
          <table:table-cell office:value-type="float" office:value="-4775.04" calcext:value-type="float">
            <text:p>-4775.04</text:p>
          </table:table-cell>
          <table:table-cell office:value-type="float" office:value="-13831900" calcext:value-type="float">
            <text:p>-13831900</text:p>
          </table:table-cell>
          <table:table-cell office:value-type="float" office:value="2119060000" calcext:value-type="float">
            <text:p>21190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44473262" calcext:value-type="float">
            <text:p>3.44473262</text:p>
          </table:table-cell>
          <table:table-cell office:value-type="float" office:value="0" calcext:value-type="float">
            <text:p>0</text:p>
          </table:table-cell>
          <table:table-cell office:value-type="float" office:value="-0.16969784" calcext:value-type="float">
            <text:p>-0.169697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N-BIO</text:p>
          </table:table-cell>
          <table:table-cell office:value-type="string" calcext:value-type="string">
            <text:p>SI(3)MN(3)AL(1)K(1)H(2)O(12)</text:p>
          </table:table-cell>
          <table:table-cell office:value-type="string" calcext:value-type="string">
            <text:p>mnbi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5142000" calcext:value-type="float">
            <text:p>-5142000</text:p>
          </table:table-cell>
          <table:table-cell office:value-type="float" office:value="421.01" calcext:value-type="float">
            <text:p>421.01</text:p>
          </table:table-cell>
          <table:table-cell office:value-type="float" office:value="15.483" calcext:value-type="float">
            <text:p>15.4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float" office:value="727.208" calcext:value-type="float">
            <text:p>727.208</text:p>
          </table:table-cell>
          <table:table-cell office:value-type="float" office:value="-4775.04" calcext:value-type="float">
            <text:p>-4775.04</text:p>
          </table:table-cell>
          <table:table-cell office:value-type="float" office:value="-13831900" calcext:value-type="float">
            <text:p>-13831900</text:p>
          </table:table-cell>
          <table:table-cell office:value-type="float" office:value="2119060000" calcext:value-type="float">
            <text:p>21190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44473262" calcext:value-type="float">
            <text:p>3.44473262</text:p>
          </table:table-cell>
          <table:table-cell office:value-type="float" office:value="0" calcext:value-type="float">
            <text:p>0</text:p>
          </table:table-cell>
          <table:table-cell office:value-type="float" office:value="-0.16969784" calcext:value-type="float">
            <text:p>-0.169697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HLOGOPITE</text:p>
          </table:table-cell>
          <table:table-cell office:value-type="string" calcext:value-type="string">
            <text:p>K(1)MG(3)AL(1)SI(3)O(12)H(2)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6210391" calcext:value-type="float">
            <text:p>-6210391</text:p>
          </table:table-cell>
          <table:table-cell office:value-type="float" office:value="334.346" calcext:value-type="float">
            <text:p>334.346</text:p>
          </table:table-cell>
          <table:table-cell office:value-type="float" office:value="14.977" calcext:value-type="float">
            <text:p>14.9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610.37988" calcext:value-type="float">
            <text:p>610.37988</text:p>
          </table:table-cell>
          <table:table-cell office:value-type="float" office:value="-2083.781" calcext:value-type="float">
            <text:p>-2083.781</text:p>
          </table:table-cell>
          <table:table-cell office:value-type="float" office:value="-21533008" calcext:value-type="float">
            <text:p>-21533008</text:p>
          </table:table-cell>
          <table:table-cell office:value-type="float" office:value="2841040896" calcext:value-type="float">
            <text:p>2841040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44473262" calcext:value-type="float">
            <text:p>3.44473262</text:p>
          </table:table-cell>
          <table:table-cell office:value-type="float" office:value="0" calcext:value-type="float">
            <text:p>0</text:p>
          </table:table-cell>
          <table:table-cell office:value-type="float" office:value="-0.16969784" calcext:value-type="float">
            <text:p>-0.169697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RGARITE</text:p>
          </table:table-cell>
          <table:table-cell office:value-type="string" calcext:value-type="string">
            <text:p>CA(1)AL(4)SI(2)O(12)H(2)</text:p>
          </table:table-cell>
          <table:table-cell office:value-type="string" calcext:value-type="string">
            <text:p>Mrg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5850897" calcext:value-type="float">
            <text:p>-5850897</text:p>
          </table:table-cell>
          <table:table-cell office:value-type="float" office:value="-6236602.96" calcext:value-type="float">
            <text:p>-6236602.96</text:p>
          </table:table-cell>
          <table:table-cell office:value-type="float" office:value="265.0841" calcext:value-type="float">
            <text:p>265.0841</text:p>
          </table:table-cell>
          <table:table-cell office:value-type="float" office:value="12.958" calcext:value-type="float">
            <text:p>12.9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699.79565" calcext:value-type="float">
            <text:p>699.79565</text:p>
          </table:table-cell>
          <table:table-cell office:value-type="float" office:value="-5587.105" calcext:value-type="float">
            <text:p>-5587.105</text:p>
          </table:table-cell>
          <table:table-cell office:value-type="float" office:value="-6807750" calcext:value-type="float">
            <text:p>-6807750</text:p>
          </table:table-cell>
          <table:table-cell office:value-type="float" office:value="734321664" calcext:value-type="float">
            <text:p>734321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10185214" calcext:value-type="float">
            <text:p>2.10185214</text:p>
          </table:table-cell>
          <table:table-cell office:value-type="float" office:value="0.00124556" calcext:value-type="float">
            <text:p>0.00124556</text:p>
          </table:table-cell>
          <table:table-cell office:value-type="float" office:value="-0.11549004" calcext:value-type="float">
            <text:p>-0.11549004</text:p>
          </table:table-cell>
          <table:table-cell office:value-type="float" office:value="0.00028862" calcext:value-type="float">
            <text:p>0.00028862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USCOVITE</text:p>
          </table:table-cell>
          <table:table-cell office:value-type="string" calcext:value-type="string">
            <text:p>K(1)AL(3)SI(3)O(12)H(2)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5599784" calcext:value-type="float">
            <text:p>-5599784</text:p>
          </table:table-cell>
          <table:table-cell office:value-type="float" office:value="-5976740.12" calcext:value-type="float">
            <text:p>-5976740.12</text:p>
          </table:table-cell>
          <table:table-cell office:value-type="float" office:value="293.1567" calcext:value-type="float">
            <text:p>293.1567</text:p>
          </table:table-cell>
          <table:table-cell office:value-type="float" office:value="14.087" calcext:value-type="float">
            <text:p>14.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651.48926" calcext:value-type="float">
            <text:p>651.48926</text:p>
          </table:table-cell>
          <table:table-cell office:value-type="float" office:value="-3873.229" calcext:value-type="float">
            <text:p>-3873.229</text:p>
          </table:table-cell>
          <table:table-cell office:value-type="float" office:value="-18523200" calcext:value-type="float">
            <text:p>-18523200</text:p>
          </table:table-cell>
          <table:table-cell office:value-type="float" office:value="2742469376" calcext:value-type="float">
            <text:p>2742469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35273302" calcext:value-type="float">
            <text:p>3.35273302</text:p>
          </table:table-cell>
          <table:table-cell office:value-type="float" office:value="0" calcext:value-type="float">
            <text:p>0</text:p>
          </table:table-cell>
          <table:table-cell office:value-type="float" office:value="-0.17169021" calcext:value-type="float">
            <text:p>-0.17169021</text:p>
          </table:table-cell>
          <table:table-cell office:value-type="float" office:value="0.00042947" calcext:value-type="float">
            <text:p>0.00042947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ARAGONITE</text:p>
          </table:table-cell>
          <table:table-cell office:value-type="string" calcext:value-type="string">
            <text:p>NA(1)AL(3)SI(3)O(12)H(2)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5560976" calcext:value-type="float">
            <text:p>-5560976</text:p>
          </table:table-cell>
          <table:table-cell office:value-type="float" office:value="-5944208.14" calcext:value-type="float">
            <text:p>-5944208.14</text:p>
          </table:table-cell>
          <table:table-cell office:value-type="float" office:value="277.6991" calcext:value-type="float">
            <text:p>277.6991</text:p>
          </table:table-cell>
          <table:table-cell office:value-type="float" office:value="13.216" calcext:value-type="float">
            <text:p>13.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577.56934" calcext:value-type="float">
            <text:p>577.56934</text:p>
          </table:table-cell>
          <table:table-cell office:value-type="float" office:value="-1472.801" calcext:value-type="float">
            <text:p>-1472.801</text:p>
          </table:table-cell>
          <table:table-cell office:value-type="float" office:value="-32214368" calcext:value-type="float">
            <text:p>-32214368</text:p>
          </table:table-cell>
          <table:table-cell office:value-type="float" office:value="5050077184" calcext:value-type="float">
            <text:p>5050077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94240896" calcext:value-type="float">
            <text:p>3.94240896</text:p>
          </table:table-cell>
          <table:table-cell office:value-type="float" office:value="0.00059701" calcext:value-type="float">
            <text:p>0.00059701</text:p>
          </table:table-cell>
          <table:table-cell office:value-type="float" office:value="-0.19732335" calcext:value-type="float">
            <text:p>-0.19732335</text:p>
          </table:table-cell>
          <table:table-cell office:value-type="float" office:value="0.00049335" calcext:value-type="float">
            <text:p>0.00049335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LADONITE-MG</text:p>
          </table:table-cell>
          <table:table-cell office:value-type="string" calcext:value-type="string">
            <text:p>K(1)MG(1)AL(1)SI(4)O(12)H(2)</text:p>
          </table:table-cell>
          <table:table-cell office:value-type="string" calcext:value-type="string">
            <text:p>MgC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5834270" calcext:value-type="float">
            <text:p>-5834270</text:p>
          </table:table-cell>
          <table:table-cell office:value-type="float" office:value="288.527" calcext:value-type="float">
            <text:p>288.527</text:p>
          </table:table-cell>
          <table:table-cell office:value-type="float" office:value="13.87" calcext:value-type="float">
            <text:p>13.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645.915" calcext:value-type="float">
            <text:p>645.915</text:p>
          </table:table-cell>
          <table:table-cell office:value-type="float" office:value="-4129.54" calcext:value-type="float">
            <text:p>-4129.54</text:p>
          </table:table-cell>
          <table:table-cell office:value-type="float" office:value="-13864470" calcext:value-type="float">
            <text:p>-13864470</text:p>
          </table:table-cell>
          <table:table-cell office:value-type="float" office:value="1978171000" calcext:value-type="float">
            <text:p>19781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3527" calcext:value-type="float">
            <text:p>3.3527</text:p>
          </table:table-cell>
          <table:table-cell office:value-type="float" office:value="0" calcext:value-type="float">
            <text:p>0</text:p>
          </table:table-cell>
          <table:table-cell office:value-type="float" office:value="-0.17169" calcext:value-type="float">
            <text:p>-0.17169</text:p>
          </table:table-cell>
          <table:table-cell office:value-type="float" office:value="0.0004295" calcext:value-type="float">
            <text:p>0.0004295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LADONITE-FE</text:p>
          </table:table-cell>
          <table:table-cell office:value-type="string" calcext:value-type="string">
            <text:p>K(1)FE(1)AL(1)SI(4)O(12)H(2)</text:p>
          </table:table-cell>
          <table:table-cell office:value-type="string" calcext:value-type="string">
            <text:p>FeC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5492287" calcext:value-type="float">
            <text:p>-5492287</text:p>
          </table:table-cell>
          <table:table-cell office:value-type="float" office:value="303.148" calcext:value-type="float">
            <text:p>303.148</text:p>
          </table:table-cell>
          <table:table-cell office:value-type="float" office:value="13.962" calcext:value-type="float">
            <text:p>13.9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664.755" calcext:value-type="float">
            <text:p>664.755</text:p>
          </table:table-cell>
          <table:table-cell office:value-type="float" office:value="-4553.11" calcext:value-type="float">
            <text:p>-4553.11</text:p>
          </table:table-cell>
          <table:table-cell office:value-type="float" office:value="-12459890" calcext:value-type="float">
            <text:p>-12459890</text:p>
          </table:table-cell>
          <table:table-cell office:value-type="float" office:value="1871056000" calcext:value-type="float">
            <text:p>187105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-0.17" calcext:value-type="float">
            <text:p>-0.1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TAUROLITE-FE</text:p>
          </table:table-cell>
          <table:table-cell office:value-type="string" calcext:value-type="string">
            <text:p>SI(7.5)FE(4)AL(18)H(4)O(48)</text:p>
          </table:table-cell>
          <table:table-cell office:value-type="string" calcext:value-type="string">
            <text:p>FSt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23765364" calcext:value-type="float">
            <text:p>-23765364</text:p>
          </table:table-cell>
          <table:table-cell office:value-type="float" office:value="1005.327" calcext:value-type="float">
            <text:p>1005.327</text:p>
          </table:table-cell>
          <table:table-cell office:value-type="float" office:value="44.676" calcext:value-type="float">
            <text:p>44.6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float" office:value="2577.67407" calcext:value-type="float">
            <text:p>2577.67407</text:p>
          </table:table-cell>
          <table:table-cell office:value-type="float" office:value="-16265.359" calcext:value-type="float">
            <text:p>-16265.359</text:p>
          </table:table-cell>
          <table:table-cell office:value-type="float" office:value="-61185888" calcext:value-type="float">
            <text:p>-61185888</text:p>
          </table:table-cell>
          <table:table-cell office:value-type="float" office:value="8692047872" calcext:value-type="float">
            <text:p>8692047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1.7936346" calcext:value-type="float">
            <text:p>1.7936346</text:p>
          </table:table-cell>
          <table:table-cell office:value-type="float" office:value="0.00090396" calcext:value-type="float">
            <text:p>0.00090396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TAUROLITE-MG</text:p>
          </table:table-cell>
          <table:table-cell office:value-type="string" calcext:value-type="string">
            <text:p>SI(7.5)AL(18)MG(4)O(48)H(4)</text:p>
          </table:table-cell>
          <table:table-cell office:value-type="string" calcext:value-type="string">
            <text:p>MSt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25112909" calcext:value-type="float">
            <text:p>-25112909</text:p>
          </table:table-cell>
          <table:table-cell office:value-type="float" office:value="905.396" calcext:value-type="float">
            <text:p>905.396</text:p>
          </table:table-cell>
          <table:table-cell office:value-type="float" office:value="44.26" calcext:value-type="float">
            <text:p>44.2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2820.5" calcext:value-type="float">
            <text:p>2820.5</text:p>
          </table:table-cell>
          <table:table-cell office:value-type="float" office:value="-24126" calcext:value-type="float">
            <text:p>-24126</text:p>
          </table:table-cell>
          <table:table-cell office:value-type="float" office:value="-13774000" calcext:value-type="float">
            <text:p>-1377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-0.059366" calcext:value-type="float">
            <text:p>-0.059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office:value-type="float" office:value="0.723000452" calcext:value-type="float">
            <text:p>0.723000452</text:p>
          </table:table-cell>
          <table:table-cell office:value-type="float" office:value="0" calcext:value-type="float">
            <text:p>0</text:p>
          </table:table-cell>
          <table:table-cell office:value-type="float" office:value="-0.072300045" calcext:value-type="float">
            <text:p>-0.072300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ORTHOENSTATITE</text:p>
          </table:table-cell>
          <table:table-cell office:value-type="string" calcext:value-type="string">
            <text:p>MG(2)SI(2)O(6)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3091104.5" calcext:value-type="float">
            <text:p>-3091104.5</text:p>
          </table:table-cell>
          <table:table-cell office:value-type="float" office:value="132.34" calcext:value-type="float">
            <text:p>132.34</text:p>
          </table:table-cell>
          <table:table-cell office:value-type="float" office:value="6.266" calcext:value-type="float">
            <text:p>6.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333.159" calcext:value-type="float">
            <text:p>333.159</text:p>
          </table:table-cell>
          <table:table-cell office:value-type="float" office:value="-2401.176" calcext:value-type="float">
            <text:p>-2401.176</text:p>
          </table:table-cell>
          <table:table-cell office:value-type="float" office:value="-4541120" calcext:value-type="float">
            <text:p>-4541120</text:p>
          </table:table-cell>
          <table:table-cell office:value-type="float" office:value="558300672" calcext:value-type="float">
            <text:p>558300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46558172" calcext:value-type="float">
            <text:p>2.46558172</text:p>
          </table:table-cell>
          <table:table-cell office:value-type="float" office:value="0.0007467" calcext:value-type="float">
            <text:p>0.0007467</text:p>
          </table:table-cell>
          <table:table-cell office:value-type="float" office:value="-0.07493458" calcext:value-type="float">
            <text:p>-0.07493458</text:p>
          </table:table-cell>
          <table:table-cell office:value-type="float" office:value="0.00004467" calcext:value-type="float">
            <text:p>0.00004467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ROTOENSTATITE</text:p>
          </table:table-cell>
          <table:table-cell office:value-type="string" calcext:value-type="string">
            <text:p>MG(1)SI(1)O(3)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1457873" calcext:value-type="float">
            <text:p>-1457873</text:p>
          </table:table-cell>
          <table:table-cell office:value-type="float" office:value="-1543958.64" calcext:value-type="float">
            <text:p>-1543958.64</text:p>
          </table:table-cell>
          <table:table-cell office:value-type="float" office:value="67.4376" calcext:value-type="float">
            <text:p>67.4376</text:p>
          </table:table-cell>
          <table:table-cell office:value-type="float" office:value="3.242" calcext:value-type="float">
            <text:p>3.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166.5795" calcext:value-type="float">
            <text:p>166.5795</text:p>
          </table:table-cell>
          <table:table-cell office:value-type="float" office:value="-1200.588" calcext:value-type="float">
            <text:p>-1200.588</text:p>
          </table:table-cell>
          <table:table-cell office:value-type="float" office:value="-2270560" calcext:value-type="float">
            <text:p>-2270560</text:p>
          </table:table-cell>
          <table:table-cell office:value-type="float" office:value="279150336" calcext:value-type="float">
            <text:p>279150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1.68317" calcext:value-type="float">
            <text:p>1.68317</text:p>
          </table:table-cell>
          <table:table-cell office:value-type="float" office:value="0.0011665" calcext:value-type="float">
            <text:p>0.0011665</text:p>
          </table:table-cell>
          <table:table-cell office:value-type="float" office:value="-0.07496" calcext:value-type="float">
            <text:p>-0.07496</text:p>
          </table:table-cell>
          <table:table-cell office:value-type="float" office:value="0.0000448" calcext:value-type="float">
            <text:p>0.0000448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RROSILITE</text:p>
          </table:table-cell>
          <table:table-cell office:value-type="string" calcext:value-type="string">
            <text:p>SI(2)FE(2)O(6)</text:p>
          </table:table-cell>
          <table:table-cell office:value-type="string" calcext:value-type="string">
            <text:p>Fsl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2388749.2" calcext:value-type="float">
            <text:p>-2388749.2</text:p>
          </table:table-cell>
          <table:table-cell office:value-type="float" office:value="191.7644" calcext:value-type="float">
            <text:p>191.7644</text:p>
          </table:table-cell>
          <table:table-cell office:value-type="float" office:value="6.592" calcext:value-type="float">
            <text:p>6.5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338.12116" calcext:value-type="float">
            <text:p>338.12116</text:p>
          </table:table-cell>
          <table:table-cell office:value-type="float" office:value="-2385.942" calcext:value-type="float">
            <text:p>-2385.942</text:p>
          </table:table-cell>
          <table:table-cell office:value-type="float" office:value="-4194276" calcext:value-type="float">
            <text:p>-4194276</text:p>
          </table:table-cell>
          <table:table-cell office:value-type="float" office:value="585065920" calcext:value-type="float">
            <text:p>585065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18076456" calcext:value-type="float">
            <text:p>3.18076456</text:p>
          </table:table-cell>
          <table:table-cell office:value-type="float" office:value="0.0007585" calcext:value-type="float">
            <text:p>0.0007585</text:p>
          </table:table-cell>
          <table:table-cell office:value-type="float" office:value="-0.09899879" calcext:value-type="float">
            <text:p>-0.098998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YROXENE-MG-AL</text:p>
          </table:table-cell>
          <table:table-cell office:value-type="string" calcext:value-type="string">
            <text:p>MG(1)AL(2)SI(1)O(6)</text:p>
          </table:table-cell>
          <table:table-cell office:value-type="string" calcext:value-type="string">
            <text:p>MgTs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3186328.63" calcext:value-type="float">
            <text:p>-3186328.63</text:p>
          </table:table-cell>
          <table:table-cell office:value-type="float" office:value="129.94" calcext:value-type="float">
            <text:p>129.94</text:p>
          </table:table-cell>
          <table:table-cell office:value-type="float" office:value="5.888" calcext:value-type="float">
            <text:p>5.88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330.418" calcext:value-type="float">
            <text:p>330.418</text:p>
          </table:table-cell>
          <table:table-cell office:value-type="float" office:value="-2166.493" calcext:value-type="float">
            <text:p>-2166.493</text:p>
          </table:table-cell>
          <table:table-cell office:value-type="float" office:value="-6251535" calcext:value-type="float">
            <text:p>-6251535</text:p>
          </table:table-cell>
          <table:table-cell office:value-type="float" office:value="715160880" calcext:value-type="float">
            <text:p>71516088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office:value-type="float" office:value="2.46558172" calcext:value-type="float">
            <text:p>2.46558172</text:p>
          </table:table-cell>
          <table:table-cell office:value-type="float" office:value="0.0007467" calcext:value-type="float">
            <text:p>0.0007467</text:p>
          </table:table-cell>
          <table:table-cell office:value-type="float" office:value="-0.07493458" calcext:value-type="float">
            <text:p>-0.07493458</text:p>
          </table:table-cell>
          <table:table-cell office:value-type="float" office:value="0.00004467" calcext:value-type="float">
            <text:p>0.00004467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YROXENE-MG-FE</text:p>
          </table:table-cell>
          <table:table-cell office:value-type="string" calcext:value-type="string">
            <text:p>SI(2)FE(1)MG(1)O(6)</text:p>
          </table:table-cell>
          <table:table-cell office:value-type="string" calcext:value-type="string">
            <text:p>femg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2745997.25" calcext:value-type="float">
            <text:p>-2745997.25</text:p>
          </table:table-cell>
          <table:table-cell office:value-type="float" office:value="163.81" calcext:value-type="float">
            <text:p>163.81</text:p>
          </table:table-cell>
          <table:table-cell office:value-type="float" office:value="6.429" calcext:value-type="float">
            <text:p>6.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335.64008" calcext:value-type="float">
            <text:p>335.64008</text:p>
          </table:table-cell>
          <table:table-cell office:value-type="float" office:value="-2393.559" calcext:value-type="float">
            <text:p>-2393.559</text:p>
          </table:table-cell>
          <table:table-cell office:value-type="float" office:value="-4367698" calcext:value-type="float">
            <text:p>-4367698</text:p>
          </table:table-cell>
          <table:table-cell office:value-type="float" office:value="571683296" calcext:value-type="float">
            <text:p>571683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82317314" calcext:value-type="float">
            <text:p>2.82317314</text:p>
          </table:table-cell>
          <table:table-cell office:value-type="float" office:value="0.0007526" calcext:value-type="float">
            <text:p>0.0007526</text:p>
          </table:table-cell>
          <table:table-cell office:value-type="float" office:value="-0.0869667" calcext:value-type="float">
            <text:p>-0.08696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YROXENE-FE-MG</text:p>
          </table:table-cell>
          <table:table-cell office:value-type="string" calcext:value-type="string">
            <text:p>SI(2)MG(1)FE(1)O(6)</text:p>
          </table:table-cell>
          <table:table-cell office:value-type="string" calcext:value-type="string">
            <text:p>mgfe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2717321.654" calcext:value-type="float">
            <text:p>-2717321.654</text:p>
          </table:table-cell>
          <table:table-cell office:value-type="float" office:value="173.93" calcext:value-type="float">
            <text:p>173.93</text:p>
          </table:table-cell>
          <table:table-cell office:value-type="float" office:value="6.429" calcext:value-type="float">
            <text:p>6.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335.64008" calcext:value-type="float">
            <text:p>335.64008</text:p>
          </table:table-cell>
          <table:table-cell office:value-type="float" office:value="-2393.559" calcext:value-type="float">
            <text:p>-2393.559</text:p>
          </table:table-cell>
          <table:table-cell office:value-type="float" office:value="-4367698" calcext:value-type="float">
            <text:p>-4367698</text:p>
          </table:table-cell>
          <table:table-cell office:value-type="float" office:value="571683296" calcext:value-type="float">
            <text:p>571683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82317314" calcext:value-type="float">
            <text:p>2.82317314</text:p>
          </table:table-cell>
          <table:table-cell office:value-type="float" office:value="0.0007526" calcext:value-type="float">
            <text:p>0.0007526</text:p>
          </table:table-cell>
          <table:table-cell office:value-type="float" office:value="-0.0869667" calcext:value-type="float">
            <text:p>-0.08696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YROXENE-FE-AL</text:p>
          </table:table-cell>
          <table:table-cell office:value-type="string" calcext:value-type="string">
            <text:p>FE(1)AL(2)SI(1)O(6)</text:p>
          </table:table-cell>
          <table:table-cell office:value-type="string" calcext:value-type="string">
            <text:p>FeTs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2824362.94" calcext:value-type="float">
            <text:p>-2824362.94</text:p>
          </table:table-cell>
          <table:table-cell office:value-type="float" office:value="174.563" calcext:value-type="float">
            <text:p>174.563</text:p>
          </table:table-cell>
          <table:table-cell office:value-type="float" office:value="6.418" calcext:value-type="float">
            <text:p>6.41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332.899" calcext:value-type="float">
            <text:p>332.899</text:p>
          </table:table-cell>
          <table:table-cell office:value-type="float" office:value="-2158.876" calcext:value-type="float">
            <text:p>-2158.876</text:p>
          </table:table-cell>
          <table:table-cell office:value-type="float" office:value="-6078113" calcext:value-type="float">
            <text:p>-6078113</text:p>
          </table:table-cell>
          <table:table-cell office:value-type="float" office:value="728543504" calcext:value-type="float">
            <text:p>72854350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office:value-type="float" office:value="3.18076456" calcext:value-type="float">
            <text:p>3.18076456</text:p>
          </table:table-cell>
          <table:table-cell office:value-type="float" office:value="0.0007585" calcext:value-type="float">
            <text:p>0.0007585</text:p>
          </table:table-cell>
          <table:table-cell office:value-type="float" office:value="-0.09899879" calcext:value-type="float">
            <text:p>-0.098998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DIOPSIDE</text:p>
          </table:table-cell>
          <table:table-cell office:value-type="string" calcext:value-type="string">
            <text:p>MG(1)CA(1)SI(2)O(6)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3027516" calcext:value-type="float">
            <text:p>-3027516</text:p>
          </table:table-cell>
          <table:table-cell office:value-type="float" office:value="-3200583.5" calcext:value-type="float">
            <text:p>-3200583.5</text:p>
          </table:table-cell>
          <table:table-cell office:value-type="float" office:value="142.5" calcext:value-type="float">
            <text:p>142.5</text:p>
          </table:table-cell>
          <table:table-cell office:value-type="float" office:value="6.62" calcext:value-type="float">
            <text:p>6.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305.41333" calcext:value-type="float">
            <text:p>305.41333</text:p>
          </table:table-cell>
          <table:table-cell office:value-type="float" office:value="-1604.931" calcext:value-type="float">
            <text:p>-1604.931</text:p>
          </table:table-cell>
          <table:table-cell office:value-type="float" office:value="-7165973" calcext:value-type="float">
            <text:p>-7165973</text:p>
          </table:table-cell>
          <table:table-cell office:value-type="float" office:value="921837568" calcext:value-type="float">
            <text:p>921837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77951964" calcext:value-type="float">
            <text:p>2.77951964</text:p>
          </table:table-cell>
          <table:table-cell office:value-type="float" office:value="0.00083082" calcext:value-type="float">
            <text:p>0.00083082</text:p>
          </table:table-cell>
          <table:table-cell office:value-type="float" office:value="-0.08724773" calcext:value-type="float">
            <text:p>-0.08724773</text:p>
          </table:table-cell>
          <table:table-cell office:value-type="float" office:value="0.00017069" calcext:value-type="float">
            <text:p>0.00017069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ADEITE</text:p>
          </table:table-cell>
          <table:table-cell office:value-type="string" calcext:value-type="string">
            <text:p>NA(1)AL(1)SI(2)O(6)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2845291" calcext:value-type="float">
            <text:p>-2845291</text:p>
          </table:table-cell>
          <table:table-cell office:value-type="float" office:value="-3025118.24" calcext:value-type="float">
            <text:p>-3025118.24</text:p>
          </table:table-cell>
          <table:table-cell office:value-type="float" office:value="133.5739" calcext:value-type="float">
            <text:p>133.5739</text:p>
          </table:table-cell>
          <table:table-cell office:value-type="float" office:value="6.034" calcext:value-type="float">
            <text:p>6.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311.29297" calcext:value-type="float">
            <text:p>311.29297</text:p>
          </table:table-cell>
          <table:table-cell office:value-type="float" office:value="-2005.101" calcext:value-type="float">
            <text:p>-2005.101</text:p>
          </table:table-cell>
          <table:table-cell office:value-type="float" office:value="-5350264" calcext:value-type="float">
            <text:p>-5350264</text:p>
          </table:table-cell>
          <table:table-cell office:value-type="float" office:value="662566912" calcext:value-type="float">
            <text:p>662566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31184298" calcext:value-type="float">
            <text:p>2.31184298</text:p>
          </table:table-cell>
          <table:table-cell office:value-type="float" office:value="0.00025785" calcext:value-type="float">
            <text:p>0.00025785</text:p>
          </table:table-cell>
          <table:table-cell office:value-type="float" office:value="-0.08598017" calcext:value-type="float">
            <text:p>-0.08598017</text:p>
          </table:table-cell>
          <table:table-cell office:value-type="float" office:value="0.00021488" calcext:value-type="float">
            <text:p>0.00021488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EDENBERGITE</text:p>
          </table:table-cell>
          <table:table-cell office:value-type="string" calcext:value-type="string">
            <text:p>CA(1)FE(1)SI(2)O(6)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2837144.22" calcext:value-type="float">
            <text:p>-2837144.22</text:p>
          </table:table-cell>
          <table:table-cell office:value-type="float" office:value="174.3314" calcext:value-type="float">
            <text:p>174.3314</text:p>
          </table:table-cell>
          <table:table-cell office:value-type="float" office:value="6.795" calcext:value-type="float">
            <text:p>6.7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float" office:value="296.7026" calcext:value-type="float">
            <text:p>296.7026</text:p>
          </table:table-cell>
          <table:table-cell office:value-type="float" office:value="-1239.15" calcext:value-type="float">
            <text:p>-1239.15</text:p>
          </table:table-cell>
          <table:table-cell office:value-type="float" office:value="-7416518" calcext:value-type="float">
            <text:p>-7416518</text:p>
          </table:table-cell>
          <table:table-cell office:value-type="float" office:value="893501213" calcext:value-type="float">
            <text:p>893501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370265" calcext:value-type="float">
            <text:p>2.370265</text:p>
          </table:table-cell>
          <table:table-cell office:value-type="float" office:value="0.0005031" calcext:value-type="float">
            <text:p>0.0005031</text:p>
          </table:table-cell>
          <table:table-cell office:value-type="float" office:value="-0.079" calcext:value-type="float">
            <text:p>-0.079</text:p>
          </table:table-cell>
          <table:table-cell office:value-type="float" office:value="0.00003923" calcext:value-type="float">
            <text:p>0.00003923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YROXENE-CA-AL</text:p>
          </table:table-cell>
          <table:table-cell office:value-type="string" calcext:value-type="string">
            <text:p>CA(1)AL(2)SI(1)O(6)</text:p>
          </table:table-cell>
          <table:table-cell office:value-type="string" calcext:value-type="string">
            <text:p>CTs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3120980" calcext:value-type="float">
            <text:p>-3120980</text:p>
          </table:table-cell>
          <table:table-cell office:value-type="float" office:value="-3298766.68" calcext:value-type="float">
            <text:p>-3298766.68</text:p>
          </table:table-cell>
          <table:table-cell office:value-type="float" office:value="140.7508" calcext:value-type="float">
            <text:p>140.7508</text:p>
          </table:table-cell>
          <table:table-cell office:value-type="float" office:value="6.356" calcext:value-type="float">
            <text:p>6.3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310.69775" calcext:value-type="float">
            <text:p>310.69775</text:p>
          </table:table-cell>
          <table:table-cell office:value-type="float" office:value="-1671.627" calcext:value-type="float">
            <text:p>-1671.627</text:p>
          </table:table-cell>
          <table:table-cell office:value-type="float" office:value="-7455263" calcext:value-type="float">
            <text:p>-7455263</text:p>
          </table:table-cell>
          <table:table-cell office:value-type="float" office:value="948781568" calcext:value-type="float">
            <text:p>948781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2250472" calcext:value-type="float">
            <text:p>2.2250472</text:p>
          </table:table-cell>
          <table:table-cell office:value-type="float" office:value="0.00052863" calcext:value-type="float">
            <text:p>0.00052863</text:p>
          </table:table-cell>
          <table:table-cell office:value-type="float" office:value="-0.08700441" calcext:value-type="float">
            <text:p>-0.08700441</text:p>
          </table:table-cell>
          <table:table-cell office:value-type="float" office:value="0.00021712" calcext:value-type="float">
            <text:p>0.00021712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MESITE</text:p>
          </table:table-cell>
          <table:table-cell office:value-type="string" calcext:value-type="string">
            <text:p>MG(4)AL(4)SI(2)O(18)H(8)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9022957.58" calcext:value-type="float">
            <text:p>-9022957.58</text:p>
          </table:table-cell>
          <table:table-cell office:value-type="float" office:value="403.47" calcext:value-type="float">
            <text:p>403.47</text:p>
          </table:table-cell>
          <table:table-cell office:value-type="float" office:value="20.52" calcext:value-type="float">
            <text:p>20.5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144.45" calcext:value-type="float">
            <text:p>1144.45</text:p>
          </table:table-cell>
          <table:table-cell office:value-type="float" office:value="-8327.2" calcext:value-type="float">
            <text:p>-8327.2</text:p>
          </table:table-cell>
          <table:table-cell office:value-type="float" office:value="-20058040" calcext:value-type="float">
            <text:p>-20058040</text:p>
          </table:table-cell>
          <table:table-cell office:value-type="float" office:value="2820786000" calcext:value-type="float">
            <text:p>2820786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office:value-type="float" office:value="2.64515406" calcext:value-type="float">
            <text:p>2.64515406</text:p>
          </table:table-cell>
          <table:table-cell office:value-type="float" office:value="0" calcext:value-type="float">
            <text:p>0</text:p>
          </table:table-cell>
          <table:table-cell office:value-type="float" office:value="-0.18194707" calcext:value-type="float">
            <text:p>-0.18194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ENNINITE</text:p>
          </table:table-cell>
          <table:table-cell office:value-type="string" calcext:value-type="string">
            <text:p>MG(5.5)AL(1)SI(3.5)O(18)H(8)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8822346.74" calcext:value-type="float">
            <text:p>-8822346.74</text:p>
          </table:table-cell>
          <table:table-cell office:value-type="float" office:value="437.8" calcext:value-type="float">
            <text:p>437.8</text:p>
          </table:table-cell>
          <table:table-cell office:value-type="float" office:value="21.37" calcext:value-type="float">
            <text:p>21.3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130.3265" calcext:value-type="float">
            <text:p>1130.3265</text:p>
          </table:table-cell>
          <table:table-cell office:value-type="float" office:value="-8044.36" calcext:value-type="float">
            <text:p>-8044.36</text:p>
          </table:table-cell>
          <table:table-cell office:value-type="float" office:value="-18920800" calcext:value-type="float">
            <text:p>-18920800</text:p>
          </table:table-cell>
          <table:table-cell office:value-type="float" office:value="2575230000" calcext:value-type="float">
            <text:p>2575230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office:value-type="float" office:value="2.64515406" calcext:value-type="float">
            <text:p>2.64515406</text:p>
          </table:table-cell>
          <table:table-cell office:value-type="float" office:value="0" calcext:value-type="float">
            <text:p>0</text:p>
          </table:table-cell>
          <table:table-cell office:value-type="float" office:value="-0.18194707" calcext:value-type="float">
            <text:p>-0.181947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AMESITE</text:p>
          </table:table-cell>
          <table:table-cell office:value-type="string" calcext:value-type="string">
            <text:p>FE(4)AL(4)SI(2)O(18)H(8)</text:p>
          </table:table-cell>
          <table:table-cell office:value-type="string" calcext:value-type="string">
            <text:p>FeAm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7611289" calcext:value-type="float">
            <text:p>-7611289</text:p>
          </table:table-cell>
          <table:table-cell office:value-type="float" office:value="505" calcext:value-type="float">
            <text:p>505</text:p>
          </table:table-cell>
          <table:table-cell office:value-type="float" office:value="20.758" calcext:value-type="float">
            <text:p>20.75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219.81" calcext:value-type="float">
            <text:p>1219.81</text:p>
          </table:table-cell>
          <table:table-cell office:value-type="float" office:value="-10021.5" calcext:value-type="float">
            <text:p>-10021.5</text:p>
          </table:table-cell>
          <table:table-cell office:value-type="float" office:value="-14439720" calcext:value-type="float">
            <text:p>-14439720</text:p>
          </table:table-cell>
          <table:table-cell office:value-type="float" office:value="2392326000" calcext:value-type="float">
            <text:p>2392326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office:value-type="float" office:value="2.64515406" calcext:value-type="float">
            <text:p>2.64515406</text:p>
          </table:table-cell>
          <table:table-cell office:value-type="float" office:value="0" calcext:value-type="float">
            <text:p>0</text:p>
          </table:table-cell>
          <table:table-cell office:value-type="float" office:value="-0.18194707" calcext:value-type="float">
            <text:p>-0.18194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PENNINITE</text:p>
          </table:table-cell>
          <table:table-cell office:value-type="string" calcext:value-type="string">
            <text:p>FE(5.5)AL(1)SI(3.5)O(18)H(8)</text:p>
          </table:table-cell>
          <table:table-cell office:value-type="string" calcext:value-type="string">
            <text:p>FeP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6862527" calcext:value-type="float">
            <text:p>-6862527</text:p>
          </table:table-cell>
          <table:table-cell office:value-type="float" office:value="603.84" calcext:value-type="float">
            <text:p>603.84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233.9465" calcext:value-type="float">
            <text:p>1233.9465</text:p>
          </table:table-cell>
          <table:table-cell office:value-type="float" office:value="-10373.995" calcext:value-type="float">
            <text:p>-10373.995</text:p>
          </table:table-cell>
          <table:table-cell office:value-type="float" office:value="-11195610" calcext:value-type="float">
            <text:p>-11195610</text:p>
          </table:table-cell>
          <table:table-cell office:value-type="float" office:value="1986097500" calcext:value-type="float">
            <text:p>19860975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office:value-type="float" office:value="2.64515406" calcext:value-type="float">
            <text:p>2.64515406</text:p>
          </table:table-cell>
          <table:table-cell office:value-type="float" office:value="0" calcext:value-type="float">
            <text:p>0</text:p>
          </table:table-cell>
          <table:table-cell office:value-type="float" office:value="-0.18194707" calcext:value-type="float">
            <text:p>-0.18194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ORDIERITE-DRY</text:p>
          </table:table-cell>
          <table:table-cell office:value-type="string" calcext:value-type="string">
            <text:p>MG(2)AL(4)SI(5)O(18)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8652708" calcext:value-type="float">
            <text:p>-8652708</text:p>
          </table:table-cell>
          <table:table-cell office:value-type="float" office:value="-9158726.56" calcext:value-type="float">
            <text:p>-9158726.56</text:p>
          </table:table-cell>
          <table:table-cell office:value-type="float" office:value="417.97" calcext:value-type="float">
            <text:p>417.97</text:p>
          </table:table-cell>
          <table:table-cell office:value-type="float" office:value="23.311" calcext:value-type="float">
            <text:p>23.3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office:value-type="float" office:value="954.3865" calcext:value-type="float">
            <text:p>954.3865</text:p>
          </table:table-cell>
          <table:table-cell office:value-type="float" office:value="-7962.274" calcext:value-type="float">
            <text:p>-7962.274</text:p>
          </table:table-cell>
          <table:table-cell office:value-type="float" office:value="-2317258" calcext:value-type="float">
            <text:p>-2317258</text:p>
          </table:table-cell>
          <table:table-cell office:value-type="float" office:value="-370214090" calcext:value-type="float">
            <text:p>-3702140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0.30028742" calcext:value-type="float">
            <text:p>0.30028742</text:p>
          </table:table-cell>
          <table:table-cell office:value-type="float" office:value="0.00018017" calcext:value-type="float">
            <text:p>0.00018017</text:p>
          </table:table-cell>
          <table:table-cell office:value-type="float" office:value="-0.11582515" calcext:value-type="float">
            <text:p>-0.115825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ORDIERITE-HY</text:p>
          </table:table-cell>
          <table:table-cell office:value-type="string" calcext:value-type="string">
            <text:p>MG(2)AL(4)SI(5)O(18)H(4)O(2)</text:p>
          </table:table-cell>
          <table:table-cell office:value-type="string" calcext:value-type="string">
            <text:p>hCd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563493.8" calcext:value-type="float">
            <text:p>-563493.8</text:p>
          </table:table-cell>
          <table:table-cell office:value-type="float" office:value="156.665" calcext:value-type="float">
            <text:p>156.665</text:p>
          </table:table-cell>
          <table:table-cell office:value-type="float" office:value="2.306" calcext:value-type="float">
            <text:p>2.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office:value-type="float" office:value="270.7386" calcext:value-type="float">
            <text:p>270.7386</text:p>
          </table:table-cell>
          <table:table-cell office:value-type="float" office:value="-9633.768" calcext:value-type="float">
            <text:p>-9633.768</text:p>
          </table:table-cell>
          <table:table-cell office:value-type="float" office:value="-8152144" calcext:value-type="float">
            <text:p>-8152144</text:p>
          </table:table-cell>
          <table:table-cell table:style-name="ce27" office:value-type="string" calcext:value-type="string">
            <text:p>0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office:value-type="float" office:value="133752" calcext:value-type="float">
            <text:p>133752</text:p>
          </table:table-cell>
          <table:table-cell office:value-type="float" office:value="-0.009046" calcext:value-type="float">
            <text:p>-0.009046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0.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ORDIERITE-FE</text:p>
          </table:table-cell>
          <table:table-cell office:value-type="string" calcext:value-type="string">
            <text:p>FE(2)AL(4)SI(5)O(18)</text:p>
          </table:table-cell>
          <table:table-cell office:value-type="string" calcext:value-type="string">
            <text:p>fCd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8469858" calcext:value-type="float">
            <text:p>-8469858</text:p>
          </table:table-cell>
          <table:table-cell office:value-type="float" office:value="453.055" calcext:value-type="float">
            <text:p>453.055</text:p>
          </table:table-cell>
          <table:table-cell office:value-type="float" office:value="23.707" calcext:value-type="float">
            <text:p>23.7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float" office:value="975.3" calcext:value-type="float">
            <text:p>975.3</text:p>
          </table:table-cell>
          <table:table-cell office:value-type="float" office:value="-8013.44" calcext:value-type="float">
            <text:p>-8013.44</text:p>
          </table:table-cell>
          <table:table-cell office:value-type="float" office:value="-9618520" calcext:value-type="float">
            <text:p>-9618520</text:p>
          </table:table-cell>
          <table:table-cell office:value-type="float" office:value="1189278000" calcext:value-type="float">
            <text:p>118927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 office:value-type="float" office:value="-0.11582515" calcext:value-type="float">
            <text:p>-0.115825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HLORITOID-MG</text:p>
          </table:table-cell>
          <table:table-cell office:value-type="string" calcext:value-type="string">
            <text:p>MG(1)AL(2)SI(1)O(7)H(2)</text:p>
          </table:table-cell>
          <table:table-cell office:value-type="string" calcext:value-type="string">
            <text:p>mctd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3557301" calcext:value-type="float">
            <text:p>-3557301</text:p>
          </table:table-cell>
          <table:table-cell office:value-type="float" office:value="132" calcext:value-type="float">
            <text:p>132</text:p>
          </table:table-cell>
          <table:table-cell office:value-type="float" office:value="6.864" calcext:value-type="float">
            <text:p>6.86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399.52" calcext:value-type="float">
            <text:p>399.52</text:p>
          </table:table-cell>
          <table:table-cell office:value-type="float" office:value="-2538.5" calcext:value-type="float">
            <text:p>-2538.5</text:p>
          </table:table-cell>
          <table:table-cell office:value-type="float" office:value="-6361600" calcext:value-type="float">
            <text:p>-6361600</text:p>
          </table:table-cell>
          <table:table-cell office:value-type="float" office:value="489510000" calcext:value-type="float">
            <text:p>489510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0675676" calcext:value-type="float">
            <text:p>-0.0675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HLORITOID-FE</text:p>
          </table:table-cell>
          <table:table-cell office:value-type="string" calcext:value-type="string">
            <text:p>FE(1)AL(2)SI(1)O(7)H(2)</text:p>
          </table:table-cell>
          <table:table-cell office:value-type="string" calcext:value-type="string">
            <text:p>fctd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3211200" calcext:value-type="float">
            <text:p>-3211200</text:p>
          </table:table-cell>
          <table:table-cell office:value-type="float" office:value="162" calcext:value-type="float">
            <text:p>162</text:p>
          </table:table-cell>
          <table:table-cell office:value-type="float" office:value="6.967" calcext:value-type="float">
            <text:p>6.96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444.369" calcext:value-type="float">
            <text:p>444.369</text:p>
          </table:table-cell>
          <table:table-cell office:value-type="float" office:value="-3880.207" calcext:value-type="float">
            <text:p>-3880.207</text:p>
          </table:table-cell>
          <table:table-cell office:value-type="float" office:value="-4869293" calcext:value-type="float">
            <text:p>-4869293</text:p>
          </table:table-cell>
          <table:table-cell office:value-type="float" office:value="916326240" calcext:value-type="float">
            <text:p>91632624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0675676" calcext:value-type="float">
            <text:p>-0.0675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LINOZOISITE</text:p>
          </table:table-cell>
          <table:table-cell office:value-type="string" calcext:value-type="string">
            <text:p>CA(2)AL(3)SI(3)O(13)H(1)</text:p>
          </table:table-cell>
          <table:table-cell office:value-type="string" calcext:value-type="string">
            <text:p>cZo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6495977" calcext:value-type="float">
            <text:p>-6495977</text:p>
          </table:table-cell>
          <table:table-cell office:value-type="float" office:value="-6894967.74" calcext:value-type="float">
            <text:p>-6894967.74</text:p>
          </table:table-cell>
          <table:table-cell office:value-type="float" office:value="287.0759" calcext:value-type="float">
            <text:p>287.0759</text:p>
          </table:table-cell>
          <table:table-cell office:value-type="float" office:value="13.673" calcext:value-type="float">
            <text:p>13.6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float" office:value="749.17037" calcext:value-type="float">
            <text:p>749.17037</text:p>
          </table:table-cell>
          <table:table-cell office:value-type="float" office:value="-6509.283" calcext:value-type="float">
            <text:p>-6509.283</text:p>
          </table:table-cell>
          <table:table-cell office:value-type="float" office:value="-2380525" calcext:value-type="float">
            <text:p>-2380525</text:p>
          </table:table-cell>
          <table:table-cell office:value-type="float" office:value="124858370" calcext:value-type="float">
            <text:p>124858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46695614" calcext:value-type="float">
            <text:p>3.46695614</text:p>
          </table:table-cell>
          <table:table-cell office:value-type="float" office:value="0" calcext:value-type="float">
            <text:p>0</text:p>
          </table:table-cell>
          <table:table-cell office:value-type="float" office:value="-0.05151604" calcext:value-type="float">
            <text:p>-0.05151604</text:p>
          </table:table-cell>
          <table:table-cell office:value-type="float" office:value="0.00012879" calcext:value-type="float">
            <text:p>0.00012879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EPIDOTE</text:p>
          </table:table-cell>
          <table:table-cell office:value-type="string" calcext:value-type="string">
            <text:p>SI(3)AL(2)FE(1)CA(2)O(13)H(1)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6472240" calcext:value-type="float">
            <text:p>-6472240</text:p>
          </table:table-cell>
          <table:table-cell office:value-type="float" office:value="315" calcext:value-type="float">
            <text:p>315</text:p>
          </table:table-cell>
          <table:table-cell office:value-type="float" office:value="13.92" calcext:value-type="float">
            <text:p>13.9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697.9" calcext:value-type="float">
            <text:p>697.9</text:p>
          </table:table-cell>
          <table:table-cell office:value-type="float" office:value="-0.009993" calcext:value-type="float">
            <text:p>-0.009993</text:p>
          </table:table-cell>
          <table:table-cell office:value-type="float" office:value="-5105300" calcext:value-type="float">
            <text:p>-5105300</text:p>
          </table:table-cell>
          <table:table-cell office:value-type="float" office:value="-4710.1" calcext:value-type="float">
            <text:p>-4710.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office:value-type="float" office:value="2.514367816" calcext:value-type="float">
            <text:p>2.514367816</text:p>
          </table:table-cell>
          <table:table-cell office:value-type="float" office:value="0" calcext:value-type="float">
            <text:p>0</text:p>
          </table:table-cell>
          <table:table-cell office:value-type="float" office:value="-0.057471264" calcext:value-type="float">
            <text:p>-0.057471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CA(1)C(1)O(3)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1128813" calcext:value-type="float">
            <text:p>-1128813</text:p>
          </table:table-cell>
          <table:table-cell office:value-type="float" office:value="-1206819.09" calcext:value-type="float">
            <text:p>-1206819.09</text:p>
          </table:table-cell>
          <table:table-cell office:value-type="float" office:value="91.7248" calcext:value-type="float">
            <text:p>91.7248</text:p>
          </table:table-cell>
          <table:table-cell office:value-type="float" office:value="3.69" calcext:value-type="float">
            <text:p>3.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178.18748" calcext:value-type="float">
            <text:p>178.18748</text:p>
          </table:table-cell>
          <table:table-cell office:value-type="float" office:value="-1657.697" calcext:value-type="float">
            <text:p>-1657.697</text:p>
          </table:table-cell>
          <table:table-cell office:value-type="float" office:value="-482722" calcext:value-type="float">
            <text:p>-482722</text:p>
          </table:table-cell>
          <table:table-cell office:value-type="float" office:value="166604928" calcext:value-type="float">
            <text:p>166604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0.89068166" calcext:value-type="float">
            <text:p>0.89068166</text:p>
          </table:table-cell>
          <table:table-cell office:value-type="float" office:value="0.00227402" calcext:value-type="float">
            <text:p>0.00227402</text:p>
          </table:table-cell>
          <table:table-cell office:value-type="float" office:value="-0.14001897" calcext:value-type="float">
            <text:p>-0.140018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DOLOMITE</text:p>
          </table:table-cell>
          <table:table-cell office:value-type="string" calcext:value-type="string">
            <text:p>MG(1)CA(1)C(2)O(6)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2163760" calcext:value-type="float">
            <text:p>-2163760</text:p>
          </table:table-cell>
          <table:table-cell office:value-type="float" office:value="-2325248.43" calcext:value-type="float">
            <text:p>-2325248.43</text:p>
          </table:table-cell>
          <table:table-cell office:value-type="float" office:value="154.89" calcext:value-type="float">
            <text:p>154.89</text:p>
          </table:table-cell>
          <table:table-cell office:value-type="float" office:value="6.432" calcext:value-type="float">
            <text:p>6.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328.48267" calcext:value-type="float">
            <text:p>328.48267</text:p>
          </table:table-cell>
          <table:table-cell office:value-type="float" office:value="-2554.425" calcext:value-type="float">
            <text:p>-2554.425</text:p>
          </table:table-cell>
          <table:table-cell office:value-type="float" office:value="-4688477" calcext:value-type="float">
            <text:p>-4688477</text:p>
          </table:table-cell>
          <table:table-cell office:value-type="float" office:value="790382336" calcext:value-type="float">
            <text:p>790382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1.42302371" calcext:value-type="float">
            <text:p>1.42302371</text:p>
          </table:table-cell>
          <table:table-cell office:value-type="float" office:value="0.00363778" calcext:value-type="float">
            <text:p>0.00363778</text:p>
          </table:table-cell>
          <table:table-cell office:value-type="float" office:value="-0.10701904" calcext:value-type="float">
            <text:p>-0.1070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-9.423" calcext:value-type="float">
            <text:p>-9.423</text:p>
          </table:table-cell>
          <table:table-cell office:value-type="float" office:value="-2.2726" calcext:value-type="float">
            <text:p>-2.2726</text:p>
          </table:table-cell>
          <table:table-cell office:value-type="float" office:value="385300" calcext:value-type="float">
            <text:p>385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2</text:p>
          </table:table-cell>
          <table:table-cell office:value-type="float" office:value="0.01732" calcext:value-type="float">
            <text:p>0.01732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98.15" calcext:value-type="float">
            <text:p>298.15</text:p>
          </table:table-cell>
          <table:table-cell office:value-type="float" office:value="1423" calcext:value-type="float">
            <text:p>1423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GNESITE</text:p>
          </table:table-cell>
          <table:table-cell office:value-type="string" calcext:value-type="string">
            <text:p>MG(1)C(1)O(3)</text:p>
          </table:table-cell>
          <table:table-cell office:value-type="string" calcext:value-type="string">
            <text:p>Mst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1029123" calcext:value-type="float">
            <text:p>-1029123</text:p>
          </table:table-cell>
          <table:table-cell office:value-type="float" office:value="-1114505.11" calcext:value-type="float">
            <text:p>-1114505.11</text:p>
          </table:table-cell>
          <table:table-cell office:value-type="float" office:value="65.09" calcext:value-type="float">
            <text:p>65.09</text:p>
          </table:table-cell>
          <table:table-cell office:value-type="float" office:value="2.803" calcext:value-type="float">
            <text:p>2.8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office:value-type="float" office:value="162.29663" calcext:value-type="float">
            <text:p>162.29663</text:p>
          </table:table-cell>
          <table:table-cell office:value-type="float" office:value="-1109.267" calcext:value-type="float">
            <text:p>-1109.267</text:p>
          </table:table-cell>
          <table:table-cell office:value-type="float" office:value="-4882646" calcext:value-type="float">
            <text:p>-4882646</text:p>
          </table:table-cell>
          <table:table-cell office:value-type="float" office:value="874661888" calcext:value-type="float">
            <text:p>874661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1.843616" calcext:value-type="float">
            <text:p>1.843616</text:p>
          </table:table-cell>
          <table:table-cell office:value-type="float" office:value="0.00415968" calcext:value-type="float">
            <text:p>0.00415968</text:p>
          </table:table-cell>
          <table:table-cell office:value-type="float" office:value="-0.0890086" calcext:value-type="float">
            <text:p>-0.0890086</text:p>
          </table:table-cell>
          <table:table-cell office:value-type="float" office:value="0.00022118" calcext:value-type="float">
            <text:p>0.00022118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RHODOCHROSITE</text:p>
          </table:table-cell>
          <table:table-cell office:value-type="string" calcext:value-type="string">
            <text:p>MN(1)C(1)O(3)</text:p>
          </table:table-cell>
          <table:table-cell office:value-type="string" calcext:value-type="string">
            <text:p>Rhc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891910" calcext:value-type="float">
            <text:p>-891910</text:p>
          </table:table-cell>
          <table:table-cell office:value-type="float" office:value="98.03" calcext:value-type="float">
            <text:p>98.03</text:p>
          </table:table-cell>
          <table:table-cell office:value-type="float" office:value="3.1074" calcext:value-type="float">
            <text:p>3.107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90.6233" calcext:value-type="float">
            <text:p>190.6233</text:p>
          </table:table-cell>
          <table:table-cell office:value-type="float" office:value="-1985.15" calcext:value-type="float">
            <text:p>-1985.15</text:p>
          </table:table-cell>
          <table:table-cell office:value-type="float" office:value="0" calcext:value-type="float">
            <text:p>0</text:p>
          </table:table-cell>
          <table:table-cell office:value-type="float" office:value="155967300" calcext:value-type="float">
            <text:p>155967300</text:p>
          </table:table-cell>
          <table:table-cell office:value-type="string" calcext:value-type="string">
            <text:p>_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THOPHYLLITE</text:p>
          </table:table-cell>
          <table:table-cell office:value-type="string" calcext:value-type="string">
            <text:p>MG(7)SI(8)O(24)H(2)</text:p>
          </table:table-cell>
          <table:table-cell office:value-type="string" calcext:value-type="string">
            <text:p>Ath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11348827" calcext:value-type="float">
            <text:p>-11348827</text:p>
          </table:table-cell>
          <table:table-cell office:value-type="float" office:value="-12069031.71" calcext:value-type="float">
            <text:p>-12069031.71</text:p>
          </table:table-cell>
          <table:table-cell office:value-type="float" office:value="535.1955" calcext:value-type="float">
            <text:p>535.1955</text:p>
          </table:table-cell>
          <table:table-cell office:value-type="float" office:value="26.56" calcext:value-type="float">
            <text:p>26.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office:value-type="float" office:value="1219.31348" calcext:value-type="float">
            <text:p>1219.31348</text:p>
          </table:table-cell>
          <table:table-cell office:value-type="float" office:value="-5766.535" calcext:value-type="float">
            <text:p>-5766.535</text:p>
          </table:table-cell>
          <table:table-cell office:value-type="float" office:value="-34766144" calcext:value-type="float">
            <text:p>-34766144</text:p>
          </table:table-cell>
          <table:table-cell office:value-type="float" office:value="4400898048" calcext:value-type="float">
            <text:p>4400898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70597176" calcext:value-type="float">
            <text:p>2.70597176</text:p>
          </table:table-cell>
          <table:table-cell office:value-type="float" office:value="0.00031325" calcext:value-type="float">
            <text:p>0.00031325</text:p>
          </table:table-cell>
          <table:table-cell office:value-type="float" office:value="-0.1259006" calcext:value-type="float">
            <text:p>-0.1259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REMOLITE</text:p>
          </table:table-cell>
          <table:table-cell office:value-type="string" calcext:value-type="string">
            <text:p>CA(2)MG(5)SI(8)O(24)H(2)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11584267" calcext:value-type="float">
            <text:p>-11584267</text:p>
          </table:table-cell>
          <table:table-cell office:value-type="float" office:value="-12305578.13" calcext:value-type="float">
            <text:p>-12305578.13</text:p>
          </table:table-cell>
          <table:table-cell office:value-type="float" office:value="551.1499" calcext:value-type="float">
            <text:p>551.1499</text:p>
          </table:table-cell>
          <table:table-cell office:value-type="float" office:value="27.268" calcext:value-type="float">
            <text:p>27.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office:value-type="float" office:value="1229.36007" calcext:value-type="float">
            <text:p>1229.36007</text:p>
          </table:table-cell>
          <table:table-cell office:value-type="float" office:value="-6401.9" calcext:value-type="float">
            <text:p>-6401.9</text:p>
          </table:table-cell>
          <table:table-cell office:value-type="float" office:value="-32089890" calcext:value-type="float">
            <text:p>-32089890</text:p>
          </table:table-cell>
          <table:table-cell office:value-type="float" office:value="4208807760" calcext:value-type="float">
            <text:p>42088077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43738877" calcext:value-type="float">
            <text:p>2.43738877</text:p>
          </table:table-cell>
          <table:table-cell office:value-type="float" office:value="0.00098338" calcext:value-type="float">
            <text:p>0.00098338</text:p>
          </table:table-cell>
          <table:table-cell office:value-type="float" office:value="-0.13917727" calcext:value-type="float">
            <text:p>-0.13917727</text:p>
          </table:table-cell>
          <table:table-cell office:value-type="float" office:value="0.00034809" calcext:value-type="float">
            <text:p>0.00034809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REMOLITE-FE</text:p>
          </table:table-cell>
          <table:table-cell office:value-type="string" calcext:value-type="string">
            <text:p>CA(2)FE(5)SI(8)O(24)H(2)</text:p>
          </table:table-cell>
          <table:table-cell office:value-type="string" calcext:value-type="string">
            <text:p>FeTr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11584267" calcext:value-type="float">
            <text:p>-11584267</text:p>
          </table:table-cell>
          <table:table-cell office:value-type="float" office:value="-10484278.3" calcext:value-type="float">
            <text:p>-10484278.3</text:p>
          </table:table-cell>
          <table:table-cell office:value-type="float" office:value="725" calcext:value-type="float">
            <text:p>725</text:p>
          </table:table-cell>
          <table:table-cell office:value-type="float" office:value="28.37" calcext:value-type="float">
            <text:p>28.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1323.562" calcext:value-type="float">
            <text:p>1323.562</text:p>
          </table:table-cell>
          <table:table-cell office:value-type="float" office:value="-8519.785" calcext:value-type="float">
            <text:p>-8519.785</text:p>
          </table:table-cell>
          <table:table-cell office:value-type="float" office:value="-25067000" calcext:value-type="float">
            <text:p>-25067000</text:p>
          </table:table-cell>
          <table:table-cell office:value-type="float" office:value="3673229000" calcext:value-type="float">
            <text:p>367322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43738877" calcext:value-type="float">
            <text:p>2.43738877</text:p>
          </table:table-cell>
          <table:table-cell office:value-type="float" office:value="0.00098338" calcext:value-type="float">
            <text:p>0.00098338</text:p>
          </table:table-cell>
          <table:table-cell office:value-type="float" office:value="-0.13917727" calcext:value-type="float">
            <text:p>-0.13917727</text:p>
          </table:table-cell>
          <table:table-cell office:value-type="float" office:value="0.00034809" calcext:value-type="float">
            <text:p>0.00034809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SCHERMAKITE</text:p>
          </table:table-cell>
          <table:table-cell office:value-type="string" calcext:value-type="string">
            <text:p>CA(2)MG(3)AL(4)SI(6)O(24)H(2)</text:p>
          </table:table-cell>
          <table:table-cell office:value-type="string" calcext:value-type="string">
            <text:p>Tsc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11584267" calcext:value-type="float">
            <text:p>-11584267</text:p>
          </table:table-cell>
          <table:table-cell office:value-type="float" office:value="-12574757.5" calcext:value-type="float">
            <text:p>-12574757.5</text:p>
          </table:table-cell>
          <table:table-cell office:value-type="float" office:value="517.7058" calcext:value-type="float">
            <text:p>517.7058</text:p>
          </table:table-cell>
          <table:table-cell office:value-type="float" office:value="26.921" calcext:value-type="float">
            <text:p>26.9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1248.187" calcext:value-type="float">
            <text:p>1248.187</text:p>
          </table:table-cell>
          <table:table-cell office:value-type="float" office:value="-6779.026" calcext:value-type="float">
            <text:p>-6779.026</text:p>
          </table:table-cell>
          <table:table-cell office:value-type="float" office:value="-33606240" calcext:value-type="float">
            <text:p>-33606240</text:p>
          </table:table-cell>
          <table:table-cell office:value-type="float" office:value="4536217000" calcext:value-type="float">
            <text:p>453621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43738877" calcext:value-type="float">
            <text:p>2.43738877</text:p>
          </table:table-cell>
          <table:table-cell office:value-type="float" office:value="0.00098338" calcext:value-type="float">
            <text:p>0.00098338</text:p>
          </table:table-cell>
          <table:table-cell office:value-type="float" office:value="-0.13917727" calcext:value-type="float">
            <text:p>-0.13917727</text:p>
          </table:table-cell>
          <table:table-cell office:value-type="float" office:value="0.00034809" calcext:value-type="float">
            <text:p>0.00034809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ARGASITE</text:p>
          </table:table-cell>
          <table:table-cell office:value-type="string" calcext:value-type="string">
            <text:p>NA(1)CA(2)MG(4)AL(3)SI(6)O(24)H(2)</text:p>
          </table:table-cell>
          <table:table-cell office:value-type="string" calcext:value-type="string">
            <text:p>Parg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2726682.3" calcext:value-type="float">
            <text:p>-12726682.3</text:p>
          </table:table-cell>
          <table:table-cell office:value-type="float" office:value="589.2005" calcext:value-type="float">
            <text:p>589.2005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1276.262" calcext:value-type="float">
            <text:p>1276.262</text:p>
          </table:table-cell>
          <table:table-cell office:value-type="float" office:value="-6514.016" calcext:value-type="float">
            <text:p>-6514.016</text:p>
          </table:table-cell>
          <table:table-cell office:value-type="float" office:value="-35217190" calcext:value-type="float">
            <text:p>-35217190</text:p>
          </table:table-cell>
          <table:table-cell office:value-type="float" office:value="4745671000" calcext:value-type="float">
            <text:p>47456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0871" calcext:value-type="float">
            <text:p>3.0871</text:p>
          </table:table-cell>
          <table:table-cell office:value-type="float" office:value="0" calcext:value-type="float">
            <text:p>0</text:p>
          </table:table-cell>
          <table:table-cell office:value-type="float" office:value="-0.110254" calcext:value-type="float">
            <text:p>-0.1102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ARGASITE-FE</text:p>
          </table:table-cell>
          <table:table-cell office:value-type="string" calcext:value-type="string">
            <text:p>NA(1)CA(2)FE(4)AL(3)SI(6)O(24)H(2)</text:p>
          </table:table-cell>
          <table:table-cell office:value-type="string" calcext:value-type="string">
            <text:p>FePa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1271593.7" calcext:value-type="float">
            <text:p>-11271593.7</text:p>
          </table:table-cell>
          <table:table-cell office:value-type="float" office:value="738" calcext:value-type="float">
            <text:p>738</text:p>
          </table:table-cell>
          <table:table-cell office:value-type="float" office:value="27.86" calcext:value-type="float">
            <text:p>27.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1351.623" calcext:value-type="float">
            <text:p>1351.623</text:p>
          </table:table-cell>
          <table:table-cell office:value-type="float" office:value="-8208.323" calcext:value-type="float">
            <text:p>-8208.323</text:p>
          </table:table-cell>
          <table:table-cell office:value-type="float" office:value="-29598880" calcext:value-type="float">
            <text:p>-29598880</text:p>
          </table:table-cell>
          <table:table-cell office:value-type="float" office:value="4317209000" calcext:value-type="float">
            <text:p>431720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0871" calcext:value-type="float">
            <text:p>3.0871</text:p>
          </table:table-cell>
          <table:table-cell office:value-type="float" office:value="0" calcext:value-type="float">
            <text:p>0</text:p>
          </table:table-cell>
          <table:table-cell office:value-type="float" office:value="-0.110254" calcext:value-type="float">
            <text:p>-0.1102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LAUCOPHANE</text:p>
          </table:table-cell>
          <table:table-cell office:value-type="string" calcext:value-type="string">
            <text:p>NA(2)AL(2)MG(3)SI(8)O(24)H(2)</text:p>
          </table:table-cell>
          <table:table-cell office:value-type="string" calcext:value-type="string">
            <text:p>Glc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1959000" calcext:value-type="float">
            <text:p>-11959000</text:p>
          </table:table-cell>
          <table:table-cell office:value-type="float" office:value="535" calcext:value-type="float">
            <text:p>535</text:p>
          </table:table-cell>
          <table:table-cell office:value-type="float" office:value="26.05" calcext:value-type="float">
            <text:p>26.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float" office:value="1717.5" calcext:value-type="float">
            <text:p>1717.5</text:p>
          </table:table-cell>
          <table:table-cell office:value-type="float" office:value="-19272" calcext:value-type="float">
            <text:p>-19272</text:p>
          </table:table-cell>
          <table:table-cell office:value-type="float" office:value="7050000" calcext:value-type="float">
            <text:p>7050000</text:p>
          </table:table-cell>
          <table:table-cell table:style-name="ce27" office:value-type="string" calcext:value-type="string">
            <text:p>0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-0.12107" calcext:value-type="float">
            <text:p>-0.12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2" calcext:value-type="float">
            <text:p>2.2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4" table:target-range-address="blanc.A4:blanc.P22" table:contains-header="false">
          <table:sort>
            <table:sort-by table:field-number="4" table:data-type="automatic"/>
          </table:sort>
        </table:database-range>
        <table:database-range table:name="__Anonymous_Sheet_DB__6" table:target-range-address="thr_twq_csh_min2.A1:thr_twq_csh_min2.H3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'ifp-csh'.A3:'ifp-csh'.AD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Liberation Sans Narrow" fo:font-family="'Liberation Sans Narrow'" style:font-style-name="Regular" style:font-family-generic="swiss" style:font-pitch="variable" fo:font-size="9pt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8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writing-mode="lr-tb" gnm:style-print="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 style:data-style-name="N2" text:time-value="08:36:08.834902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INERALS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CEMDAT07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lothenbach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ORK_5f_logK" style:display-name="WORK_logK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blanc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thr_5f_twq_5f_csh_5f_min2" style:display-name="thr_twq_csh_min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8:09:34.584168134</meta:creation-date>
    <meta:generator>LibreOffice/5.3.4.2$Linux_X86_64 LibreOffice_project/30m0$Build-2</meta:generator>
    <meta:editing-duration>PT5H38M52S</meta:editing-duration>
    <meta:editing-cycles>6</meta:editing-cycles>
    <dc:date>2017-10-10T17:34:04.825550674</dc:date>
    <meta:document-statistic meta:table-count="9" meta:cell-count="7852" meta:object-count="0"/>
  </office:meta>
</office:document-meta>
</file>